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8486in" table:align="left"/>
    </style:style>
    <style:style style:name="Table1.A" style:family="table-column">
      <style:table-column-properties style:column-width="1.7882in"/>
    </style:style>
    <style:style style:name="Table1.B" style:family="table-column">
      <style:table-column-properties style:column-width="3.0604in"/>
    </style:style>
    <style:style style:name="Table1.A1" style:family="table-cell">
      <style:table-cell-properties style:vertical-align="middle" fo:padding-left="0in" fo:padding-right="0in" fo:padding-top="0.0194in" fo:padding-bottom="0.0194in" fo:border-left="none" fo:border-right="none" fo:border-top="0.75pt solid #000000" fo:border-bottom="0.75pt solid #000000"/>
    </style:style>
    <style:style style:name="Table1.B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Table1.B2" style:family="table-cell">
      <style:table-cell-properties style:vertical-align="middle" fo:padding-left="0in" fo:padding-right="0.0194in" fo:padding-top="0in" fo:padding-bottom="0.0194in" fo:border-left="none" fo:border-right="0.75pt solid #000000" fo:border-top="none" fo:border-bottom="0.75pt solid #000000"/>
    </style:style>
    <style:style style:name="Table2" style:family="table">
      <style:table-properties style:width="6.925in" table:align="left"/>
    </style:style>
    <style:style style:name="Table2.A" style:family="table-column">
      <style:table-column-properties style:column-width="1.9778in"/>
    </style:style>
    <style:style style:name="Table2.B" style:family="table-column">
      <style:table-column-properties style:column-width="1.1278in"/>
    </style:style>
    <style:style style:name="Table2.C" style:family="table-column">
      <style:table-column-properties style:column-width="3.8194in"/>
    </style:style>
    <style:style style:name="Table2.A1" style:family="table-cell">
      <style:table-cell-properties style:vertical-align="middle" fo:padding-left="0in" fo:padding-right="0in" fo:padding-top="0.0194in" fo:padding-bottom="0.0194in" fo:border-left="none" fo:border-right="none" fo:border-top="0.75pt solid #000000" fo:border-bottom="0.75pt solid #000000"/>
    </style:style>
    <style:style style:name="Table2.C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2.A2" style:family="table-cell">
      <style:table-cell-properties style:vertical-align="middle" fo:padding-left="0in" fo:padding-right="0in" fo:padding-top="0in" fo:padding-bottom="0.0194in" fo:border-left="none" fo:border-right="none" fo:border-top="none" fo:border-bottom="0.75pt solid #000000"/>
    </style:style>
    <style:style style:name="Table2.C2" style:family="table-cell">
      <style:table-cell-properties style:vertical-align="middle" fo:padding-left="0in" fo:padding-right="0.0194in" fo:padding-top="0in" fo:padding-bottom="0.0194in" fo:border-left="none" fo:border-right="0.75pt solid #000000" fo:border-top="none" fo:border-bottom="0.75pt solid #000000"/>
    </style:style>
    <style:style style:name="Table3" style:family="table">
      <style:table-properties style:width="6.925in" table:align="left"/>
    </style:style>
    <style:style style:name="Table3.A" style:family="table-column">
      <style:table-column-properties style:column-width="1.8556in"/>
    </style:style>
    <style:style style:name="Table3.B" style:family="table-column">
      <style:table-column-properties style:column-width="2.5507in"/>
    </style:style>
    <style:style style:name="Table3.C" style:family="table-column">
      <style:table-column-properties style:column-width="2.5188in"/>
    </style:style>
    <style:style style:name="Table3.A1" style:family="table-cell">
      <style:table-cell-properties style:vertical-align="middle" fo:padding-left="0in" fo:padding-right="0in" fo:padding-top="0.0194in" fo:padding-bottom="0.0194in" fo:border-left="none" fo:border-right="none" fo:border-top="0.75pt solid #000000" fo:border-bottom="0.75pt solid #000000"/>
    </style:style>
    <style:style style:name="Table3.C1" style:family="table-cell">
      <style:table-cell-properties style:vertical-align="middle" fo:padding-left="0in" fo:padding-right="0.0194in" fo:padding-top="0.0194in" fo:padding-bottom="0.0194in" fo:border-left="none" fo:border-right="0.75pt solid #000000" fo:border-top="0.75pt solid #000000" fo:border-bottom="0.75pt solid #000000"/>
    </style:style>
    <style:style style:name="Table3.A2" style:family="table-cell">
      <style:table-cell-properties style:vertical-align="middle" fo:padding-left="0in" fo:padding-right="0in" fo:padding-top="0in" fo:padding-bottom="0.0194in" fo:border-left="none" fo:border-right="none" fo:border-top="none" fo:border-bottom="0.75pt solid #000000"/>
    </style:style>
    <style:style style:name="Table3.C2" style:family="table-cell">
      <style:table-cell-properties style:vertical-align="middle" fo:padding-left="0in" fo:padding-right="0.0194in" fo:padding-top="0in" fo:padding-bottom="0.0194in" fo:border-left="none" fo:border-right="0.75pt solid #000000" fo:border-top="none" fo:border-bottom="0.75pt solid #000000"/>
    </style:style>
    <style:style style:name="P1" style:family="paragraph" style:parent-style-name="Heading_20_3">
      <style:paragraph-properties fo:padding="0.0193in" fo:border="0.06pt solid #e3e3e3"/>
    </style:style>
    <style:style style:name="P2" style:family="paragraph" style:parent-style-name="Heading_20_3">
      <style:paragraph-properties fo:padding="0.0193in" fo:border="0.06pt solid #e3e3e3"/>
      <style:text-properties loext:padding="0.0193in" loext:border="0.06pt solid #e3e3e3"/>
    </style:style>
    <style:style style:name="P3" style:family="paragraph" style:parent-style-name="Heading_20_4">
      <style:paragraph-properties fo:padding="0.0193in" fo:border="0.06pt solid #e3e3e3"/>
    </style:style>
    <style:style style:name="P4" style:family="paragraph" style:parent-style-name="Heading_20_4">
      <style:paragraph-properties fo:padding="0.0193in" fo:border="0.06pt solid #e3e3e3"/>
      <style:text-properties loext:padding="0.0193in" loext:border="0.06pt solid #e3e3e3"/>
    </style:style>
    <style:style style:name="P5" style:family="paragraph" style:parent-style-name="Heading_20_5">
      <style:paragraph-properties fo:padding="0.0193in" fo:border="0.06pt solid #e3e3e3"/>
    </style:style>
    <style:style style:name="P6" style:family="paragraph" style:parent-style-name="Heading_20_6">
      <style:paragraph-properties fo:padding="0.0193in" fo:border="0.06pt solid #e3e3e3"/>
    </style:style>
    <style:style style:name="P7" style:family="paragraph" style:parent-style-name="Preformatted_20_Text" style:list-style-name="L3">
      <style:paragraph-properties fo:margin-top="0in" fo:margin-bottom="0.1965in" style:contextual-spacing="false" fo:padding="0.0193in" fo:border="0.06pt solid #e3e3e3" style:writing-mode="lr-tb"/>
    </style:style>
    <style:style style:name="P8" style:family="paragraph" style:parent-style-name="Preformatted_20_Text" style:list-style-name="L3">
      <style:paragraph-properties fo:padding="0.0193in" fo:border="0.06pt solid #e3e3e3"/>
      <style:text-properties loext:padding="0.0193in" loext:border="0.06pt solid #e3e3e3"/>
    </style:style>
    <style:style style:name="P9" style:family="paragraph" style:parent-style-name="Preformatted_20_Text" style:list-style-name="L6">
      <style:paragraph-properties fo:padding="0.0193in" fo:border="0.06pt solid #e3e3e3"/>
      <style:text-properties loext:padding="0.0193in" loext:border="0.06pt solid #e3e3e3"/>
    </style:style>
    <style:style style:name="P10" style:family="paragraph" style:parent-style-name="Preformatted_20_Text" style:list-style-name="L7">
      <style:paragraph-properties fo:padding="0.0193in" fo:border="0.06pt solid #e3e3e3"/>
      <style:text-properties loext:padding="0.0193in" loext:border="0.06pt solid #e3e3e3"/>
    </style:style>
    <style:style style:name="P11" style:family="paragraph" style:parent-style-name="Preformatted_20_Text" style:list-style-name="L8">
      <style:paragraph-properties fo:padding="0.0193in" fo:border="0.06pt solid #e3e3e3"/>
      <style:text-properties loext:padding="0.0193in" loext:border="0.06pt solid #e3e3e3"/>
    </style:style>
    <style:style style:name="P12" style:family="paragraph" style:parent-style-name="Preformatted_20_Text" style:list-style-name="L9">
      <style:paragraph-properties fo:padding="0.0193in" fo:border="0.06pt solid #e3e3e3"/>
      <style:text-properties loext:padding="0.0193in" loext:border="0.06pt solid #e3e3e3"/>
    </style:style>
    <style:style style:name="P13" style:family="paragraph" style:parent-style-name="Preformatted_20_Text" style:list-style-name="L10">
      <style:paragraph-properties fo:padding="0.0193in" fo:border="0.06pt solid #e3e3e3"/>
      <style:text-properties loext:padding="0.0193in" loext:border="0.06pt solid #e3e3e3"/>
    </style:style>
    <style:style style:name="P14" style:family="paragraph" style:parent-style-name="Preformatted_20_Text" style:list-style-name="L11">
      <style:paragraph-properties fo:padding="0.0193in" fo:border="0.06pt solid #e3e3e3"/>
      <style:text-properties loext:padding="0.0193in" loext:border="0.06pt solid #e3e3e3"/>
    </style:style>
    <style:style style:name="P15" style:family="paragraph" style:parent-style-name="Preformatted_20_Text" style:list-style-name="L15">
      <style:paragraph-properties fo:padding="0.0193in" fo:border="0.06pt solid #e3e3e3"/>
      <style:text-properties loext:padding="0.0193in" loext:border="0.06pt solid #e3e3e3"/>
    </style:style>
    <style:style style:name="P16" style:family="paragraph" style:parent-style-name="Preformatted_20_Text" style:list-style-name="L16">
      <style:paragraph-properties fo:padding="0.0193in" fo:border="0.06pt solid #e3e3e3"/>
      <style:text-properties loext:padding="0.0193in" loext:border="0.06pt solid #e3e3e3"/>
    </style:style>
    <style:style style:name="P17" style:family="paragraph" style:parent-style-name="Preformatted_20_Text" style:list-style-name="L17">
      <style:paragraph-properties fo:padding="0.0193in" fo:border="0.06pt solid #e3e3e3"/>
      <style:text-properties loext:padding="0.0193in" loext:border="0.06pt solid #e3e3e3"/>
    </style:style>
    <style:style style:name="P18" style:family="paragraph" style:parent-style-name="Preformatted_20_Text" style:list-style-name="L18">
      <style:paragraph-properties fo:padding="0.0193in" fo:border="0.06pt solid #e3e3e3"/>
      <style:text-properties loext:padding="0.0193in" loext:border="0.06pt solid #e3e3e3"/>
    </style:style>
    <style:style style:name="P19" style:family="paragraph" style:parent-style-name="Preformatted_20_Text" style:list-style-name="L19">
      <style:paragraph-properties fo:padding="0.0193in" fo:border="0.06pt solid #e3e3e3"/>
      <style:text-properties loext:padding="0.0193in" loext:border="0.06pt solid #e3e3e3"/>
    </style:style>
    <style:style style:name="P20" style:family="paragraph" style:parent-style-name="Preformatted_20_Text" style:list-style-name="L20">
      <style:paragraph-properties fo:padding="0.0193in" fo:border="0.06pt solid #e3e3e3"/>
      <style:text-properties loext:padding="0.0193in" loext:border="0.06pt solid #e3e3e3"/>
    </style:style>
    <style:style style:name="P21" style:family="paragraph" style:parent-style-name="Preformatted_20_Text" style:list-style-name="L23">
      <style:paragraph-properties fo:padding="0.0193in" fo:border="0.06pt solid #e3e3e3"/>
      <style:text-properties loext:padding="0.0193in" loext:border="0.06pt solid #e3e3e3"/>
    </style:style>
    <style:style style:name="P22" style:family="paragraph" style:parent-style-name="Preformatted_20_Text" style:list-style-name="L24">
      <style:paragraph-properties fo:padding="0.0193in" fo:border="0.06pt solid #e3e3e3"/>
      <style:text-properties loext:padding="0.0193in" loext:border="0.06pt solid #e3e3e3"/>
    </style:style>
    <style:style style:name="P23" style:family="paragraph" style:parent-style-name="Preformatted_20_Text" style:list-style-name="L25">
      <style:paragraph-properties fo:padding="0.0193in" fo:border="0.06pt solid #e3e3e3"/>
      <style:text-properties loext:padding="0.0193in" loext:border="0.06pt solid #e3e3e3"/>
    </style:style>
    <style:style style:name="P24" style:family="paragraph" style:parent-style-name="Preformatted_20_Text" style:list-style-name="L26">
      <style:paragraph-properties fo:padding="0.0193in" fo:border="0.06pt solid #e3e3e3"/>
      <style:text-properties loext:padding="0.0193in" loext:border="0.06pt solid #e3e3e3"/>
    </style:style>
    <style:style style:name="P25" style:family="paragraph" style:parent-style-name="Preformatted_20_Text" style:list-style-name="L27">
      <style:paragraph-properties fo:padding="0.0193in" fo:border="0.06pt solid #e3e3e3"/>
      <style:text-properties loext:padding="0.0193in" loext:border="0.06pt solid #e3e3e3"/>
    </style:style>
    <style:style style:name="P26" style:family="paragraph" style:parent-style-name="Preformatted_20_Text" style:list-style-name="L28">
      <style:paragraph-properties fo:padding="0.0193in" fo:border="0.06pt solid #e3e3e3"/>
      <style:text-properties loext:padding="0.0193in" loext:border="0.06pt solid #e3e3e3"/>
    </style:style>
    <style:style style:name="P27" style:family="paragraph" style:parent-style-name="Preformatted_20_Text" style:list-style-name="L29">
      <style:paragraph-properties fo:padding="0.0193in" fo:border="0.06pt solid #e3e3e3"/>
      <style:text-properties loext:padding="0.0193in" loext:border="0.06pt solid #e3e3e3"/>
    </style:style>
    <style:style style:name="P28" style:family="paragraph" style:parent-style-name="Preformatted_20_Text">
      <style:paragraph-properties fo:padding="0.0193in" fo:border="0.06pt solid #e3e3e3"/>
      <style:text-properties loext:padding="0.0193in" loext:border="0.06pt solid #e3e3e3"/>
    </style:style>
    <style:style style:name="P29" style:family="paragraph" style:parent-style-name="Preformatted_20_Text" style:list-style-name="L36">
      <style:paragraph-properties fo:padding="0.0193in" fo:border="0.06pt solid #e3e3e3"/>
      <style:text-properties loext:padding="0.0193in" loext:border="0.06pt solid #e3e3e3"/>
    </style:style>
    <style:style style:name="P30" style:family="paragraph" style:parent-style-name="Preformatted_20_Text" style:list-style-name="L40">
      <style:paragraph-properties fo:padding="0.0193in" fo:border="0.06pt solid #e3e3e3"/>
      <style:text-properties loext:padding="0.0193in" loext:border="0.06pt solid #e3e3e3"/>
    </style:style>
    <style:style style:name="P31" style:family="paragraph" style:parent-style-name="Preformatted_20_Text" style:list-style-name="L42">
      <style:paragraph-properties fo:padding="0.0193in" fo:border="0.06pt solid #e3e3e3"/>
      <style:text-properties loext:padding="0.0193in" loext:border="0.06pt solid #e3e3e3"/>
    </style:style>
    <style:style style:name="P32" style:family="paragraph" style:parent-style-name="Preformatted_20_Text" style:list-style-name="L44">
      <style:paragraph-properties fo:padding="0.0193in" fo:border="0.06pt solid #e3e3e3"/>
      <style:text-properties loext:padding="0.0193in" loext:border="0.06pt solid #e3e3e3"/>
    </style:style>
    <style:style style:name="P33" style:family="paragraph" style:parent-style-name="Preformatted_20_Text" style:list-style-name="L45">
      <style:paragraph-properties fo:padding="0.0193in" fo:border="0.06pt solid #e3e3e3"/>
      <style:text-properties loext:padding="0.0193in" loext:border="0.06pt solid #e3e3e3"/>
    </style:style>
    <style:style style:name="P34" style:family="paragraph" style:parent-style-name="Preformatted_20_Text" style:list-style-name="L51">
      <style:paragraph-properties fo:padding="0.0193in" fo:border="0.06pt solid #e3e3e3"/>
      <style:text-properties loext:padding="0.0193in" loext:border="0.06pt solid #e3e3e3"/>
    </style:style>
    <style:style style:name="P35" style:family="paragraph" style:parent-style-name="Preformatted_20_Text" style:list-style-name="L58">
      <style:paragraph-properties fo:padding="0.0193in" fo:border="0.06pt solid #e3e3e3"/>
      <style:text-properties loext:padding="0.0193in" loext:border="0.06pt solid #e3e3e3"/>
    </style:style>
    <style:style style:name="P36" style:family="paragraph" style:parent-style-name="Preformatted_20_Text" style:list-style-name="L59">
      <style:paragraph-properties fo:padding="0.0193in" fo:border="0.06pt solid #e3e3e3"/>
      <style:text-properties loext:padding="0.0193in" loext:border="0.06pt solid #e3e3e3"/>
    </style:style>
    <style:style style:name="P37" style:family="paragraph" style:parent-style-name="Preformatted_20_Text" style:list-style-name="L63">
      <style:paragraph-properties fo:padding="0.0193in" fo:border="0.06pt solid #e3e3e3"/>
      <style:text-properties loext:padding="0.0193in" loext:border="0.06pt solid #e3e3e3"/>
    </style:style>
    <style:style style:name="P38" style:family="paragraph" style:parent-style-name="Preformatted_20_Text" style:list-style-name="L76">
      <style:paragraph-properties fo:padding="0.0193in" fo:border="0.06pt solid #e3e3e3"/>
      <style:text-properties loext:padding="0.0193in" loext:border="0.06pt solid #e3e3e3"/>
    </style:style>
    <style:style style:name="P39" style:family="paragraph" style:parent-style-name="Preformatted_20_Text" style:list-style-name="L77">
      <style:paragraph-properties fo:padding="0.0193in" fo:border="0.06pt solid #e3e3e3"/>
      <style:text-properties loext:padding="0.0193in" loext:border="0.06pt solid #e3e3e3"/>
    </style:style>
    <style:style style:name="P40" style:family="paragraph" style:parent-style-name="Preformatted_20_Text" style:list-style-name="L78">
      <style:paragraph-properties fo:padding="0.0193in" fo:border="0.06pt solid #e3e3e3"/>
      <style:text-properties loext:padding="0.0193in" loext:border="0.06pt solid #e3e3e3"/>
    </style:style>
    <style:style style:name="P41" style:family="paragraph" style:parent-style-name="Preformatted_20_Text" style:list-style-name="L86">
      <style:paragraph-properties fo:padding="0.0193in" fo:border="0.06pt solid #e3e3e3"/>
      <style:text-properties loext:padding="0.0193in" loext:border="0.06pt solid #e3e3e3"/>
    </style:style>
    <style:style style:name="P42" style:family="paragraph" style:parent-style-name="Preformatted_20_Text" style:list-style-name="L87">
      <style:paragraph-properties fo:padding="0.0193in" fo:border="0.06pt solid #e3e3e3"/>
      <style:text-properties loext:padding="0.0193in" loext:border="0.06pt solid #e3e3e3"/>
    </style:style>
    <style:style style:name="P43" style:family="paragraph" style:parent-style-name="Preformatted_20_Text" style:list-style-name="L93">
      <style:paragraph-properties fo:padding="0.0193in" fo:border="0.06pt solid #e3e3e3"/>
      <style:text-properties loext:padding="0.0193in" loext:border="0.06pt solid #e3e3e3"/>
    </style:style>
    <style:style style:name="P44" style:family="paragraph" style:parent-style-name="Preformatted_20_Text" style:list-style-name="L101">
      <style:paragraph-properties fo:padding="0.0193in" fo:border="0.06pt solid #e3e3e3"/>
      <style:text-properties loext:padding="0.0193in" loext:border="0.06pt solid #e3e3e3"/>
    </style:style>
    <style:style style:name="P45" style:family="paragraph" style:parent-style-name="Preformatted_20_Text" style:list-style-name="L109">
      <style:paragraph-properties fo:padding="0.0193in" fo:border="0.06pt solid #e3e3e3"/>
      <style:text-properties loext:padding="0.0193in" loext:border="0.06pt solid #e3e3e3"/>
    </style:style>
    <style:style style:name="P46" style:family="paragraph" style:parent-style-name="Preformatted_20_Text" style:list-style-name="L110">
      <style:paragraph-properties fo:padding="0.0193in" fo:border="0.06pt solid #e3e3e3"/>
      <style:text-properties loext:padding="0.0193in" loext:border="0.06pt solid #e3e3e3"/>
    </style:style>
    <style:style style:name="P47" style:family="paragraph" style:parent-style-name="Preformatted_20_Text" style:list-style-name="L111">
      <style:paragraph-properties fo:padding="0.0193in" fo:border="0.06pt solid #e3e3e3"/>
      <style:text-properties loext:padding="0.0193in" loext:border="0.06pt solid #e3e3e3"/>
    </style:style>
    <style:style style:name="P48" style:family="paragraph" style:parent-style-name="Preformatted_20_Text" style:list-style-name="L112">
      <style:paragraph-properties fo:padding="0.0193in" fo:border="0.06pt solid #e3e3e3"/>
      <style:text-properties loext:padding="0.0193in" loext:border="0.06pt solid #e3e3e3"/>
    </style:style>
    <style:style style:name="P49" style:family="paragraph" style:parent-style-name="Preformatted_20_Text" style:list-style-name="L113">
      <style:paragraph-properties fo:padding="0.0193in" fo:border="0.06pt solid #e3e3e3"/>
      <style:text-properties loext:padding="0.0193in" loext:border="0.06pt solid #e3e3e3"/>
    </style:style>
    <style:style style:name="P50" style:family="paragraph" style:parent-style-name="Preformatted_20_Text" style:list-style-name="L114">
      <style:paragraph-properties fo:padding="0.0193in" fo:border="0.06pt solid #e3e3e3"/>
      <style:text-properties loext:padding="0.0193in" loext:border="0.06pt solid #e3e3e3"/>
    </style:style>
    <style:style style:name="P51" style:family="paragraph" style:parent-style-name="Preformatted_20_Text" style:list-style-name="L115">
      <style:paragraph-properties fo:padding="0.0193in" fo:border="0.06pt solid #e3e3e3"/>
      <style:text-properties loext:padding="0.0193in" loext:border="0.06pt solid #e3e3e3"/>
    </style:style>
    <style:style style:name="P52" style:family="paragraph" style:parent-style-name="Preformatted_20_Text" style:list-style-name="L117">
      <style:paragraph-properties fo:padding="0.0193in" fo:border="0.06pt solid #e3e3e3"/>
      <style:text-properties loext:padding="0.0193in" loext:border="0.06pt solid #e3e3e3"/>
    </style:style>
    <style:style style:name="P53" style:family="paragraph" style:parent-style-name="Preformatted_20_Text" style:list-style-name="L118">
      <style:paragraph-properties fo:padding="0.0193in" fo:border="0.06pt solid #e3e3e3"/>
      <style:text-properties loext:padding="0.0193in" loext:border="0.06pt solid #e3e3e3"/>
    </style:style>
    <style:style style:name="P54" style:family="paragraph" style:parent-style-name="Preformatted_20_Text" style:list-style-name="L119">
      <style:paragraph-properties fo:padding="0.0193in" fo:border="0.06pt solid #e3e3e3"/>
      <style:text-properties loext:padding="0.0193in" loext:border="0.06pt solid #e3e3e3"/>
    </style:style>
    <style:style style:name="P55" style:family="paragraph" style:parent-style-name="Preformatted_20_Text" style:list-style-name="L121">
      <style:paragraph-properties fo:padding="0.0193in" fo:border="0.06pt solid #e3e3e3"/>
      <style:text-properties loext:padding="0.0193in" loext:border="0.06pt solid #e3e3e3"/>
    </style:style>
    <style:style style:name="P56" style:family="paragraph" style:parent-style-name="Preformatted_20_Text" style:list-style-name="L125">
      <style:paragraph-properties fo:padding="0.0193in" fo:border="0.06pt solid #e3e3e3"/>
      <style:text-properties loext:padding="0.0193in" loext:border="0.06pt solid #e3e3e3"/>
    </style:style>
    <style:style style:name="P57" style:family="paragraph" style:parent-style-name="Preformatted_20_Text" style:list-style-name="L126">
      <style:paragraph-properties fo:padding="0.0193in" fo:border="0.06pt solid #e3e3e3"/>
      <style:text-properties loext:padding="0.0193in" loext:border="0.06pt solid #e3e3e3"/>
    </style:style>
    <style:style style:name="P58" style:family="paragraph" style:parent-style-name="Preformatted_20_Text" style:list-style-name="L6">
      <style:paragraph-properties fo:margin-top="0in" fo:margin-bottom="0.1965in" style:contextual-spacing="false" fo:padding="0.0193in" fo:border="0.06pt solid #e3e3e3" style:writing-mode="lr-tb"/>
    </style:style>
    <style:style style:name="P59" style:family="paragraph" style:parent-style-name="Preformatted_20_Text" style:list-style-name="L7">
      <style:paragraph-properties fo:margin-top="0in" fo:margin-bottom="0.1965in" style:contextual-spacing="false" fo:padding="0.0193in" fo:border="0.06pt solid #e3e3e3" style:writing-mode="lr-tb"/>
    </style:style>
    <style:style style:name="P60" style:family="paragraph" style:parent-style-name="Preformatted_20_Text" style:list-style-name="L7">
      <style:paragraph-properties fo:padding="0.0193in" fo:border="0.06pt solid #e3e3e3" style:writing-mode="lr-tb"/>
    </style:style>
    <style:style style:name="P61" style:family="paragraph" style:parent-style-name="Preformatted_20_Text" style:list-style-name="L8">
      <style:paragraph-properties fo:margin-top="0in" fo:margin-bottom="0.1965in" style:contextual-spacing="false" fo:padding="0.0193in" fo:border="0.06pt solid #e3e3e3" style:writing-mode="lr-tb"/>
    </style:style>
    <style:style style:name="P62" style:family="paragraph" style:parent-style-name="Preformatted_20_Text" style:list-style-name="L9">
      <style:paragraph-properties fo:margin-top="0in" fo:margin-bottom="0.1965in" style:contextual-spacing="false" fo:padding="0.0193in" fo:border="0.06pt solid #e3e3e3" style:writing-mode="lr-tb"/>
    </style:style>
    <style:style style:name="P63" style:family="paragraph" style:parent-style-name="Preformatted_20_Text" style:list-style-name="L10">
      <style:paragraph-properties fo:margin-top="0in" fo:margin-bottom="0.1965in" style:contextual-spacing="false" fo:padding="0.0193in" fo:border="0.06pt solid #e3e3e3" style:writing-mode="lr-tb"/>
    </style:style>
    <style:style style:name="P64" style:family="paragraph" style:parent-style-name="Preformatted_20_Text" style:list-style-name="L11">
      <style:paragraph-properties fo:margin-top="0in" fo:margin-bottom="0.1965in" style:contextual-spacing="false" fo:padding="0.0193in" fo:border="0.06pt solid #e3e3e3" style:writing-mode="lr-tb"/>
    </style:style>
    <style:style style:name="P65" style:family="paragraph" style:parent-style-name="Preformatted_20_Text" style:list-style-name="L15">
      <style:paragraph-properties fo:margin-top="0in" fo:margin-bottom="0.1965in" style:contextual-spacing="false" fo:padding="0.0193in" fo:border="0.06pt solid #e3e3e3" style:writing-mode="lr-tb"/>
    </style:style>
    <style:style style:name="P66" style:family="paragraph" style:parent-style-name="Preformatted_20_Text" style:list-style-name="L16">
      <style:paragraph-properties fo:margin-top="0in" fo:margin-bottom="0.1965in" style:contextual-spacing="false" fo:padding="0.0193in" fo:border="0.06pt solid #e3e3e3" style:writing-mode="lr-tb"/>
    </style:style>
    <style:style style:name="P67" style:family="paragraph" style:parent-style-name="Preformatted_20_Text" style:list-style-name="L16">
      <style:paragraph-properties fo:padding="0.0193in" fo:border="0.06pt solid #e3e3e3" style:writing-mode="lr-tb"/>
    </style:style>
    <style:style style:name="P68" style:family="paragraph" style:parent-style-name="Preformatted_20_Text" style:list-style-name="L17">
      <style:paragraph-properties fo:margin-top="0in" fo:margin-bottom="0.1965in" style:contextual-spacing="false" fo:padding="0.0193in" fo:border="0.06pt solid #e3e3e3" style:writing-mode="lr-tb"/>
    </style:style>
    <style:style style:name="P69" style:family="paragraph" style:parent-style-name="Preformatted_20_Text" style:list-style-name="L18">
      <style:paragraph-properties fo:margin-top="0in" fo:margin-bottom="0.1965in" style:contextual-spacing="false" fo:padding="0.0193in" fo:border="0.06pt solid #e3e3e3" style:writing-mode="lr-tb"/>
    </style:style>
    <style:style style:name="P70" style:family="paragraph" style:parent-style-name="Preformatted_20_Text" style:list-style-name="L19">
      <style:paragraph-properties fo:margin-top="0in" fo:margin-bottom="0.1965in" style:contextual-spacing="false" fo:padding="0.0193in" fo:border="0.06pt solid #e3e3e3" style:writing-mode="lr-tb"/>
    </style:style>
    <style:style style:name="P71" style:family="paragraph" style:parent-style-name="Preformatted_20_Text" style:list-style-name="L20">
      <style:paragraph-properties fo:margin-top="0in" fo:margin-bottom="0.1965in" style:contextual-spacing="false" fo:padding="0.0193in" fo:border="0.06pt solid #e3e3e3" style:writing-mode="lr-tb"/>
    </style:style>
    <style:style style:name="P72" style:family="paragraph" style:parent-style-name="Preformatted_20_Text" style:list-style-name="L23">
      <style:paragraph-properties fo:margin-top="0in" fo:margin-bottom="0.1965in" style:contextual-spacing="false" fo:padding="0.0193in" fo:border="0.06pt solid #e3e3e3" style:writing-mode="lr-tb"/>
    </style:style>
    <style:style style:name="P73" style:family="paragraph" style:parent-style-name="Preformatted_20_Text" style:list-style-name="L24">
      <style:paragraph-properties fo:margin-top="0in" fo:margin-bottom="0.1965in" style:contextual-spacing="false" fo:padding="0.0193in" fo:border="0.06pt solid #e3e3e3" style:writing-mode="lr-tb"/>
    </style:style>
    <style:style style:name="P74" style:family="paragraph" style:parent-style-name="Preformatted_20_Text" style:list-style-name="L25">
      <style:paragraph-properties fo:margin-top="0in" fo:margin-bottom="0.1965in" style:contextual-spacing="false" fo:padding="0.0193in" fo:border="0.06pt solid #e3e3e3" style:writing-mode="lr-tb"/>
    </style:style>
    <style:style style:name="P75" style:family="paragraph" style:parent-style-name="Preformatted_20_Text" style:list-style-name="L26">
      <style:paragraph-properties fo:margin-top="0in" fo:margin-bottom="0.1965in" style:contextual-spacing="false" fo:padding="0.0193in" fo:border="0.06pt solid #e3e3e3" style:writing-mode="lr-tb"/>
    </style:style>
    <style:style style:name="P76" style:family="paragraph" style:parent-style-name="Preformatted_20_Text" style:list-style-name="L27">
      <style:paragraph-properties fo:margin-top="0in" fo:margin-bottom="0.1965in" style:contextual-spacing="false" fo:padding="0.0193in" fo:border="0.06pt solid #e3e3e3" style:writing-mode="lr-tb"/>
    </style:style>
    <style:style style:name="P77" style:family="paragraph" style:parent-style-name="Preformatted_20_Text" style:list-style-name="L28">
      <style:paragraph-properties fo:margin-top="0in" fo:margin-bottom="0.1965in" style:contextual-spacing="false" fo:padding="0.0193in" fo:border="0.06pt solid #e3e3e3" style:writing-mode="lr-tb"/>
    </style:style>
    <style:style style:name="P78" style:family="paragraph" style:parent-style-name="Preformatted_20_Text" style:list-style-name="L29">
      <style:paragraph-properties fo:margin-top="0in" fo:margin-bottom="0.1965in" style:contextual-spacing="false" fo:padding="0.0193in" fo:border="0.06pt solid #e3e3e3" style:writing-mode="lr-tb"/>
    </style:style>
    <style:style style:name="P79" style:family="paragraph" style:parent-style-name="Preformatted_20_Text">
      <style:paragraph-properties fo:margin-top="0in" fo:margin-bottom="0.1965in" style:contextual-spacing="false" fo:padding="0.0193in" fo:border="0.06pt solid #e3e3e3" style:writing-mode="lr-tb"/>
    </style:style>
    <style:style style:name="P80" style:family="paragraph" style:parent-style-name="Preformatted_20_Text">
      <style:paragraph-properties fo:padding="0.0193in" fo:border="0.06pt solid #e3e3e3" style:writing-mode="lr-tb"/>
    </style:style>
    <style:style style:name="P81" style:family="paragraph" style:parent-style-name="Preformatted_20_Text" style:list-style-name="L36">
      <style:paragraph-properties fo:margin-top="0in" fo:margin-bottom="0.1965in" style:contextual-spacing="false" fo:padding="0.0193in" fo:border="0.06pt solid #e3e3e3" style:writing-mode="lr-tb"/>
    </style:style>
    <style:style style:name="P82" style:family="paragraph" style:parent-style-name="Preformatted_20_Text" style:list-style-name="L40">
      <style:paragraph-properties fo:margin-top="0in" fo:margin-bottom="0.1965in" style:contextual-spacing="false" fo:padding="0.0193in" fo:border="0.06pt solid #e3e3e3" style:writing-mode="lr-tb"/>
    </style:style>
    <style:style style:name="P83" style:family="paragraph" style:parent-style-name="Preformatted_20_Text" style:list-style-name="L42">
      <style:paragraph-properties fo:margin-top="0in" fo:margin-bottom="0.1965in" style:contextual-spacing="false" fo:padding="0.0193in" fo:border="0.06pt solid #e3e3e3" style:writing-mode="lr-tb"/>
    </style:style>
    <style:style style:name="P84" style:family="paragraph" style:parent-style-name="Preformatted_20_Text" style:list-style-name="L44">
      <style:paragraph-properties fo:margin-top="0in" fo:margin-bottom="0.1965in" style:contextual-spacing="false" fo:padding="0.0193in" fo:border="0.06pt solid #e3e3e3" style:writing-mode="lr-tb"/>
    </style:style>
    <style:style style:name="P85" style:family="paragraph" style:parent-style-name="Preformatted_20_Text" style:list-style-name="L45">
      <style:paragraph-properties fo:margin-top="0in" fo:margin-bottom="0.1965in" style:contextual-spacing="false" fo:padding="0.0193in" fo:border="0.06pt solid #e3e3e3" style:writing-mode="lr-tb"/>
    </style:style>
    <style:style style:name="P86" style:family="paragraph" style:parent-style-name="Preformatted_20_Text" style:list-style-name="L51">
      <style:paragraph-properties fo:margin-top="0in" fo:margin-bottom="0.1965in" style:contextual-spacing="false" fo:padding="0.0193in" fo:border="0.06pt solid #e3e3e3" style:writing-mode="lr-tb"/>
    </style:style>
    <style:style style:name="P87" style:family="paragraph" style:parent-style-name="Preformatted_20_Text" style:list-style-name="L58">
      <style:paragraph-properties fo:margin-top="0in" fo:margin-bottom="0.1965in" style:contextual-spacing="false" fo:padding="0.0193in" fo:border="0.06pt solid #e3e3e3" style:writing-mode="lr-tb"/>
    </style:style>
    <style:style style:name="P88" style:family="paragraph" style:parent-style-name="Preformatted_20_Text" style:list-style-name="L59">
      <style:paragraph-properties fo:margin-top="0in" fo:margin-bottom="0.1965in" style:contextual-spacing="false" fo:padding="0.0193in" fo:border="0.06pt solid #e3e3e3" style:writing-mode="lr-tb"/>
    </style:style>
    <style:style style:name="P89" style:family="paragraph" style:parent-style-name="Preformatted_20_Text" style:list-style-name="L63">
      <style:paragraph-properties fo:margin-top="0in" fo:margin-bottom="0.1965in" style:contextual-spacing="false" fo:padding="0.0193in" fo:border="0.06pt solid #e3e3e3" style:writing-mode="lr-tb"/>
    </style:style>
    <style:style style:name="P90" style:family="paragraph" style:parent-style-name="Preformatted_20_Text" style:list-style-name="L76">
      <style:paragraph-properties fo:margin-top="0in" fo:margin-bottom="0.1965in" style:contextual-spacing="false" fo:padding="0.0193in" fo:border="0.06pt solid #e3e3e3" style:writing-mode="lr-tb"/>
    </style:style>
    <style:style style:name="P91" style:family="paragraph" style:parent-style-name="Preformatted_20_Text" style:list-style-name="L77">
      <style:paragraph-properties fo:margin-top="0in" fo:margin-bottom="0.1965in" style:contextual-spacing="false" fo:padding="0.0193in" fo:border="0.06pt solid #e3e3e3" style:writing-mode="lr-tb"/>
    </style:style>
    <style:style style:name="P92" style:family="paragraph" style:parent-style-name="Preformatted_20_Text" style:list-style-name="L78">
      <style:paragraph-properties fo:margin-top="0in" fo:margin-bottom="0.1965in" style:contextual-spacing="false" fo:padding="0.0193in" fo:border="0.06pt solid #e3e3e3" style:writing-mode="lr-tb"/>
    </style:style>
    <style:style style:name="P93" style:family="paragraph" style:parent-style-name="Preformatted_20_Text" style:list-style-name="L86">
      <style:paragraph-properties fo:margin-top="0in" fo:margin-bottom="0.1965in" style:contextual-spacing="false" fo:padding="0.0193in" fo:border="0.06pt solid #e3e3e3" style:writing-mode="lr-tb"/>
    </style:style>
    <style:style style:name="P94" style:family="paragraph" style:parent-style-name="Preformatted_20_Text" style:list-style-name="L87">
      <style:paragraph-properties fo:margin-top="0in" fo:margin-bottom="0.1965in" style:contextual-spacing="false" fo:padding="0.0193in" fo:border="0.06pt solid #e3e3e3" style:writing-mode="lr-tb"/>
    </style:style>
    <style:style style:name="P95" style:family="paragraph" style:parent-style-name="Preformatted_20_Text" style:list-style-name="L87">
      <style:paragraph-properties fo:padding="0.0193in" fo:border="0.06pt solid #e3e3e3" style:writing-mode="lr-tb"/>
    </style:style>
    <style:style style:name="P96" style:family="paragraph" style:parent-style-name="Preformatted_20_Text" style:list-style-name="L93">
      <style:paragraph-properties fo:margin-top="0in" fo:margin-bottom="0.1965in" style:contextual-spacing="false" fo:padding="0.0193in" fo:border="0.06pt solid #e3e3e3" style:writing-mode="lr-tb"/>
    </style:style>
    <style:style style:name="P97" style:family="paragraph" style:parent-style-name="Preformatted_20_Text" style:list-style-name="L101">
      <style:paragraph-properties fo:margin-top="0in" fo:margin-bottom="0.1965in" style:contextual-spacing="false" fo:padding="0.0193in" fo:border="0.06pt solid #e3e3e3" style:writing-mode="lr-tb"/>
    </style:style>
    <style:style style:name="P98" style:family="paragraph" style:parent-style-name="Preformatted_20_Text" style:list-style-name="L109">
      <style:paragraph-properties fo:margin-top="0in" fo:margin-bottom="0.1965in" style:contextual-spacing="false" fo:padding="0.0193in" fo:border="0.06pt solid #e3e3e3" style:writing-mode="lr-tb"/>
    </style:style>
    <style:style style:name="P99" style:family="paragraph" style:parent-style-name="Preformatted_20_Text" style:list-style-name="L110">
      <style:paragraph-properties fo:margin-top="0in" fo:margin-bottom="0.1965in" style:contextual-spacing="false" fo:padding="0.0193in" fo:border="0.06pt solid #e3e3e3" style:writing-mode="lr-tb"/>
    </style:style>
    <style:style style:name="P100" style:family="paragraph" style:parent-style-name="Preformatted_20_Text" style:list-style-name="L111">
      <style:paragraph-properties fo:margin-top="0in" fo:margin-bottom="0.1965in" style:contextual-spacing="false" fo:padding="0.0193in" fo:border="0.06pt solid #e3e3e3" style:writing-mode="lr-tb"/>
    </style:style>
    <style:style style:name="P101" style:family="paragraph" style:parent-style-name="Preformatted_20_Text" style:list-style-name="L112">
      <style:paragraph-properties fo:margin-top="0in" fo:margin-bottom="0.1965in" style:contextual-spacing="false" fo:padding="0.0193in" fo:border="0.06pt solid #e3e3e3" style:writing-mode="lr-tb"/>
    </style:style>
    <style:style style:name="P102" style:family="paragraph" style:parent-style-name="Preformatted_20_Text" style:list-style-name="L113">
      <style:paragraph-properties fo:margin-top="0in" fo:margin-bottom="0.1965in" style:contextual-spacing="false" fo:padding="0.0193in" fo:border="0.06pt solid #e3e3e3" style:writing-mode="lr-tb"/>
    </style:style>
    <style:style style:name="P103" style:family="paragraph" style:parent-style-name="Preformatted_20_Text" style:list-style-name="L114">
      <style:paragraph-properties fo:margin-top="0in" fo:margin-bottom="0.1965in" style:contextual-spacing="false" fo:padding="0.0193in" fo:border="0.06pt solid #e3e3e3" style:writing-mode="lr-tb"/>
    </style:style>
    <style:style style:name="P104" style:family="paragraph" style:parent-style-name="Preformatted_20_Text" style:list-style-name="L115">
      <style:paragraph-properties fo:margin-top="0in" fo:margin-bottom="0.1965in" style:contextual-spacing="false" fo:padding="0.0193in" fo:border="0.06pt solid #e3e3e3" style:writing-mode="lr-tb"/>
    </style:style>
    <style:style style:name="P105" style:family="paragraph" style:parent-style-name="Preformatted_20_Text" style:list-style-name="L117">
      <style:paragraph-properties fo:margin-top="0in" fo:margin-bottom="0.1965in" style:contextual-spacing="false" fo:padding="0.0193in" fo:border="0.06pt solid #e3e3e3" style:writing-mode="lr-tb"/>
    </style:style>
    <style:style style:name="P106" style:family="paragraph" style:parent-style-name="Preformatted_20_Text" style:list-style-name="L118">
      <style:paragraph-properties fo:margin-top="0in" fo:margin-bottom="0.1965in" style:contextual-spacing="false" fo:padding="0.0193in" fo:border="0.06pt solid #e3e3e3" style:writing-mode="lr-tb"/>
    </style:style>
    <style:style style:name="P107" style:family="paragraph" style:parent-style-name="Preformatted_20_Text" style:list-style-name="L118">
      <style:paragraph-properties fo:padding="0.0193in" fo:border="0.06pt solid #e3e3e3" style:writing-mode="lr-tb"/>
    </style:style>
    <style:style style:name="P108" style:family="paragraph" style:parent-style-name="Preformatted_20_Text" style:list-style-name="L119">
      <style:paragraph-properties fo:margin-top="0in" fo:margin-bottom="0.1965in" style:contextual-spacing="false" fo:padding="0.0193in" fo:border="0.06pt solid #e3e3e3" style:writing-mode="lr-tb"/>
    </style:style>
    <style:style style:name="P109" style:family="paragraph" style:parent-style-name="Preformatted_20_Text" style:list-style-name="L121">
      <style:paragraph-properties fo:margin-top="0in" fo:margin-bottom="0.1965in" style:contextual-spacing="false" fo:padding="0.0193in" fo:border="0.06pt solid #e3e3e3" style:writing-mode="lr-tb"/>
    </style:style>
    <style:style style:name="P110" style:family="paragraph" style:parent-style-name="Preformatted_20_Text" style:list-style-name="L125">
      <style:paragraph-properties fo:margin-top="0in" fo:margin-bottom="0.1965in" style:contextual-spacing="false" fo:padding="0.0193in" fo:border="0.06pt solid #e3e3e3" style:writing-mode="lr-tb"/>
    </style:style>
    <style:style style:name="P111" style:family="paragraph" style:parent-style-name="Preformatted_20_Text" style:list-style-name="L125">
      <style:paragraph-properties fo:padding="0.0193in" fo:border="0.06pt solid #e3e3e3" style:writing-mode="lr-tb"/>
    </style:style>
    <style:style style:name="P112" style:family="paragraph" style:parent-style-name="Preformatted_20_Text" style:list-style-name="L126">
      <style:paragraph-properties fo:margin-top="0in" fo:margin-bottom="0.1965in" style:contextual-spacing="false" fo:padding="0.0193in" fo:border="0.06pt solid #e3e3e3" style:writing-mode="lr-tb"/>
    </style:style>
    <style:style style:name="P113" style:family="paragraph" style:parent-style-name="Text_20_body">
      <style:paragraph-properties fo:padding="0.0193in" fo:border="0.06pt solid #e3e3e3"/>
    </style:style>
    <style:style style:name="P114" style:family="paragraph" style:parent-style-name="Text_20_body" style:list-style-name="L1">
      <style:paragraph-properties fo:padding="0.0193in" fo:border="0.06pt solid #e3e3e3"/>
    </style:style>
    <style:style style:name="P115" style:family="paragraph" style:parent-style-name="Text_20_body" style:list-style-name="L2">
      <style:paragraph-properties fo:margin-top="0in" fo:margin-bottom="0in" style:contextual-spacing="false" fo:padding="0.0193in" fo:border="0.06pt solid #e3e3e3"/>
    </style:style>
    <style:style style:name="P116" style:family="paragraph" style:parent-style-name="Text_20_body" style:list-style-name="L2">
      <style:paragraph-properties fo:padding="0.0193in" fo:border="0.06pt solid #e3e3e3"/>
    </style:style>
    <style:style style:name="P117" style:family="paragraph" style:parent-style-name="Text_20_body">
      <style:text-properties loext:padding="0.0193in" loext:border="0.06pt solid #e3e3e3"/>
    </style:style>
    <style:style style:name="P118" style:family="paragraph" style:parent-style-name="Text_20_body">
      <style:paragraph-properties fo:padding="0.0193in" fo:border="0.06pt solid #e3e3e3"/>
      <style:text-properties loext:padding="0.0193in" loext:border="0.06pt solid #e3e3e3"/>
    </style:style>
    <style:style style:name="P119" style:family="paragraph" style:parent-style-name="Text_20_body" style:list-style-name="L3">
      <style:paragraph-properties fo:margin-top="0in" fo:margin-bottom="0in" style:contextual-spacing="false" fo:padding="0.0193in" fo:border="0.06pt solid #e3e3e3"/>
      <style:text-properties loext:padding="0.0193in" loext:border="0.06pt solid #e3e3e3"/>
    </style:style>
    <style:style style:name="P120" style:family="paragraph" style:parent-style-name="Text_20_body" style:list-style-name="L3">
      <style:paragraph-properties fo:padding="0.0193in" fo:border="0.06pt solid #e3e3e3"/>
      <style:text-properties loext:padding="0.0193in" loext:border="0.06pt solid #e3e3e3"/>
    </style:style>
    <style:style style:name="P121" style:family="paragraph" style:parent-style-name="Text_20_body" style:list-style-name="L5">
      <style:paragraph-properties fo:padding="0.0193in" fo:border="0.06pt solid #e3e3e3"/>
      <style:text-properties loext:padding="0.0193in" loext:border="0.06pt solid #e3e3e3"/>
    </style:style>
    <style:style style:name="P122" style:family="paragraph" style:parent-style-name="Text_20_body" style:list-style-name="L6">
      <style:paragraph-properties fo:margin-top="0in" fo:margin-bottom="0in" style:contextual-spacing="false" fo:padding="0.0193in" fo:border="0.06pt solid #e3e3e3"/>
      <style:text-properties loext:padding="0.0193in" loext:border="0.06pt solid #e3e3e3"/>
    </style:style>
    <style:style style:name="P123" style:family="paragraph" style:parent-style-name="Text_20_body" style:list-style-name="L6">
      <style:paragraph-properties fo:padding="0.0193in" fo:border="0.06pt solid #e3e3e3"/>
      <style:text-properties loext:padding="0.0193in" loext:border="0.06pt solid #e3e3e3"/>
    </style:style>
    <style:style style:name="P124" style:family="paragraph" style:parent-style-name="Text_20_body" style:list-style-name="L7">
      <style:paragraph-properties fo:padding="0.0193in" fo:border="0.06pt solid #e3e3e3"/>
      <style:text-properties loext:padding="0.0193in" loext:border="0.06pt solid #e3e3e3"/>
    </style:style>
    <style:style style:name="P125" style:family="paragraph" style:parent-style-name="Text_20_body" style:list-style-name="L8">
      <style:paragraph-properties fo:margin-top="0in" fo:margin-bottom="0in" style:contextual-spacing="false" fo:padding="0.0193in" fo:border="0.06pt solid #e3e3e3"/>
      <style:text-properties loext:padding="0.0193in" loext:border="0.06pt solid #e3e3e3"/>
    </style:style>
    <style:style style:name="P126" style:family="paragraph" style:parent-style-name="Text_20_body" style:list-style-name="L8">
      <style:paragraph-properties fo:padding="0.0193in" fo:border="0.06pt solid #e3e3e3"/>
      <style:text-properties loext:padding="0.0193in" loext:border="0.06pt solid #e3e3e3"/>
    </style:style>
    <style:style style:name="P127" style:family="paragraph" style:parent-style-name="Text_20_body" style:list-style-name="L10">
      <style:paragraph-properties fo:padding="0.0193in" fo:border="0.06pt solid #e3e3e3"/>
      <style:text-properties loext:padding="0.0193in" loext:border="0.06pt solid #e3e3e3"/>
    </style:style>
    <style:style style:name="P128" style:family="paragraph" style:parent-style-name="Text_20_body" style:list-style-name="L12">
      <style:paragraph-properties fo:margin-top="0in" fo:margin-bottom="0in" style:contextual-spacing="false" fo:padding="0.0193in" fo:border="0.06pt solid #e3e3e3"/>
      <style:text-properties loext:padding="0.0193in" loext:border="0.06pt solid #e3e3e3"/>
    </style:style>
    <style:style style:name="P129" style:family="paragraph" style:parent-style-name="Text_20_body" style:list-style-name="L12">
      <style:paragraph-properties fo:padding="0.0193in" fo:border="0.06pt solid #e3e3e3"/>
      <style:text-properties loext:padding="0.0193in" loext:border="0.06pt solid #e3e3e3"/>
    </style:style>
    <style:style style:name="P130" style:family="paragraph" style:parent-style-name="Text_20_body" style:list-style-name="L15">
      <style:paragraph-properties fo:padding="0.0193in" fo:border="0.06pt solid #e3e3e3"/>
      <style:text-properties loext:padding="0.0193in" loext:border="0.06pt solid #e3e3e3"/>
    </style:style>
    <style:style style:name="P131" style:family="paragraph" style:parent-style-name="Text_20_body" style:list-style-name="L16">
      <style:paragraph-properties fo:padding="0.0193in" fo:border="0.06pt solid #e3e3e3"/>
      <style:text-properties loext:padding="0.0193in" loext:border="0.06pt solid #e3e3e3"/>
    </style:style>
    <style:style style:name="P132" style:family="paragraph" style:parent-style-name="Text_20_body" style:list-style-name="L17">
      <style:paragraph-properties fo:padding="0.0193in" fo:border="0.06pt solid #e3e3e3"/>
      <style:text-properties loext:padding="0.0193in" loext:border="0.06pt solid #e3e3e3"/>
    </style:style>
    <style:style style:name="P133" style:family="paragraph" style:parent-style-name="Text_20_body" style:list-style-name="L18">
      <style:paragraph-properties fo:padding="0.0193in" fo:border="0.06pt solid #e3e3e3"/>
      <style:text-properties loext:padding="0.0193in" loext:border="0.06pt solid #e3e3e3"/>
    </style:style>
    <style:style style:name="P134" style:family="paragraph" style:parent-style-name="Text_20_body" style:list-style-name="L19">
      <style:paragraph-properties fo:padding="0.0193in" fo:border="0.06pt solid #e3e3e3"/>
      <style:text-properties loext:padding="0.0193in" loext:border="0.06pt solid #e3e3e3"/>
    </style:style>
    <style:style style:name="P135" style:family="paragraph" style:parent-style-name="Text_20_body" style:list-style-name="L20">
      <style:paragraph-properties fo:padding="0.0193in" fo:border="0.06pt solid #e3e3e3"/>
      <style:text-properties loext:padding="0.0193in" loext:border="0.06pt solid #e3e3e3"/>
    </style:style>
    <style:style style:name="P136" style:family="paragraph" style:parent-style-name="Text_20_body" style:list-style-name="L23">
      <style:paragraph-properties fo:padding="0.0193in" fo:border="0.06pt solid #e3e3e3"/>
      <style:text-properties loext:padding="0.0193in" loext:border="0.06pt solid #e3e3e3"/>
    </style:style>
    <style:style style:name="P137" style:family="paragraph" style:parent-style-name="Text_20_body" style:list-style-name="L24">
      <style:paragraph-properties fo:padding="0.0193in" fo:border="0.06pt solid #e3e3e3"/>
      <style:text-properties loext:padding="0.0193in" loext:border="0.06pt solid #e3e3e3"/>
    </style:style>
    <style:style style:name="P138" style:family="paragraph" style:parent-style-name="Text_20_body" style:list-style-name="L25">
      <style:paragraph-properties fo:padding="0.0193in" fo:border="0.06pt solid #e3e3e3"/>
      <style:text-properties loext:padding="0.0193in" loext:border="0.06pt solid #e3e3e3"/>
    </style:style>
    <style:style style:name="P139" style:family="paragraph" style:parent-style-name="Text_20_body" style:list-style-name="L26">
      <style:paragraph-properties fo:padding="0.0193in" fo:border="0.06pt solid #e3e3e3"/>
      <style:text-properties loext:padding="0.0193in" loext:border="0.06pt solid #e3e3e3"/>
    </style:style>
    <style:style style:name="P140" style:family="paragraph" style:parent-style-name="Text_20_body" style:list-style-name="L27">
      <style:paragraph-properties fo:padding="0.0193in" fo:border="0.06pt solid #e3e3e3"/>
      <style:text-properties loext:padding="0.0193in" loext:border="0.06pt solid #e3e3e3"/>
    </style:style>
    <style:style style:name="P141" style:family="paragraph" style:parent-style-name="Text_20_body" style:list-style-name="L28">
      <style:paragraph-properties fo:padding="0.0193in" fo:border="0.06pt solid #e3e3e3"/>
      <style:text-properties loext:padding="0.0193in" loext:border="0.06pt solid #e3e3e3"/>
    </style:style>
    <style:style style:name="P142" style:family="paragraph" style:parent-style-name="Text_20_body" style:list-style-name="L36">
      <style:paragraph-properties fo:padding="0.0193in" fo:border="0.06pt solid #e3e3e3"/>
      <style:text-properties loext:padding="0.0193in" loext:border="0.06pt solid #e3e3e3"/>
    </style:style>
    <style:style style:name="P143" style:family="paragraph" style:parent-style-name="Text_20_body" style:list-style-name="L42">
      <style:paragraph-properties fo:margin-top="0in" fo:margin-bottom="0in" style:contextual-spacing="false" fo:padding="0.0193in" fo:border="0.06pt solid #e3e3e3"/>
      <style:text-properties loext:padding="0.0193in" loext:border="0.06pt solid #e3e3e3"/>
    </style:style>
    <style:style style:name="P144" style:family="paragraph" style:parent-style-name="Text_20_body" style:list-style-name="L42">
      <style:paragraph-properties fo:padding="0.0193in" fo:border="0.06pt solid #e3e3e3"/>
      <style:text-properties loext:padding="0.0193in" loext:border="0.06pt solid #e3e3e3"/>
    </style:style>
    <style:style style:name="P145" style:family="paragraph" style:parent-style-name="Text_20_body" style:list-style-name="L44">
      <style:paragraph-properties fo:padding="0.0193in" fo:border="0.06pt solid #e3e3e3"/>
      <style:text-properties loext:padding="0.0193in" loext:border="0.06pt solid #e3e3e3"/>
    </style:style>
    <style:style style:name="P146" style:family="paragraph" style:parent-style-name="Text_20_body" style:list-style-name="L45">
      <style:paragraph-properties fo:padding="0.0193in" fo:border="0.06pt solid #e3e3e3"/>
      <style:text-properties loext:padding="0.0193in" loext:border="0.06pt solid #e3e3e3"/>
    </style:style>
    <style:style style:name="P147" style:family="paragraph" style:parent-style-name="Text_20_body" style:list-style-name="L58">
      <style:paragraph-properties fo:padding="0.0193in" fo:border="0.06pt solid #e3e3e3"/>
      <style:text-properties loext:padding="0.0193in" loext:border="0.06pt solid #e3e3e3"/>
    </style:style>
    <style:style style:name="P148" style:family="paragraph" style:parent-style-name="Text_20_body" style:list-style-name="L61">
      <style:paragraph-properties fo:margin-top="0in" fo:margin-bottom="0in" style:contextual-spacing="false" fo:padding="0.0193in" fo:border="0.06pt solid #e3e3e3"/>
      <style:text-properties loext:padding="0.0193in" loext:border="0.06pt solid #e3e3e3"/>
    </style:style>
    <style:style style:name="P149" style:family="paragraph" style:parent-style-name="Text_20_body" style:list-style-name="L63">
      <style:paragraph-properties fo:padding="0.0193in" fo:border="0.06pt solid #e3e3e3"/>
      <style:text-properties loext:padding="0.0193in" loext:border="0.06pt solid #e3e3e3"/>
    </style:style>
    <style:style style:name="P150" style:family="paragraph" style:parent-style-name="Text_20_body" style:list-style-name="L74">
      <style:paragraph-properties fo:padding="0.0193in" fo:border="0.06pt solid #e3e3e3"/>
      <style:text-properties loext:padding="0.0193in" loext:border="0.06pt solid #e3e3e3"/>
    </style:style>
    <style:style style:name="P151" style:family="paragraph" style:parent-style-name="Text_20_body" style:list-style-name="L75">
      <style:paragraph-properties fo:margin-top="0in" fo:margin-bottom="0in" style:contextual-spacing="false" fo:padding="0.0193in" fo:border="0.06pt solid #e3e3e3"/>
      <style:text-properties loext:padding="0.0193in" loext:border="0.06pt solid #e3e3e3"/>
    </style:style>
    <style:style style:name="P152" style:family="paragraph" style:parent-style-name="Text_20_body" style:list-style-name="L75">
      <style:paragraph-properties fo:padding="0.0193in" fo:border="0.06pt solid #e3e3e3"/>
      <style:text-properties loext:padding="0.0193in" loext:border="0.06pt solid #e3e3e3"/>
    </style:style>
    <style:style style:name="P153" style:family="paragraph" style:parent-style-name="Text_20_body" style:list-style-name="L76">
      <style:paragraph-properties fo:padding="0.0193in" fo:border="0.06pt solid #e3e3e3"/>
      <style:text-properties loext:padding="0.0193in" loext:border="0.06pt solid #e3e3e3"/>
    </style:style>
    <style:style style:name="P154" style:family="paragraph" style:parent-style-name="Text_20_body" style:list-style-name="L78">
      <style:paragraph-properties fo:margin-top="0in" fo:margin-bottom="0in" style:contextual-spacing="false" fo:padding="0.0193in" fo:border="0.06pt solid #e3e3e3"/>
      <style:text-properties loext:padding="0.0193in" loext:border="0.06pt solid #e3e3e3"/>
    </style:style>
    <style:style style:name="P155" style:family="paragraph" style:parent-style-name="Text_20_body" style:list-style-name="L86">
      <style:paragraph-properties fo:margin-top="0in" fo:margin-bottom="0in" style:contextual-spacing="false" fo:padding="0.0193in" fo:border="0.06pt solid #e3e3e3"/>
      <style:text-properties loext:padding="0.0193in" loext:border="0.06pt solid #e3e3e3"/>
    </style:style>
    <style:style style:name="P156" style:family="paragraph" style:parent-style-name="Text_20_body" style:list-style-name="L86">
      <style:paragraph-properties fo:padding="0.0193in" fo:border="0.06pt solid #e3e3e3"/>
      <style:text-properties loext:padding="0.0193in" loext:border="0.06pt solid #e3e3e3"/>
    </style:style>
    <style:style style:name="P157" style:family="paragraph" style:parent-style-name="Text_20_body" style:list-style-name="L92">
      <style:paragraph-properties fo:margin-top="0in" fo:margin-bottom="0in" style:contextual-spacing="false" fo:padding="0.0193in" fo:border="0.06pt solid #e3e3e3"/>
      <style:text-properties loext:padding="0.0193in" loext:border="0.06pt solid #e3e3e3"/>
    </style:style>
    <style:style style:name="P158" style:family="paragraph" style:parent-style-name="Text_20_body" style:list-style-name="L99">
      <style:paragraph-properties fo:margin-top="0in" fo:margin-bottom="0in" style:contextual-spacing="false" fo:padding="0.0193in" fo:border="0.06pt solid #e3e3e3"/>
      <style:text-properties loext:padding="0.0193in" loext:border="0.06pt solid #e3e3e3"/>
    </style:style>
    <style:style style:name="P159" style:family="paragraph" style:parent-style-name="Text_20_body" style:list-style-name="L99">
      <style:paragraph-properties fo:padding="0.0193in" fo:border="0.06pt solid #e3e3e3"/>
      <style:text-properties loext:padding="0.0193in" loext:border="0.06pt solid #e3e3e3"/>
    </style:style>
    <style:style style:name="P160" style:family="paragraph" style:parent-style-name="Text_20_body" style:list-style-name="L106">
      <style:paragraph-properties fo:margin-top="0in" fo:margin-bottom="0in" style:contextual-spacing="false" fo:padding="0.0193in" fo:border="0.06pt solid #e3e3e3"/>
      <style:text-properties loext:padding="0.0193in" loext:border="0.06pt solid #e3e3e3"/>
    </style:style>
    <style:style style:name="P161" style:family="paragraph" style:parent-style-name="Text_20_body" style:list-style-name="L106">
      <style:paragraph-properties fo:padding="0.0193in" fo:border="0.06pt solid #e3e3e3"/>
      <style:text-properties loext:padding="0.0193in" loext:border="0.06pt solid #e3e3e3"/>
    </style:style>
    <style:style style:name="P162" style:family="paragraph" style:parent-style-name="Text_20_body" style:list-style-name="L111">
      <style:paragraph-properties fo:margin-top="0in" fo:margin-bottom="0in" style:contextual-spacing="false" fo:padding="0.0193in" fo:border="0.06pt solid #e3e3e3"/>
      <style:text-properties loext:padding="0.0193in" loext:border="0.06pt solid #e3e3e3"/>
    </style:style>
    <style:style style:name="P163" style:family="paragraph" style:parent-style-name="Text_20_body" style:list-style-name="L124">
      <style:paragraph-properties fo:margin-top="0in" fo:margin-bottom="0in" style:contextual-spacing="false" fo:padding="0.0193in" fo:border="0.06pt solid #e3e3e3"/>
      <style:text-properties loext:padding="0.0193in" loext:border="0.06pt solid #e3e3e3"/>
    </style:style>
    <style:style style:name="P164" style:family="paragraph" style:parent-style-name="Text_20_body" style:list-style-name="L125">
      <style:paragraph-properties fo:padding="0.0193in" fo:border="0.06pt solid #e3e3e3"/>
      <style:text-properties loext:padding="0.0193in" loext:border="0.06pt solid #e3e3e3"/>
    </style:style>
    <style:style style:name="P165" style:family="paragraph" style:parent-style-name="Text_20_body" style:list-style-name="L126">
      <style:paragraph-properties fo:padding="0.0193in" fo:border="0.06pt solid #e3e3e3"/>
      <style:text-properties loext:padding="0.0193in" loext:border="0.06pt solid #e3e3e3"/>
    </style:style>
    <style:style style:name="P166" style:family="paragraph" style:parent-style-name="Text_20_body" style:list-style-name="L3">
      <style:paragraph-properties fo:margin-top="0in" fo:margin-bottom="0in" style:contextual-spacing="false" fo:padding="0.0193in" fo:border="0.06pt solid #e3e3e3"/>
    </style:style>
    <style:style style:name="P167" style:family="paragraph" style:parent-style-name="Text_20_body" style:list-style-name="L3">
      <style:paragraph-properties fo:padding="0.0193in" fo:border="0.06pt solid #e3e3e3"/>
    </style:style>
    <style:style style:name="P168" style:family="paragraph" style:parent-style-name="Text_20_body" style:list-style-name="L4">
      <style:paragraph-properties fo:margin-top="0in" fo:margin-bottom="0in" style:contextual-spacing="false" fo:padding="0.0193in" fo:border="0.06pt solid #e3e3e3"/>
    </style:style>
    <style:style style:name="P169" style:family="paragraph" style:parent-style-name="Text_20_body" style:list-style-name="L4">
      <style:paragraph-properties fo:padding="0.0193in" fo:border="0.06pt solid #e3e3e3"/>
    </style:style>
    <style:style style:name="P170" style:family="paragraph" style:parent-style-name="Text_20_body" style:list-style-name="L5">
      <style:paragraph-properties fo:margin-top="0in" fo:margin-bottom="0in" style:contextual-spacing="false" fo:padding="0.0193in" fo:border="0.06pt solid #e3e3e3"/>
    </style:style>
    <style:style style:name="P171" style:family="paragraph" style:parent-style-name="Text_20_body" style:list-style-name="L7">
      <style:paragraph-properties fo:padding="0.0193in" fo:border="0.06pt solid #e3e3e3"/>
    </style:style>
    <style:style style:name="P172" style:family="paragraph" style:parent-style-name="Text_20_body" style:list-style-name="L9">
      <style:paragraph-properties fo:padding="0.0193in" fo:border="0.06pt solid #e3e3e3"/>
    </style:style>
    <style:style style:name="P173" style:family="paragraph" style:parent-style-name="Text_20_body" style:list-style-name="L11">
      <style:paragraph-properties fo:padding="0.0193in" fo:border="0.06pt solid #e3e3e3"/>
    </style:style>
    <style:style style:name="P174" style:family="paragraph" style:parent-style-name="Text_20_body" style:list-style-name="L13">
      <style:paragraph-properties fo:margin-top="0in" fo:margin-bottom="0in" style:contextual-spacing="false" fo:padding="0.0193in" fo:border="0.06pt solid #e3e3e3"/>
    </style:style>
    <style:style style:name="P175" style:family="paragraph" style:parent-style-name="Text_20_body" style:list-style-name="L13">
      <style:paragraph-properties fo:padding="0.0193in" fo:border="0.06pt solid #e3e3e3"/>
    </style:style>
    <style:style style:name="P176" style:family="paragraph" style:parent-style-name="Text_20_body" style:list-style-name="L14">
      <style:paragraph-properties fo:padding="0.0193in" fo:border="0.06pt solid #e3e3e3"/>
    </style:style>
    <style:style style:name="P177" style:family="paragraph" style:parent-style-name="Text_20_body" style:list-style-name="L16">
      <style:paragraph-properties fo:padding="0.0193in" fo:border="0.06pt solid #e3e3e3"/>
    </style:style>
    <style:style style:name="P178" style:family="paragraph" style:parent-style-name="Text_20_body" style:list-style-name="L20">
      <style:paragraph-properties fo:padding="0.0193in" fo:border="0.06pt solid #e3e3e3"/>
    </style:style>
    <style:style style:name="P179" style:family="paragraph" style:parent-style-name="Text_20_body" style:list-style-name="L21">
      <style:paragraph-properties fo:padding="0.0193in" fo:border="0.06pt solid #e3e3e3"/>
    </style:style>
    <style:style style:name="P180" style:family="paragraph" style:parent-style-name="Text_20_body" style:list-style-name="L22">
      <style:paragraph-properties fo:margin-top="0in" fo:margin-bottom="0in" style:contextual-spacing="false" fo:padding="0.0193in" fo:border="0.06pt solid #e3e3e3"/>
    </style:style>
    <style:style style:name="P181" style:family="paragraph" style:parent-style-name="Text_20_body" style:list-style-name="L22">
      <style:paragraph-properties fo:padding="0.0193in" fo:border="0.06pt solid #e3e3e3"/>
    </style:style>
    <style:style style:name="P182" style:family="paragraph" style:parent-style-name="Text_20_body" style:list-style-name="L23">
      <style:paragraph-properties fo:padding="0.0193in" fo:border="0.06pt solid #e3e3e3"/>
    </style:style>
    <style:style style:name="P183" style:family="paragraph" style:parent-style-name="Text_20_body" style:list-style-name="L24">
      <style:paragraph-properties fo:padding="0.0193in" fo:border="0.06pt solid #e3e3e3"/>
    </style:style>
    <style:style style:name="P184" style:family="paragraph" style:parent-style-name="Text_20_body" style:list-style-name="L25">
      <style:paragraph-properties fo:padding="0.0193in" fo:border="0.06pt solid #e3e3e3"/>
    </style:style>
    <style:style style:name="P185" style:family="paragraph" style:parent-style-name="Text_20_body" style:list-style-name="L26">
      <style:paragraph-properties fo:padding="0.0193in" fo:border="0.06pt solid #e3e3e3"/>
    </style:style>
    <style:style style:name="P186" style:family="paragraph" style:parent-style-name="Text_20_body" style:list-style-name="L29">
      <style:paragraph-properties fo:padding="0.0193in" fo:border="0.06pt solid #e3e3e3"/>
    </style:style>
    <style:style style:name="P187" style:family="paragraph" style:parent-style-name="Text_20_body" style:list-style-name="L30">
      <style:paragraph-properties fo:padding="0.0193in" fo:border="0.06pt solid #e3e3e3"/>
    </style:style>
    <style:style style:name="P188" style:family="paragraph" style:parent-style-name="Text_20_body" style:list-style-name="L31">
      <style:paragraph-properties fo:margin-top="0in" fo:margin-bottom="0in" style:contextual-spacing="false" fo:padding="0.0193in" fo:border="0.06pt solid #e3e3e3"/>
    </style:style>
    <style:style style:name="P189" style:family="paragraph" style:parent-style-name="Text_20_body" style:list-style-name="L31">
      <style:paragraph-properties fo:padding="0.0193in" fo:border="0.06pt solid #e3e3e3"/>
    </style:style>
    <style:style style:name="P190" style:family="paragraph" style:parent-style-name="Text_20_body" style:list-style-name="L32">
      <style:paragraph-properties fo:margin-top="0in" fo:margin-bottom="0in" style:contextual-spacing="false" fo:padding="0.0193in" fo:border="0.06pt solid #e3e3e3"/>
    </style:style>
    <style:style style:name="P191" style:family="paragraph" style:parent-style-name="Text_20_body" style:list-style-name="L32">
      <style:paragraph-properties fo:padding="0.0193in" fo:border="0.06pt solid #e3e3e3"/>
    </style:style>
    <style:style style:name="P192" style:family="paragraph" style:parent-style-name="Text_20_body" style:list-style-name="L33">
      <style:paragraph-properties fo:margin-top="0in" fo:margin-bottom="0in" style:contextual-spacing="false" fo:padding="0.0193in" fo:border="0.06pt solid #e3e3e3"/>
    </style:style>
    <style:style style:name="P193" style:family="paragraph" style:parent-style-name="Text_20_body" style:list-style-name="L33">
      <style:paragraph-properties fo:padding="0.0193in" fo:border="0.06pt solid #e3e3e3"/>
    </style:style>
    <style:style style:name="P194" style:family="paragraph" style:parent-style-name="Text_20_body" style:list-style-name="L34">
      <style:paragraph-properties fo:margin-top="0in" fo:margin-bottom="0in" style:contextual-spacing="false" fo:padding="0.0193in" fo:border="0.06pt solid #e3e3e3"/>
    </style:style>
    <style:style style:name="P195" style:family="paragraph" style:parent-style-name="Text_20_body" style:list-style-name="L34">
      <style:paragraph-properties fo:padding="0.0193in" fo:border="0.06pt solid #e3e3e3"/>
    </style:style>
    <style:style style:name="P196" style:family="paragraph" style:parent-style-name="Text_20_body" style:list-style-name="L35">
      <style:paragraph-properties fo:margin-top="0in" fo:margin-bottom="0in" style:contextual-spacing="false" fo:padding="0.0193in" fo:border="0.06pt solid #e3e3e3"/>
    </style:style>
    <style:style style:name="P197" style:family="paragraph" style:parent-style-name="Text_20_body" style:list-style-name="L35">
      <style:paragraph-properties fo:padding="0.0193in" fo:border="0.06pt solid #e3e3e3"/>
    </style:style>
    <style:style style:name="P198" style:family="paragraph" style:parent-style-name="Text_20_body" style:list-style-name="L36">
      <style:paragraph-properties fo:padding="0.0193in" fo:border="0.06pt solid #e3e3e3"/>
    </style:style>
    <style:style style:name="P199" style:family="paragraph" style:parent-style-name="Text_20_body" style:list-style-name="L37">
      <style:paragraph-properties fo:margin-top="0in" fo:margin-bottom="0in" style:contextual-spacing="false" fo:padding="0.0193in" fo:border="0.06pt solid #e3e3e3"/>
    </style:style>
    <style:style style:name="P200" style:family="paragraph" style:parent-style-name="Text_20_body" style:list-style-name="L37">
      <style:paragraph-properties fo:padding="0.0193in" fo:border="0.06pt solid #e3e3e3"/>
    </style:style>
    <style:style style:name="P201" style:family="paragraph" style:parent-style-name="Text_20_body" style:list-style-name="L38">
      <style:paragraph-properties fo:margin-top="0in" fo:margin-bottom="0in" style:contextual-spacing="false" fo:padding="0.0193in" fo:border="0.06pt solid #e3e3e3"/>
    </style:style>
    <style:style style:name="P202" style:family="paragraph" style:parent-style-name="Text_20_body" style:list-style-name="L38">
      <style:paragraph-properties fo:padding="0.0193in" fo:border="0.06pt solid #e3e3e3"/>
    </style:style>
    <style:style style:name="P203" style:family="paragraph" style:parent-style-name="Text_20_body" style:list-style-name="L39">
      <style:paragraph-properties fo:margin-top="0in" fo:margin-bottom="0in" style:contextual-spacing="false" fo:padding="0.0193in" fo:border="0.06pt solid #e3e3e3"/>
    </style:style>
    <style:style style:name="P204" style:family="paragraph" style:parent-style-name="Text_20_body" style:list-style-name="L39">
      <style:paragraph-properties fo:padding="0.0193in" fo:border="0.06pt solid #e3e3e3"/>
    </style:style>
    <style:style style:name="P205" style:family="paragraph" style:parent-style-name="Text_20_body" style:list-style-name="L40">
      <style:paragraph-properties fo:padding="0.0193in" fo:border="0.06pt solid #e3e3e3"/>
    </style:style>
    <style:style style:name="P206" style:family="paragraph" style:parent-style-name="Text_20_body" style:list-style-name="L41">
      <style:paragraph-properties fo:margin-top="0in" fo:margin-bottom="0in" style:contextual-spacing="false" fo:padding="0.0193in" fo:border="0.06pt solid #e3e3e3"/>
    </style:style>
    <style:style style:name="P207" style:family="paragraph" style:parent-style-name="Text_20_body" style:list-style-name="L41">
      <style:paragraph-properties fo:padding="0.0193in" fo:border="0.06pt solid #e3e3e3"/>
    </style:style>
    <style:style style:name="P208" style:family="paragraph" style:parent-style-name="Text_20_body" style:list-style-name="L42">
      <style:paragraph-properties fo:margin-top="0in" fo:margin-bottom="0in" style:contextual-spacing="false" fo:padding="0.0193in" fo:border="0.06pt solid #e3e3e3"/>
    </style:style>
    <style:style style:name="P209" style:family="paragraph" style:parent-style-name="Text_20_body" style:list-style-name="L42">
      <style:paragraph-properties fo:padding="0.0193in" fo:border="0.06pt solid #e3e3e3"/>
    </style:style>
    <style:style style:name="P210" style:family="paragraph" style:parent-style-name="Text_20_body" style:list-style-name="L43">
      <style:paragraph-properties fo:margin-top="0in" fo:margin-bottom="0in" style:contextual-spacing="false" fo:padding="0.0193in" fo:border="0.06pt solid #e3e3e3"/>
    </style:style>
    <style:style style:name="P211" style:family="paragraph" style:parent-style-name="Text_20_body" style:list-style-name="L43">
      <style:paragraph-properties fo:padding="0.0193in" fo:border="0.06pt solid #e3e3e3"/>
    </style:style>
    <style:style style:name="P212" style:family="paragraph" style:parent-style-name="Text_20_body" style:list-style-name="L44">
      <style:paragraph-properties fo:margin-top="0in" fo:margin-bottom="0in" style:contextual-spacing="false" fo:padding="0.0193in" fo:border="0.06pt solid #e3e3e3"/>
    </style:style>
    <style:style style:name="P213" style:family="paragraph" style:parent-style-name="Text_20_body" style:list-style-name="L44">
      <style:paragraph-properties fo:padding="0.0193in" fo:border="0.06pt solid #e3e3e3"/>
    </style:style>
    <style:style style:name="P214" style:family="paragraph" style:parent-style-name="Text_20_body" style:list-style-name="L45">
      <style:paragraph-properties fo:padding="0.0193in" fo:border="0.06pt solid #e3e3e3"/>
    </style:style>
    <style:style style:name="P215" style:family="paragraph" style:parent-style-name="Text_20_body" style:list-style-name="L46">
      <style:paragraph-properties fo:margin-top="0in" fo:margin-bottom="0in" style:contextual-spacing="false" fo:padding="0.0193in" fo:border="0.06pt solid #e3e3e3"/>
    </style:style>
    <style:style style:name="P216" style:family="paragraph" style:parent-style-name="Text_20_body" style:list-style-name="L46">
      <style:paragraph-properties fo:padding="0.0193in" fo:border="0.06pt solid #e3e3e3"/>
    </style:style>
    <style:style style:name="P217" style:family="paragraph" style:parent-style-name="Text_20_body" style:list-style-name="L47">
      <style:paragraph-properties fo:margin-top="0in" fo:margin-bottom="0in" style:contextual-spacing="false" fo:padding="0.0193in" fo:border="0.06pt solid #e3e3e3"/>
    </style:style>
    <style:style style:name="P218" style:family="paragraph" style:parent-style-name="Text_20_body" style:list-style-name="L47">
      <style:paragraph-properties fo:padding="0.0193in" fo:border="0.06pt solid #e3e3e3"/>
    </style:style>
    <style:style style:name="P219" style:family="paragraph" style:parent-style-name="Text_20_body" style:list-style-name="L48">
      <style:paragraph-properties fo:margin-top="0in" fo:margin-bottom="0in" style:contextual-spacing="false" fo:padding="0.0193in" fo:border="0.06pt solid #e3e3e3"/>
    </style:style>
    <style:style style:name="P220" style:family="paragraph" style:parent-style-name="Text_20_body" style:list-style-name="L48">
      <style:paragraph-properties fo:padding="0.0193in" fo:border="0.06pt solid #e3e3e3"/>
    </style:style>
    <style:style style:name="P221" style:family="paragraph" style:parent-style-name="Text_20_body" style:list-style-name="L49">
      <style:paragraph-properties fo:margin-top="0in" fo:margin-bottom="0in" style:contextual-spacing="false" fo:padding="0.0193in" fo:border="0.06pt solid #e3e3e3"/>
    </style:style>
    <style:style style:name="P222" style:family="paragraph" style:parent-style-name="Text_20_body" style:list-style-name="L49">
      <style:paragraph-properties fo:padding="0.0193in" fo:border="0.06pt solid #e3e3e3"/>
    </style:style>
    <style:style style:name="P223" style:family="paragraph" style:parent-style-name="Text_20_body" style:list-style-name="L50">
      <style:paragraph-properties fo:margin-top="0in" fo:margin-bottom="0in" style:contextual-spacing="false" fo:padding="0.0193in" fo:border="0.06pt solid #e3e3e3"/>
    </style:style>
    <style:style style:name="P224" style:family="paragraph" style:parent-style-name="Text_20_body" style:list-style-name="L50">
      <style:paragraph-properties fo:padding="0.0193in" fo:border="0.06pt solid #e3e3e3"/>
    </style:style>
    <style:style style:name="P225" style:family="paragraph" style:parent-style-name="Text_20_body" style:list-style-name="L51">
      <style:paragraph-properties fo:padding="0.0193in" fo:border="0.06pt solid #e3e3e3"/>
    </style:style>
    <style:style style:name="P226" style:family="paragraph" style:parent-style-name="Text_20_body" style:list-style-name="L52">
      <style:paragraph-properties fo:margin-top="0in" fo:margin-bottom="0in" style:contextual-spacing="false" fo:padding="0.0193in" fo:border="0.06pt solid #e3e3e3"/>
    </style:style>
    <style:style style:name="P227" style:family="paragraph" style:parent-style-name="Text_20_body" style:list-style-name="L52">
      <style:paragraph-properties fo:padding="0.0193in" fo:border="0.06pt solid #e3e3e3"/>
    </style:style>
    <style:style style:name="P228" style:family="paragraph" style:parent-style-name="Text_20_body" style:list-style-name="L53">
      <style:paragraph-properties fo:margin-top="0in" fo:margin-bottom="0in" style:contextual-spacing="false" fo:padding="0.0193in" fo:border="0.06pt solid #e3e3e3"/>
    </style:style>
    <style:style style:name="P229" style:family="paragraph" style:parent-style-name="Text_20_body" style:list-style-name="L53">
      <style:paragraph-properties fo:padding="0.0193in" fo:border="0.06pt solid #e3e3e3"/>
    </style:style>
    <style:style style:name="P230" style:family="paragraph" style:parent-style-name="Text_20_body" style:list-style-name="L54">
      <style:paragraph-properties fo:margin-top="0in" fo:margin-bottom="0in" style:contextual-spacing="false" fo:padding="0.0193in" fo:border="0.06pt solid #e3e3e3"/>
    </style:style>
    <style:style style:name="P231" style:family="paragraph" style:parent-style-name="Text_20_body" style:list-style-name="L54">
      <style:paragraph-properties fo:padding="0.0193in" fo:border="0.06pt solid #e3e3e3"/>
    </style:style>
    <style:style style:name="P232" style:family="paragraph" style:parent-style-name="Text_20_body" style:list-style-name="L55">
      <style:paragraph-properties fo:margin-top="0in" fo:margin-bottom="0in" style:contextual-spacing="false" fo:padding="0.0193in" fo:border="0.06pt solid #e3e3e3"/>
    </style:style>
    <style:style style:name="P233" style:family="paragraph" style:parent-style-name="Text_20_body" style:list-style-name="L55">
      <style:paragraph-properties fo:padding="0.0193in" fo:border="0.06pt solid #e3e3e3"/>
    </style:style>
    <style:style style:name="P234" style:family="paragraph" style:parent-style-name="Text_20_body" style:list-style-name="L56">
      <style:paragraph-properties fo:margin-top="0in" fo:margin-bottom="0in" style:contextual-spacing="false" fo:padding="0.0193in" fo:border="0.06pt solid #e3e3e3"/>
    </style:style>
    <style:style style:name="P235" style:family="paragraph" style:parent-style-name="Text_20_body" style:list-style-name="L56">
      <style:paragraph-properties fo:padding="0.0193in" fo:border="0.06pt solid #e3e3e3"/>
    </style:style>
    <style:style style:name="P236" style:family="paragraph" style:parent-style-name="Text_20_body" style:list-style-name="L57">
      <style:paragraph-properties fo:margin-top="0in" fo:margin-bottom="0in" style:contextual-spacing="false" fo:padding="0.0193in" fo:border="0.06pt solid #e3e3e3"/>
    </style:style>
    <style:style style:name="P237" style:family="paragraph" style:parent-style-name="Text_20_body" style:list-style-name="L57">
      <style:paragraph-properties fo:padding="0.0193in" fo:border="0.06pt solid #e3e3e3"/>
    </style:style>
    <style:style style:name="P238" style:family="paragraph" style:parent-style-name="Text_20_body" style:list-style-name="L58">
      <style:paragraph-properties fo:padding="0.0193in" fo:border="0.06pt solid #e3e3e3"/>
    </style:style>
    <style:style style:name="P239" style:family="paragraph" style:parent-style-name="Text_20_body" style:list-style-name="L59">
      <style:paragraph-properties fo:padding="0.0193in" fo:border="0.06pt solid #e3e3e3"/>
    </style:style>
    <style:style style:name="P240" style:family="paragraph" style:parent-style-name="Text_20_body" style:list-style-name="L60">
      <style:paragraph-properties fo:margin-top="0in" fo:margin-bottom="0in" style:contextual-spacing="false" fo:padding="0.0193in" fo:border="0.06pt solid #e3e3e3"/>
    </style:style>
    <style:style style:name="P241" style:family="paragraph" style:parent-style-name="Text_20_body" style:list-style-name="L60">
      <style:paragraph-properties fo:padding="0.0193in" fo:border="0.06pt solid #e3e3e3"/>
    </style:style>
    <style:style style:name="P242" style:family="paragraph" style:parent-style-name="Text_20_body" style:list-style-name="L61">
      <style:paragraph-properties fo:margin-top="0in" fo:margin-bottom="0in" style:contextual-spacing="false" fo:padding="0.0193in" fo:border="0.06pt solid #e3e3e3"/>
    </style:style>
    <style:style style:name="P243" style:family="paragraph" style:parent-style-name="Text_20_body" style:list-style-name="L61">
      <style:paragraph-properties fo:padding="0.0193in" fo:border="0.06pt solid #e3e3e3"/>
    </style:style>
    <style:style style:name="P244" style:family="paragraph" style:parent-style-name="Text_20_body" style:list-style-name="L62">
      <style:paragraph-properties fo:margin-top="0in" fo:margin-bottom="0in" style:contextual-spacing="false" fo:padding="0.0193in" fo:border="0.06pt solid #e3e3e3"/>
    </style:style>
    <style:style style:name="P245" style:family="paragraph" style:parent-style-name="Text_20_body" style:list-style-name="L62">
      <style:paragraph-properties fo:padding="0.0193in" fo:border="0.06pt solid #e3e3e3"/>
    </style:style>
    <style:style style:name="P246" style:family="paragraph" style:parent-style-name="Text_20_body" style:list-style-name="L63">
      <style:paragraph-properties fo:padding="0.0193in" fo:border="0.06pt solid #e3e3e3"/>
    </style:style>
    <style:style style:name="P247" style:family="paragraph" style:parent-style-name="Text_20_body" style:list-style-name="L64">
      <style:paragraph-properties fo:margin-top="0in" fo:margin-bottom="0in" style:contextual-spacing="false" fo:padding="0.0193in" fo:border="0.06pt solid #e3e3e3"/>
    </style:style>
    <style:style style:name="P248" style:family="paragraph" style:parent-style-name="Text_20_body" style:list-style-name="L64">
      <style:paragraph-properties fo:padding="0.0193in" fo:border="0.06pt solid #e3e3e3"/>
    </style:style>
    <style:style style:name="P249" style:family="paragraph" style:parent-style-name="Text_20_body" style:list-style-name="L65">
      <style:paragraph-properties fo:margin-top="0in" fo:margin-bottom="0in" style:contextual-spacing="false" fo:padding="0.0193in" fo:border="0.06pt solid #e3e3e3"/>
    </style:style>
    <style:style style:name="P250" style:family="paragraph" style:parent-style-name="Text_20_body" style:list-style-name="L65">
      <style:paragraph-properties fo:padding="0.0193in" fo:border="0.06pt solid #e3e3e3"/>
    </style:style>
    <style:style style:name="P251" style:family="paragraph" style:parent-style-name="Text_20_body" style:list-style-name="L66">
      <style:paragraph-properties fo:margin-top="0in" fo:margin-bottom="0in" style:contextual-spacing="false" fo:padding="0.0193in" fo:border="0.06pt solid #e3e3e3"/>
    </style:style>
    <style:style style:name="P252" style:family="paragraph" style:parent-style-name="Text_20_body" style:list-style-name="L66">
      <style:paragraph-properties fo:padding="0.0193in" fo:border="0.06pt solid #e3e3e3"/>
    </style:style>
    <style:style style:name="P253" style:family="paragraph" style:parent-style-name="Text_20_body" style:list-style-name="L67">
      <style:paragraph-properties fo:margin-top="0in" fo:margin-bottom="0in" style:contextual-spacing="false" fo:padding="0.0193in" fo:border="0.06pt solid #e3e3e3"/>
    </style:style>
    <style:style style:name="P254" style:family="paragraph" style:parent-style-name="Text_20_body" style:list-style-name="L67">
      <style:paragraph-properties fo:padding="0.0193in" fo:border="0.06pt solid #e3e3e3"/>
    </style:style>
    <style:style style:name="P255" style:family="paragraph" style:parent-style-name="Text_20_body" style:list-style-name="L68">
      <style:paragraph-properties fo:margin-top="0in" fo:margin-bottom="0in" style:contextual-spacing="false" fo:padding="0.0193in" fo:border="0.06pt solid #e3e3e3"/>
    </style:style>
    <style:style style:name="P256" style:family="paragraph" style:parent-style-name="Text_20_body" style:list-style-name="L68">
      <style:paragraph-properties fo:padding="0.0193in" fo:border="0.06pt solid #e3e3e3"/>
    </style:style>
    <style:style style:name="P257" style:family="paragraph" style:parent-style-name="Text_20_body" style:list-style-name="L69">
      <style:paragraph-properties fo:margin-top="0in" fo:margin-bottom="0in" style:contextual-spacing="false" fo:padding="0.0193in" fo:border="0.06pt solid #e3e3e3"/>
    </style:style>
    <style:style style:name="P258" style:family="paragraph" style:parent-style-name="Text_20_body" style:list-style-name="L69">
      <style:paragraph-properties fo:padding="0.0193in" fo:border="0.06pt solid #e3e3e3"/>
    </style:style>
    <style:style style:name="P259" style:family="paragraph" style:parent-style-name="Text_20_body" style:list-style-name="L70">
      <style:paragraph-properties fo:margin-top="0in" fo:margin-bottom="0in" style:contextual-spacing="false" fo:padding="0.0193in" fo:border="0.06pt solid #e3e3e3"/>
    </style:style>
    <style:style style:name="P260" style:family="paragraph" style:parent-style-name="Text_20_body" style:list-style-name="L70">
      <style:paragraph-properties fo:padding="0.0193in" fo:border="0.06pt solid #e3e3e3"/>
    </style:style>
    <style:style style:name="P261" style:family="paragraph" style:parent-style-name="Text_20_body" style:list-style-name="L71">
      <style:paragraph-properties fo:margin-top="0in" fo:margin-bottom="0in" style:contextual-spacing="false" fo:padding="0.0193in" fo:border="0.06pt solid #e3e3e3"/>
    </style:style>
    <style:style style:name="P262" style:family="paragraph" style:parent-style-name="Text_20_body" style:list-style-name="L71">
      <style:paragraph-properties fo:padding="0.0193in" fo:border="0.06pt solid #e3e3e3"/>
    </style:style>
    <style:style style:name="P263" style:family="paragraph" style:parent-style-name="Text_20_body" style:list-style-name="L72">
      <style:paragraph-properties fo:margin-top="0in" fo:margin-bottom="0in" style:contextual-spacing="false" fo:padding="0.0193in" fo:border="0.06pt solid #e3e3e3"/>
    </style:style>
    <style:style style:name="P264" style:family="paragraph" style:parent-style-name="Text_20_body" style:list-style-name="L72">
      <style:paragraph-properties fo:padding="0.0193in" fo:border="0.06pt solid #e3e3e3"/>
    </style:style>
    <style:style style:name="P265" style:family="paragraph" style:parent-style-name="Text_20_body" style:list-style-name="L73">
      <style:paragraph-properties fo:margin-top="0in" fo:margin-bottom="0in" style:contextual-spacing="false" fo:padding="0.0193in" fo:border="0.06pt solid #e3e3e3"/>
    </style:style>
    <style:style style:name="P266" style:family="paragraph" style:parent-style-name="Text_20_body" style:list-style-name="L73">
      <style:paragraph-properties fo:padding="0.0193in" fo:border="0.06pt solid #e3e3e3"/>
    </style:style>
    <style:style style:name="P267" style:family="paragraph" style:parent-style-name="Text_20_body" style:list-style-name="L74">
      <style:paragraph-properties fo:margin-top="0in" fo:margin-bottom="0in" style:contextual-spacing="false" fo:padding="0.0193in" fo:border="0.06pt solid #e3e3e3"/>
    </style:style>
    <style:style style:name="P268" style:family="paragraph" style:parent-style-name="Text_20_body" style:list-style-name="L75">
      <style:paragraph-properties fo:margin-top="0in" fo:margin-bottom="0in" style:contextual-spacing="false" fo:padding="0.0193in" fo:border="0.06pt solid #e3e3e3"/>
    </style:style>
    <style:style style:name="P269" style:family="paragraph" style:parent-style-name="Text_20_body" style:list-style-name="L75">
      <style:paragraph-properties fo:padding="0.0193in" fo:border="0.06pt solid #e3e3e3"/>
    </style:style>
    <style:style style:name="P270" style:family="paragraph" style:parent-style-name="Text_20_body" style:list-style-name="L77">
      <style:paragraph-properties fo:padding="0.0193in" fo:border="0.06pt solid #e3e3e3"/>
    </style:style>
    <style:style style:name="P271" style:family="paragraph" style:parent-style-name="Text_20_body" style:list-style-name="L78">
      <style:paragraph-properties fo:margin-top="0in" fo:margin-bottom="0in" style:contextual-spacing="false" fo:padding="0.0193in" fo:border="0.06pt solid #e3e3e3"/>
    </style:style>
    <style:style style:name="P272" style:family="paragraph" style:parent-style-name="Text_20_body" style:list-style-name="L78">
      <style:paragraph-properties fo:padding="0.0193in" fo:border="0.06pt solid #e3e3e3"/>
    </style:style>
    <style:style style:name="P273" style:family="paragraph" style:parent-style-name="Text_20_body" style:list-style-name="L79">
      <style:paragraph-properties fo:padding="0.0193in" fo:border="0.06pt solid #e3e3e3"/>
    </style:style>
    <style:style style:name="P274" style:family="paragraph" style:parent-style-name="Text_20_body" style:list-style-name="L80">
      <style:paragraph-properties fo:padding="0.0193in" fo:border="0.06pt solid #e3e3e3"/>
    </style:style>
    <style:style style:name="P275" style:family="paragraph" style:parent-style-name="Text_20_body" style:list-style-name="L81">
      <style:paragraph-properties fo:padding="0.0193in" fo:border="0.06pt solid #e3e3e3"/>
    </style:style>
    <style:style style:name="P276" style:family="paragraph" style:parent-style-name="Text_20_body" style:list-style-name="L82">
      <style:paragraph-properties fo:padding="0.0193in" fo:border="0.06pt solid #e3e3e3"/>
    </style:style>
    <style:style style:name="P277" style:family="paragraph" style:parent-style-name="Text_20_body" style:list-style-name="L83">
      <style:paragraph-properties fo:padding="0.0193in" fo:border="0.06pt solid #e3e3e3"/>
    </style:style>
    <style:style style:name="P278" style:family="paragraph" style:parent-style-name="Text_20_body" style:list-style-name="L84">
      <style:paragraph-properties fo:padding="0.0193in" fo:border="0.06pt solid #e3e3e3"/>
    </style:style>
    <style:style style:name="P279" style:family="paragraph" style:parent-style-name="Text_20_body" style:list-style-name="L85">
      <style:paragraph-properties fo:padding="0.0193in" fo:border="0.06pt solid #e3e3e3"/>
    </style:style>
    <style:style style:name="P280" style:family="paragraph" style:parent-style-name="Text_20_body" style:list-style-name="L86">
      <style:paragraph-properties fo:padding="0.0193in" fo:border="0.06pt solid #e3e3e3"/>
    </style:style>
    <style:style style:name="P281" style:family="paragraph" style:parent-style-name="Text_20_body" style:list-style-name="L87">
      <style:paragraph-properties fo:padding="0.0193in" fo:border="0.06pt solid #e3e3e3"/>
    </style:style>
    <style:style style:name="P282" style:family="paragraph" style:parent-style-name="Text_20_body" style:list-style-name="L88">
      <style:paragraph-properties fo:margin-top="0in" fo:margin-bottom="0in" style:contextual-spacing="false" fo:padding="0.0193in" fo:border="0.06pt solid #e3e3e3"/>
    </style:style>
    <style:style style:name="P283" style:family="paragraph" style:parent-style-name="Text_20_body" style:list-style-name="L88">
      <style:paragraph-properties fo:padding="0.0193in" fo:border="0.06pt solid #e3e3e3"/>
    </style:style>
    <style:style style:name="P284" style:family="paragraph" style:parent-style-name="Text_20_body" style:list-style-name="L89">
      <style:paragraph-properties fo:margin-top="0in" fo:margin-bottom="0in" style:contextual-spacing="false" fo:padding="0.0193in" fo:border="0.06pt solid #e3e3e3"/>
    </style:style>
    <style:style style:name="P285" style:family="paragraph" style:parent-style-name="Text_20_body" style:list-style-name="L89">
      <style:paragraph-properties fo:padding="0.0193in" fo:border="0.06pt solid #e3e3e3"/>
    </style:style>
    <style:style style:name="P286" style:family="paragraph" style:parent-style-name="Text_20_body" style:list-style-name="L90">
      <style:paragraph-properties fo:margin-top="0in" fo:margin-bottom="0in" style:contextual-spacing="false" fo:padding="0.0193in" fo:border="0.06pt solid #e3e3e3"/>
    </style:style>
    <style:style style:name="P287" style:family="paragraph" style:parent-style-name="Text_20_body" style:list-style-name="L90">
      <style:paragraph-properties fo:padding="0.0193in" fo:border="0.06pt solid #e3e3e3"/>
    </style:style>
    <style:style style:name="P288" style:family="paragraph" style:parent-style-name="Text_20_body" style:list-style-name="L91">
      <style:paragraph-properties fo:margin-top="0in" fo:margin-bottom="0in" style:contextual-spacing="false" fo:padding="0.0193in" fo:border="0.06pt solid #e3e3e3"/>
    </style:style>
    <style:style style:name="P289" style:family="paragraph" style:parent-style-name="Text_20_body" style:list-style-name="L91">
      <style:paragraph-properties fo:padding="0.0193in" fo:border="0.06pt solid #e3e3e3"/>
    </style:style>
    <style:style style:name="P290" style:family="paragraph" style:parent-style-name="Text_20_body" style:list-style-name="L92">
      <style:paragraph-properties fo:padding="0.0193in" fo:border="0.06pt solid #e3e3e3"/>
    </style:style>
    <style:style style:name="P291" style:family="paragraph" style:parent-style-name="Text_20_body" style:list-style-name="L93">
      <style:paragraph-properties fo:padding="0.0193in" fo:border="0.06pt solid #e3e3e3"/>
    </style:style>
    <style:style style:name="P292" style:family="paragraph" style:parent-style-name="Text_20_body" style:list-style-name="L94">
      <style:paragraph-properties fo:margin-top="0in" fo:margin-bottom="0in" style:contextual-spacing="false" fo:padding="0.0193in" fo:border="0.06pt solid #e3e3e3"/>
    </style:style>
    <style:style style:name="P293" style:family="paragraph" style:parent-style-name="Text_20_body" style:list-style-name="L94">
      <style:paragraph-properties fo:padding="0.0193in" fo:border="0.06pt solid #e3e3e3"/>
    </style:style>
    <style:style style:name="P294" style:family="paragraph" style:parent-style-name="Text_20_body" style:list-style-name="L95">
      <style:paragraph-properties fo:margin-top="0in" fo:margin-bottom="0in" style:contextual-spacing="false" fo:padding="0.0193in" fo:border="0.06pt solid #e3e3e3"/>
    </style:style>
    <style:style style:name="P295" style:family="paragraph" style:parent-style-name="Text_20_body" style:list-style-name="L95">
      <style:paragraph-properties fo:padding="0.0193in" fo:border="0.06pt solid #e3e3e3"/>
    </style:style>
    <style:style style:name="P296" style:family="paragraph" style:parent-style-name="Text_20_body" style:list-style-name="L96">
      <style:paragraph-properties fo:margin-top="0in" fo:margin-bottom="0in" style:contextual-spacing="false" fo:padding="0.0193in" fo:border="0.06pt solid #e3e3e3"/>
    </style:style>
    <style:style style:name="P297" style:family="paragraph" style:parent-style-name="Text_20_body" style:list-style-name="L96">
      <style:paragraph-properties fo:padding="0.0193in" fo:border="0.06pt solid #e3e3e3"/>
    </style:style>
    <style:style style:name="P298" style:family="paragraph" style:parent-style-name="Text_20_body" style:list-style-name="L97">
      <style:paragraph-properties fo:margin-top="0in" fo:margin-bottom="0in" style:contextual-spacing="false" fo:padding="0.0193in" fo:border="0.06pt solid #e3e3e3"/>
    </style:style>
    <style:style style:name="P299" style:family="paragraph" style:parent-style-name="Text_20_body" style:list-style-name="L97">
      <style:paragraph-properties fo:padding="0.0193in" fo:border="0.06pt solid #e3e3e3"/>
    </style:style>
    <style:style style:name="P300" style:family="paragraph" style:parent-style-name="Text_20_body" style:list-style-name="L98">
      <style:paragraph-properties fo:margin-top="0in" fo:margin-bottom="0in" style:contextual-spacing="false" fo:padding="0.0193in" fo:border="0.06pt solid #e3e3e3"/>
    </style:style>
    <style:style style:name="P301" style:family="paragraph" style:parent-style-name="Text_20_body" style:list-style-name="L98">
      <style:paragraph-properties fo:padding="0.0193in" fo:border="0.06pt solid #e3e3e3"/>
    </style:style>
    <style:style style:name="P302" style:family="paragraph" style:parent-style-name="Text_20_body" style:list-style-name="L100">
      <style:paragraph-properties fo:margin-top="0in" fo:margin-bottom="0in" style:contextual-spacing="false" fo:padding="0.0193in" fo:border="0.06pt solid #e3e3e3"/>
    </style:style>
    <style:style style:name="P303" style:family="paragraph" style:parent-style-name="Text_20_body" style:list-style-name="L100">
      <style:paragraph-properties fo:padding="0.0193in" fo:border="0.06pt solid #e3e3e3"/>
    </style:style>
    <style:style style:name="P304" style:family="paragraph" style:parent-style-name="Text_20_body" style:list-style-name="L101">
      <style:paragraph-properties fo:padding="0.0193in" fo:border="0.06pt solid #e3e3e3"/>
    </style:style>
    <style:style style:name="P305" style:family="paragraph" style:parent-style-name="Text_20_body" style:list-style-name="L102">
      <style:paragraph-properties fo:margin-top="0in" fo:margin-bottom="0in" style:contextual-spacing="false" fo:padding="0.0193in" fo:border="0.06pt solid #e3e3e3"/>
    </style:style>
    <style:style style:name="P306" style:family="paragraph" style:parent-style-name="Text_20_body" style:list-style-name="L102">
      <style:paragraph-properties fo:padding="0.0193in" fo:border="0.06pt solid #e3e3e3"/>
    </style:style>
    <style:style style:name="P307" style:family="paragraph" style:parent-style-name="Text_20_body" style:list-style-name="L103">
      <style:paragraph-properties fo:margin-top="0in" fo:margin-bottom="0in" style:contextual-spacing="false" fo:padding="0.0193in" fo:border="0.06pt solid #e3e3e3"/>
    </style:style>
    <style:style style:name="P308" style:family="paragraph" style:parent-style-name="Text_20_body" style:list-style-name="L103">
      <style:paragraph-properties fo:padding="0.0193in" fo:border="0.06pt solid #e3e3e3"/>
    </style:style>
    <style:style style:name="P309" style:family="paragraph" style:parent-style-name="Text_20_body" style:list-style-name="L104">
      <style:paragraph-properties fo:margin-top="0in" fo:margin-bottom="0in" style:contextual-spacing="false" fo:padding="0.0193in" fo:border="0.06pt solid #e3e3e3"/>
    </style:style>
    <style:style style:name="P310" style:family="paragraph" style:parent-style-name="Text_20_body" style:list-style-name="L104">
      <style:paragraph-properties fo:padding="0.0193in" fo:border="0.06pt solid #e3e3e3"/>
    </style:style>
    <style:style style:name="P311" style:family="paragraph" style:parent-style-name="Text_20_body" style:list-style-name="L105">
      <style:paragraph-properties fo:margin-top="0in" fo:margin-bottom="0in" style:contextual-spacing="false" fo:padding="0.0193in" fo:border="0.06pt solid #e3e3e3"/>
    </style:style>
    <style:style style:name="P312" style:family="paragraph" style:parent-style-name="Text_20_body" style:list-style-name="L105">
      <style:paragraph-properties fo:padding="0.0193in" fo:border="0.06pt solid #e3e3e3"/>
    </style:style>
    <style:style style:name="P313" style:family="paragraph" style:parent-style-name="Text_20_body" style:list-style-name="L106">
      <style:paragraph-properties fo:margin-top="0in" fo:margin-bottom="0in" style:contextual-spacing="false" fo:padding="0.0193in" fo:border="0.06pt solid #e3e3e3"/>
    </style:style>
    <style:style style:name="P314" style:family="paragraph" style:parent-style-name="Text_20_body" style:list-style-name="L107">
      <style:paragraph-properties fo:margin-top="0in" fo:margin-bottom="0in" style:contextual-spacing="false" fo:padding="0.0193in" fo:border="0.06pt solid #e3e3e3"/>
    </style:style>
    <style:style style:name="P315" style:family="paragraph" style:parent-style-name="Text_20_body" style:list-style-name="L107">
      <style:paragraph-properties fo:padding="0.0193in" fo:border="0.06pt solid #e3e3e3"/>
    </style:style>
    <style:style style:name="P316" style:family="paragraph" style:parent-style-name="Text_20_body" style:list-style-name="L108">
      <style:paragraph-properties fo:margin-top="0in" fo:margin-bottom="0in" style:contextual-spacing="false" fo:padding="0.0193in" fo:border="0.06pt solid #e3e3e3"/>
    </style:style>
    <style:style style:name="P317" style:family="paragraph" style:parent-style-name="Text_20_body" style:list-style-name="L108">
      <style:paragraph-properties fo:padding="0.0193in" fo:border="0.06pt solid #e3e3e3"/>
    </style:style>
    <style:style style:name="P318" style:family="paragraph" style:parent-style-name="Text_20_body" style:list-style-name="L109">
      <style:paragraph-properties fo:padding="0.0193in" fo:border="0.06pt solid #e3e3e3"/>
    </style:style>
    <style:style style:name="P319" style:family="paragraph" style:parent-style-name="Text_20_body" style:list-style-name="L110">
      <style:paragraph-properties fo:padding="0.0193in" fo:border="0.06pt solid #e3e3e3"/>
    </style:style>
    <style:style style:name="P320" style:family="paragraph" style:parent-style-name="Text_20_body" style:list-style-name="L111">
      <style:paragraph-properties fo:padding="0.0193in" fo:border="0.06pt solid #e3e3e3"/>
    </style:style>
    <style:style style:name="P321" style:family="paragraph" style:parent-style-name="Text_20_body" style:list-style-name="L112">
      <style:paragraph-properties fo:padding="0.0193in" fo:border="0.06pt solid #e3e3e3"/>
    </style:style>
    <style:style style:name="P322" style:family="paragraph" style:parent-style-name="Text_20_body" style:list-style-name="L113">
      <style:paragraph-properties fo:padding="0.0193in" fo:border="0.06pt solid #e3e3e3"/>
    </style:style>
    <style:style style:name="P323" style:family="paragraph" style:parent-style-name="Text_20_body" style:list-style-name="L114">
      <style:paragraph-properties fo:padding="0.0193in" fo:border="0.06pt solid #e3e3e3"/>
    </style:style>
    <style:style style:name="P324" style:family="paragraph" style:parent-style-name="Text_20_body" style:list-style-name="L115">
      <style:paragraph-properties fo:margin-top="0in" fo:margin-bottom="0in" style:contextual-spacing="false" fo:padding="0.0193in" fo:border="0.06pt solid #e3e3e3"/>
    </style:style>
    <style:style style:name="P325" style:family="paragraph" style:parent-style-name="Text_20_body" style:list-style-name="L115">
      <style:paragraph-properties fo:padding="0.0193in" fo:border="0.06pt solid #e3e3e3"/>
    </style:style>
    <style:style style:name="P326" style:family="paragraph" style:parent-style-name="Text_20_body" style:list-style-name="L116">
      <style:paragraph-properties fo:padding="0.0193in" fo:border="0.06pt solid #e3e3e3"/>
    </style:style>
    <style:style style:name="P327" style:family="paragraph" style:parent-style-name="Text_20_body" style:list-style-name="L117">
      <style:paragraph-properties fo:padding="0.0193in" fo:border="0.06pt solid #e3e3e3"/>
    </style:style>
    <style:style style:name="P328" style:family="paragraph" style:parent-style-name="Text_20_body" style:list-style-name="L118">
      <style:paragraph-properties fo:padding="0.0193in" fo:border="0.06pt solid #e3e3e3"/>
    </style:style>
    <style:style style:name="P329" style:family="paragraph" style:parent-style-name="Text_20_body" style:list-style-name="L119">
      <style:paragraph-properties fo:padding="0.0193in" fo:border="0.06pt solid #e3e3e3"/>
    </style:style>
    <style:style style:name="P330" style:family="paragraph" style:parent-style-name="Text_20_body" style:list-style-name="L120">
      <style:paragraph-properties fo:padding="0.0193in" fo:border="0.06pt solid #e3e3e3"/>
    </style:style>
    <style:style style:name="P331" style:family="paragraph" style:parent-style-name="Text_20_body" style:list-style-name="L121">
      <style:paragraph-properties fo:padding="0.0193in" fo:border="0.06pt solid #e3e3e3"/>
    </style:style>
    <style:style style:name="P332" style:family="paragraph" style:parent-style-name="Text_20_body" style:list-style-name="L122">
      <style:paragraph-properties fo:padding="0.0193in" fo:border="0.06pt solid #e3e3e3"/>
    </style:style>
    <style:style style:name="P333" style:family="paragraph" style:parent-style-name="Text_20_body" style:list-style-name="L123">
      <style:paragraph-properties fo:margin-top="0in" fo:margin-bottom="0in" style:contextual-spacing="false" fo:padding="0.0193in" fo:border="0.06pt solid #e3e3e3"/>
    </style:style>
    <style:style style:name="P334" style:family="paragraph" style:parent-style-name="Text_20_body" style:list-style-name="L123">
      <style:paragraph-properties fo:padding="0.0193in" fo:border="0.06pt solid #e3e3e3"/>
    </style:style>
    <style:style style:name="P335" style:family="paragraph" style:parent-style-name="Text_20_body" style:list-style-name="L124">
      <style:paragraph-properties fo:margin-top="0in" fo:margin-bottom="0in" style:contextual-spacing="false" fo:padding="0.0193in" fo:border="0.06pt solid #e3e3e3"/>
    </style:style>
    <style:style style:name="P336" style:family="paragraph" style:parent-style-name="Text_20_body" style:list-style-name="L124">
      <style:paragraph-properties fo:padding="0.0193in" fo:border="0.06pt solid #e3e3e3"/>
    </style:style>
    <style:style style:name="P337" style:family="paragraph" style:parent-style-name="Text_20_body" style:list-style-name="L125">
      <style:paragraph-properties fo:padding="0.0193in" fo:border="0.06pt solid #e3e3e3"/>
    </style:style>
    <style:style style:name="P338" style:family="paragraph" style:parent-style-name="Text_20_body" style:list-style-name="L126">
      <style:paragraph-properties fo:padding="0.0193in" fo:border="0.06pt solid #e3e3e3"/>
    </style:style>
    <style:style style:name="P339" style:family="paragraph" style:parent-style-name="Text_20_body" style:list-style-name="L127">
      <style:paragraph-properties fo:margin-top="0in" fo:margin-bottom="0in" style:contextual-spacing="false" fo:padding="0.0193in" fo:border="0.06pt solid #e3e3e3"/>
    </style:style>
    <style:style style:name="P340" style:family="paragraph" style:parent-style-name="Text_20_body" style:list-style-name="L127">
      <style:paragraph-properties fo:padding="0.0193in" fo:border="0.06pt solid #e3e3e3"/>
    </style:style>
    <style:style style:name="P341" style:family="paragraph" style:parent-style-name="Text_20_body" style:list-style-name="L128">
      <style:paragraph-properties fo:margin-top="0in" fo:margin-bottom="0in" style:contextual-spacing="false" fo:padding="0.0193in" fo:border="0.06pt solid #e3e3e3"/>
    </style:style>
    <style:style style:name="P342" style:family="paragraph" style:parent-style-name="Text_20_body" style:list-style-name="L128">
      <style:paragraph-properties fo:padding="0.0193in" fo:border="0.06pt solid #e3e3e3"/>
    </style:style>
    <style:style style:name="P343" style:family="paragraph" style:parent-style-name="Text_20_body" style:list-style-name="L129">
      <style:paragraph-properties fo:margin-top="0in" fo:margin-bottom="0in" style:contextual-spacing="false" fo:padding="0.0193in" fo:border="0.06pt solid #e3e3e3"/>
    </style:style>
    <style:style style:name="P344" style:family="paragraph" style:parent-style-name="Text_20_body" style:list-style-name="L129">
      <style:paragraph-properties fo:padding="0.0193in" fo:border="0.06pt solid #e3e3e3"/>
    </style:style>
    <style:style style:name="P345" style:family="paragraph" style:parent-style-name="Text_20_body" style:list-style-name="L130">
      <style:paragraph-properties fo:margin-top="0in" fo:margin-bottom="0in" style:contextual-spacing="false" fo:padding="0.0193in" fo:border="0.06pt solid #e3e3e3"/>
    </style:style>
    <style:style style:name="P346" style:family="paragraph" style:parent-style-name="Text_20_body" style:list-style-name="L130">
      <style:paragraph-properties fo:padding="0.0193in" fo:border="0.06pt solid #e3e3e3"/>
    </style:style>
    <style:style style:name="P347" style:family="paragraph" style:parent-style-name="Text_20_body" style:list-style-name="L131">
      <style:paragraph-properties fo:margin-top="0in" fo:margin-bottom="0in" style:contextual-spacing="false" fo:padding="0.0193in" fo:border="0.06pt solid #e3e3e3"/>
    </style:style>
    <style:style style:name="P348" style:family="paragraph" style:parent-style-name="Text_20_body" style:list-style-name="L131">
      <style:paragraph-properties fo:padding="0.0193in" fo:border="0.06pt solid #e3e3e3"/>
    </style:style>
    <style:style style:name="P349" style:family="paragraph" style:parent-style-name="Text_20_body" style:list-style-name="L132">
      <style:paragraph-properties fo:margin-top="0in" fo:margin-bottom="0in" style:contextual-spacing="false" fo:padding="0.0193in" fo:border="0.06pt solid #e3e3e3"/>
    </style:style>
    <style:style style:name="P350" style:family="paragraph" style:parent-style-name="Text_20_body" style:list-style-name="L132">
      <style:paragraph-properties fo:padding="0.0193in" fo:border="0.06pt solid #e3e3e3"/>
    </style:style>
    <style:style style:name="P351" style:family="paragraph" style:parent-style-name="Text_20_body" style:list-style-name="L133">
      <style:paragraph-properties fo:margin-top="0in" fo:margin-bottom="0in" style:contextual-spacing="false" fo:padding="0.0193in" fo:border="0.06pt solid #e3e3e3"/>
    </style:style>
    <style:style style:name="P352" style:family="paragraph" style:parent-style-name="Text_20_body" style:list-style-name="L133">
      <style:paragraph-properties fo:padding="0.0193in" fo:border="0.06pt solid #e3e3e3"/>
    </style:style>
    <style:style style:name="P353" style:family="paragraph" style:parent-style-name="Text_20_body" style:list-style-name="L134">
      <style:paragraph-properties fo:margin-top="0in" fo:margin-bottom="0in" style:contextual-spacing="false" fo:padding="0.0193in" fo:border="0.06pt solid #e3e3e3"/>
    </style:style>
    <style:style style:name="P354" style:family="paragraph" style:parent-style-name="Text_20_body" style:list-style-name="L134">
      <style:paragraph-properties fo:padding="0.0193in" fo:border="0.06pt solid #e3e3e3"/>
    </style:style>
    <style:style style:name="P355" style:family="paragraph" style:parent-style-name="Text_20_body" style:list-style-name="L135">
      <style:paragraph-properties fo:margin-top="0in" fo:margin-bottom="0in" style:contextual-spacing="false" fo:padding="0.0193in" fo:border="0.06pt solid #e3e3e3"/>
    </style:style>
    <style:style style:name="P356" style:family="paragraph" style:parent-style-name="Text_20_body" style:list-style-name="L135">
      <style:paragraph-properties fo:padding="0.0193in" fo:border="0.06pt solid #e3e3e3"/>
    </style:style>
    <style:style style:name="P357" style:family="paragraph" style:parent-style-name="Text_20_body" style:list-style-name="L136">
      <style:paragraph-properties fo:margin-top="0in" fo:margin-bottom="0in" style:contextual-spacing="false" fo:padding="0.0193in" fo:border="0.06pt solid #e3e3e3"/>
    </style:style>
    <style:style style:name="P358" style:family="paragraph" style:parent-style-name="Text_20_body" style:list-style-name="L136">
      <style:paragraph-properties fo:padding="0.0193in" fo:border="0.06pt solid #e3e3e3"/>
    </style:style>
    <style:style style:name="P359" style:family="paragraph" style:parent-style-name="Text_20_body" style:list-style-name="L137">
      <style:paragraph-properties fo:margin-top="0in" fo:margin-bottom="0in" style:contextual-spacing="false" fo:padding="0.0193in" fo:border="0.06pt solid #e3e3e3"/>
    </style:style>
    <style:style style:name="P360" style:family="paragraph" style:parent-style-name="Text_20_body" style:list-style-name="L137">
      <style:paragraph-properties fo:padding="0.0193in" fo:border="0.06pt solid #e3e3e3"/>
    </style:style>
    <style:style style:name="P361" style:family="paragraph" style:parent-style-name="Text_20_body" style:list-style-name="L138">
      <style:paragraph-properties fo:margin-top="0in" fo:margin-bottom="0in" style:contextual-spacing="false" fo:padding="0.0193in" fo:border="0.06pt solid #e3e3e3"/>
    </style:style>
    <style:style style:name="P362" style:family="paragraph" style:parent-style-name="Text_20_body" style:list-style-name="L138">
      <style:paragraph-properties fo:padding="0.0193in" fo:border="0.06pt solid #e3e3e3"/>
    </style:style>
    <style:style style:name="P363" style:family="paragraph" style:parent-style-name="Text_20_body" style:list-style-name="L139">
      <style:paragraph-properties fo:padding="0.0193in" fo:border="0.06pt solid #e3e3e3"/>
    </style:style>
    <style:style style:name="P364" style:family="paragraph" style:parent-style-name="Text_20_body" style:list-style-name="L140">
      <style:paragraph-properties fo:padding="0.0193in" fo:border="0.06pt solid #e3e3e3"/>
    </style:style>
    <style:style style:name="P365" style:family="paragraph" style:parent-style-name="Text_20_body" style:list-style-name="L141">
      <style:paragraph-properties fo:padding="0.0193in" fo:border="0.06pt solid #e3e3e3"/>
    </style:style>
    <style:style style:name="P366" style:family="paragraph" style:parent-style-name="Text_20_body" style:list-style-name="L142">
      <style:paragraph-properties fo:padding="0.0193in" fo:border="0.06pt solid #e3e3e3"/>
    </style:style>
    <style:style style:name="P367" style:family="paragraph" style:parent-style-name="Text_20_body" style:list-style-name="L143">
      <style:paragraph-properties fo:padding="0.0193in" fo:border="0.06pt solid #e3e3e3"/>
    </style:style>
    <style:style style:name="P368" style:family="paragraph" style:parent-style-name="Text_20_body" style:list-style-name="L144">
      <style:paragraph-properties fo:padding="0.0193in" fo:border="0.06pt solid #e3e3e3"/>
    </style:style>
    <style:style style:name="P369" style:family="paragraph" style:parent-style-name="Text_20_body" style:list-style-name="L145">
      <style:paragraph-properties fo:margin-top="0in" fo:margin-bottom="0in" style:contextual-spacing="false" fo:padding="0.0193in" fo:border="0.06pt solid #e3e3e3"/>
    </style:style>
    <style:style style:name="P370" style:family="paragraph" style:parent-style-name="Text_20_body" style:list-style-name="L145">
      <style:paragraph-properties fo:padding="0.0193in" fo:border="0.06pt solid #e3e3e3"/>
    </style:style>
    <style:style style:name="P371" style:family="paragraph" style:parent-style-name="Text_20_body" style:list-style-name="L146">
      <style:paragraph-properties fo:margin-top="0in" fo:margin-bottom="0in" style:contextual-spacing="false" fo:padding="0.0193in" fo:border="0.06pt solid #e3e3e3"/>
    </style:style>
    <style:style style:name="P372" style:family="paragraph" style:parent-style-name="Text_20_body" style:list-style-name="L146">
      <style:paragraph-properties fo:padding="0.0193in" fo:border="0.06pt solid #e3e3e3"/>
    </style:style>
    <style:style style:name="T1" style:family="text">
      <style:text-properties loext:padding="0.0193in" loext:border="0.06pt solid #e3e3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1">The </text:span><text:span text:style-name="Source_20_Text"><text:span text:style-name="T1">__cluster_metadata</text:span></text:span><text:span text:style-name="T1"> topic in Kafka holds metadata about the Kafka cluster itself. It's part of Kafka's internal topics, and the specific structure of </text:span><text:span text:style-name="Source_20_Text"><text:span text:style-name="T1">__cluster_metadata</text:span></text:span><text:span text:style-name="T1"> can vary depending on your Kafka configuration and version. However, in general, Kafka internal topics like </text:span><text:span text:style-name="Source_20_Text"><text:span text:style-name="T1">__cluster_metadata</text:span></text:span><text:span text:style-name="T1"> typically store information about cluster states, configurations, and changes in a serialized format. Here’s an overview of what this topic may contain and how to approach modifying it.</text:span></text:p>
      <text:h text:style-name="P1" text:outline-level="3"><text:span text:style-name="T1">Key Components of </text:span><text:span text:style-name="Source_20_Text"><text:span text:style-name="T1">__cluster_metadata</text:span></text:span></text:h>
      <text:list xml:id="list3930584254" text:style-name="L1">
        <text:list-item>
          <text:p text:style-name="P114"><text:span text:style-name="Strong_20_Emphasis"><text:span text:style-name="T1">Cluster Configuration and State</text:span></text:span><text:span text:style-name="T1">: </text:span><text:span text:style-name="Source_20_Text"><text:span text:style-name="T1">__cluster_metadata</text:span></text:span><text:span text:style-name="T1"> might store the overall configuration of the Kafka cluster, such as the replication factor, partition count, and leader election state.</text:span></text:p>
        </text:list-item>
        <text:list-item>
          <text:p text:style-name="P114"><text:span text:style-name="Strong_20_Emphasis"><text:span text:style-name="T1">Broker Information</text:span></text:span><text:span text:style-name="T1">: Details about each broker, including their IDs, addresses, and operational states.</text:span></text:p>
        </text:list-item>
        <text:list-item>
          <text:p text:style-name="P114"><text:span text:style-name="Strong_20_Emphasis"><text:span text:style-name="T1">Controller State</text:span></text:span><text:span text:style-name="T1">: Information about the current controller (the broker responsible for coordinating metadata changes in the cluster).</text:span></text:p>
        </text:list-item>
        <text:list-item>
          <text:p text:style-name="P114"><text:span text:style-name="Strong_20_Emphasis"><text:span text:style-name="T1">Cluster ID and Version</text:span></text:span><text:span text:style-name="T1">: Metadata about the cluster’s unique ID and the Kafka version used, which is crucial for compatibility and internal operations.</text:span></text:p>
        </text:list-item>
        <text:list-item>
          <text:p text:style-name="P114"><text:span text:style-name="Strong_20_Emphasis"><text:span text:style-name="T1">Serialized Format</text:span></text:span><text:span text:style-name="T1">: The metadata in this topic is often serialized, typically in Kafka’s internal serialization format (such as Protocol Buffers or JSON). Kafka’s internal tools or the KRaft (Kafka Raft) mode handles the reading and updating of this topic.</text:span></text:p>
        </text:list-item>
      </text:list>
      <text:h text:style-name="P2" text:outline-level="3">Important Considerations</text:h>
      <text:list xml:id="list4084360651" text:style-name="L2">
        <text:list-item>
          <text:p text:style-name="P116"><text:span text:style-name="Strong_20_Emphasis"><text:span text:style-name="T1">Do Not Modify Directly</text:span></text:span><text:span text:style-name="T1">: Direct modification of </text:span><text:span text:style-name="Source_20_Text"><text:span text:style-name="T1">__cluster_metadata</text:span></text:span><text:span text:style-name="T1"> is </text:span><text:span text:style-name="Strong_20_Emphasis"><text:span text:style-name="T1">not recommended</text:span></text:span><text:span text:style-name="T1"> because it can lead to inconsistencies and potentially destabilize the Kafka cluster. This topic is critical to Kafka's internal operations and is managed automatically by Kafka itself.</text:span></text:p>
        </text:list-item>
        <text:list-item>
          <text:p text:style-name="P116"><text:span text:style-name="Strong_20_Emphasis"><text:span text:style-name="T1">Use Kafka APIs for Configuration Changes</text:span></text:span><text:span text:style-name="T1">: If you need to modify aspects of the Kafka cluster (such as broker configurations, topic configurations, or leader election), use Kafka’s APIs or configuration files rather than modifying </text:span><text:span text:style-name="Source_20_Text"><text:span text:style-name="T1">__cluster_metadata</text:span></text:span><text:span text:style-name="T1"> directly.</text:span></text:p>
        </text:list-item>
        <text:list-item>
          <text:p text:style-name="P116"><text:span text:style-name="Strong_20_Emphasis"><text:span text:style-name="T1">Accessing Metadata Safely</text:span></text:span><text:span text:style-name="T1">:</text:span></text:p>
          <text:list>
            <text:list-item>
              <text:p text:style-name="P115"><text:span text:style-name="T1">You can retrieve information about brokers, topics, and partitions through Kafka’s </text:span><text:span text:style-name="Source_20_Text"><text:span text:style-name="T1">AdminClient</text:span></text:span><text:span text:style-name="T1"> API.</text:span></text:p>
            </text:list-item>
            <text:list-item>
              <text:p text:style-name="P115"><text:soft-page-break/><text:span text:style-name="T1">For modifying configurations, use commands like </text:span><text:span text:style-name="Source_20_Text"><text:span text:style-name="T1">kafka-configs.sh</text:span></text:span><text:span text:style-name="T1"> for dynamic configurations or modify broker properties for static configurations.</text:span></text:p>
            </text:list-item>
          </text:list>
        </text:list-item>
        <text:list-item>
          <text:p text:style-name="P116"><text:span text:style-name="Strong_20_Emphasis"><text:span text:style-name="T1">In KRaft Mode</text:span></text:span><text:span text:style-name="T1">: If you are using Kafka in </text:span><text:span text:style-name="Strong_20_Emphasis"><text:span text:style-name="T1">KRaft mode</text:span></text:span><text:span text:style-name="T1"> (without Zookeeper), </text:span><text:span text:style-name="Source_20_Text"><text:span text:style-name="T1">__cluster_metadata</text:span></text:span><text:span text:style-name="T1"> is managed by Kafka Raft Consensus (KRaft). KRaft handles metadata storage and replication internally, and modifications to cluster settings should be made via the appropriate Kafka tools.</text:span></text:p>
        </text:list-item>
      </text:list>
      <text:p text:style-name="P118">Would you like help with a specific modification or a Kafka API command to adjust certain settings?</text:p>
      <text:h text:style-name="P5" text:outline-level="5">You said:</text:h>
      <text:p text:style-name="P117">I have e problem with cluster one node can't start becouse of problem with offset how to fix this</text:p>
      <text:h text:style-name="P6" text:outline-level="6">ChatGPT said:</text:h>
      <text:p text:style-name="P113"><text:span text:style-name="T1">When a Kafka node cannot start due to an issue with offsets, it often points to problems in the </text:span><text:span text:style-name="Source_20_Text"><text:span text:style-name="T1">__consumer_offsets</text:span></text:span><text:span text:style-name="T1"> topic or other internal metadata related to offsets. Here are steps to troubleshoot and fix offset-related issues to get the Kafka node running again.</text:span></text:p>
      <text:h text:style-name="P2" text:outline-level="3">Step-by-Step Troubleshooting and Fixes</text:h>
      <text:list xml:id="list3917969391" text:style-name="L3">
        <text:list-item>
          <text:p text:style-name="P167"><text:span text:style-name="Strong_20_Emphasis"><text:span text:style-name="T1">Check Logs for Specific Errors</text:span></text:span></text:p>
          <text:list>
            <text:list-item>
              <text:p text:style-name="P119">Review the Kafka logs on the failing node to identify the specific error messages related to offsets. Common issues might include:</text:p>
              <text:list>
                <text:list-item>
                  <text:p text:style-name="P166"><text:span text:style-name="Strong_20_Emphasis"><text:span text:style-name="T1">Corruption</text:span></text:span><text:span text:style-name="T1"> in the </text:span><text:span text:style-name="Source_20_Text"><text:span text:style-name="T1">__consumer_offsets</text:span></text:span><text:span text:style-name="T1"> topic.</text:span></text:p>
                </text:list-item>
                <text:list-item>
                  <text:p text:style-name="P166"><text:span text:style-name="Strong_20_Emphasis"><text:span text:style-name="T1">Misconfigured log directories</text:span></text:span><text:span text:style-name="T1">.</text:span></text:p>
                </text:list-item>
                <text:list-item>
                  <text:p text:style-name="P167"><text:span text:style-name="Strong_20_Emphasis"><text:span text:style-name="T1">Replication issues</text:span></text:span><text:span text:style-name="T1"> for offset partitions.</text:span></text:p>
                </text:list-item>
              </text:list>
            </text:list-item>
          </text:list>
          <text:p text:style-name="P120">To view logs, you might use:</text:p>
          <text:p text:style-name="P8">sh</text:p>
          <text:p text:style-name="P8">Copy code</text:p>
          <text:p text:style-name="P7"><text:span text:style-name="Source_20_Text"><text:span text:style-name="T1">tail -f /path/to/kafka/logs/server.log</text:span></text:span></text:p>
        </text:list-item>
        <text:list-item>
          <text:p text:style-name="P167"><text:span text:style-name="Strong_20_Emphasis"><text:span text:style-name="T1">Verify Disk Space and I/O Health</text:span></text:span></text:p>
          <text:list>
            <text:list-item>
              <text:p text:style-name="P119">Ensure there’s sufficient disk space on the broker for Kafka to read and write logs. Low disk space or I/O issues can prevent the broker from starting correctly.</text:p>
            </text:list-item>
          </text:list>
        </text:list-item>
        <text:list-item>
          <text:p text:style-name="P167"><text:span text:style-name="Strong_20_Emphasis"><text:span text:style-name="T1">Check Kafka Configuration Related to Offsets</text:span></text:span></text:p>
          <text:list>
            <text:list-item>
              <text:p text:style-name="P166"><text:span text:style-name="T1">In your </text:span><text:span text:style-name="Source_20_Text"><text:span text:style-name="T1">server.properties</text:span></text:span><text:span text:style-name="T1"> file, check for the following configurations related to offsets and consider adjusting if needed:</text:span></text:p>
              <text:list>
                <text:list-item>
                  <text:p text:style-name="P166"><text:soft-page-break/><text:span text:style-name="Source_20_Text"><text:span text:style-name="T1">offsets.retention.minutes</text:span></text:span><text:span text:style-name="T1">: Controls the retention period for offsets. If you’ve had a large backlog of consumer groups, consider reducing this.</text:span></text:p>
                </text:list-item>
                <text:list-item>
                  <text:p text:style-name="P166"><text:span text:style-name="Source_20_Text"><text:span text:style-name="T1">offsets.topic.num.partitions</text:span></text:span><text:span text:style-name="T1">: Increasing the number of partitions in </text:span><text:span text:style-name="Source_20_Text"><text:span text:style-name="T1">__consumer_offsets</text:span></text:span><text:span text:style-name="T1"> can help with scalability, but this requires rebalancing.</text:span></text:p>
                </text:list-item>
              </text:list>
            </text:list-item>
          </text:list>
        </text:list-item>
        <text:list-item>
          <text:p text:style-name="P167"><text:span text:style-name="Strong_20_Emphasis"><text:span text:style-name="T1">Delete Corrupted Partitions (Last Resort)</text:span></text:span></text:p>
          <text:list>
            <text:list-item>
              <text:p text:style-name="P167"><text:span text:style-name="T1">If the issue is due to a corrupted partition in </text:span><text:span text:style-name="Source_20_Text"><text:span text:style-name="T1">__consumer_offsets</text:span></text:span><text:span text:style-name="T1">, you might need to delete the affected partition data and allow Kafka to re-replicate it. This can cause consumer offsets to reset, so it should only be done if there’s no other option.</text:span></text:p>
            </text:list-item>
            <text:list-item>
              <text:p text:style-name="P120">To delete corrupted data:</text:p>
              <text:list>
                <text:list-item>
                  <text:p text:style-name="P119">Identify the corrupted partitions from the logs.</text:p>
                </text:list-item>
                <text:list-item>
                  <text:p text:style-name="P119">Stop Kafka on the affected broker.</text:p>
                </text:list-item>
                <text:list-item>
                  <text:p text:style-name="P167"><text:span text:style-name="T1">Remove the data directory for the specific partition (e.g., </text:span><text:span text:style-name="Source_20_Text"><text:span text:style-name="T1">/kafka-logs/__consumer_offsets-&lt;partition&gt;</text:span></text:span><text:span text:style-name="T1">) carefully.</text:span></text:p>
                </text:list-item>
              </text:list>
              <text:p text:style-name="P167"><text:span text:style-name="Strong_20_Emphasis"><text:span text:style-name="T1">Example</text:span></text:span><text:span text:style-name="T1">:</text:span></text:p>
              <text:p text:style-name="P8">sh</text:p>
              <text:p text:style-name="P8">Copy code</text:p>
              <text:p text:style-name="P7"><text:span text:style-name="Source_20_Text"><text:span text:style-name="T1">rm -rf /path/to/kafka-logs/__consumer_offsets-&lt;partition-id&gt;</text:span></text:span></text:p>
            </text:list-item>
          </text:list>
        </text:list-item>
        <text:list-item>
          <text:p text:style-name="P167"><text:span text:style-name="Strong_20_Emphasis"><text:span text:style-name="T1">Use </text:span></text:span><text:span text:style-name="Strong_20_Emphasis"><text:span text:style-name="Source_20_Text"><text:span text:style-name="T1">kafka-streams</text:span></text:span></text:span><text:span text:style-name="Strong_20_Emphasis"><text:span text:style-name="T1"> or </text:span></text:span><text:span text:style-name="Strong_20_Emphasis"><text:span text:style-name="Source_20_Text"><text:span text:style-name="T1">kafka-reassign-partitions.sh</text:span></text:span></text:span></text:p>
          <text:list>
            <text:list-item>
              <text:p text:style-name="P166"><text:span text:style-name="T1">If your cluster is in KRaft mode, you may need to use internal tools to reassign or redistribute partitions to ensure </text:span><text:span text:style-name="Source_20_Text"><text:span text:style-name="T1">__consumer_offsets</text:span></text:span><text:span text:style-name="T1"> partitions are balanced and replicated correctly across brokers.</text:span></text:p>
            </text:list-item>
            <text:list-item>
              <text:p text:style-name="P120">For a traditional Kafka setup, you can also use:</text:p>
              <text:p text:style-name="P8">sh</text:p>
              <text:p text:style-name="P8">Copy code</text:p>
              <text:p text:style-name="P7"><text:span text:style-name="Source_20_Text"><text:span text:style-name="T1">kafka-reassign-partitions.sh --zookeeper &lt;zookeeper-host&gt; --reassignment-json-file &lt;file&gt;</text:span></text:span></text:p>
            </text:list-item>
          </text:list>
        </text:list-item>
        <text:list-item>
          <text:p text:style-name="P167"><text:span text:style-name="Strong_20_Emphasis"><text:span text:style-name="T1">Restart the Node and Monitor Logs</text:span></text:span></text:p>
          <text:list>
            <text:list-item>
              <text:p text:style-name="P119">After making the adjustments, start the Kafka broker and monitor the logs to ensure it starts without errors. If there are remaining issues, you may need to check replication or consumer group offsets and potentially reset them.</text:p>
            </text:list-item>
          </text:list>
        </text:list-item>
        <text:list-item>
          <text:p text:style-name="P167"><text:soft-page-break/><text:span text:style-name="Strong_20_Emphasis"><text:span text:style-name="T1">Consider Running Offset Cleanup (Only If Necessary)</text:span></text:span></text:p>
          <text:list>
            <text:list-item>
              <text:p text:style-name="P120">You can reset or clean up consumer group offsets with the following command, but use it cautiously, as it will remove offset tracking:</text:p>
              <text:p text:style-name="P8">sh</text:p>
              <text:p text:style-name="P8">Copy code</text:p>
              <text:p text:style-name="P7"><text:span text:style-name="Source_20_Text"><text:span text:style-name="T1">kafka-consumer-groups.sh --bootstrap-server &lt;broker&gt; --group &lt;group-name&gt; --reset-offsets --to-earliest --execute --all-topics</text:span></text:span></text:p>
            </text:list-item>
          </text:list>
        </text:list-item>
      </text:list>
      <text:h text:style-name="P2" text:outline-level="3">Additional Tips</text:h>
      <text:list xml:id="list2666944582" text:style-name="L4">
        <text:list-item>
          <text:p text:style-name="P168"><text:span text:style-name="Strong_20_Emphasis"><text:span text:style-name="T1">Backup Data</text:span></text:span><text:span text:style-name="T1">: Before making deletions or significant changes, back up data if possible, as offset resets are often irreversible.</text:span></text:p>
        </text:list-item>
        <text:list-item>
          <text:p text:style-name="P169"><text:span text:style-name="Strong_20_Emphasis"><text:span text:style-name="T1">Monitor Logs</text:span></text:span><text:span text:style-name="T1">: Keep a close eye on the logs after restarting to catch any cascading errors.</text:span></text:p>
        </text:list-item>
      </text:list>
      <text:p text:style-name="P118">These steps should help resolve offset-related issues and get the Kafka node back online. Let me know if you need specific commands for your setup!</text:p>
      <text:h text:style-name="P5" text:outline-level="5">You said:</text:h>
      <text:p text:style-name="P117">I need detailed information about point 4 Delete Corrupted Partitions (Last Resort) of "Step-by-Step Troubleshooting and Fixes" </text:p>
      <text:h text:style-name="P6" text:outline-level="6">ChatGPT said:</text:h>
      <text:p text:style-name="P113"><text:span text:style-name="T1">Deleting corrupted partitions in Kafka’s internal </text:span><text:span text:style-name="Source_20_Text"><text:span text:style-name="T1">__consumer_offsets</text:span></text:span><text:span text:style-name="T1"> topic is a last-resort action, primarily because it risks resetting consumer offsets, which could result in data being reprocessed or skipped by consumers. However, if corruption in the </text:span><text:span text:style-name="Source_20_Text"><text:span text:style-name="T1">__consumer_offsets</text:span></text:span><text:span text:style-name="T1"> partitions is preventing a Kafka broker from starting, this may be necessary to restore cluster health. Here’s a detailed step-by-step guide:</text:span></text:p>
      <text:h text:style-name="P1" text:outline-level="3"><text:span text:style-name="T1">Step-by-Step: Deleting Corrupted Partitions in </text:span><text:span text:style-name="Source_20_Text"><text:span text:style-name="T1">__consumer_offsets</text:span></text:span></text:h>
      <text:h text:style-name="P3" text:outline-level="4"><text:span text:style-name="Strong_20_Emphasis"><text:span text:style-name="T1">1. Identify the Corrupted Partition</text:span></text:span></text:h>
      <text:list xml:id="list3288866621" text:style-name="L5">
        <text:list-item>
          <text:p text:style-name="P170"><text:span text:style-name="T1">First, look at the Kafka broker logs to identify the specific corrupted partitions in </text:span><text:span text:style-name="Source_20_Text"><text:span text:style-name="T1">__consumer_offsets</text:span></text:span><text:span text:style-name="T1">.</text:span></text:p>
        </text:list-item>
        <text:list-item>
          <text:p text:style-name="P121">The logs might indicate a failure to load a particular partition with messages like “corrupt segment” or “offset out of range.”</text:p>
        </text:list-item>
      </text:list>
      <text:h text:style-name="P3" text:outline-level="4"><text:soft-page-break/><text:span text:style-name="Strong_20_Emphasis"><text:span text:style-name="T1">2. Stop the Kafka Broker on the Affected Node</text:span></text:span></text:h>
      <text:list xml:id="list1324898866" text:style-name="L6">
        <text:list-item>
          <text:p text:style-name="P122">Shut down the Kafka broker that is failing to start. You should stop Kafka on this node to avoid further issues while deleting partition data.</text:p>
        </text:list-item>
        <text:list-item>
          <text:p text:style-name="P123">For systemd-based installations:</text:p>
          <text:p text:style-name="P9">sh</text:p>
          <text:p text:style-name="P9">Copy code</text:p>
          <text:p text:style-name="P58"><text:span text:style-name="Source_20_Text"><text:span text:style-name="T1">sudo systemctl stop kafka</text:span></text:span></text:p>
        </text:list-item>
      </text:list>
      <text:h text:style-name="P3" text:outline-level="4"><text:span text:style-name="Strong_20_Emphasis"><text:span text:style-name="T1">3. Locate the Data Directory for </text:span></text:span><text:span text:style-name="Strong_20_Emphasis"><text:span text:style-name="Source_20_Text"><text:span text:style-name="T1">__consumer_offsets</text:span></text:span></text:span></text:h>
      <text:list xml:id="list1491855811" text:style-name="L7">
        <text:list-item>
          <text:p text:style-name="P171"><text:span text:style-name="T1">Find the path to the Kafka log directory specified in your </text:span><text:span text:style-name="Source_20_Text"><text:span text:style-name="T1">server.properties</text:span></text:span><text:span text:style-name="T1"> file (usually under </text:span><text:span text:style-name="Source_20_Text"><text:span text:style-name="T1">log.dirs</text:span></text:span><text:span text:style-name="T1">). This is where Kafka stores topic partitions, including </text:span><text:span text:style-name="Source_20_Text"><text:span text:style-name="T1">__consumer_offsets</text:span></text:span><text:span text:style-name="T1">.</text:span></text:p>
        </text:list-item>
        <text:list-item>
          <text:p text:style-name="P171"><text:span text:style-name="T1">Inside the log directory, locate the subdirectory for the </text:span><text:span text:style-name="Source_20_Text"><text:span text:style-name="T1">__consumer_offsets</text:span></text:span><text:span text:style-name="T1"> topic. Each partition will be in a separate subdirectory with a naming pattern like </text:span><text:span text:style-name="Source_20_Text"><text:span text:style-name="T1">__consumer_offsets-&lt;partition-number&gt;</text:span></text:span><text:span text:style-name="T1">.</text:span></text:p>
          <text:p text:style-name="P124">For example:</text:p>
          <text:p text:style-name="P10">sh</text:p>
          <text:p text:style-name="P10">Copy code</text:p>
          <text:p text:style-name="P60"><text:span text:style-name="Source_20_Text"><text:span text:style-name="T1">/path/to/kafka-logs/__consumer_offsets-0</text:span></text:span></text:p>
          <text:p text:style-name="P60"><text:span text:style-name="Source_20_Text"><text:span text:style-name="T1">/path/to/kafka-logs/__consumer_offsets-1</text:span></text:span></text:p>
          <text:p text:style-name="P59"><text:span text:style-name="Source_20_Text"><text:span text:style-name="T1">/path/to/kafka-logs/__consumer_offsets-2</text:span></text:span></text:p>
        </text:list-item>
      </text:list>
      <text:h text:style-name="P3" text:outline-level="4"><text:span text:style-name="Strong_20_Emphasis"><text:span text:style-name="T1">4. Backup the Corrupted Partition Data (Optional but Recommended)</text:span></text:span></text:h>
      <text:list xml:id="list1377956721" text:style-name="L8">
        <text:list-item>
          <text:p text:style-name="P125">Before deleting the partition, it’s good practice to create a backup of the data, as this operation is irreversible.</text:p>
        </text:list-item>
        <text:list-item>
          <text:p text:style-name="P126">You can copy the data to a safe location on the server:</text:p>
          <text:p text:style-name="P11">sh</text:p>
          <text:p text:style-name="P11">Copy code</text:p>
          <text:p text:style-name="P61"><text:span text:style-name="Source_20_Text"><text:span text:style-name="T1">cp -r /path/to/kafka-logs/__consumer_offsets-&lt;partition-number&gt; /path/to/backup/</text:span></text:span></text:p>
        </text:list-item>
      </text:list>
      <text:h text:style-name="P3" text:outline-level="4"><text:span text:style-name="Strong_20_Emphasis"><text:span text:style-name="T1">5. Delete the Corrupted Partition Data</text:span></text:span></text:h>
      <text:list xml:id="list2021592158" text:style-name="L9">
        <text:list-item>
          <text:p text:style-name="P172"><text:span text:style-name="T1">Remove the corrupted partition directory carefully. Only delete the specific corrupted partition, not the entire </text:span><text:span text:style-name="Source_20_Text"><text:span text:style-name="T1">__consumer_offsets</text:span></text:span><text:span text:style-name="T1"> directory.</text:span></text:p>
        </text:list-item>
        <text:list-item>
          <text:p text:style-name="P172"><text:soft-page-break/><text:span text:style-name="T1">Replace </text:span><text:span text:style-name="Source_20_Text"><text:span text:style-name="T1">&lt;partition-number&gt;</text:span></text:span><text:span text:style-name="T1"> with the exact partition ID identified as corrupted.</text:span></text:p>
          <text:p text:style-name="P12">sh</text:p>
          <text:p text:style-name="P12">Copy code</text:p>
          <text:p text:style-name="P62"><text:span text:style-name="Source_20_Text"><text:span text:style-name="T1">rm -rf /path/to/kafka-logs/__consumer_offsets-&lt;partition-number&gt;</text:span></text:span></text:p>
        </text:list-item>
      </text:list>
      <text:h text:style-name="P3" text:outline-level="4"><text:span text:style-name="Strong_20_Emphasis"><text:span text:style-name="T1">6. Restart the Kafka Broker</text:span></text:span></text:h>
      <text:list xml:id="list1285584807" text:style-name="L10">
        <text:list-item>
          <text:p text:style-name="P127">Once the corrupted partition has been deleted, restart the Kafka broker. Kafka will attempt to re-replicate the missing partition data from other brokers if replicas are available.</text:p>
        </text:list-item>
        <text:list-item>
          <text:p text:style-name="P127">If the topic has sufficient replication, the deleted partition will be automatically restored by Kafka. However, if replicas are insufficient, you may see errors regarding under-replicated partitions until replication can be completed.</text:p>
          <text:p text:style-name="P13">sh</text:p>
          <text:p text:style-name="P13">Copy code</text:p>
          <text:p text:style-name="P63"><text:span text:style-name="Source_20_Text"><text:span text:style-name="T1">sudo systemctl start kafka</text:span></text:span></text:p>
        </text:list-item>
      </text:list>
      <text:h text:style-name="P3" text:outline-level="4"><text:span text:style-name="Strong_20_Emphasis"><text:span text:style-name="T1">7. Check the Kafka Broker Logs and Cluster Health</text:span></text:span></text:h>
      <text:list xml:id="list2659758298" text:style-name="L11">
        <text:list-item>
          <text:p text:style-name="P173"><text:span text:style-name="T1">After starting the Kafka broker, monitor the logs to ensure there are no further errors related to </text:span><text:span text:style-name="Source_20_Text"><text:span text:style-name="T1">__consumer_offsets</text:span></text:span><text:span text:style-name="T1">.</text:span></text:p>
        </text:list-item>
        <text:list-item>
          <text:p text:style-name="P173"><text:span text:style-name="T1">Use Kafka commands to check the health of the </text:span><text:span text:style-name="Source_20_Text"><text:span text:style-name="T1">__consumer_offsets</text:span></text:span><text:span text:style-name="T1"> topic and verify that the broker is operating normally:</text:span></text:p>
          <text:p text:style-name="P14">sh</text:p>
          <text:p text:style-name="P14">Copy code</text:p>
          <text:p text:style-name="P64"><text:span text:style-name="Source_20_Text"><text:span text:style-name="T1">kafka-topics.sh --describe --topic __consumer_offsets --bootstrap-server &lt;broker-address&gt;</text:span></text:span></text:p>
        </text:list-item>
      </text:list>
      <text:h text:style-name="P3" text:outline-level="4"><text:span text:style-name="Strong_20_Emphasis"><text:span text:style-name="T1">8. Monitor Consumer Offsets and Applications</text:span></text:span></text:h>
      <text:list xml:id="list2474554839" text:style-name="L12">
        <text:list-item>
          <text:p text:style-name="P128">Since deleting partition data can reset some consumer group offsets, monitor your applications to ensure they continue processing data as expected.</text:p>
        </text:list-item>
        <text:list-item>
          <text:p text:style-name="P129">If necessary, you may need to reset or reconfigure offsets for affected consumer groups.</text:p>
        </text:list-item>
      </text:list>
      <text:h text:style-name="P2" text:outline-level="3">Important Notes and Caveats</text:h>
      <text:list xml:id="list1313153695" text:style-name="L13">
        <text:list-item>
          <text:p text:style-name="P174"><text:span text:style-name="Strong_20_Emphasis"><text:span text:style-name="T1">Data Loss</text:span></text:span><text:span text:style-name="T1">: Deleting offset partitions may reset the consumer’s offset position, potentially causing consumers to reprocess data from the beginning or skip data if not handled properly.</text:span></text:p>
        </text:list-item>
        <text:list-item>
          <text:p text:style-name="P174"><text:soft-page-break/><text:span text:style-name="Strong_20_Emphasis"><text:span text:style-name="T1">Rebalancing Requirements</text:span></text:span><text:span text:style-name="T1">: If replication was disrupted, Kafka might rebalance partitions across the cluster, which could temporarily affect performance.</text:span></text:p>
        </text:list-item>
        <text:list-item>
          <text:p text:style-name="P175"><text:span text:style-name="Strong_20_Emphasis"><text:span text:style-name="T1">Use Kafka Tools if Possible</text:span></text:span><text:span text:style-name="T1">: If the corruption affects only certain consumer groups, consider using Kafka’s </text:span><text:span text:style-name="Source_20_Text"><text:span text:style-name="T1">kafka-consumer-groups.sh</text:span></text:span><text:span text:style-name="T1"> tool to reset offsets for specific groups rather than deleting entire partitions.</text:span></text:p>
        </text:list-item>
      </text:list>
      <text:p text:style-name="P118">This procedure should only be used if other options are exhausted. Let me know if you need further help with any of these steps or have specific configurations in place!</text:p>
      <text:h text:style-name="P5" text:outline-level="5">You said:</text:h>
      <text:p text:style-name="P117">Remember I use KRaft only please adjust me procedure </text:p>
      <text:h text:style-name="P6" text:outline-level="6">ChatGPT said:</text:h>
      <text:p text:style-name="P113"><text:span text:style-name="T1">Since you're using Kafka in </text:span><text:span text:style-name="Strong_20_Emphasis"><text:span text:style-name="T1">KRaft mode</text:span></text:span><text:span text:style-name="T1"> (Kafka without Zookeeper), the procedure for addressing corrupted </text:span><text:span text:style-name="Source_20_Text"><text:span text:style-name="T1">__consumer_offsets</text:span></text:span><text:span text:style-name="T1"> partitions differs slightly. In KRaft mode, Kafka manages metadata internally, so interacting with metadata and replication relies more on Kafka’s own tools rather than Zookeeper commands. Here’s an adjusted procedure:</text:span></text:p>
      <text:h text:style-name="P1" text:outline-level="3"><text:span text:style-name="T1">Updated Steps for KRaft Mode: Deleting Corrupted Partitions in </text:span><text:span text:style-name="Source_20_Text"><text:span text:style-name="T1">__consumer_offsets</text:span></text:span></text:h>
      <text:h text:style-name="P3" text:outline-level="4"><text:span text:style-name="Strong_20_Emphasis"><text:span text:style-name="T1">1. Identify the Corrupted Partition</text:span></text:span></text:h>
      <text:list xml:id="list2640585644" text:style-name="L14">
        <text:list-item>
          <text:p text:style-name="P176"><text:span text:style-name="T1">Examine the Kafka broker logs to locate the specific corrupted partition in the </text:span><text:span text:style-name="Source_20_Text"><text:span text:style-name="T1">__consumer_offsets</text:span></text:span><text:span text:style-name="T1"> topic. Look for error messages related to offset issues, corrupt segments, or partition loading failures.</text:span></text:p>
        </text:list-item>
      </text:list>
      <text:h text:style-name="P3" text:outline-level="4"><text:span text:style-name="Strong_20_Emphasis"><text:span text:style-name="T1">2. Stop the Kafka Broker on the Affected Node</text:span></text:span></text:h>
      <text:list xml:id="list2658231032" text:style-name="L15">
        <text:list-item>
          <text:p text:style-name="P130">Since KRaft mode does not use Zookeeper, stop the Kafka broker directly on the affected node to avoid further complications with the corrupted partition.</text:p>
          <text:p text:style-name="P15">sh</text:p>
          <text:p text:style-name="P15">Copy code</text:p>
          <text:p text:style-name="P65"><text:span text:style-name="Source_20_Text"><text:span text:style-name="T1">sudo systemctl stop kafka</text:span></text:span></text:p>
        </text:list-item>
      </text:list>
      <text:h text:style-name="P3" text:outline-level="4"><text:span text:style-name="Strong_20_Emphasis"><text:span text:style-name="T1">3. Locate the Data Directory for </text:span></text:span><text:span text:style-name="Strong_20_Emphasis"><text:span text:style-name="Source_20_Text"><text:span text:style-name="T1">__consumer_offsets</text:span></text:span></text:span></text:h>
      <text:list xml:id="list599639661" text:style-name="L16">
        <text:list-item>
          <text:p text:style-name="P177"><text:span text:style-name="T1">In KRaft mode, the Kafka log directory structure remains the same. Check your </text:span><text:span text:style-name="Source_20_Text"><text:span text:style-name="T1">server.properties</text:span></text:span><text:span text:style-name="T1"> for </text:span><text:span text:style-name="Source_20_Text"><text:span text:style-name="T1">log.dirs</text:span></text:span><text:span text:style-name="T1">, which specifies where the broker stores data.</text:span></text:p>
        </text:list-item>
        <text:list-item>
          <text:p text:style-name="P177"><text:soft-page-break/><text:span text:style-name="T1">Inside the log directory, find the specific directory for the </text:span><text:span text:style-name="Source_20_Text"><text:span text:style-name="T1">__consumer_offsets</text:span></text:span><text:span text:style-name="T1"> partition, formatted like </text:span><text:span text:style-name="Source_20_Text"><text:span text:style-name="T1">__consumer_offsets-&lt;partition-number&gt;</text:span></text:span><text:span text:style-name="T1">.</text:span></text:p>
          <text:p text:style-name="P131">Example:</text:p>
          <text:p text:style-name="P16">sh</text:p>
          <text:p text:style-name="P16">Copy code</text:p>
          <text:p text:style-name="P67"><text:span text:style-name="Source_20_Text"><text:span text:style-name="T1">/path/to/kafka-logs/__consumer_offsets-0</text:span></text:span></text:p>
          <text:p text:style-name="P66"><text:span text:style-name="Source_20_Text"><text:span text:style-name="T1">/path/to/kafka-logs/__consumer_offsets-1</text:span></text:span></text:p>
        </text:list-item>
      </text:list>
      <text:h text:style-name="P3" text:outline-level="4"><text:span text:style-name="Strong_20_Emphasis"><text:span text:style-name="T1">4. Backup the Corrupted Partition Data (Optional but Recommended)</text:span></text:span></text:h>
      <text:list xml:id="list3350886106" text:style-name="L17">
        <text:list-item>
          <text:p text:style-name="P132">Before deleting data, back up the corrupted partition directory to prevent irreversible data loss.</text:p>
          <text:p text:style-name="P17">sh</text:p>
          <text:p text:style-name="P17">Copy code</text:p>
          <text:p text:style-name="P68"><text:span text:style-name="Source_20_Text"><text:span text:style-name="T1">cp -r /path/to/kafka-logs/__consumer_offsets-&lt;partition-number&gt; /path/to/backup/</text:span></text:span></text:p>
        </text:list-item>
      </text:list>
      <text:h text:style-name="P3" text:outline-level="4"><text:span text:style-name="Strong_20_Emphasis"><text:span text:style-name="T1">5. Delete the Corrupted Partition Data</text:span></text:span></text:h>
      <text:list xml:id="list4073934174" text:style-name="L18">
        <text:list-item>
          <text:p text:style-name="P133">Delete only the directory of the specific corrupted partition, identified in step 1, to minimize data impact. For example:</text:p>
          <text:p text:style-name="P18">sh</text:p>
          <text:p text:style-name="P18">Copy code</text:p>
          <text:p text:style-name="P69"><text:span text:style-name="Source_20_Text"><text:span text:style-name="T1">rm -rf /path/to/kafka-logs/__consumer_offsets-&lt;partition-number&gt;</text:span></text:span></text:p>
        </text:list-item>
      </text:list>
      <text:h text:style-name="P3" text:outline-level="4"><text:span text:style-name="Strong_20_Emphasis"><text:span text:style-name="T1">6. Restart the Kafka Broker</text:span></text:span></text:h>
      <text:list xml:id="list1725855363" text:style-name="L19">
        <text:list-item>
          <text:p text:style-name="P134">With KRaft, Kafka manages its own metadata directly. When you restart the broker, Kafka will attempt to re-create or re-replicate the deleted partition if there are replicas on other brokers.</text:p>
        </text:list-item>
        <text:list-item>
          <text:p text:style-name="P134">Start the broker and check logs for replication or partition re-creation messages.</text:p>
          <text:p text:style-name="P19">sh</text:p>
          <text:p text:style-name="P19">Copy code</text:p>
          <text:p text:style-name="P70"><text:span text:style-name="Source_20_Text"><text:span text:style-name="T1">sudo systemctl start kafka</text:span></text:span></text:p>
        </text:list-item>
      </text:list>
      <text:h text:style-name="P3" text:outline-level="4"><text:span text:style-name="Strong_20_Emphasis"><text:span text:style-name="T1">7. Verify the Health of </text:span></text:span><text:span text:style-name="Strong_20_Emphasis"><text:span text:style-name="Source_20_Text"><text:span text:style-name="T1">__consumer_offsets</text:span></text:span></text:span><text:span text:style-name="Strong_20_Emphasis"><text:span text:style-name="T1"> and Cluster Stability</text:span></text:span></text:h>
      <text:list xml:id="list4178464426" text:style-name="L20">
        <text:list-item>
          <text:p text:style-name="P178"><text:span text:style-name="T1">After starting the broker, check the status of the </text:span><text:span text:style-name="Source_20_Text"><text:span text:style-name="T1">__consumer_offsets</text:span></text:span><text:span text:style-name="T1"> topic and ensure the cluster is stable.</text:span></text:p>
        </text:list-item>
        <text:list-item>
          <text:p text:style-name="P135">You can describe the topic and its partitions to verify replication:</text:p>
          <text:p text:style-name="P20"><text:soft-page-break/>sh</text:p>
          <text:p text:style-name="P20">Copy code</text:p>
          <text:p text:style-name="P71"><text:span text:style-name="Source_20_Text"><text:span text:style-name="T1">kafka-topics.sh --describe --topic __consumer_offsets --bootstrap-server &lt;broker-address&gt;</text:span></text:span></text:p>
        </text:list-item>
      </text:list>
      <text:h text:style-name="P3" text:outline-level="4"><text:span text:style-name="Strong_20_Emphasis"><text:span text:style-name="T1">8. Monitor Consumer Offsets and Applications</text:span></text:span></text:h>
      <text:list xml:id="list3348707256" text:style-name="L21">
        <text:list-item>
          <text:p text:style-name="P179"><text:span text:style-name="T1">Deleting a corrupted partition may reset consumer offsets for some groups. Verify that consumers are processing data as expected, and reset any affected offsets if necessary using the </text:span><text:span text:style-name="Source_20_Text"><text:span text:style-name="T1">kafka-consumer-groups.sh</text:span></text:span><text:span text:style-name="T1"> tool.</text:span></text:p>
        </text:list-item>
      </text:list>
      <text:h text:style-name="P2" text:outline-level="3">Notes for KRaft Mode:</text:h>
      <text:list xml:id="list2776229570" text:style-name="L22">
        <text:list-item>
          <text:p text:style-name="P180"><text:span text:style-name="Strong_20_Emphasis"><text:span text:style-name="T1">Metadata Management</text:span></text:span><text:span text:style-name="T1">: KRaft manages metadata within Kafka itself, so any internal inconsistencies should be resolved by Kafka when restarting brokers.</text:span></text:p>
        </text:list-item>
        <text:list-item>
          <text:p text:style-name="P181"><text:span text:style-name="Strong_20_Emphasis"><text:span text:style-name="T1">Consumer Group Monitoring</text:span></text:span><text:span text:style-name="T1">: Since offset resets may be necessary, monitor any critical consumer groups closely for unexpected behavior.</text:span></text:p>
        </text:list-item>
      </text:list>
      <text:p text:style-name="P118">This procedure should address corrupted offsets effectively in a KRaft-mode-only setup. Let me know if you need further clarification on any step!</text:p>
      <text:h text:style-name="P5" text:outline-level="5">You said:</text:h>
      <text:p text:style-name="P117">I use kafka on kubernetes </text:p>
      <text:h text:style-name="P6" text:outline-level="6">ChatGPT said:</text:h>
      <text:p text:style-name="P113"><text:span text:style-name="T1">Running Kafka on Kubernetes introduces a few extra steps when managing corrupted partitions due to the way storage and persistent volumes are handled. Here’s the modified procedure for deleting corrupted partitions in the </text:span><text:span text:style-name="Source_20_Text"><text:span text:style-name="T1">__consumer_offsets</text:span></text:span><text:span text:style-name="T1"> topic in a KRaft-only Kafka setup on Kubernetes.</text:span></text:p>
      <text:h text:style-name="P1" text:outline-level="3"><text:span text:style-name="T1">Updated Steps for Kafka on Kubernetes (KRaft Mode): Deleting Corrupted Partitions in </text:span><text:span text:style-name="Source_20_Text"><text:span text:style-name="T1">__consumer_offsets</text:span></text:span></text:h>
      <text:h text:style-name="P3" text:outline-level="4"><text:span text:style-name="Strong_20_Emphasis"><text:span text:style-name="T1">1. Identify the Corrupted Partition</text:span></text:span></text:h>
      <text:list xml:id="list2120122177" text:style-name="L23">
        <text:list-item>
          <text:p text:style-name="P136">Review the logs of the affected Kafka pod in Kubernetes to identify the corrupted partition. Use the following command to fetch logs:</text:p>
          <text:p text:style-name="P21">sh</text:p>
          <text:p text:style-name="P21">Copy code</text:p>
          <text:p text:style-name="P72"><text:span text:style-name="Source_20_Text"><text:span text:style-name="T1">kubectl logs &lt;kafka-pod-name&gt; -n &lt;namespace&gt;</text:span></text:span></text:p>
        </text:list-item>
        <text:list-item>
          <text:p text:style-name="P182"><text:soft-page-break/><text:span text:style-name="T1">Look for error messages about partition corruption in </text:span><text:span text:style-name="Source_20_Text"><text:span text:style-name="T1">__consumer_offsets</text:span></text:span><text:span text:style-name="T1">.</text:span></text:p>
        </text:list-item>
      </text:list>
      <text:h text:style-name="P3" text:outline-level="4"><text:span text:style-name="Strong_20_Emphasis"><text:span text:style-name="T1">2. Stop the Kafka Pod</text:span></text:span></text:h>
      <text:list xml:id="list2236047497" text:style-name="L24">
        <text:list-item>
          <text:p text:style-name="P137">Scale down the Kafka StatefulSet or Deployment to stop the affected Kafka pod. This ensures that the node doesn’t try to restart and interfere with the partition cleanup process.</text:p>
          <text:p text:style-name="P22">sh</text:p>
          <text:p text:style-name="P22">Copy code</text:p>
          <text:p text:style-name="P73"><text:span text:style-name="Source_20_Text"><text:span text:style-name="T1">kubectl scale statefulset &lt;kafka-statefulset-name&gt; --replicas=&lt;new-replica-count&gt; -n &lt;namespace&gt;</text:span></text:span></text:p>
        </text:list-item>
        <text:list-item>
          <text:p text:style-name="P183"><text:span text:style-name="T1">Set </text:span><text:span text:style-name="Source_20_Text"><text:span text:style-name="T1">&lt;new-replica-count&gt;</text:span></text:span><text:span text:style-name="T1"> to one less than the current replica count to stop only the affected pod.</text:span></text:p>
        </text:list-item>
      </text:list>
      <text:h text:style-name="P3" text:outline-level="4"><text:span text:style-name="Strong_20_Emphasis"><text:span text:style-name="T1">3. Access the Persistent Volume (PV)</text:span></text:span></text:h>
      <text:list xml:id="list1389441460" text:style-name="L25">
        <text:list-item>
          <text:p text:style-name="P138">Find the Persistent Volume Claim (PVC) associated with the Kafka pod. This can usually be done by listing PVCs in the namespace and identifying the one attached to the affected pod.</text:p>
          <text:p text:style-name="P23">sh</text:p>
          <text:p text:style-name="P23">Copy code</text:p>
          <text:p text:style-name="P74"><text:span text:style-name="Source_20_Text"><text:span text:style-name="T1">kubectl get pvc -n &lt;namespace&gt;</text:span></text:span></text:p>
        </text:list-item>
        <text:list-item>
          <text:p text:style-name="P184"><text:span text:style-name="T1">Once identified, access the PVC using a debug pod or an </text:span><text:span text:style-name="Source_20_Text"><text:span text:style-name="T1">initContainer</text:span></text:span><text:span text:style-name="T1"> if you have an existing setup for maintenance tasks. Alternatively, you can attach the PVC to a temporary pod to modify the files.</text:span></text:p>
        </text:list-item>
      </text:list>
      <text:h text:style-name="P3" text:outline-level="4"><text:span text:style-name="Strong_20_Emphasis"><text:span text:style-name="T1">4. Locate the Corrupted Partition and Backup (Optional)</text:span></text:span></text:h>
      <text:list xml:id="list1854348810" text:style-name="L26">
        <text:list-item>
          <text:p text:style-name="P185"><text:span text:style-name="T1">In the temporary pod or debug container with access to the PVC, navigate to the Kafka logs directory, usually at </text:span><text:span text:style-name="Source_20_Text"><text:span text:style-name="T1">/var/lib/kafka/data</text:span></text:span><text:span text:style-name="T1"> or similar, where each partition for </text:span><text:span text:style-name="Source_20_Text"><text:span text:style-name="T1">__consumer_offsets</text:span></text:span><text:span text:style-name="T1"> is stored.</text:span></text:p>
          <text:p text:style-name="P24">sh</text:p>
          <text:p text:style-name="P24">Copy code</text:p>
          <text:p text:style-name="P75"><text:span text:style-name="Source_20_Text"><text:span text:style-name="T1">ls /var/lib/kafka/data/__consumer_offsets-&lt;partition-id&gt;</text:span></text:span></text:p>
        </text:list-item>
        <text:list-item>
          <text:p text:style-name="P139">Create a backup if needed, then proceed with deleting the corrupted partition directory.</text:p>
        </text:list-item>
      </text:list>
      <text:h text:style-name="P3" text:outline-level="4"><text:span text:style-name="Strong_20_Emphasis"><text:span text:style-name="T1">5. Delete the Corrupted Partition Data</text:span></text:span></text:h>
      <text:list xml:id="list3578729240" text:style-name="L27">
        <text:list-item>
          <text:p text:style-name="P140">Delete only the affected partition directory:</text:p>
          <text:p text:style-name="P25"><text:soft-page-break/>sh</text:p>
          <text:p text:style-name="P25">Copy code</text:p>
          <text:p text:style-name="P76"><text:span text:style-name="Source_20_Text"><text:span text:style-name="T1">rm -rf /var/lib/kafka/data/__consumer_offsets-&lt;partition-id&gt;</text:span></text:span></text:p>
        </text:list-item>
      </text:list>
      <text:h text:style-name="P3" text:outline-level="4"><text:span text:style-name="Strong_20_Emphasis"><text:span text:style-name="T1">6. Scale the Kafka Pod Back Up</text:span></text:span></text:h>
      <text:list xml:id="list770218419" text:style-name="L28">
        <text:list-item>
          <text:p text:style-name="P141">After deleting the corrupted partition data, scale the Kafka StatefulSet or Deployment back up to restart the pod:</text:p>
          <text:p text:style-name="P26">sh</text:p>
          <text:p text:style-name="P26">Copy code</text:p>
          <text:p text:style-name="P77"><text:span text:style-name="Source_20_Text"><text:span text:style-name="T1">kubectl scale statefulset &lt;kafka-statefulset-name&gt; --replicas=&lt;original-replica-count&gt; -n &lt;namespace&gt;</text:span></text:span></text:p>
        </text:list-item>
        <text:list-item>
          <text:p text:style-name="P141">This will trigger Kubernetes to restart the Kafka pod, allowing it to re-create or re-replicate the deleted partition if replicas are available.</text:p>
        </text:list-item>
      </text:list>
      <text:h text:style-name="P3" text:outline-level="4"><text:span text:style-name="Strong_20_Emphasis"><text:span text:style-name="T1">7. Verify Kafka Health</text:span></text:span></text:h>
      <text:list xml:id="list4020468023" text:style-name="L29">
        <text:list-item>
          <text:p text:style-name="P186"><text:span text:style-name="T1">Monitor the logs of the restarted Kafka pod to ensure that it comes up without errors related to the </text:span><text:span text:style-name="Source_20_Text"><text:span text:style-name="T1">__consumer_offsets</text:span></text:span><text:span text:style-name="T1"> topic.</text:span></text:p>
          <text:p text:style-name="P27">sh</text:p>
          <text:p text:style-name="P27">Copy code</text:p>
          <text:p text:style-name="P78"><text:span text:style-name="Source_20_Text"><text:span text:style-name="T1">kubectl logs &lt;kafka-pod-name&gt; -n &lt;namespace&gt; -f</text:span></text:span></text:p>
        </text:list-item>
      </text:list>
      <text:h text:style-name="P3" text:outline-level="4"><text:span text:style-name="Strong_20_Emphasis"><text:span text:style-name="T1">8. Check Offsets and Consumer Groups</text:span></text:span></text:h>
      <text:list xml:id="list940876941" text:style-name="L30">
        <text:list-item>
          <text:p text:style-name="P187"><text:span text:style-name="T1">With Kafka up and running, check consumer groups to ensure offsets are working as expected. You can reset offsets if necessary using the </text:span><text:span text:style-name="Source_20_Text"><text:span text:style-name="T1">kafka-consumer-groups.sh</text:span></text:span><text:span text:style-name="T1"> command.</text:span></text:p>
        </text:list-item>
      </text:list>
      <text:h text:style-name="P2" text:outline-level="3">Important Notes</text:h>
      <text:list xml:id="list81922365" text:style-name="L31">
        <text:list-item>
          <text:p text:style-name="P188"><text:span text:style-name="Strong_20_Emphasis"><text:span text:style-name="T1">Temporary Pod Access</text:span></text:span><text:span text:style-name="T1">: If your Kubernetes environment allows, using a temporary pod to attach the PVC is generally safer and more flexible than modifying an existing Kafka pod.</text:span></text:p>
        </text:list-item>
        <text:list-item>
          <text:p text:style-name="P189"><text:span text:style-name="Strong_20_Emphasis"><text:span text:style-name="T1">Persistent Volume Considerations</text:span></text:span><text:span text:style-name="T1">: Always take extra caution with persistent storage modifications, as they affect data consistency across the cluster.</text:span></text:p>
        </text:list-item>
      </text:list>
      <text:p text:style-name="P118">These steps should help you address partition corruption in a Kubernetes environment. Let me know if you need specific YAML examples for creating a debug pod or further details on accessing PVCs in your setup!</text:p>
      <text:h text:style-name="P5" text:outline-level="5"><text:soft-page-break/>You said:</text:h>
      <text:p text:style-name="P117">I need detail information with examples to ccess the PVC using a debug pod or an initContainer if you have an existing setup for maintenance tasks.</text:p>
      <text:h text:style-name="P6" text:outline-level="6">ChatGPT said:</text:h>
      <text:p text:style-name="P113"><text:span text:style-name="T1">To access the Persistent Volume Claim (PVC) used by Kafka in Kubernetes, you can create a </text:span><text:span text:style-name="Strong_20_Emphasis"><text:span text:style-name="T1">debug pod</text:span></text:span><text:span text:style-name="T1"> specifically for maintenance tasks or use an </text:span><text:span text:style-name="Strong_20_Emphasis"><text:span text:style-name="T1">initContainer</text:span></text:span><text:span text:style-name="T1"> if you want this access as part of an existing Kafka pod's startup process. Below are detailed instructions for both approaches with examples.</text:span></text:p>
      <text:h text:style-name="P2" text:outline-level="3">Option 1: Using a Debug Pod to Access the PVC</text:h>
      <text:p text:style-name="P118">This approach involves creating a temporary debug pod that mounts the Kafka PVC, allowing you to explore or modify the data as needed.</text:p>
      <text:h text:style-name="P4" text:outline-level="4">Step 1: Create a Debug Pod YAML File</text:h>
      <text:p text:style-name="P113"><text:span text:style-name="T1">Here’s an example YAML for a simple debug pod that mounts the Kafka PVC. This example assumes your PVC is named </text:span><text:span text:style-name="Source_20_Text"><text:span text:style-name="T1">datadir-kafka-2</text:span></text:span><text:span text:style-name="T1">.</text:span></text:p>
      <text:p text:style-name="P28">yaml</text:p>
      <text:p text:style-name="P28">Copy code</text:p>
      <text:p text:style-name="P80"><text:span text:style-name="Source_20_Text"><text:span text:style-name="T1">apiVersion: v1</text:span></text:span></text:p>
      <text:p text:style-name="P80"><text:span text:style-name="Source_20_Text"><text:span text:style-name="T1">kind: Pod</text:span></text:span></text:p>
      <text:p text:style-name="P80"><text:span text:style-name="Source_20_Text"><text:span text:style-name="T1">metadata:</text:span></text:span></text:p>
      <text:p text:style-name="P80"><text:span text:style-name="Source_20_Text"><text:span text:style-name="T1"><text:s text:c="2"/>name: kafka-debug-pod</text:span></text:span></text:p>
      <text:p text:style-name="P80"><text:span text:style-name="Source_20_Text"><text:span text:style-name="T1"><text:s text:c="2"/>namespace: &lt;your-namespace&gt;</text:span></text:span></text:p>
      <text:p text:style-name="P80"><text:span text:style-name="Source_20_Text"><text:span text:style-name="T1">spec:</text:span></text:span></text:p>
      <text:p text:style-name="P80"><text:span text:style-name="Source_20_Text"><text:span text:style-name="T1"><text:s text:c="2"/>containers:</text:span></text:span></text:p>
      <text:p text:style-name="P80"><text:span text:style-name="Source_20_Text"><text:span text:style-name="T1"><text:s text:c="4"/>- name: debug-container</text:span></text:span></text:p>
      <text:p text:style-name="P80"><text:span text:style-name="Source_20_Text"><text:span text:style-name="T1"><text:s text:c="6"/>image: busybox</text:span></text:span></text:p>
      <text:p text:style-name="P80"><text:span text:style-name="Source_20_Text"><text:span text:style-name="T1"><text:s text:c="6"/>command: ["sh", "-c", "sleep 3600"] <text:s/># Keeps the pod running for maintenance tasks</text:span></text:span></text:p>
      <text:p text:style-name="P80"><text:span text:style-name="Source_20_Text"><text:span text:style-name="T1"><text:s text:c="6"/>volumeMounts:</text:span></text:span></text:p>
      <text:p text:style-name="P80"><text:span text:style-name="Source_20_Text"><text:span text:style-name="T1"><text:s text:c="8"/>- mountPath: /kafka-data</text:span></text:span></text:p>
      <text:p text:style-name="P80"><text:span text:style-name="Source_20_Text"><text:span text:style-name="T1"><text:s text:c="10"/>name: kafka-pvc</text:span></text:span></text:p>
      <text:p text:style-name="P80"><text:span text:style-name="Source_20_Text"><text:span text:style-name="T1"><text:s text:c="2"/>volumes:</text:span></text:span></text:p>
      <text:p text:style-name="P80"><text:span text:style-name="Source_20_Text"><text:span text:style-name="T1"><text:s text:c="4"/>- name: kafka-pvc</text:span></text:span></text:p>
      <text:p text:style-name="P80"><text:span text:style-name="Source_20_Text"><text:span text:style-name="T1"><text:s text:c="6"/>persistentVolumeClaim:</text:span></text:span></text:p>
      <text:p text:style-name="P80"><text:span text:style-name="Source_20_Text"><text:span text:style-name="T1"><text:s text:c="8"/>claimName: datadir-kafka-2 <text:s/># Replace with your actual PVC name</text:span></text:span></text:p>
      <text:p text:style-name="P79"><text:span text:style-name="Source_20_Text"><text:span text:style-name="T1"><text:s text:c="2"/>restartPolicy: Never</text:span></text:span></text:p>
      <text:p text:style-name="P118">In this configuration:</text:p>
      <text:list xml:id="list2850659430" text:style-name="L32">
        <text:list-item>
          <text:p text:style-name="P190"><text:span text:style-name="Source_20_Text"><text:span text:style-name="T1">busybox</text:span></text:span><text:span text:style-name="T1"> is a lightweight image with basic tools for troubleshooting.</text:span></text:p>
        </text:list-item>
        <text:list-item>
          <text:p text:style-name="P190"><text:soft-page-break/><text:span text:style-name="Source_20_Text"><text:span text:style-name="T1">sleep 3600</text:span></text:span><text:span text:style-name="T1"> keeps the pod running for an hour. You can adjust this to keep it running as long as you need.</text:span></text:p>
        </text:list-item>
        <text:list-item>
          <text:p text:style-name="P191"><text:span text:style-name="T1">The PVC is mounted at </text:span><text:span text:style-name="Source_20_Text"><text:span text:style-name="T1">/kafka-data</text:span></text:span><text:span text:style-name="T1"> within the container.</text:span></text:p>
        </text:list-item>
      </text:list>
      <text:h text:style-name="P4" text:outline-level="4">Step 2: Deploy the Debug Pod</text:h>
      <text:p text:style-name="P118">Apply the YAML file:</text:p>
      <text:p text:style-name="P28">sh</text:p>
      <text:p text:style-name="P28">Copy code</text:p>
      <text:p text:style-name="P79"><text:span text:style-name="Source_20_Text"><text:span text:style-name="T1">kubectl apply -f kafka-debug-pod.yaml</text:span></text:span></text:p>
      <text:h text:style-name="P4" text:outline-level="4">Step 3: Access the Debug Pod</text:h>
      <text:p text:style-name="P118">After the pod is running, you can exec into it to access the mounted PVC data:</text:p>
      <text:p text:style-name="P28">sh</text:p>
      <text:p text:style-name="P28">Copy code</text:p>
      <text:p text:style-name="P79"><text:span text:style-name="Source_20_Text"><text:span text:style-name="T1">kubectl exec -it kafka-debug-pod -n &lt;your-namespace&gt; -- sh</text:span></text:span></text:p>
      <text:p text:style-name="P113"><text:span text:style-name="T1">Once inside the pod, you can navigate to </text:span><text:span text:style-name="Source_20_Text"><text:span text:style-name="T1">/kafka-data</text:span></text:span><text:span text:style-name="T1"> and view or modify the files:</text:span></text:p>
      <text:p text:style-name="P28">sh</text:p>
      <text:p text:style-name="P28">Copy code</text:p>
      <text:p text:style-name="P80"><text:span text:style-name="Source_20_Text"><text:span text:style-name="T1">cd /kafka-data</text:span></text:span></text:p>
      <text:p text:style-name="P80"><text:span text:style-name="Source_20_Text"><text:span text:style-name="T1">ls -l</text:span></text:span></text:p>
      <text:p text:style-name="P79"><text:span text:style-name="Source_20_Text"><text:span text:style-name="T1"># Perform other necessary maintenance commands here</text:span></text:span></text:p>
      <text:h text:style-name="P4" text:outline-level="4">Step 4: Clean Up</text:h>
      <text:p text:style-name="P118">When you’re finished, delete the debug pod to free up resources:</text:p>
      <text:p text:style-name="P28">sh</text:p>
      <text:p text:style-name="P28">Copy code</text:p>
      <text:p text:style-name="P79"><text:span text:style-name="Source_20_Text"><text:span text:style-name="T1">kubectl delete pod kafka-debug-pod -n &lt;your-namespace&gt;</text:span></text:span></text:p>
      <text:h text:style-name="P1" text:outline-level="3"><text:span text:style-name="T1">Option 2: Using an </text:span><text:span text:style-name="Source_20_Text"><text:span text:style-name="T1">initContainer</text:span></text:span><text:span text:style-name="T1"> for PVC Access in an Existing Pod</text:span></text:h>
      <text:p text:style-name="P113"><text:span text:style-name="T1">If you have an existing Kafka pod setup and want to include a maintenance step before Kafka starts, you can use an </text:span><text:span text:style-name="Source_20_Text"><text:span text:style-name="T1">initContainer</text:span></text:span><text:span text:style-name="T1">. This approach runs a temporary container that can perform tasks on the PVC before the main Kafka container starts.</text:span></text:p>
      <text:h text:style-name="P3" text:outline-level="4"><text:soft-page-break/><text:span text:style-name="T1">Example YAML with </text:span><text:span text:style-name="Source_20_Text"><text:span text:style-name="T1">initContainer</text:span></text:span></text:h>
      <text:p text:style-name="P113"><text:span text:style-name="T1">Here’s an example StatefulSet configuration for a Kafka pod that includes an </text:span><text:span text:style-name="Source_20_Text"><text:span text:style-name="T1">initContainer</text:span></text:span><text:span text:style-name="T1"> for maintenance. This example assumes the StatefulSet is managing Kafka and that the PVC is already part of the StatefulSet.</text:span></text:p>
      <text:p text:style-name="P28">yaml</text:p>
      <text:p text:style-name="P28">Copy code</text:p>
      <text:p text:style-name="P80"><text:span text:style-name="Source_20_Text"><text:span text:style-name="T1">apiVersion: apps/v1</text:span></text:span></text:p>
      <text:p text:style-name="P80"><text:span text:style-name="Source_20_Text"><text:span text:style-name="T1">kind: StatefulSet</text:span></text:span></text:p>
      <text:p text:style-name="P80"><text:span text:style-name="Source_20_Text"><text:span text:style-name="T1">metadata:</text:span></text:span></text:p>
      <text:p text:style-name="P80"><text:span text:style-name="Source_20_Text"><text:span text:style-name="T1"><text:s text:c="2"/>name: kafka</text:span></text:span></text:p>
      <text:p text:style-name="P80"><text:span text:style-name="Source_20_Text"><text:span text:style-name="T1"><text:s text:c="2"/>namespace: &lt;your-namespace&gt;</text:span></text:span></text:p>
      <text:p text:style-name="P80"><text:span text:style-name="Source_20_Text"><text:span text:style-name="T1">spec:</text:span></text:span></text:p>
      <text:p text:style-name="P80"><text:span text:style-name="Source_20_Text"><text:span text:style-name="T1"><text:s text:c="2"/>serviceName: "kafka"</text:span></text:span></text:p>
      <text:p text:style-name="P80"><text:span text:style-name="Source_20_Text"><text:span text:style-name="T1"><text:s text:c="2"/>replicas: 1</text:span></text:span></text:p>
      <text:p text:style-name="P80"><text:span text:style-name="Source_20_Text"><text:span text:style-name="T1"><text:s text:c="2"/>selector:</text:span></text:span></text:p>
      <text:p text:style-name="P80"><text:span text:style-name="Source_20_Text"><text:span text:style-name="T1"><text:s text:c="4"/>matchLabels:</text:span></text:span></text:p>
      <text:p text:style-name="P80"><text:span text:style-name="Source_20_Text"><text:span text:style-name="T1"><text:s text:c="6"/>app: kafka</text:span></text:span></text:p>
      <text:p text:style-name="P80"><text:span text:style-name="Source_20_Text"><text:span text:style-name="T1"><text:s text:c="2"/>template:</text:span></text:span></text:p>
      <text:p text:style-name="P80"><text:span text:style-name="Source_20_Text"><text:span text:style-name="T1"><text:s text:c="4"/>metadata:</text:span></text:span></text:p>
      <text:p text:style-name="P80"><text:span text:style-name="Source_20_Text"><text:span text:style-name="T1"><text:s text:c="6"/>labels:</text:span></text:span></text:p>
      <text:p text:style-name="P80"><text:span text:style-name="Source_20_Text"><text:span text:style-name="T1"><text:s text:c="8"/>app: kafka</text:span></text:span></text:p>
      <text:p text:style-name="P80"><text:span text:style-name="Source_20_Text"><text:span text:style-name="T1"><text:s text:c="4"/>spec:</text:span></text:span></text:p>
      <text:p text:style-name="P80"><text:span text:style-name="Source_20_Text"><text:span text:style-name="T1"><text:s text:c="6"/>initContainers:</text:span></text:span></text:p>
      <text:p text:style-name="P80"><text:span text:style-name="Source_20_Text"><text:span text:style-name="T1"><text:s text:c="8"/>- name: maintenance</text:span></text:span></text:p>
      <text:p text:style-name="P80"><text:span text:style-name="Source_20_Text"><text:span text:style-name="T1"><text:s text:c="10"/>image: busybox</text:span></text:span></text:p>
      <text:p text:style-name="P80"><text:span text:style-name="Source_20_Text"><text:span text:style-name="T1"><text:s text:c="10"/>command: ["sh", "-c", "ls /kafka-data &amp;&amp; sleep 10"]</text:span></text:span></text:p>
      <text:p text:style-name="P80"><text:span text:style-name="Source_20_Text"><text:span text:style-name="T1"><text:s text:c="10"/>volumeMounts:</text:span></text:span></text:p>
      <text:p text:style-name="P80"><text:span text:style-name="Source_20_Text"><text:span text:style-name="T1"><text:s text:c="12"/>- mountPath: /kafka-data</text:span></text:span></text:p>
      <text:p text:style-name="P80"><text:span text:style-name="Source_20_Text"><text:span text:style-name="T1"><text:s text:c="14"/>name: kafka-pvc</text:span></text:span></text:p>
      <text:p text:style-name="P80"><text:span text:style-name="Source_20_Text"><text:span text:style-name="T1"><text:s text:c="6"/>containers:</text:span></text:span></text:p>
      <text:p text:style-name="P80"><text:span text:style-name="Source_20_Text"><text:span text:style-name="T1"><text:s text:c="8"/>- name: kafka</text:span></text:span></text:p>
      <text:p text:style-name="P80"><text:span text:style-name="Source_20_Text"><text:span text:style-name="T1"><text:s text:c="10"/>image: your-kafka-image</text:span></text:span></text:p>
      <text:p text:style-name="P80"><text:span text:style-name="Source_20_Text"><text:span text:style-name="T1"><text:s text:c="10"/># Kafka container configuration here</text:span></text:span></text:p>
      <text:p text:style-name="P80"><text:span text:style-name="Source_20_Text"><text:span text:style-name="T1"><text:s text:c="10"/>volumeMounts:</text:span></text:span></text:p>
      <text:p text:style-name="P80"><text:span text:style-name="Source_20_Text"><text:span text:style-name="T1"><text:s text:c="12"/>- mountPath: /var/lib/kafka/data</text:span></text:span></text:p>
      <text:p text:style-name="P80"><text:span text:style-name="Source_20_Text"><text:span text:style-name="T1"><text:s text:c="14"/>name: kafka-pvc</text:span></text:span></text:p>
      <text:p text:style-name="P80"><text:span text:style-name="Source_20_Text"><text:span text:style-name="T1"><text:s text:c="6"/>volumes:</text:span></text:span></text:p>
      <text:p text:style-name="P80"><text:span text:style-name="Source_20_Text"><text:span text:style-name="T1"><text:s text:c="8"/>- name: kafka-pvc</text:span></text:span></text:p>
      <text:p text:style-name="P80"><text:span text:style-name="Source_20_Text"><text:span text:style-name="T1"><text:s text:c="10"/>persistentVolumeClaim:</text:span></text:span></text:p>
      <text:p text:style-name="P79"><text:span text:style-name="Source_20_Text"><text:span text:style-name="T1"><text:s text:c="12"/>claimName: datadir-kafka-2 <text:s/># Replace with your actual PVC name</text:span></text:span></text:p>
      <text:p text:style-name="P118">In this configuration:</text:p>
      <text:list xml:id="list1626785709" text:style-name="L33">
        <text:list-item>
          <text:p text:style-name="P192"><text:soft-page-break/><text:span text:style-name="Strong_20_Emphasis"><text:span text:style-name="Source_20_Text"><text:span text:style-name="T1">initContainer</text:span></text:span></text:span><text:span text:style-name="T1"> named </text:span><text:span text:style-name="Source_20_Text"><text:span text:style-name="T1">maintenance</text:span></text:span><text:span text:style-name="T1"> runs before the main Kafka container. It mounts the PVC and runs </text:span><text:span text:style-name="Source_20_Text"><text:span text:style-name="T1">ls /kafka-data</text:span></text:span><text:span text:style-name="T1"> to list files and sleeps for 10 seconds.</text:span></text:p>
        </text:list-item>
        <text:list-item>
          <text:p text:style-name="P193"><text:span text:style-name="T1">The </text:span><text:span text:style-name="Strong_20_Emphasis"><text:span text:style-name="T1">main Kafka container</text:span></text:span><text:span text:style-name="T1"> waits for the </text:span><text:span text:style-name="Source_20_Text"><text:span text:style-name="T1">initContainer</text:span></text:span><text:span text:style-name="T1"> to finish before starting. This is useful if you want to perform maintenance tasks before Kafka starts.</text:span></text:p>
        </text:list-item>
      </text:list>
      <text:h text:style-name="P4" text:outline-level="4">Deploy or Update the StatefulSet</text:h>
      <text:p text:style-name="P118">If you’re updating an existing StatefulSet, apply the changes:</text:p>
      <text:p text:style-name="P28">sh</text:p>
      <text:p text:style-name="P28">Copy code</text:p>
      <text:p text:style-name="P79"><text:span text:style-name="Source_20_Text"><text:span text:style-name="T1">kubectl apply -f kafka-statefulset.yaml</text:span></text:span></text:p>
      <text:p text:style-name="P113"><text:span text:style-name="T1">The </text:span><text:span text:style-name="Source_20_Text"><text:span text:style-name="T1">initContainer</text:span></text:span><text:span text:style-name="T1"> will run each time the Kafka pod starts, providing an opportunity for maintenance tasks on the PVC before Kafka itself starts.</text:span></text:p>
      <text:h text:style-name="P2" text:outline-level="3">Summary</text:h>
      <text:list xml:id="list3608264341" text:style-name="L34">
        <text:list-item>
          <text:p text:style-name="P194"><text:span text:style-name="Strong_20_Emphasis"><text:span text:style-name="T1">Debug Pod</text:span></text:span><text:span text:style-name="T1">: This is ideal for one-off maintenance tasks, as it lets you work directly with the PVC without modifying existing Kafka pods.</text:span></text:p>
        </text:list-item>
        <text:list-item>
          <text:p text:style-name="P195"><text:span text:style-name="Strong_20_Emphasis"><text:span text:style-name="Source_20_Text"><text:span text:style-name="T1">initContainer</text:span></text:span></text:span><text:span text:style-name="T1">: Useful if you want a recurring maintenance step each time the Kafka pod restarts.</text:span></text:p>
        </text:list-item>
      </text:list>
      <text:p text:style-name="P118">Let me know if you need further customization on any of these steps!</text:p>
      <text:h text:style-name="P5" text:outline-level="5">You said:</text:h>
      <text:p text:style-name="P117">Lets concentarte on initContainer</text:p>
      <text:h text:style-name="P6" text:outline-level="6">ChatGPT said:</text:h>
      <text:p text:style-name="P113"><text:span text:style-name="T1">Using an </text:span><text:span text:style-name="Source_20_Text"><text:span text:style-name="T1">initContainer</text:span></text:span><text:span text:style-name="T1"> in your Kafka pod's StatefulSet is an effective approach to perform maintenance tasks on the PVC before the main Kafka container starts. Here’s a detailed guide on setting up an </text:span><text:span text:style-name="Source_20_Text"><text:span text:style-name="T1">initContainer</text:span></text:span><text:span text:style-name="T1"> specifically for maintenance on the Kafka data directory.</text:span></text:p>
      <text:h text:style-name="P1" text:outline-level="3"><text:span text:style-name="T1">Step-by-Step Guide to Configure an </text:span><text:span text:style-name="Source_20_Text"><text:span text:style-name="T1">initContainer</text:span></text:span><text:span text:style-name="T1"> for Kafka Maintenance</text:span></text:h>
      <text:p text:style-name="P113"><text:span text:style-name="T1">This example configures an </text:span><text:span text:style-name="Source_20_Text"><text:span text:style-name="T1">initContainer</text:span></text:span><text:span text:style-name="T1"> in your Kafka StatefulSet to access and potentially modify the PVC mounted for Kafka data storage. This could be useful for tasks such as cleaning up old files, verifying file integrity, or other necessary preparations before starting Kafka.</text:span></text:p>
      <text:h text:style-name="P3" text:outline-level="4"><text:soft-page-break/><text:span text:style-name="T1">Example StatefulSet with </text:span><text:span text:style-name="Source_20_Text"><text:span text:style-name="T1">initContainer</text:span></text:span></text:h>
      <text:p text:style-name="P113"><text:span text:style-name="T1">Here’s an example StatefulSet YAML that includes an </text:span><text:span text:style-name="Source_20_Text"><text:span text:style-name="T1">initContainer</text:span></text:span><text:span text:style-name="T1"> to run commands on the Kafka data directory:</text:span></text:p>
      <text:p text:style-name="P28">yaml</text:p>
      <text:p text:style-name="P28">Copy code</text:p>
      <text:p text:style-name="P80"><text:span text:style-name="Source_20_Text"><text:span text:style-name="T1">apiVersion: apps/v1</text:span></text:span></text:p>
      <text:p text:style-name="P80"><text:span text:style-name="Source_20_Text"><text:span text:style-name="T1">kind: StatefulSet</text:span></text:span></text:p>
      <text:p text:style-name="P80"><text:span text:style-name="Source_20_Text"><text:span text:style-name="T1">metadata:</text:span></text:span></text:p>
      <text:p text:style-name="P80"><text:span text:style-name="Source_20_Text"><text:span text:style-name="T1"><text:s text:c="2"/>name: kafka</text:span></text:span></text:p>
      <text:p text:style-name="P80"><text:span text:style-name="Source_20_Text"><text:span text:style-name="T1"><text:s text:c="2"/>namespace: &lt;your-namespace&gt; <text:s/># Replace with your namespace</text:span></text:span></text:p>
      <text:p text:style-name="P80"><text:span text:style-name="Source_20_Text"><text:span text:style-name="T1">spec:</text:span></text:span></text:p>
      <text:p text:style-name="P80"><text:span text:style-name="Source_20_Text"><text:span text:style-name="T1"><text:s text:c="2"/>serviceName: "kafka"</text:span></text:span></text:p>
      <text:p text:style-name="P80"><text:span text:style-name="Source_20_Text"><text:span text:style-name="T1"><text:s text:c="2"/>replicas: 1</text:span></text:span></text:p>
      <text:p text:style-name="P80"><text:span text:style-name="Source_20_Text"><text:span text:style-name="T1"><text:s text:c="2"/>selector:</text:span></text:span></text:p>
      <text:p text:style-name="P80"><text:span text:style-name="Source_20_Text"><text:span text:style-name="T1"><text:s text:c="4"/>matchLabels:</text:span></text:span></text:p>
      <text:p text:style-name="P80"><text:span text:style-name="Source_20_Text"><text:span text:style-name="T1"><text:s text:c="6"/>app: kafka</text:span></text:span></text:p>
      <text:p text:style-name="P80"><text:span text:style-name="Source_20_Text"><text:span text:style-name="T1"><text:s text:c="2"/>template:</text:span></text:span></text:p>
      <text:p text:style-name="P80"><text:span text:style-name="Source_20_Text"><text:span text:style-name="T1"><text:s text:c="4"/>metadata:</text:span></text:span></text:p>
      <text:p text:style-name="P80"><text:span text:style-name="Source_20_Text"><text:span text:style-name="T1"><text:s text:c="6"/>labels:</text:span></text:span></text:p>
      <text:p text:style-name="P80"><text:span text:style-name="Source_20_Text"><text:span text:style-name="T1"><text:s text:c="8"/>app: kafka</text:span></text:span></text:p>
      <text:p text:style-name="P80"><text:span text:style-name="Source_20_Text"><text:span text:style-name="T1"><text:s text:c="4"/>spec:</text:span></text:span></text:p>
      <text:p text:style-name="P80"><text:span text:style-name="Source_20_Text"><text:span text:style-name="T1"><text:s text:c="6"/>initContainers:</text:span></text:span></text:p>
      <text:p text:style-name="P80"><text:span text:style-name="Source_20_Text"><text:span text:style-name="T1"><text:s text:c="8"/>- name: kafka-maintenance</text:span></text:span></text:p>
      <text:p text:style-name="P80"><text:span text:style-name="Source_20_Text"><text:span text:style-name="T1"><text:s text:c="10"/>image: busybox</text:span></text:span></text:p>
      <text:p text:style-name="P80"><text:span text:style-name="Source_20_Text"><text:span text:style-name="T1"><text:s text:c="10"/>command:</text:span></text:span></text:p>
      <text:p text:style-name="P80"><text:span text:style-name="Source_20_Text"><text:span text:style-name="T1"><text:s text:c="12"/>- sh</text:span></text:span></text:p>
      <text:p text:style-name="P80"><text:span text:style-name="Source_20_Text"><text:span text:style-name="T1"><text:s text:c="12"/>- "-c"</text:span></text:span></text:p>
      <text:p text:style-name="P80"><text:span text:style-name="Source_20_Text"><text:span text:style-name="T1"><text:s text:c="12"/>- |</text:span></text:span></text:p>
      <text:p text:style-name="P80"><text:span text:style-name="Source_20_Text"><text:span text:style-name="T1"><text:s text:c="14"/>echo "Starting maintenance tasks..."</text:span></text:span></text:p>
      <text:p text:style-name="P80"><text:span text:style-name="Source_20_Text"><text:span text:style-name="T1"><text:s text:c="14"/># List files in the data directory for inspection</text:span></text:span></text:p>
      <text:p text:style-name="P80"><text:span text:style-name="Source_20_Text"><text:span text:style-name="T1"><text:s text:c="14"/>ls /kafka-data</text:span></text:span></text:p>
      <text:p text:style-name="P80"><text:span text:style-name="Source_20_Text"><text:span text:style-name="T1"><text:s text:c="14"/># Example cleanup command (delete files older than 7 days if necessary)</text:span></text:span></text:p>
      <text:p text:style-name="P80"><text:span text:style-name="Source_20_Text"><text:span text:style-name="T1"><text:s text:c="14"/>find /kafka-data -type f -mtime +7 -exec rm -f {} \;</text:span></text:span></text:p>
      <text:p text:style-name="P80"><text:span text:style-name="Source_20_Text"><text:span text:style-name="T1"><text:s text:c="14"/>echo "Maintenance tasks completed."</text:span></text:span></text:p>
      <text:p text:style-name="P80"><text:span text:style-name="Source_20_Text"><text:span text:style-name="T1"><text:s text:c="14"/># Wait a few seconds for any final operations</text:span></text:span></text:p>
      <text:p text:style-name="P80"><text:span text:style-name="Source_20_Text"><text:span text:style-name="T1"><text:s text:c="14"/>sleep 5</text:span></text:span></text:p>
      <text:p text:style-name="P80"><text:span text:style-name="Source_20_Text"><text:span text:style-name="T1"><text:s text:c="10"/>volumeMounts:</text:span></text:span></text:p>
      <text:p text:style-name="P80"><text:span text:style-name="Source_20_Text"><text:span text:style-name="T1"><text:s text:c="12"/>- mountPath: /kafka-data</text:span></text:span></text:p>
      <text:p text:style-name="P80"><text:span text:style-name="Source_20_Text"><text:span text:style-name="T1"><text:s text:c="14"/>name: kafka-pvc <text:s/># The PVC where Kafka data is stored</text:span></text:span></text:p>
      <text:p text:style-name="P80"><text:span text:style-name="Source_20_Text"><text:span text:style-name="T1"><text:s text:c="6"/>containers:</text:span></text:span></text:p>
      <text:p text:style-name="P80"><text:span text:style-name="Source_20_Text"><text:span text:style-name="T1"><text:s text:c="8"/>- name: kafka</text:span></text:span></text:p>
      <text:p text:style-name="P80"><text:span text:style-name="Source_20_Text"><text:span text:style-name="T1"><text:s text:c="10"/>image: your-kafka-image <text:s/># Replace with your Kafka container image</text:span></text:span></text:p>
      <text:p text:style-name="P80"><text:span text:style-name="Source_20_Text"><text:span text:style-name="T1"><text:s text:c="10"/># Kafka-specific configurations (e.g., environment variables, ports, etc.)</text:span></text:span></text:p>
      <text:p text:style-name="P80"><text:soft-page-break/><text:span text:style-name="Source_20_Text"><text:span text:style-name="T1"><text:s text:c="10"/>volumeMounts:</text:span></text:span></text:p>
      <text:p text:style-name="P80"><text:span text:style-name="Source_20_Text"><text:span text:style-name="T1"><text:s text:c="12"/>- mountPath: /var/lib/kafka/data</text:span></text:span></text:p>
      <text:p text:style-name="P80"><text:span text:style-name="Source_20_Text"><text:span text:style-name="T1"><text:s text:c="14"/>name: kafka-pvc</text:span></text:span></text:p>
      <text:p text:style-name="P80"><text:span text:style-name="Source_20_Text"><text:span text:style-name="T1"><text:s text:c="6"/>volumes:</text:span></text:span></text:p>
      <text:p text:style-name="P80"><text:span text:style-name="Source_20_Text"><text:span text:style-name="T1"><text:s text:c="8"/>- name: kafka-pvc</text:span></text:span></text:p>
      <text:p text:style-name="P80"><text:span text:style-name="Source_20_Text"><text:span text:style-name="T1"><text:s text:c="10"/>persistentVolumeClaim:</text:span></text:span></text:p>
      <text:p text:style-name="P79"><text:span text:style-name="Source_20_Text"><text:span text:style-name="T1"><text:s text:c="12"/>claimName: datadir-kafka-2 <text:s/># Replace with your actual PVC name</text:span></text:span></text:p>
      <text:h text:style-name="P2" text:outline-level="3">Explanation of Each Section</text:h>
      <text:list xml:id="list3810358072" text:style-name="L35">
        <text:list-item>
          <text:p text:style-name="P197"><text:span text:style-name="Strong_20_Emphasis"><text:span text:style-name="Source_20_Text"><text:span text:style-name="T1">initContainers</text:span></text:span></text:span><text:span text:style-name="Strong_20_Emphasis"><text:span text:style-name="T1"> Section</text:span></text:span><text:span text:style-name="T1">:</text:span></text:p>
          <text:list>
            <text:list-item>
              <text:p text:style-name="P196"><text:span text:style-name="T1">The </text:span><text:span text:style-name="Source_20_Text"><text:span text:style-name="T1">initContainer</text:span></text:span><text:span text:style-name="T1"> is named </text:span><text:span text:style-name="Source_20_Text"><text:span text:style-name="T1">kafka-maintenance</text:span></text:span><text:span text:style-name="T1">.</text:span></text:p>
            </text:list-item>
            <text:list-item>
              <text:p text:style-name="P196"><text:span text:style-name="T1">The image is set to </text:span><text:span text:style-name="Source_20_Text"><text:span text:style-name="T1">busybox</text:span></text:span><text:span text:style-name="T1">, a lightweight image with basic utilities (</text:span><text:span text:style-name="Source_20_Text"><text:span text:style-name="T1">ls</text:span></text:span><text:span text:style-name="T1">, </text:span><text:span text:style-name="Source_20_Text"><text:span text:style-name="T1">find</text:span></text:span><text:span text:style-name="T1">, etc.).</text:span></text:p>
            </text:list-item>
            <text:list-item>
              <text:p text:style-name="P196"><text:span text:style-name="Strong_20_Emphasis"><text:span text:style-name="T1">Command</text:span></text:span><text:span text:style-name="T1">:</text:span></text:p>
              <text:list>
                <text:list-item>
                  <text:p text:style-name="P196"><text:span text:style-name="T1">The </text:span><text:span text:style-name="Source_20_Text"><text:span text:style-name="T1">sh -c</text:span></text:span><text:span text:style-name="T1"> command runs a series of maintenance steps:</text:span></text:p>
                  <text:list>
                    <text:list-item>
                      <text:p text:style-name="P196"><text:span text:style-name="Source_20_Text"><text:span text:style-name="T1">ls /kafka-data</text:span></text:span><text:span text:style-name="T1">: Lists files in the directory (useful for inspection or logging).</text:span></text:p>
                    </text:list-item>
                    <text:list-item>
                      <text:p text:style-name="P196"><text:span text:style-name="Source_20_Text"><text:span text:style-name="T1">find /kafka-data -type f -mtime +7 -exec rm -f {} \;</text:span></text:span><text:span text:style-name="T1">: An example cleanup command to delete files older than 7 days. You can modify this to match your actual requirements.</text:span></text:p>
                    </text:list-item>
                    <text:list-item>
                      <text:p text:style-name="P196"><text:span text:style-name="Source_20_Text"><text:span text:style-name="T1">sleep 5</text:span></text:span><text:span text:style-name="T1">: Adds a delay at the end to ensure all operations are completed.</text:span></text:p>
                    </text:list-item>
                  </text:list>
                </text:list-item>
              </text:list>
            </text:list-item>
            <text:list-item>
              <text:p text:style-name="P196"><text:span text:style-name="Strong_20_Emphasis"><text:span text:style-name="T1">VolumeMounts</text:span></text:span><text:span text:style-name="T1">:</text:span></text:p>
              <text:list>
                <text:list-item>
                  <text:p text:style-name="P196"><text:span text:style-name="T1">Mounts the PVC (</text:span><text:span text:style-name="Source_20_Text"><text:span text:style-name="T1">kafka-pvc</text:span></text:span><text:span text:style-name="T1">) to the </text:span><text:span text:style-name="Source_20_Text"><text:span text:style-name="T1">/kafka-data</text:span></text:span><text:span text:style-name="T1"> path within the </text:span><text:span text:style-name="Source_20_Text"><text:span text:style-name="T1">initContainer</text:span></text:span><text:span text:style-name="T1">.</text:span></text:p>
                </text:list-item>
              </text:list>
            </text:list-item>
          </text:list>
        </text:list-item>
        <text:list-item>
          <text:p text:style-name="P197"><text:span text:style-name="Strong_20_Emphasis"><text:span text:style-name="T1">Kafka Container</text:span></text:span><text:span text:style-name="T1">:</text:span></text:p>
          <text:list>
            <text:list-item>
              <text:p text:style-name="P196"><text:span text:style-name="T1">The main Kafka container starts only after the </text:span><text:span text:style-name="Source_20_Text"><text:span text:style-name="T1">initContainer</text:span></text:span><text:span text:style-name="T1"> completes its tasks.</text:span></text:p>
            </text:list-item>
            <text:list-item>
              <text:p text:style-name="P196"><text:span text:style-name="T1">This container mounts the same PVC at </text:span><text:span text:style-name="Source_20_Text"><text:span text:style-name="T1">/var/lib/kafka/data</text:span></text:span><text:span text:style-name="T1">, which should align with Kafka’s configuration for data storage.</text:span></text:p>
            </text:list-item>
          </text:list>
        </text:list-item>
        <text:list-item>
          <text:p text:style-name="P197"><text:span text:style-name="Strong_20_Emphasis"><text:span text:style-name="T1">Volumes Section</text:span></text:span><text:span text:style-name="T1">:</text:span></text:p>
          <text:list>
            <text:list-item>
              <text:p text:style-name="P197"><text:span text:style-name="T1">Defines the PVC (</text:span><text:span text:style-name="Source_20_Text"><text:span text:style-name="T1">datadir-kafka-2</text:span></text:span><text:span text:style-name="T1">) to be used by both the </text:span><text:span text:style-name="Source_20_Text"><text:span text:style-name="T1">initContainer</text:span></text:span><text:span text:style-name="T1"> and the main Kafka container.</text:span></text:p>
            </text:list-item>
          </text:list>
        </text:list-item>
      </text:list>
      <text:h text:style-name="P2" text:outline-level="3"><text:soft-page-break/>Deploying or Updating the StatefulSet</text:h>
      <text:list xml:id="list1166858849" text:style-name="L36">
        <text:list-item>
          <text:p text:style-name="P198"><text:span text:style-name="T1">Save the configuration to a file, such as </text:span><text:span text:style-name="Source_20_Text"><text:span text:style-name="T1">kafka-statefulset.yaml</text:span></text:span><text:span text:style-name="T1">.</text:span></text:p>
        </text:list-item>
        <text:list-item>
          <text:p text:style-name="P142">Apply the configuration:</text:p>
          <text:p text:style-name="P29">sh</text:p>
          <text:p text:style-name="P29">Copy code</text:p>
          <text:p text:style-name="P81"><text:span text:style-name="Source_20_Text"><text:span text:style-name="T1">kubectl apply -f kafka-statefulset.yaml</text:span></text:span></text:p>
        </text:list-item>
        <text:list-item>
          <text:p text:style-name="P198"><text:span text:style-name="T1">Kubernetes will restart any affected pods in the StatefulSet with the updated configuration. The </text:span><text:span text:style-name="Source_20_Text"><text:span text:style-name="T1">initContainer</text:span></text:span><text:span text:style-name="T1"> will run each time a pod restarts, allowing for pre-start maintenance tasks.</text:span></text:p>
        </text:list-item>
      </text:list>
      <text:h text:style-name="P1" text:outline-level="3"><text:span text:style-name="T1">Example Scenarios for </text:span><text:span text:style-name="Source_20_Text"><text:span text:style-name="T1">initContainer</text:span></text:span><text:span text:style-name="T1"> Maintenance Tasks</text:span></text:h>
      <text:list xml:id="list113518324" text:style-name="L37">
        <text:list-item>
          <text:p text:style-name="P199"><text:span text:style-name="Strong_20_Emphasis"><text:span text:style-name="T1">Log Rotation or Cleanup</text:span></text:span><text:span text:style-name="T1">: Remove older log files to save space.</text:span></text:p>
        </text:list-item>
        <text:list-item>
          <text:p text:style-name="P199"><text:span text:style-name="Strong_20_Emphasis"><text:span text:style-name="T1">Data Integrity Checks</text:span></text:span><text:span text:style-name="T1">: Use tools to verify file integrity if corruption is suspected.</text:span></text:p>
        </text:list-item>
        <text:list-item>
          <text:p text:style-name="P200"><text:span text:style-name="Strong_20_Emphasis"><text:span text:style-name="T1">Disk Usage Logging</text:span></text:span><text:span text:style-name="T1">: Monitor and log disk usage on the PVC.</text:span></text:p>
        </text:list-item>
      </text:list>
      <text:p text:style-name="P113"><text:span text:style-name="T1">The </text:span><text:span text:style-name="Source_20_Text"><text:span text:style-name="T1">initContainer</text:span></text:span><text:span text:style-name="T1"> approach ensures that maintenance tasks run consistently before Kafka starts, improving reliability and minimizing manual intervention. Let me know if you need additional customizations for specific tasks!</text:span></text:p>
      <text:h text:style-name="P5" text:outline-level="5">You said:</text:h>
      <text:p text:style-name="P117">How to re run helm again</text:p>
      <text:h text:style-name="P6" text:outline-level="6">ChatGPT said:</text:h>
      <text:p text:style-name="P113"><text:span text:style-name="T1">To re-run a Helm release, you can use </text:span><text:span text:style-name="Source_20_Text"><text:span text:style-name="T1">helm upgrade</text:span></text:span><text:span text:style-name="T1"> or </text:span><text:span text:style-name="Source_20_Text"><text:span text:style-name="T1">helm install</text:span></text:span><text:span text:style-name="T1"> depending on whether the release already exists in your Kubernetes cluster. Here’s a guide to re-running or redeploying Helm releases effectively.</text:span></text:p>
      <text:h text:style-name="P1" text:outline-level="3"><text:span text:style-name="T1">1. </text:span><text:span text:style-name="Strong_20_Emphasis"><text:span text:style-name="T1">Upgrade an Existing Helm Release</text:span></text:span></text:h>
      <text:p text:style-name="P118">If the release already exists and you want to re-run it (e.g., to apply configuration changes or redeploy with the same configuration), use:</text:p>
      <text:p text:style-name="P28">sh</text:p>
      <text:p text:style-name="P28">Copy code</text:p>
      <text:p text:style-name="P79"><text:span text:style-name="Source_20_Text"><text:span text:style-name="T1">helm upgrade &lt;release-name&gt; &lt;chart-path&gt; --namespace &lt;namespace&gt; --reuse-values</text:span></text:span></text:p>
      <text:list xml:id="list3474665953" text:style-name="L38">
        <text:list-item>
          <text:p text:style-name="P201"><text:span text:style-name="Strong_20_Emphasis"><text:span text:style-name="Source_20_Text"><text:span text:style-name="T1">&lt;release-name&gt;</text:span></text:span></text:span><text:span text:style-name="T1">: The name of your Helm release.</text:span></text:p>
        </text:list-item>
        <text:list-item>
          <text:p text:style-name="P201"><text:span text:style-name="Strong_20_Emphasis"><text:span text:style-name="Source_20_Text"><text:span text:style-name="T1">&lt;chart-path&gt;</text:span></text:span></text:span><text:span text:style-name="T1">: Path to the chart directory or chart name if using a remote repository.</text:span></text:p>
        </text:list-item>
        <text:list-item>
          <text:p text:style-name="P201"><text:soft-page-break/><text:span text:style-name="Strong_20_Emphasis"><text:span text:style-name="Source_20_Text"><text:span text:style-name="T1">--namespace &lt;namespace&gt;</text:span></text:span></text:span><text:span text:style-name="T1">: Specify the namespace if it’s not in the default namespace.</text:span></text:p>
        </text:list-item>
        <text:list-item>
          <text:p text:style-name="P202"><text:span text:style-name="Strong_20_Emphasis"><text:span text:style-name="Source_20_Text"><text:span text:style-name="T1">--reuse-values</text:span></text:span></text:span><text:span text:style-name="T1">: This flag tells Helm to reuse the values from the previous deployment rather than applying a new values file.</text:span></text:p>
        </text:list-item>
      </text:list>
      <text:p text:style-name="P118">For example:</text:p>
      <text:p text:style-name="P28">sh</text:p>
      <text:p text:style-name="P28">Copy code</text:p>
      <text:p text:style-name="P79"><text:span text:style-name="Source_20_Text"><text:span text:style-name="T1">helm upgrade my-release ./my-chart --namespace my-namespace --reuse-values</text:span></text:span></text:p>
      <text:p text:style-name="P113"><text:span text:style-name="T1">If you have changes in </text:span><text:span text:style-name="Source_20_Text"><text:span text:style-name="T1">values.yaml</text:span></text:span><text:span text:style-name="T1"> or want to apply a new values file, use:</text:span></text:p>
      <text:p text:style-name="P28">sh</text:p>
      <text:p text:style-name="P28">Copy code</text:p>
      <text:p text:style-name="P79"><text:span text:style-name="Source_20_Text"><text:span text:style-name="T1">helm upgrade my-release ./my-chart --namespace my-namespace -f new-values.yaml</text:span></text:span></text:p>
      <text:h text:style-name="P1" text:outline-level="3"><text:span text:style-name="T1">2. </text:span><text:span text:style-name="Strong_20_Emphasis"><text:span text:style-name="T1">Uninstall and Reinstall the Helm Release</text:span></text:span></text:h>
      <text:p text:style-name="P113"><text:span text:style-name="T1">If you want a completely fresh installation of the release, you can delete the existing release and reinstall it. </text:span><text:span text:style-name="Strong_20_Emphasis"><text:span text:style-name="T1">Note</text:span></text:span><text:span text:style-name="T1">: This will remove and recreate resources, potentially leading to downtime.</text:span></text:p>
      <text:h text:style-name="P4" text:outline-level="4">Step 1: Uninstall the Existing Release</text:h>
      <text:p text:style-name="P28">sh</text:p>
      <text:p text:style-name="P28">Copy code</text:p>
      <text:p text:style-name="P79"><text:span text:style-name="Source_20_Text"><text:span text:style-name="T1">helm uninstall &lt;release-name&gt; --namespace &lt;namespace&gt;</text:span></text:span></text:p>
      <text:p text:style-name="P118">Example:</text:p>
      <text:p text:style-name="P28">sh</text:p>
      <text:p text:style-name="P28">Copy code</text:p>
      <text:p text:style-name="P79"><text:span text:style-name="Source_20_Text"><text:span text:style-name="T1">helm uninstall my-release --namespace my-namespace</text:span></text:span></text:p>
      <text:h text:style-name="P4" text:outline-level="4">Step 2: Reinstall the Release</text:h>
      <text:p text:style-name="P118">After uninstalling, you can install it again:</text:p>
      <text:p text:style-name="P28">sh</text:p>
      <text:p text:style-name="P28">Copy code</text:p>
      <text:p text:style-name="P79"><text:span text:style-name="Source_20_Text"><text:span text:style-name="T1">helm install &lt;release-name&gt; &lt;chart-path&gt; --namespace &lt;namespace&gt; -f values.yaml</text:span></text:span></text:p>
      <text:p text:style-name="P118">For example:</text:p>
      <text:p text:style-name="P28">sh</text:p>
      <text:p text:style-name="P28">Copy code</text:p>
      <text:p text:style-name="P79"><text:span text:style-name="Source_20_Text"><text:span text:style-name="T1">helm install my-release ./my-chart --namespace my-namespace -f values.yaml</text:span></text:span></text:p>
      <text:h text:style-name="P1" text:outline-level="3"><text:soft-page-break/><text:span text:style-name="T1">3. </text:span><text:span text:style-name="Strong_20_Emphasis"><text:span text:style-name="T1">Using Helm Rollback (Optional)</text:span></text:span></text:h>
      <text:p text:style-name="P113"><text:span text:style-name="T1">If you need to revert to a previous version of the release, you can use </text:span><text:span text:style-name="Source_20_Text"><text:span text:style-name="T1">helm rollback</text:span></text:span><text:span text:style-name="T1">:</text:span></text:p>
      <text:p text:style-name="P28">sh</text:p>
      <text:p text:style-name="P28">Copy code</text:p>
      <text:p text:style-name="P79"><text:span text:style-name="Source_20_Text"><text:span text:style-name="T1">helm rollback &lt;release-name&gt; &lt;revision&gt; --namespace &lt;namespace&gt;</text:span></text:span></text:p>
      <text:p text:style-name="P118">To list available revisions, use:</text:p>
      <text:p text:style-name="P28">sh</text:p>
      <text:p text:style-name="P28">Copy code</text:p>
      <text:p text:style-name="P79"><text:span text:style-name="Source_20_Text"><text:span text:style-name="T1">helm history &lt;release-name&gt; --namespace &lt;namespace&gt;</text:span></text:span></text:p>
      <text:p text:style-name="P118">This command allows you to redeploy a specific version without uninstalling.</text:p>
      <text:h text:style-name="P2" text:outline-level="3">Summary</text:h>
      <text:list xml:id="list3875804834" text:style-name="L39">
        <text:list-item>
          <text:p text:style-name="P203"><text:span text:style-name="T1">Use </text:span><text:span text:style-name="Source_20_Text"><text:span text:style-name="T1">helm upgrade</text:span></text:span><text:span text:style-name="T1"> to re-run with updates.</text:span></text:p>
        </text:list-item>
        <text:list-item>
          <text:p text:style-name="P203"><text:span text:style-name="T1">Use </text:span><text:span text:style-name="Source_20_Text"><text:span text:style-name="T1">helm uninstall</text:span></text:span><text:span text:style-name="T1"> + </text:span><text:span text:style-name="Source_20_Text"><text:span text:style-name="T1">helm install</text:span></text:span><text:span text:style-name="T1"> for a fresh start.</text:span></text:p>
        </text:list-item>
        <text:list-item>
          <text:p text:style-name="P204"><text:span text:style-name="T1">Use </text:span><text:span text:style-name="Source_20_Text"><text:span text:style-name="T1">helm rollback</text:span></text:span><text:span text:style-name="T1"> to return to a previous version.</text:span></text:p>
        </text:list-item>
      </text:list>
      <text:h text:style-name="P5" text:outline-level="5">You said:</text:h>
      <text:p text:style-name="P117">I want to retrive the same version after manula changes</text:p>
      <text:h text:style-name="P6" text:outline-level="6">ChatGPT said:</text:h>
      <text:p text:style-name="P113"><text:span text:style-name="T1">If you've made manual changes to a Kubernetes deployment managed by Helm and want to restore the release to its last deployed state (same version, undoing manual changes), you can use </text:span><text:span text:style-name="Source_20_Text"><text:span text:style-name="T1">helm upgrade --reset-values</text:span></text:span><text:span text:style-name="T1"> or </text:span><text:span text:style-name="Source_20_Text"><text:span text:style-name="T1">helm rollback</text:span></text:span><text:span text:style-name="T1">. Here’s how:</text:span></text:p>
      <text:h text:style-name="P1" text:outline-level="3"><text:span text:style-name="T1">Option 1: Use </text:span><text:span text:style-name="Source_20_Text"><text:span text:style-name="T1">helm upgrade --reset-values</text:span></text:span></text:h>
      <text:p text:style-name="P113"><text:span text:style-name="T1">This command re-applies the last deployed version, discarding any manual changes in the cluster and any changes in the </text:span><text:span text:style-name="Source_20_Text"><text:span text:style-name="T1">values.yaml</text:span></text:span><text:span text:style-name="T1"> file:</text:span></text:p>
      <text:p text:style-name="P28">sh</text:p>
      <text:p text:style-name="P28">Copy code</text:p>
      <text:p text:style-name="P79"><text:span text:style-name="Source_20_Text"><text:span text:style-name="T1">helm upgrade &lt;release-name&gt; &lt;chart-path&gt; --namespace &lt;namespace&gt; --reset-values</text:span></text:span></text:p>
      <text:list xml:id="list1810991641" text:style-name="L40">
        <text:list-item>
          <text:p text:style-name="P205"><text:span text:style-name="Strong_20_Emphasis"><text:span text:style-name="Source_20_Text"><text:span text:style-name="T1">--reset-values</text:span></text:span></text:span><text:span text:style-name="T1">: This flag forces Helm to ignore any current values and use the original values from the last successful release.</text:span></text:p>
        </text:list-item>
        <text:list-item>
          <text:p text:style-name="P205"><text:span text:style-name="Strong_20_Emphasis"><text:span text:style-name="T1">Example</text:span></text:span><text:span text:style-name="T1">:</text:span></text:p>
          <text:p text:style-name="P30">sh</text:p>
          <text:p text:style-name="P30"><text:soft-page-break/>Copy code</text:p>
          <text:p text:style-name="P82"><text:span text:style-name="Source_20_Text"><text:span text:style-name="T1">helm upgrade my-release ./my-chart --namespace my-namespace --reset-values</text:span></text:span></text:p>
        </text:list-item>
      </text:list>
      <text:h text:style-name="P1" text:outline-level="3"><text:span text:style-name="T1">Option 2: Use </text:span><text:span text:style-name="Source_20_Text"><text:span text:style-name="T1">helm rollback</text:span></text:span><text:span text:style-name="T1"> to Restore the Previous State</text:span></text:h>
      <text:p text:style-name="P113"><text:span text:style-name="T1">You can also use </text:span><text:span text:style-name="Source_20_Text"><text:span text:style-name="T1">helm rollback</text:span></text:span><text:span text:style-name="T1"> to revert to the previous version of the release, effectively resetting it to its last successful deployment before manual changes.</text:span></text:p>
      <text:h text:style-name="P4" text:outline-level="4">Step 1: List Release History</text:h>
      <text:p text:style-name="P28">sh</text:p>
      <text:p text:style-name="P28">Copy code</text:p>
      <text:p text:style-name="P79"><text:span text:style-name="Source_20_Text"><text:span text:style-name="T1">helm history &lt;release-name&gt; --namespace &lt;namespace&gt;</text:span></text:span></text:p>
      <text:p text:style-name="P118">This command shows a list of all revisions for the release, including the current version.</text:p>
      <text:h text:style-name="P4" text:outline-level="4">Step 2: Roll Back to the Desired Revision</text:h>
      <text:p text:style-name="P118">Identify the revision you want to revert to (usually the latest one), and roll back:</text:p>
      <text:p text:style-name="P28">sh</text:p>
      <text:p text:style-name="P28">Copy code</text:p>
      <text:p text:style-name="P79"><text:span text:style-name="Source_20_Text"><text:span text:style-name="T1">helm rollback &lt;release-name&gt; &lt;revision&gt; --namespace &lt;namespace&gt;</text:span></text:span></text:p>
      <text:p text:style-name="P118">For example, if the last successful revision is 3, you can run:</text:p>
      <text:p text:style-name="P28">sh</text:p>
      <text:p text:style-name="P28">Copy code</text:p>
      <text:p text:style-name="P79"><text:span text:style-name="Source_20_Text"><text:span text:style-name="T1">helm rollback my-release 3 --namespace my-namespace</text:span></text:span></text:p>
      <text:h text:style-name="P2" text:outline-level="3">Summary</text:h>
      <text:list xml:id="list3363310868" text:style-name="L41">
        <text:list-item>
          <text:p text:style-name="P206"><text:span text:style-name="Strong_20_Emphasis"><text:span text:style-name="Source_20_Text"><text:span text:style-name="T1">helm upgrade --reset-values</text:span></text:span></text:span><text:span text:style-name="T1">: Reapplies the last version, ignoring manual changes.</text:span></text:p>
        </text:list-item>
        <text:list-item>
          <text:p text:style-name="P207"><text:span text:style-name="Strong_20_Emphasis"><text:span text:style-name="Source_20_Text"><text:span text:style-name="T1">helm rollback</text:span></text:span></text:span><text:span text:style-name="T1">: Rolls back to a specified revision, restoring the release state prior to manual changes.</text:span></text:p>
        </text:list-item>
      </text:list>
      <text:p text:style-name="P118">These commands help you reliably revert to the managed state without manually tracking changes. Let me know if you need further details on either approach!</text:p>
      <text:h text:style-name="P5" text:outline-level="5">You said:</text:h>
      <text:p text:style-name="P117">I have access to kubernetes and namespace helm list but I don't have access to chart I waant to revert last version deployed to dismiss manual changes</text:p>
      <text:h text:style-name="P6" text:outline-level="6"><text:soft-page-break/>ChatGPT said:</text:h>
      <text:p text:style-name="P113"><text:span text:style-name="T1">If you have access to the Kubernetes cluster and can list Helm releases in the namespace, but don’t have access to the actual Helm chart, you can use </text:span><text:span text:style-name="Source_20_Text"><text:span text:style-name="T1">helm rollback</text:span></text:span><text:span text:style-name="T1"> to revert the release to its last deployed state. This will undo any manual changes made directly in Kubernetes, effectively restoring the release to the state of the most recent Helm deployment.</text:span></text:p>
      <text:h text:style-name="P2" text:outline-level="3">Step-by-Step Guide to Roll Back to the Last Deployed Version</text:h>
      <text:list xml:id="list677085490" text:style-name="L42">
        <text:list-item>
          <text:p text:style-name="P209"><text:span text:style-name="Strong_20_Emphasis"><text:span text:style-name="T1">List the Helm Release History</text:span></text:span></text:p>
          <text:p text:style-name="P144">To view the deployment history and identify the last successful revision of the release, use:</text:p>
          <text:p text:style-name="P31">sh</text:p>
          <text:p text:style-name="P31">Copy code</text:p>
          <text:p text:style-name="P83"><text:span text:style-name="Source_20_Text"><text:span text:style-name="T1">helm history &lt;release-name&gt; --namespace &lt;namespace&gt;</text:span></text:span></text:p>
          <text:p text:style-name="P144">This will display a list of all revisions, showing details such as:</text:p>
          <text:list>
            <text:list-item>
              <text:p text:style-name="P143">Revision number</text:p>
            </text:list-item>
            <text:list-item>
              <text:p text:style-name="P208"><text:span text:style-name="T1">Status (e.g., </text:span><text:span text:style-name="Source_20_Text"><text:span text:style-name="T1">deployed</text:span></text:span><text:span text:style-name="T1">, </text:span><text:span text:style-name="Source_20_Text"><text:span text:style-name="T1">superseded</text:span></text:span><text:span text:style-name="T1">, </text:span><text:span text:style-name="Source_20_Text"><text:span text:style-name="T1">failed</text:span></text:span><text:span text:style-name="T1">)</text:span></text:p>
            </text:list-item>
            <text:list-item>
              <text:p text:style-name="P144">Date of deployment</text:p>
            </text:list-item>
          </text:list>
          <text:p text:style-name="P144">Example:</text:p>
          <text:p text:style-name="P31">sh</text:p>
          <text:p text:style-name="P31">Copy code</text:p>
          <text:p text:style-name="P83"><text:span text:style-name="Source_20_Text"><text:span text:style-name="T1">helm history my-release --namespace my-namespace</text:span></text:span></text:p>
          <text:p text:style-name="P209"><text:span text:style-name="T1">Look for the last successful revision (usually the most recent with status </text:span><text:span text:style-name="Source_20_Text"><text:span text:style-name="T1">deployed</text:span></text:span><text:span text:style-name="T1">).</text:span></text:p>
        </text:list-item>
        <text:list-item>
          <text:p text:style-name="P209"><text:span text:style-name="Strong_20_Emphasis"><text:span text:style-name="T1">Roll Back to the Last Successful Revision</text:span></text:span></text:p>
          <text:p text:style-name="P209"><text:span text:style-name="T1">To roll back to the latest deployed revision (let’s assume it’s revision </text:span><text:span text:style-name="Source_20_Text"><text:span text:style-name="T1">3</text:span></text:span><text:span text:style-name="T1">), run:</text:span></text:p>
          <text:p text:style-name="P31">sh</text:p>
          <text:p text:style-name="P31">Copy code</text:p>
          <text:p text:style-name="P83"><text:span text:style-name="Source_20_Text"><text:span text:style-name="T1">helm rollback &lt;release-name&gt; &lt;revision&gt; --namespace &lt;namespace&gt;</text:span></text:span></text:p>
          <text:p text:style-name="P209"><text:span text:style-name="T1">Replace </text:span><text:span text:style-name="Source_20_Text"><text:span text:style-name="T1">&lt;release-name&gt;</text:span></text:span><text:span text:style-name="T1"> with your release name, </text:span><text:span text:style-name="Source_20_Text"><text:span text:style-name="T1">&lt;revision&gt;</text:span></text:span><text:span text:style-name="T1"> with the revision number, and </text:span><text:span text:style-name="Source_20_Text"><text:span text:style-name="T1">&lt;namespace&gt;</text:span></text:span><text:span text:style-name="T1"> with the namespace.</text:span></text:p>
          <text:p text:style-name="P144">Example:</text:p>
          <text:p text:style-name="P31">sh</text:p>
          <text:p text:style-name="P31">Copy code</text:p>
          <text:p text:style-name="P83"><text:span text:style-name="Source_20_Text"><text:span text:style-name="T1">helm rollback my-release 3 --namespace my-namespace</text:span></text:span></text:p>
          <text:p text:style-name="P144"><text:soft-page-break/>This command will roll back the release to the specified revision, discarding any manual changes that were made after that deployment.</text:p>
        </text:list-item>
        <text:list-item>
          <text:p text:style-name="P209"><text:span text:style-name="Strong_20_Emphasis"><text:span text:style-name="T1">Confirm the Rollback</text:span></text:span></text:p>
          <text:p text:style-name="P144">After running the rollback, verify the release status:</text:p>
          <text:p text:style-name="P31">sh</text:p>
          <text:p text:style-name="P31">Copy code</text:p>
          <text:p text:style-name="P83"><text:span text:style-name="Source_20_Text"><text:span text:style-name="T1">helm status &lt;release-name&gt; --namespace &lt;namespace&gt;</text:span></text:span></text:p>
          <text:p text:style-name="P144">You can also check the resources in Kubernetes to ensure they reflect the reverted configuration.</text:p>
        </text:list-item>
      </text:list>
      <text:p text:style-name="P118">This process allows you to reset to the last Helm-managed state without needing direct access to the Helm chart itself. Let me know if you need more help with these steps!</text:p>
      <text:h text:style-name="P5" text:outline-level="5">You said:</text:h>
      <text:p text:style-name="P117">Please describe me this process in details Guide to Configure an initContainer for Kafka Maintenance</text:p>
      <text:h text:style-name="P6" text:outline-level="6">ChatGPT said:</text:h>
      <text:p text:style-name="P113"><text:span text:style-name="T1">Here’s a comprehensive guide on configuring an </text:span><text:span text:style-name="Source_20_Text"><text:span text:style-name="T1">initContainer</text:span></text:span><text:span text:style-name="T1"> for Kafka maintenance in a Kubernetes StatefulSet. The </text:span><text:span text:style-name="Source_20_Text"><text:span text:style-name="T1">initContainer</text:span></text:span><text:span text:style-name="T1"> will allow you to perform tasks on the Kafka data stored in a Persistent Volume Claim (PVC) before the main Kafka container starts. This is useful for automated maintenance tasks such as cleaning up old files, verifying data integrity, or any necessary setup.</text:span></text:p>
      <text:h text:style-name="P1" text:outline-level="3"><text:span text:style-name="T1">What is an </text:span><text:span text:style-name="Source_20_Text"><text:span text:style-name="T1">initContainer</text:span></text:span><text:span text:style-name="T1">?</text:span></text:h>
      <text:p text:style-name="P113"><text:span text:style-name="T1">An </text:span><text:span text:style-name="Source_20_Text"><text:span text:style-name="T1">initContainer</text:span></text:span><text:span text:style-name="T1"> in Kubernetes is a container that runs to completion before the main application containers start. It’s often used for initialization or setup tasks, and it can access volumes that are shared with the main application containers.</text:span></text:p>
      <text:h text:style-name="P1" text:outline-level="3"><text:span text:style-name="T1">Step-by-Step Guide to Setting Up an </text:span><text:span text:style-name="Source_20_Text"><text:span text:style-name="T1">initContainer</text:span></text:span><text:span text:style-name="T1"> for Kafka Maintenance</text:span></text:h>
      <text:p text:style-name="P113"><text:span text:style-name="T1">Assuming you have a Kubernetes StatefulSet running Kafka, this guide will show you how to add an </text:span><text:span text:style-name="Source_20_Text"><text:span text:style-name="T1">initContainer</text:span></text:span><text:span text:style-name="T1"> for maintenance tasks. Here’s how to configure it:</text:span></text:p>
      <text:p text:style-name="Horizontal_20_Line"/>
      <text:h text:style-name="P1" text:outline-level="3"><text:soft-page-break/><text:span text:style-name="T1">Example StatefulSet Configuration with </text:span><text:span text:style-name="Source_20_Text"><text:span text:style-name="T1">initContainer</text:span></text:span></text:h>
      <text:p text:style-name="P113"><text:span text:style-name="T1">Below is an example YAML for a Kafka StatefulSet with an </text:span><text:span text:style-name="Source_20_Text"><text:span text:style-name="T1">initContainer</text:span></text:span><text:span text:style-name="T1"> to perform maintenance on the Kafka data directory.</text:span></text:p>
      <text:p text:style-name="P28">yaml</text:p>
      <text:p text:style-name="P28">Copy code</text:p>
      <text:p text:style-name="P80"><text:span text:style-name="Source_20_Text"><text:span text:style-name="T1">apiVersion: apps/v1</text:span></text:span></text:p>
      <text:p text:style-name="P80"><text:span text:style-name="Source_20_Text"><text:span text:style-name="T1">kind: StatefulSet</text:span></text:span></text:p>
      <text:p text:style-name="P80"><text:span text:style-name="Source_20_Text"><text:span text:style-name="T1">metadata:</text:span></text:span></text:p>
      <text:p text:style-name="P80"><text:span text:style-name="Source_20_Text"><text:span text:style-name="T1"><text:s text:c="2"/>name: kafka</text:span></text:span></text:p>
      <text:p text:style-name="P80"><text:span text:style-name="Source_20_Text"><text:span text:style-name="T1"><text:s text:c="2"/>namespace: &lt;your-namespace&gt; <text:s/># Replace with your actual namespace</text:span></text:span></text:p>
      <text:p text:style-name="P80"><text:span text:style-name="Source_20_Text"><text:span text:style-name="T1">spec:</text:span></text:span></text:p>
      <text:p text:style-name="P80"><text:span text:style-name="Source_20_Text"><text:span text:style-name="T1"><text:s text:c="2"/>serviceName: "kafka"</text:span></text:span></text:p>
      <text:p text:style-name="P80"><text:span text:style-name="Source_20_Text"><text:span text:style-name="T1"><text:s text:c="2"/>replicas: 1</text:span></text:span></text:p>
      <text:p text:style-name="P80"><text:span text:style-name="Source_20_Text"><text:span text:style-name="T1"><text:s text:c="2"/>selector:</text:span></text:span></text:p>
      <text:p text:style-name="P80"><text:span text:style-name="Source_20_Text"><text:span text:style-name="T1"><text:s text:c="4"/>matchLabels:</text:span></text:span></text:p>
      <text:p text:style-name="P80"><text:span text:style-name="Source_20_Text"><text:span text:style-name="T1"><text:s text:c="6"/>app: kafka</text:span></text:span></text:p>
      <text:p text:style-name="P80"><text:span text:style-name="Source_20_Text"><text:span text:style-name="T1"><text:s text:c="2"/>template:</text:span></text:span></text:p>
      <text:p text:style-name="P80"><text:span text:style-name="Source_20_Text"><text:span text:style-name="T1"><text:s text:c="4"/>metadata:</text:span></text:span></text:p>
      <text:p text:style-name="P80"><text:span text:style-name="Source_20_Text"><text:span text:style-name="T1"><text:s text:c="6"/>labels:</text:span></text:span></text:p>
      <text:p text:style-name="P80"><text:span text:style-name="Source_20_Text"><text:span text:style-name="T1"><text:s text:c="8"/>app: kafka</text:span></text:span></text:p>
      <text:p text:style-name="P80"><text:span text:style-name="Source_20_Text"><text:span text:style-name="T1"><text:s text:c="4"/>spec:</text:span></text:span></text:p>
      <text:p text:style-name="P80"><text:span text:style-name="Source_20_Text"><text:span text:style-name="T1"><text:s text:c="6"/>initContainers:</text:span></text:span></text:p>
      <text:p text:style-name="P80"><text:span text:style-name="Source_20_Text"><text:span text:style-name="T1"><text:s text:c="8"/>- name: kafka-maintenance</text:span></text:span></text:p>
      <text:p text:style-name="P80"><text:span text:style-name="Source_20_Text"><text:span text:style-name="T1"><text:s text:c="10"/>image: busybox</text:span></text:span></text:p>
      <text:p text:style-name="P80"><text:span text:style-name="Source_20_Text"><text:span text:style-name="T1"><text:s text:c="10"/>command:</text:span></text:span></text:p>
      <text:p text:style-name="P80"><text:span text:style-name="Source_20_Text"><text:span text:style-name="T1"><text:s text:c="12"/>- sh</text:span></text:span></text:p>
      <text:p text:style-name="P80"><text:span text:style-name="Source_20_Text"><text:span text:style-name="T1"><text:s text:c="12"/>- "-c"</text:span></text:span></text:p>
      <text:p text:style-name="P80"><text:span text:style-name="Source_20_Text"><text:span text:style-name="T1"><text:s text:c="12"/>- |</text:span></text:span></text:p>
      <text:p text:style-name="P80"><text:span text:style-name="Source_20_Text"><text:span text:style-name="T1"><text:s text:c="14"/>echo "Starting maintenance tasks on Kafka data volume..."</text:span></text:span></text:p>
      <text:p text:style-name="P80"><text:span text:style-name="Source_20_Text"><text:span text:style-name="T1"><text:s text:c="14"/># Example command: List files in the Kafka data directory</text:span></text:span></text:p>
      <text:p text:style-name="P80"><text:span text:style-name="Source_20_Text"><text:span text:style-name="T1"><text:s text:c="14"/>ls /kafka-data</text:span></text:span></text:p>
      <text:p text:style-name="P80"><text:span text:style-name="Source_20_Text"><text:span text:style-name="T1"><text:s text:c="14"/># Example maintenance: Remove files older than 7 days</text:span></text:span></text:p>
      <text:p text:style-name="P80"><text:span text:style-name="Source_20_Text"><text:span text:style-name="T1"><text:s text:c="14"/>find /kafka-data -type f -mtime +7 -exec rm -f {} \;</text:span></text:span></text:p>
      <text:p text:style-name="P80"><text:span text:style-name="Source_20_Text"><text:span text:style-name="T1"><text:s text:c="14"/>echo "Maintenance tasks completed."</text:span></text:span></text:p>
      <text:p text:style-name="P80"><text:span text:style-name="Source_20_Text"><text:span text:style-name="T1"><text:s text:c="14"/># Wait a bit before Kafka starts, if needed</text:span></text:span></text:p>
      <text:p text:style-name="P80"><text:span text:style-name="Source_20_Text"><text:span text:style-name="T1"><text:s text:c="14"/>sleep 5</text:span></text:span></text:p>
      <text:p text:style-name="P80"><text:span text:style-name="Source_20_Text"><text:span text:style-name="T1"><text:s text:c="10"/>volumeMounts:</text:span></text:span></text:p>
      <text:p text:style-name="P80"><text:span text:style-name="Source_20_Text"><text:span text:style-name="T1"><text:s text:c="12"/>- mountPath: /kafka-data</text:span></text:span></text:p>
      <text:p text:style-name="P80"><text:span text:style-name="Source_20_Text"><text:span text:style-name="T1"><text:s text:c="14"/>name: kafka-pvc</text:span></text:span></text:p>
      <text:p text:style-name="P80"><text:span text:style-name="Source_20_Text"><text:span text:style-name="T1"><text:s text:c="6"/>containers:</text:span></text:span></text:p>
      <text:p text:style-name="P80"><text:span text:style-name="Source_20_Text"><text:span text:style-name="T1"><text:s text:c="8"/>- name: kafka</text:span></text:span></text:p>
      <text:p text:style-name="P80"><text:span text:style-name="Source_20_Text"><text:span text:style-name="T1"><text:s text:c="10"/>image: your-kafka-image <text:s/># Replace with your actual Kafka image</text:span></text:span></text:p>
      <text:p text:style-name="P80"><text:span text:style-name="Source_20_Text"><text:span text:style-name="T1"><text:s text:c="10"/># Kafka configurations such as environment variables, ports, etc.</text:span></text:span></text:p>
      <text:p text:style-name="P80"><text:span text:style-name="Source_20_Text"><text:span text:style-name="T1"><text:s text:c="10"/>volumeMounts:</text:span></text:span></text:p>
      <text:p text:style-name="P80"><text:soft-page-break/><text:span text:style-name="Source_20_Text"><text:span text:style-name="T1"><text:s text:c="12"/>- mountPath: /var/lib/kafka/data <text:s/># Kafka's data directory in the main container</text:span></text:span></text:p>
      <text:p text:style-name="P80"><text:span text:style-name="Source_20_Text"><text:span text:style-name="T1"><text:s text:c="14"/>name: kafka-pvc</text:span></text:span></text:p>
      <text:p text:style-name="P80"><text:span text:style-name="Source_20_Text"><text:span text:style-name="T1"><text:s text:c="6"/>volumes:</text:span></text:span></text:p>
      <text:p text:style-name="P80"><text:span text:style-name="Source_20_Text"><text:span text:style-name="T1"><text:s text:c="8"/>- name: kafka-pvc</text:span></text:span></text:p>
      <text:p text:style-name="P80"><text:span text:style-name="Source_20_Text"><text:span text:style-name="T1"><text:s text:c="10"/>persistentVolumeClaim:</text:span></text:span></text:p>
      <text:p text:style-name="P79"><text:span text:style-name="Source_20_Text"><text:span text:style-name="T1"><text:s text:c="12"/>claimName: datadir-kafka-2 <text:s/># Replace with your actual PVC name</text:span></text:span></text:p>
      <text:h text:style-name="P2" text:outline-level="3">Breakdown of the Configuration</text:h>
      <text:list xml:id="list3670856256" text:style-name="L43">
        <text:list-item>
          <text:p text:style-name="P211"><text:span text:style-name="Strong_20_Emphasis"><text:span text:style-name="Source_20_Text"><text:span text:style-name="T1">initContainers</text:span></text:span></text:span><text:span text:style-name="Strong_20_Emphasis"><text:span text:style-name="T1"> Section</text:span></text:span><text:span text:style-name="T1">:</text:span></text:p>
          <text:list>
            <text:list-item>
              <text:p text:style-name="P210"><text:span text:style-name="Strong_20_Emphasis"><text:span text:style-name="T1">Name</text:span></text:span><text:span text:style-name="T1">: The </text:span><text:span text:style-name="Source_20_Text"><text:span text:style-name="T1">initContainer</text:span></text:span><text:span text:style-name="T1"> is named </text:span><text:span text:style-name="Source_20_Text"><text:span text:style-name="T1">kafka-maintenance</text:span></text:span><text:span text:style-name="T1">.</text:span></text:p>
            </text:list-item>
            <text:list-item>
              <text:p text:style-name="P210"><text:span text:style-name="Strong_20_Emphasis"><text:span text:style-name="T1">Image</text:span></text:span><text:span text:style-name="T1">: </text:span><text:span text:style-name="Source_20_Text"><text:span text:style-name="T1">busybox</text:span></text:span><text:span text:style-name="T1"> is used here as a lightweight image that includes basic utilities (</text:span><text:span text:style-name="Source_20_Text"><text:span text:style-name="T1">ls</text:span></text:span><text:span text:style-name="T1">, </text:span><text:span text:style-name="Source_20_Text"><text:span text:style-name="T1">find</text:span></text:span><text:span text:style-name="T1">, etc.).</text:span></text:p>
            </text:list-item>
            <text:list-item>
              <text:p text:style-name="P210"><text:span text:style-name="Strong_20_Emphasis"><text:span text:style-name="T1">Command</text:span></text:span><text:span text:style-name="T1">:</text:span></text:p>
              <text:list>
                <text:list-item>
                  <text:p text:style-name="P210"><text:span text:style-name="T1">The </text:span><text:span text:style-name="Source_20_Text"><text:span text:style-name="T1">command</text:span></text:span><text:span text:style-name="T1"> field runs a shell script that performs maintenance tasks:</text:span></text:p>
                  <text:list>
                    <text:list-item>
                      <text:p text:style-name="P210"><text:span text:style-name="Source_20_Text"><text:span text:style-name="T1">ls /kafka-data</text:span></text:span><text:span text:style-name="T1">: Lists files in the Kafka data directory for inspection.</text:span></text:p>
                    </text:list-item>
                    <text:list-item>
                      <text:p text:style-name="P210"><text:span text:style-name="Source_20_Text"><text:span text:style-name="T1">find /kafka-data -type f -mtime +7 -exec rm -f {} \;</text:span></text:span><text:span text:style-name="T1">: This command removes files older than 7 days. You can replace this command with any maintenance task you need, such as log rotation, data integrity checks, or cleanup.</text:span></text:p>
                    </text:list-item>
                    <text:list-item>
                      <text:p text:style-name="P210"><text:span text:style-name="Source_20_Text"><text:span text:style-name="T1">sleep 5</text:span></text:span><text:span text:style-name="T1">: Adds a delay before the main Kafka container starts, allowing time for any final operations or cleanup.</text:span></text:p>
                    </text:list-item>
                  </text:list>
                </text:list-item>
              </text:list>
            </text:list-item>
            <text:list-item>
              <text:p text:style-name="P210"><text:span text:style-name="Strong_20_Emphasis"><text:span text:style-name="T1">VolumeMounts</text:span></text:span><text:span text:style-name="T1">:</text:span></text:p>
              <text:list>
                <text:list-item>
                  <text:p text:style-name="P210"><text:span text:style-name="T1">The </text:span><text:span text:style-name="Source_20_Text"><text:span text:style-name="T1">initContainer</text:span></text:span><text:span text:style-name="T1"> mounts the Kafka PVC (</text:span><text:span text:style-name="Source_20_Text"><text:span text:style-name="T1">kafka-pvc</text:span></text:span><text:span text:style-name="T1">) at </text:span><text:span text:style-name="Source_20_Text"><text:span text:style-name="T1">/kafka-data</text:span></text:span><text:span text:style-name="T1">, the path where Kafka stores its data.</text:span></text:p>
                </text:list-item>
              </text:list>
            </text:list-item>
          </text:list>
        </text:list-item>
        <text:list-item>
          <text:p text:style-name="P211"><text:span text:style-name="Strong_20_Emphasis"><text:span text:style-name="T1">Kafka Container</text:span></text:span><text:span text:style-name="T1">:</text:span></text:p>
          <text:list>
            <text:list-item>
              <text:p text:style-name="P210"><text:span text:style-name="T1">The main Kafka container will start only after the </text:span><text:span text:style-name="Source_20_Text"><text:span text:style-name="T1">initContainer</text:span></text:span><text:span text:style-name="T1"> completes.</text:span></text:p>
            </text:list-item>
            <text:list-item>
              <text:p text:style-name="P210"><text:span text:style-name="T1">This container also mounts the same PVC (</text:span><text:span text:style-name="Source_20_Text"><text:span text:style-name="T1">kafka-pvc</text:span></text:span><text:span text:style-name="T1">) at </text:span><text:span text:style-name="Source_20_Text"><text:span text:style-name="T1">/var/lib/kafka/data</text:span></text:span><text:span text:style-name="T1">, which should match Kafka’s configured data directory.</text:span></text:p>
            </text:list-item>
          </text:list>
        </text:list-item>
        <text:list-item>
          <text:p text:style-name="P211"><text:span text:style-name="Strong_20_Emphasis"><text:span text:style-name="T1">Volumes Section</text:span></text:span><text:span text:style-name="T1">:</text:span></text:p>
          <text:list>
            <text:list-item>
              <text:p text:style-name="P211"><text:span text:style-name="T1">Defines the Persistent Volume Claim (</text:span><text:span text:style-name="Source_20_Text"><text:span text:style-name="T1">datadir-kafka-2</text:span></text:span><text:span text:style-name="T1">) to be used by both the </text:span><text:span text:style-name="Source_20_Text"><text:span text:style-name="T1">initContainer</text:span></text:span><text:span text:style-name="T1"> and the main Kafka container. This PVC contains Kafka’s data, and the </text:span><text:span text:style-name="Source_20_Text"><text:span text:style-name="T1">initContainer</text:span></text:span><text:span text:style-name="T1"> has access to it.</text:span></text:p>
            </text:list-item>
          </text:list>
        </text:list-item>
      </text:list>
      <text:h text:style-name="P2" text:outline-level="3"><text:soft-page-break/>Applying the Configuration</text:h>
      <text:list xml:id="list820560339" text:style-name="L44">
        <text:list-item>
          <text:p text:style-name="P213"><text:span text:style-name="Strong_20_Emphasis"><text:span text:style-name="T1">Save the YAML Configuration</text:span></text:span><text:span text:style-name="T1">:</text:span></text:p>
          <text:list>
            <text:list-item>
              <text:p text:style-name="P212"><text:span text:style-name="T1">Save the above configuration in a file, such as </text:span><text:span text:style-name="Source_20_Text"><text:span text:style-name="T1">kafka-statefulset.yaml</text:span></text:span><text:span text:style-name="T1">.</text:span></text:p>
            </text:list-item>
          </text:list>
        </text:list-item>
        <text:list-item>
          <text:p text:style-name="P213"><text:span text:style-name="Strong_20_Emphasis"><text:span text:style-name="T1">Deploy or Update the StatefulSet</text:span></text:span><text:span text:style-name="T1">:</text:span></text:p>
          <text:list>
            <text:list-item>
              <text:p text:style-name="P145">If you’re creating the StatefulSet for the first time, apply it using:</text:p>
              <text:p text:style-name="P32">sh</text:p>
              <text:p text:style-name="P32">Copy code</text:p>
              <text:p text:style-name="P84"><text:span text:style-name="Source_20_Text"><text:span text:style-name="T1">kubectl apply -f kafka-statefulset.yaml</text:span></text:span></text:p>
            </text:list-item>
            <text:list-item>
              <text:p text:style-name="P213"><text:span text:style-name="T1">If updating an existing StatefulSet, Kubernetes will automatically update the pods with the new configuration, and the </text:span><text:span text:style-name="Source_20_Text"><text:span text:style-name="T1">initContainer</text:span></text:span><text:span text:style-name="T1"> will run on the next pod restart.</text:span></text:p>
            </text:list-item>
          </text:list>
        </text:list-item>
      </text:list>
      <text:h text:style-name="P2" text:outline-level="3">Testing and Verification</text:h>
      <text:list xml:id="list3182491762" text:style-name="L45">
        <text:list-item>
          <text:p text:style-name="P214"><text:span text:style-name="Strong_20_Emphasis"><text:span text:style-name="T1">Verify the StatefulSet Deployment</text:span></text:span><text:span text:style-name="T1">:</text:span></text:p>
          <text:list>
            <text:list-item>
              <text:p text:style-name="P146">Check the status of the StatefulSet to confirm it’s deployed successfully:</text:p>
              <text:p text:style-name="P33">sh</text:p>
              <text:p text:style-name="P33">Copy code</text:p>
              <text:p text:style-name="P85"><text:span text:style-name="Source_20_Text"><text:span text:style-name="T1">kubectl rollout status statefulset kafka -n &lt;your-namespace&gt;</text:span></text:span></text:p>
            </text:list-item>
          </text:list>
        </text:list-item>
        <text:list-item>
          <text:p text:style-name="P214"><text:span text:style-name="Strong_20_Emphasis"><text:span text:style-name="T1">Check Logs of the </text:span></text:span><text:span text:style-name="Strong_20_Emphasis"><text:span text:style-name="Source_20_Text"><text:span text:style-name="T1">initContainer</text:span></text:span></text:span><text:span text:style-name="T1">:</text:span></text:p>
          <text:list>
            <text:list-item>
              <text:p text:style-name="P214"><text:span text:style-name="T1">You can inspect the logs of the </text:span><text:span text:style-name="Source_20_Text"><text:span text:style-name="T1">initContainer</text:span></text:span><text:span text:style-name="T1"> to confirm that maintenance tasks are being executed as expected:</text:span></text:p>
              <text:p text:style-name="P33">sh</text:p>
              <text:p text:style-name="P33">Copy code</text:p>
              <text:p text:style-name="P85"><text:span text:style-name="Source_20_Text"><text:span text:style-name="T1">kubectl logs &lt;kafka-pod-name&gt; -n &lt;your-namespace&gt; -c kafka-maintenance</text:span></text:span></text:p>
            </text:list-item>
          </text:list>
        </text:list-item>
        <text:list-item>
          <text:p text:style-name="P214"><text:span text:style-name="Strong_20_Emphasis"><text:span text:style-name="T1">Verify Kafka Pod Logs</text:span></text:span><text:span text:style-name="T1">:</text:span></text:p>
          <text:list>
            <text:list-item>
              <text:p text:style-name="P214"><text:span text:style-name="T1">Once the </text:span><text:span text:style-name="Source_20_Text"><text:span text:style-name="T1">initContainer</text:span></text:span><text:span text:style-name="T1"> completes, the main Kafka container will start. Check its logs to confirm Kafka is running smoothly:</text:span></text:p>
              <text:p text:style-name="P33">sh</text:p>
              <text:p text:style-name="P33">Copy code</text:p>
              <text:p text:style-name="P85"><text:span text:style-name="Source_20_Text"><text:span text:style-name="T1">kubectl logs &lt;kafka-pod-name&gt; -n &lt;your-namespace&gt; -c kafka</text:span></text:span></text:p>
            </text:list-item>
          </text:list>
        </text:list-item>
      </text:list>
      <text:h text:style-name="P1" text:outline-level="3"><text:soft-page-break/><text:span text:style-name="T1">Example Use Cases for </text:span><text:span text:style-name="Source_20_Text"><text:span text:style-name="T1">initContainer</text:span></text:span><text:span text:style-name="T1"> Maintenance</text:span></text:h>
      <text:list xml:id="list1893939160" text:style-name="L46">
        <text:list-item>
          <text:p text:style-name="P215"><text:span text:style-name="Strong_20_Emphasis"><text:span text:style-name="T1">Log Rotation or Cleanup</text:span></text:span><text:span text:style-name="T1">: Remove old log files to save space.</text:span></text:p>
        </text:list-item>
        <text:list-item>
          <text:p text:style-name="P215"><text:span text:style-name="Strong_20_Emphasis"><text:span text:style-name="T1">Data Integrity Verification</text:span></text:span><text:span text:style-name="T1">: Use utilities to verify the integrity of data files.</text:span></text:p>
        </text:list-item>
        <text:list-item>
          <text:p text:style-name="P216"><text:span text:style-name="Strong_20_Emphasis"><text:span text:style-name="T1">Disk Usage Monitoring</text:span></text:span><text:span text:style-name="T1">: Log the disk usage on the PVC to monitor trends over time.</text:span></text:p>
        </text:list-item>
      </text:list>
      <text:h text:style-name="P2" text:outline-level="3">Additional Tips</text:h>
      <text:list xml:id="list2158601454" text:style-name="L47">
        <text:list-item>
          <text:p text:style-name="P217"><text:span text:style-name="Strong_20_Emphasis"><text:span text:style-name="T1">Modify Maintenance Commands as Needed</text:span></text:span><text:span text:style-name="T1">: Customize the </text:span><text:span text:style-name="Source_20_Text"><text:span text:style-name="T1">find</text:span></text:span><text:span text:style-name="T1"> and </text:span><text:span text:style-name="Source_20_Text"><text:span text:style-name="T1">ls</text:span></text:span><text:span text:style-name="T1"> commands in the </text:span><text:span text:style-name="Source_20_Text"><text:span text:style-name="T1">initContainer</text:span></text:span><text:span text:style-name="T1"> to suit your specific maintenance requirements.</text:span></text:p>
        </text:list-item>
        <text:list-item>
          <text:p text:style-name="P218"><text:span text:style-name="Strong_20_Emphasis"><text:span text:style-name="T1">Control Frequency</text:span></text:span><text:span text:style-name="T1">: The </text:span><text:span text:style-name="Source_20_Text"><text:span text:style-name="T1">initContainer</text:span></text:span><text:span text:style-name="T1"> runs every time the Kafka pod is started, so it provides a regular opportunity for maintenance.</text:span></text:p>
        </text:list-item>
      </text:list>
      <text:p text:style-name="P118">This setup ensures that the Kafka pod will only start after the maintenance tasks are complete, providing a reliable and automated way to handle data management tasks in Kubernetes. Let me know if you need further customization or specific commands for different maintenance tasks!</text:p>
      <text:h text:style-name="P5" text:outline-level="5">You said:</text:h>
      <text:p text:style-name="P117">I need very sofisticated KRfat Kafka maintanace procedures</text:p>
      <text:h text:style-name="P6" text:outline-level="6">ChatGPT said:</text:h>
      <text:p text:style-name="P118">A sophisticated maintenance procedure for Kafka in KRaft (Kafka Raft) mode—especially when running in Kubernetes—should include a variety of periodic checks, automated tasks, and best practices to ensure the cluster remains healthy, performant, and resilient. Here’s a detailed guide on establishing an advanced KRaft Kafka maintenance procedure.</text:p>
      <text:h text:style-name="P2" text:outline-level="3">Advanced Maintenance Procedures for Kafka in KRaft Mode on Kubernetes</text:h>
      <text:h text:style-name="P3" text:outline-level="4"><text:span text:style-name="T1">1. </text:span><text:span text:style-name="Strong_20_Emphasis"><text:span text:style-name="T1">Log Management and Rotation</text:span></text:span></text:h>
      <text:p text:style-name="P118">Regular log management is essential to prevent disk overuse and performance issues.</text:p>
      <text:list xml:id="list955499445" text:style-name="L48">
        <text:list-item>
          <text:p text:style-name="P219"><text:span text:style-name="Strong_20_Emphasis"><text:span text:style-name="T1">Set Up Log Rotation</text:span></text:span><text:span text:style-name="T1">: Use Kubernetes </text:span><text:span text:style-name="Source_20_Text"><text:span text:style-name="T1">logrotate</text:span></text:span><text:span text:style-name="T1"> configurations, or, if using a StatefulSet, configure an </text:span><text:span text:style-name="Source_20_Text"><text:span text:style-name="T1">initContainer</text:span></text:span><text:span text:style-name="T1"> to delete or archive old logs.</text:span></text:p>
        </text:list-item>
        <text:list-item>
          <text:p text:style-name="P219"><text:span text:style-name="Strong_20_Emphasis"><text:span text:style-name="T1">Centralized Logging with Fluentd or Logstash</text:span></text:span><text:span text:style-name="T1">: Aggregate Kafka logs to a centralized logging service (e.g., ELK, Splunk) using Fluentd or Logstash. This helps in long-term log retention and querying for troubleshooting.</text:span></text:p>
        </text:list-item>
        <text:list-item>
          <text:p text:style-name="P219"><text:span text:style-name="Strong_20_Emphasis"><text:span text:style-name="T1">Configure Kafka Broker Log Retention</text:span></text:span><text:span text:style-name="T1">: Adjust Kafka’s log retention properties (in </text:span><text:span text:style-name="Source_20_Text"><text:span text:style-name="T1">server.properties</text:span></text:span><text:span text:style-name="T1">) to control data log size and duration:</text:span></text:p>
          <text:list>
            <text:list-item>
              <text:p text:style-name="P219"><text:span text:style-name="Source_20_Text"><text:span text:style-name="T1">log.retention.hours</text:span></text:span><text:span text:style-name="T1">: Limits log retention by time.</text:span></text:p>
            </text:list-item>
            <text:list-item>
              <text:p text:style-name="P220"><text:soft-page-break/><text:span text:style-name="Source_20_Text"><text:span text:style-name="T1">log.retention.bytes</text:span></text:span><text:span text:style-name="T1">: Limits log retention by size.</text:span></text:p>
            </text:list-item>
          </text:list>
        </text:list-item>
      </text:list>
      <text:h text:style-name="P3" text:outline-level="4"><text:span text:style-name="T1">2. </text:span><text:span text:style-name="Strong_20_Emphasis"><text:span text:style-name="T1">Disk and Data Management</text:span></text:span></text:h>
      <text:p text:style-name="P118">Disk space management is critical, especially with the high data demands of Kafka.</text:p>
      <text:list xml:id="list1688230438" text:style-name="L49">
        <text:list-item>
          <text:p text:style-name="P221"><text:span text:style-name="Strong_20_Emphasis"><text:span text:style-name="T1">Monitor Disk Usage on PVCs</text:span></text:span><text:span text:style-name="T1">: Use Prometheus and Grafana to track disk utilization on Kafka PVCs. Set alerts to notify when disk usage exceeds a certain threshold.</text:span></text:p>
        </text:list-item>
        <text:list-item>
          <text:p text:style-name="P221"><text:span text:style-name="Strong_20_Emphasis"><text:span text:style-name="T1">Automated Disk Cleanup via </text:span></text:span><text:span text:style-name="Strong_20_Emphasis"><text:span text:style-name="Source_20_Text"><text:span text:style-name="T1">initContainer</text:span></text:span></text:span><text:span text:style-name="T1">: Add an </text:span><text:span text:style-name="Source_20_Text"><text:span text:style-name="T1">initContainer</text:span></text:span><text:span text:style-name="T1"> in your StatefulSet to delete old or unnecessary files before starting the Kafka container:</text:span></text:p>
          <text:list>
            <text:list-item>
              <text:p text:style-name="P222"><text:span text:style-name="T1">Example: Remove logs older than 7 days or clear temporary files in </text:span><text:span text:style-name="Source_20_Text"><text:span text:style-name="T1">/var/lib/kafka/data</text:span></text:span><text:span text:style-name="T1">.</text:span></text:p>
            </text:list-item>
          </text:list>
        </text:list-item>
      </text:list>
      <text:h text:style-name="P3" text:outline-level="4"><text:span text:style-name="T1">3. </text:span><text:span text:style-name="Strong_20_Emphasis"><text:span text:style-name="T1">Data Integrity Checks</text:span></text:span></text:h>
      <text:p text:style-name="P118">Data integrity issues can be hard to detect until they cause downtime or data loss. Implement regular integrity checks:</text:p>
      <text:list xml:id="list3935432394" text:style-name="L50">
        <text:list-item>
          <text:p text:style-name="P223"><text:span text:style-name="Strong_20_Emphasis"><text:span text:style-name="T1">Corruption Detection</text:span></text:span><text:span text:style-name="T1">: Use Kafka’s </text:span><text:span text:style-name="Source_20_Text"><text:span text:style-name="T1">kafka-dump-log</text:span></text:span><text:span text:style-name="T1"> utility to scan for log corruption:</text:span></text:p>
          <text:list>
            <text:list-item>
              <text:p text:style-name="P223"><text:span text:style-name="T1">Use an </text:span><text:span text:style-name="Source_20_Text"><text:span text:style-name="T1">initContainer</text:span></text:span><text:span text:style-name="T1"> or cron job to periodically run </text:span><text:span text:style-name="Source_20_Text"><text:span text:style-name="T1">kafka-dump-log</text:span></text:span><text:span text:style-name="T1"> on selected log files to detect inconsistencies.</text:span></text:p>
            </text:list-item>
          </text:list>
        </text:list-item>
        <text:list-item>
          <text:p text:style-name="P224"><text:span text:style-name="Strong_20_Emphasis"><text:span text:style-name="T1">Automated Repairs</text:span></text:span><text:span text:style-name="T1">: In case of detected corruption, set up alerts for immediate remediation. For non-recoverable data, configure policies to skip corrupt segments to ensure continued operation.</text:span></text:p>
        </text:list-item>
      </text:list>
      <text:h text:style-name="P3" text:outline-level="4"><text:span text:style-name="T1">4. </text:span><text:span text:style-name="Strong_20_Emphasis"><text:span text:style-name="T1">Partition Balancing and Leader Rebalancing</text:span></text:span></text:h>
      <text:p text:style-name="P118">Maintaining balanced partitions and leaders across brokers is crucial for Kafka performance and fault tolerance.</text:p>
      <text:list xml:id="list1194591900" text:style-name="L51">
        <text:list-item>
          <text:p text:style-name="P225"><text:span text:style-name="Strong_20_Emphasis"><text:span text:style-name="T1">Automated Leader Election</text:span></text:span><text:span text:style-name="T1">: Set up a periodic job to trigger leader election rebalancing, using Kafka’s internal APIs:</text:span></text:p>
          <text:p text:style-name="P34">sh</text:p>
          <text:p text:style-name="P34">Copy code</text:p>
          <text:p text:style-name="P86"><text:span text:style-name="Source_20_Text"><text:span text:style-name="T1">kafka-preferred-replica-election.sh --bootstrap-server &lt;broker-address&gt;</text:span></text:span></text:p>
        </text:list-item>
        <text:list-item>
          <text:p text:style-name="P225"><text:span text:style-name="Strong_20_Emphasis"><text:span text:style-name="T1">Automated Partition Rebalancing</text:span></text:span><text:span text:style-name="T1">: Use the </text:span><text:span text:style-name="Source_20_Text"><text:span text:style-name="T1">kafka-reassign-partitions.sh</text:span></text:span><text:span text:style-name="T1"> tool to redistribute partitions if certain nodes are overburdened. Run this as a maintenance job periodically.</text:span></text:p>
        </text:list-item>
      </text:list>
      <text:h text:style-name="P3" text:outline-level="4"><text:soft-page-break/><text:span text:style-name="T1">5. </text:span><text:span text:style-name="Strong_20_Emphasis"><text:span text:style-name="T1">Backup and Disaster Recovery</text:span></text:span></text:h>
      <text:p text:style-name="P118">Kafka in KRaft mode needs a solid backup and disaster recovery strategy due to the absence of Zookeeper.</text:p>
      <text:list xml:id="list938159056" text:style-name="L52">
        <text:list-item>
          <text:p text:style-name="P226"><text:span text:style-name="Strong_20_Emphasis"><text:span text:style-name="T1">Snapshots of PVCs</text:span></text:span><text:span text:style-name="T1">: Use Kubernetes’ snapshot feature for PVCs to create regular backups of Kafka data.</text:span></text:p>
        </text:list-item>
        <text:list-item>
          <text:p text:style-name="P226"><text:span text:style-name="Strong_20_Emphasis"><text:span text:style-name="T1">Offsite Backup of Logs</text:span></text:span><text:span text:style-name="T1">: Use a tool like </text:span><text:span text:style-name="Source_20_Text"><text:span text:style-name="T1">rclone</text:span></text:span><text:span text:style-name="T1"> to back up Kafka logs to remote storage (e.g., AWS S3, GCS) periodically.</text:span></text:p>
        </text:list-item>
        <text:list-item>
          <text:p text:style-name="P227"><text:span text:style-name="Strong_20_Emphasis"><text:span text:style-name="T1">Automated Restoration</text:span></text:span><text:span text:style-name="T1">: Develop automated scripts to restore Kafka from snapshots or backups in case of data loss.</text:span></text:p>
        </text:list-item>
      </text:list>
      <text:h text:style-name="P3" text:outline-level="4"><text:span text:style-name="T1">6. </text:span><text:span text:style-name="Strong_20_Emphasis"><text:span text:style-name="T1">Resource Monitoring and Scaling</text:span></text:span></text:h>
      <text:p text:style-name="P118">KRaft-mode Kafka in Kubernetes requires proactive resource management for both brokers and clients.</text:p>
      <text:list xml:id="list830732105" text:style-name="L53">
        <text:list-item>
          <text:p text:style-name="P228"><text:span text:style-name="Strong_20_Emphasis"><text:span text:style-name="T1">CPU and Memory Monitoring</text:span></text:span><text:span text:style-name="T1">: Use Prometheus to track CPU and memory usage of Kafka pods. Alert on thresholds to catch memory leaks or CPU spikes.</text:span></text:p>
        </text:list-item>
        <text:list-item>
          <text:p text:style-name="P228"><text:span text:style-name="Strong_20_Emphasis"><text:span text:style-name="T1">Pod Auto-scaling Based on Usage</text:span></text:span><text:span text:style-name="T1">: Configure Horizontal Pod Autoscalers (HPAs) based on CPU or memory usage metrics.</text:span></text:p>
        </text:list-item>
        <text:list-item>
          <text:p text:style-name="P229"><text:span text:style-name="Strong_20_Emphasis"><text:span text:style-name="T1">Tune Resource Limits</text:span></text:span><text:span text:style-name="T1">: Regularly review and adjust </text:span><text:span text:style-name="Source_20_Text"><text:span text:style-name="T1">resourceLimits</text:span></text:span><text:span text:style-name="T1"> in Kubernetes for Kafka pods to align with workload demands and avoid restarts due to OOM (Out of Memory) errors.</text:span></text:p>
        </text:list-item>
      </text:list>
      <text:h text:style-name="P3" text:outline-level="4"><text:span text:style-name="T1">7. </text:span><text:span text:style-name="Strong_20_Emphasis"><text:span text:style-name="T1">Automated Upgrades and Rolling Restarts</text:span></text:span></text:h>
      <text:p text:style-name="P118">To keep your Kafka cluster up-to-date with minimal disruption, use rolling updates and scheduled restarts.</text:p>
      <text:list xml:id="list569398133" text:style-name="L54">
        <text:list-item>
          <text:p text:style-name="P230"><text:span text:style-name="Strong_20_Emphasis"><text:span text:style-name="T1">Rolling Restarts with Helm</text:span></text:span><text:span text:style-name="T1">: If using Helm, schedule rolling updates and restarts during low-traffic periods to minimize disruption.</text:span></text:p>
        </text:list-item>
        <text:list-item>
          <text:p text:style-name="P230"><text:span text:style-name="Strong_20_Emphasis"><text:span text:style-name="T1">Automated Upgrade Testing</text:span></text:span><text:span text:style-name="T1">: Test upgrades in a staging environment, then deploy using </text:span><text:span text:style-name="Source_20_Text"><text:span text:style-name="T1">helm upgrade</text:span></text:span><text:span text:style-name="T1"> with readiness and liveness probes to ensure stability.</text:span></text:p>
        </text:list-item>
        <text:list-item>
          <text:p text:style-name="P231"><text:span text:style-name="Strong_20_Emphasis"><text:span text:style-name="T1">Graceful Shutdowns</text:span></text:span><text:span text:style-name="T1">: Ensure that any restarts or upgrades trigger Kafka’s graceful shutdown. Use the </text:span><text:span text:style-name="Source_20_Text"><text:span text:style-name="T1">controlled.shutdown.enable</text:span></text:span><text:span text:style-name="T1"> property in Kafka to avoid partition rebalancing during maintenance.</text:span></text:p>
        </text:list-item>
      </text:list>
      <text:h text:style-name="P3" text:outline-level="4"><text:soft-page-break/><text:span text:style-name="T1">8. </text:span><text:span text:style-name="Strong_20_Emphasis"><text:span text:style-name="T1">Consumer Offset Management</text:span></text:span></text:h>
      <text:p text:style-name="P118">Manage offsets to ensure consumers can recover from issues or restart without data loss.</text:p>
      <text:list xml:id="list3951648408" text:style-name="L55">
        <text:list-item>
          <text:p text:style-name="P232"><text:span text:style-name="Strong_20_Emphasis"><text:span text:style-name="T1">Periodic Cleanup of </text:span></text:span><text:span text:style-name="Strong_20_Emphasis"><text:span text:style-name="Source_20_Text"><text:span text:style-name="T1">__consumer_offsets</text:span></text:span></text:span><text:span text:style-name="T1">: Configure offset retention settings carefully to avoid unnecessary storage usage.</text:span></text:p>
        </text:list-item>
        <text:list-item>
          <text:p text:style-name="P233"><text:span text:style-name="Strong_20_Emphasis"><text:span text:style-name="T1">Automated Offset Reset Policy</text:span></text:span><text:span text:style-name="T1">: For critical applications, set up a policy to reset offsets if consumer groups are idle or expired. Use the </text:span><text:span text:style-name="Source_20_Text"><text:span text:style-name="T1">kafka-consumer-groups.sh</text:span></text:span><text:span text:style-name="T1"> command to reset offsets automatically when needed.</text:span></text:p>
        </text:list-item>
      </text:list>
      <text:h text:style-name="P3" text:outline-level="4"><text:span text:style-name="T1">9. </text:span><text:span text:style-name="Strong_20_Emphasis"><text:span text:style-name="T1">Alerting and Observability</text:span></text:span></text:h>
      <text:p text:style-name="P118">Monitoring and observability are crucial for maintaining Kafka in production.</text:p>
      <text:list xml:id="list2690799030" text:style-name="L56">
        <text:list-item>
          <text:p text:style-name="P234"><text:span text:style-name="Strong_20_Emphasis"><text:span text:style-name="T1">Prometheus Metrics and Alerts</text:span></text:span><text:span text:style-name="T1">: Enable JMX Exporter on Kafka brokers to expose metrics to Prometheus.</text:span></text:p>
        </text:list-item>
        <text:list-item>
          <text:p text:style-name="P234"><text:span text:style-name="Strong_20_Emphasis"><text:span text:style-name="T1">Kafka-specific Metrics</text:span></text:span><text:span text:style-name="T1">: Track key Kafka metrics such as </text:span><text:span text:style-name="Source_20_Text"><text:span text:style-name="T1">UnderReplicatedPartitions</text:span></text:span><text:span text:style-name="T1">, </text:span><text:span text:style-name="Source_20_Text"><text:span text:style-name="T1">RequestQueueTime</text:span></text:span><text:span text:style-name="T1">, </text:span><text:span text:style-name="Source_20_Text"><text:span text:style-name="T1">LogEndOffset</text:span></text:span><text:span text:style-name="T1">, and </text:span><text:span text:style-name="Source_20_Text"><text:span text:style-name="T1">LeaderElectionRate</text:span></text:span><text:span text:style-name="T1">.</text:span></text:p>
        </text:list-item>
        <text:list-item>
          <text:p text:style-name="P235"><text:span text:style-name="Strong_20_Emphasis"><text:span text:style-name="T1">Grafana Dashboards</text:span></text:span><text:span text:style-name="T1">: Use Grafana dashboards tailored for Kafka to visualize broker health, consumer lag, and message throughput.</text:span></text:p>
        </text:list-item>
      </text:list>
      <text:h text:style-name="P3" text:outline-level="4"><text:span text:style-name="T1">10. </text:span><text:span text:style-name="Strong_20_Emphasis"><text:span text:style-name="T1">Security Hardening</text:span></text:span></text:h>
      <text:p text:style-name="P118">Securing Kafka is critical in any production environment.</text:p>
      <text:list xml:id="list4167860683" text:style-name="L57">
        <text:list-item>
          <text:p text:style-name="P236"><text:span text:style-name="Strong_20_Emphasis"><text:span text:style-name="T1">TLS Encryption</text:span></text:span><text:span text:style-name="T1">: Enable TLS for both client and inter-broker communication to secure data in transit.</text:span></text:p>
        </text:list-item>
        <text:list-item>
          <text:p text:style-name="P236"><text:span text:style-name="Strong_20_Emphasis"><text:span text:style-name="T1">Access Control Lists (ACLs)</text:span></text:span><text:span text:style-name="T1">: Use ACLs to restrict access to specific topics, consumer groups, and brokers.</text:span></text:p>
        </text:list-item>
        <text:list-item>
          <text:p text:style-name="P237"><text:span text:style-name="Strong_20_Emphasis"><text:span text:style-name="T1">Service Accounts and RBAC in Kubernetes</text:span></text:span><text:span text:style-name="T1">: Use service accounts with fine-grained roles for Kafka pods, restricting them to only necessary permissions within the Kubernetes namespace.</text:span></text:p>
        </text:list-item>
      </text:list>
      <text:p text:style-name="Horizontal_20_Line"/>
      <text:h text:style-name="P1" text:outline-level="3"><text:span text:style-name="T1">Sample YAML for StatefulSet with </text:span><text:span text:style-name="Source_20_Text"><text:span text:style-name="T1">initContainer</text:span></text:span><text:span text:style-name="T1"> for Maintenance Tasks</text:span></text:h>
      <text:p text:style-name="P113"><text:span text:style-name="T1">Here’s an advanced example that includes resource limits, monitoring sidecar, and an </text:span><text:span text:style-name="Source_20_Text"><text:span text:style-name="T1">initContainer</text:span></text:span><text:span text:style-name="T1"> for periodic file cleanup:</text:span></text:p>
      <text:p text:style-name="P28">yaml</text:p>
      <text:p text:style-name="P28">Copy code</text:p>
      <text:p text:style-name="P80"><text:soft-page-break/><text:span text:style-name="Source_20_Text"><text:span text:style-name="T1">apiVersion: apps/v1</text:span></text:span></text:p>
      <text:p text:style-name="P80"><text:span text:style-name="Source_20_Text"><text:span text:style-name="T1">kind: StatefulSet</text:span></text:span></text:p>
      <text:p text:style-name="P80"><text:span text:style-name="Source_20_Text"><text:span text:style-name="T1">metadata:</text:span></text:span></text:p>
      <text:p text:style-name="P80"><text:span text:style-name="Source_20_Text"><text:span text:style-name="T1"><text:s text:c="2"/>name: kafka</text:span></text:span></text:p>
      <text:p text:style-name="P80"><text:span text:style-name="Source_20_Text"><text:span text:style-name="T1"><text:s text:c="2"/>namespace: &lt;your-namespace&gt;</text:span></text:span></text:p>
      <text:p text:style-name="P80"><text:span text:style-name="Source_20_Text"><text:span text:style-name="T1">spec:</text:span></text:span></text:p>
      <text:p text:style-name="P80"><text:span text:style-name="Source_20_Text"><text:span text:style-name="T1"><text:s text:c="2"/>serviceName: "kafka"</text:span></text:span></text:p>
      <text:p text:style-name="P80"><text:span text:style-name="Source_20_Text"><text:span text:style-name="T1"><text:s text:c="2"/>replicas: 3</text:span></text:span></text:p>
      <text:p text:style-name="P80"><text:span text:style-name="Source_20_Text"><text:span text:style-name="T1"><text:s text:c="2"/>selector:</text:span></text:span></text:p>
      <text:p text:style-name="P80"><text:span text:style-name="Source_20_Text"><text:span text:style-name="T1"><text:s text:c="4"/>matchLabels:</text:span></text:span></text:p>
      <text:p text:style-name="P80"><text:span text:style-name="Source_20_Text"><text:span text:style-name="T1"><text:s text:c="6"/>app: kafka</text:span></text:span></text:p>
      <text:p text:style-name="P80"><text:span text:style-name="Source_20_Text"><text:span text:style-name="T1"><text:s text:c="2"/>template:</text:span></text:span></text:p>
      <text:p text:style-name="P80"><text:span text:style-name="Source_20_Text"><text:span text:style-name="T1"><text:s text:c="4"/>metadata:</text:span></text:span></text:p>
      <text:p text:style-name="P80"><text:span text:style-name="Source_20_Text"><text:span text:style-name="T1"><text:s text:c="6"/>labels:</text:span></text:span></text:p>
      <text:p text:style-name="P80"><text:span text:style-name="Source_20_Text"><text:span text:style-name="T1"><text:s text:c="8"/>app: kafka</text:span></text:span></text:p>
      <text:p text:style-name="P80"><text:span text:style-name="Source_20_Text"><text:span text:style-name="T1"><text:s text:c="4"/>spec:</text:span></text:span></text:p>
      <text:p text:style-name="P80"><text:span text:style-name="Source_20_Text"><text:span text:style-name="T1"><text:s text:c="6"/>containers:</text:span></text:span></text:p>
      <text:p text:style-name="P80"><text:span text:style-name="Source_20_Text"><text:span text:style-name="T1"><text:s text:c="8"/>- name: kafka</text:span></text:span></text:p>
      <text:p text:style-name="P80"><text:span text:style-name="Source_20_Text"><text:span text:style-name="T1"><text:s text:c="10"/>image: your-kafka-image</text:span></text:span></text:p>
      <text:p text:style-name="P80"><text:span text:style-name="Source_20_Text"><text:span text:style-name="T1"><text:s text:c="10"/>resources:</text:span></text:span></text:p>
      <text:p text:style-name="P80"><text:span text:style-name="Source_20_Text"><text:span text:style-name="T1"><text:s text:c="12"/>requests:</text:span></text:span></text:p>
      <text:p text:style-name="P80"><text:span text:style-name="Source_20_Text"><text:span text:style-name="T1"><text:s text:c="14"/>memory: "2Gi"</text:span></text:span></text:p>
      <text:p text:style-name="P80"><text:span text:style-name="Source_20_Text"><text:span text:style-name="T1"><text:s text:c="14"/>cpu: "1"</text:span></text:span></text:p>
      <text:p text:style-name="P80"><text:span text:style-name="Source_20_Text"><text:span text:style-name="T1"><text:s text:c="12"/>limits:</text:span></text:span></text:p>
      <text:p text:style-name="P80"><text:span text:style-name="Source_20_Text"><text:span text:style-name="T1"><text:s text:c="14"/>memory: "4Gi"</text:span></text:span></text:p>
      <text:p text:style-name="P80"><text:span text:style-name="Source_20_Text"><text:span text:style-name="T1"><text:s text:c="14"/>cpu: "2"</text:span></text:span></text:p>
      <text:p text:style-name="P80"><text:span text:style-name="Source_20_Text"><text:span text:style-name="T1"><text:s text:c="10"/>volumeMounts:</text:span></text:span></text:p>
      <text:p text:style-name="P80"><text:span text:style-name="Source_20_Text"><text:span text:style-name="T1"><text:s text:c="12"/>- mountPath: /var/lib/kafka/data</text:span></text:span></text:p>
      <text:p text:style-name="P80"><text:span text:style-name="Source_20_Text"><text:span text:style-name="T1"><text:s text:c="14"/>name: kafka-pvc</text:span></text:span></text:p>
      <text:p text:style-name="P80"><text:span text:style-name="Source_20_Text"><text:span text:style-name="T1"><text:s text:c="10"/>env:</text:span></text:span></text:p>
      <text:p text:style-name="P80"><text:span text:style-name="Source_20_Text"><text:span text:style-name="T1"><text:s text:c="12"/>- name: KAFKA_HEAP_OPTS</text:span></text:span></text:p>
      <text:p text:style-name="P80"><text:span text:style-name="Source_20_Text"><text:span text:style-name="T1"><text:s text:c="14"/>value: "-Xmx2G -Xms2G"</text:span></text:span></text:p>
      <text:p text:style-name="P80"><text:span text:style-name="Source_20_Text"><text:span text:style-name="T1"><text:s text:c="8"/>- name: jmx-exporter</text:span></text:span></text:p>
      <text:p text:style-name="P80"><text:span text:style-name="Source_20_Text"><text:span text:style-name="T1"><text:s text:c="10"/>image: bitnami/jmx-exporter</text:span></text:span></text:p>
      <text:p text:style-name="P80"><text:span text:style-name="Source_20_Text"><text:span text:style-name="T1"><text:s text:c="10"/>ports:</text:span></text:span></text:p>
      <text:p text:style-name="P80"><text:span text:style-name="Source_20_Text"><text:span text:style-name="T1"><text:s text:c="12"/>- name: metrics</text:span></text:span></text:p>
      <text:p text:style-name="P80"><text:span text:style-name="Source_20_Text"><text:span text:style-name="T1"><text:s text:c="14"/>containerPort: 9404</text:span></text:span></text:p>
      <text:p text:style-name="P80"><text:span text:style-name="Source_20_Text"><text:span text:style-name="T1"><text:s text:c="10"/>args:</text:span></text:span></text:p>
      <text:p text:style-name="P80"><text:span text:style-name="Source_20_Text"><text:span text:style-name="T1"><text:s text:c="12"/>- "--config=/config/jmx-exporter-config.yaml"</text:span></text:span></text:p>
      <text:p text:style-name="P80"><text:span text:style-name="Source_20_Text"><text:span text:style-name="T1"><text:s text:c="6"/>initContainers:</text:span></text:span></text:p>
      <text:p text:style-name="P80"><text:span text:style-name="Source_20_Text"><text:span text:style-name="T1"><text:s text:c="8"/>- name: kafka-maintenance</text:span></text:span></text:p>
      <text:p text:style-name="P80"><text:span text:style-name="Source_20_Text"><text:span text:style-name="T1"><text:s text:c="10"/>image: busybox</text:span></text:span></text:p>
      <text:p text:style-name="P80"><text:span text:style-name="Source_20_Text"><text:span text:style-name="T1"><text:s text:c="10"/>command:</text:span></text:span></text:p>
      <text:p text:style-name="P80"><text:span text:style-name="Source_20_Text"><text:span text:style-name="T1"><text:s text:c="12"/>- sh</text:span></text:span></text:p>
      <text:p text:style-name="P80"><text:span text:style-name="Source_20_Text"><text:span text:style-name="T1"><text:s text:c="12"/>- "-c"</text:span></text:span></text:p>
      <text:p text:style-name="P80"><text:span text:style-name="Source_20_Text"><text:span text:style-name="T1"><text:s text:c="12"/>- |</text:span></text:span></text:p>
      <text:p text:style-name="P80"><text:span text:style-name="Source_20_Text"><text:span text:style-name="T1"><text:s text:c="14"/>echo "Running maintenance tasks..."</text:span></text:span></text:p>
      <text:p text:style-name="P80"><text:soft-page-break/><text:span text:style-name="Source_20_Text"><text:span text:style-name="T1"><text:s text:c="14"/>find /var/lib/kafka/data -type f -mtime +7 -exec rm -f {} \;</text:span></text:span></text:p>
      <text:p text:style-name="P80"><text:span text:style-name="Source_20_Text"><text:span text:style-name="T1"><text:s text:c="14"/>echo "Maintenance tasks completed."</text:span></text:span></text:p>
      <text:p text:style-name="P80"><text:span text:style-name="Source_20_Text"><text:span text:style-name="T1"><text:s text:c="10"/>volumeMounts:</text:span></text:span></text:p>
      <text:p text:style-name="P80"><text:span text:style-name="Source_20_Text"><text:span text:style-name="T1"><text:s text:c="12"/>- mountPath: /var/lib/kafka/data</text:span></text:span></text:p>
      <text:p text:style-name="P80"><text:span text:style-name="Source_20_Text"><text:span text:style-name="T1"><text:s text:c="14"/>name: kafka-pvc</text:span></text:span></text:p>
      <text:p text:style-name="P80"><text:span text:style-name="Source_20_Text"><text:span text:style-name="T1"><text:s text:c="6"/>volumes:</text:span></text:span></text:p>
      <text:p text:style-name="P80"><text:span text:style-name="Source_20_Text"><text:span text:style-name="T1"><text:s text:c="8"/>- name: kafka-pvc</text:span></text:span></text:p>
      <text:p text:style-name="P80"><text:span text:style-name="Source_20_Text"><text:span text:style-name="T1"><text:s text:c="10"/>persistentVolumeClaim:</text:span></text:span></text:p>
      <text:p text:style-name="P79"><text:span text:style-name="Source_20_Text"><text:span text:style-name="T1"><text:s text:c="12"/>claimName: datadir-kafka-2</text:span></text:span></text:p>
      <text:h text:style-name="P2" text:outline-level="3">Summary</text:h>
      <text:p text:style-name="P118">These advanced procedures help you achieve a high level of automation, resilience, and observability for Kafka in KRaft mode on Kubernetes, ensuring long-term cluster health and performance. Let me know if you want further customization for any of these areas!</text:p>
      <text:h text:style-name="P5" text:outline-level="5">You said:</text:h>
      <text:p text:style-name="P117">kubectl logs with follow</text:p>
      <text:h text:style-name="P6" text:outline-level="6">ChatGPT said:</text:h>
      <text:p text:style-name="P113"><text:span text:style-name="T1">To view logs in real-time for a Kubernetes pod and keep following the output (like </text:span><text:span text:style-name="Source_20_Text"><text:span text:style-name="T1">tail -f</text:span></text:span><text:span text:style-name="T1"> in Linux), you can use the </text:span><text:span text:style-name="Source_20_Text"><text:span text:style-name="T1">--follow</text:span></text:span><text:span text:style-name="T1"> (or </text:span><text:span text:style-name="Source_20_Text"><text:span text:style-name="T1">-f</text:span></text:span><text:span text:style-name="T1">) option with </text:span><text:span text:style-name="Source_20_Text"><text:span text:style-name="T1">kubectl logs</text:span></text:span><text:span text:style-name="T1">. Here’s how:</text:span></text:p>
      <text:p text:style-name="P28">sh</text:p>
      <text:p text:style-name="P28">Copy code</text:p>
      <text:p text:style-name="P79"><text:span text:style-name="Source_20_Text"><text:span text:style-name="T1">kubectl logs -f &lt;pod-name&gt; -n &lt;namespace&gt;</text:span></text:span></text:p>
      <text:h text:style-name="P2" text:outline-level="3">Example Usage:</text:h>
      <text:list xml:id="list883944026" text:style-name="L58">
        <text:list-item>
          <text:p text:style-name="P238"><text:span text:style-name="Strong_20_Emphasis"><text:span text:style-name="T1">Follow Logs of a Specific Pod</text:span></text:span><text:span text:style-name="T1">:</text:span></text:p>
          <text:p text:style-name="P35">sh</text:p>
          <text:p text:style-name="P35">Copy code</text:p>
          <text:p text:style-name="P87"><text:span text:style-name="Source_20_Text"><text:span text:style-name="T1">kubectl logs -f my-pod -n my-namespace</text:span></text:span></text:p>
          <text:p text:style-name="P238"><text:span text:style-name="T1">This will display the logs from </text:span><text:span text:style-name="Source_20_Text"><text:span text:style-name="T1">my-pod</text:span></text:span><text:span text:style-name="T1"> in </text:span><text:span text:style-name="Source_20_Text"><text:span text:style-name="T1">my-namespace</text:span></text:span><text:span text:style-name="T1"> and continue showing new log entries as they are written.</text:span></text:p>
        </text:list-item>
        <text:list-item>
          <text:p text:style-name="P238"><text:span text:style-name="Strong_20_Emphasis"><text:span text:style-name="T1">Follow Logs of a Specific Container in a Multi-Container Pod</text:span></text:span><text:span text:style-name="T1">:</text:span></text:p>
          <text:p text:style-name="P238"><text:span text:style-name="T1">If the pod has multiple containers, specify the container name with </text:span><text:span text:style-name="Source_20_Text"><text:span text:style-name="T1">-c</text:span></text:span><text:span text:style-name="T1">:</text:span></text:p>
          <text:p text:style-name="P35">sh</text:p>
          <text:p text:style-name="P35">Copy code</text:p>
          <text:p text:style-name="P87"><text:span text:style-name="Source_20_Text"><text:span text:style-name="T1">kubectl logs -f &lt;pod-name&gt; -c &lt;container-name&gt; -n &lt;namespace&gt;</text:span></text:span></text:p>
          <text:p text:style-name="P147"><text:soft-page-break/>Example:</text:p>
          <text:p text:style-name="P35">sh</text:p>
          <text:p text:style-name="P35">Copy code</text:p>
          <text:p text:style-name="P87"><text:span text:style-name="Source_20_Text"><text:span text:style-name="T1">kubectl logs -f my-pod -c kafka -n my-namespace</text:span></text:span></text:p>
        </text:list-item>
        <text:list-item>
          <text:p text:style-name="P238"><text:span text:style-name="Strong_20_Emphasis"><text:span text:style-name="T1">Follow Logs of All Pods in a StatefulSet or Deployment</text:span></text:span><text:span text:style-name="T1">:</text:span></text:p>
          <text:p text:style-name="P238"><text:span text:style-name="T1">If you want to follow logs across all pods in a StatefulSet or Deployment, you’ll need to use </text:span><text:span text:style-name="Source_20_Text"><text:span text:style-name="T1">kubectl logs</text:span></text:span><text:span text:style-name="T1"> with a label selector:</text:span></text:p>
          <text:p text:style-name="P35">sh</text:p>
          <text:p text:style-name="P35">Copy code</text:p>
          <text:p text:style-name="P87"><text:span text:style-name="Source_20_Text"><text:span text:style-name="T1">kubectl logs -f -l app=&lt;app-label&gt; -n &lt;namespace&gt; --all-containers=true</text:span></text:span></text:p>
        </text:list-item>
      </text:list>
      <text:h text:style-name="P2" text:outline-level="3">Tips</text:h>
      <text:list xml:id="list2740668741" text:style-name="L59">
        <text:list-item>
          <text:p text:style-name="P239"><text:span text:style-name="Strong_20_Emphasis"><text:span text:style-name="T1">Ctrl + C</text:span></text:span><text:span text:style-name="T1">: To stop following logs, press </text:span><text:span text:style-name="Source_20_Text"><text:span text:style-name="T1">Ctrl + C</text:span></text:span><text:span text:style-name="T1">.</text:span></text:p>
        </text:list-item>
        <text:list-item>
          <text:p text:style-name="P239"><text:span text:style-name="Strong_20_Emphasis"><text:span text:style-name="T1">Use </text:span></text:span><text:span text:style-name="Strong_20_Emphasis"><text:span text:style-name="Source_20_Text"><text:span text:style-name="T1">--tail</text:span></text:span></text:span><text:span text:style-name="T1">: To limit the initial log output, add </text:span><text:span text:style-name="Source_20_Text"><text:span text:style-name="T1">--tail</text:span></text:span><text:span text:style-name="T1"> to show only the last N lines:</text:span></text:p>
          <text:p text:style-name="P36">sh</text:p>
          <text:p text:style-name="P36">Copy code</text:p>
          <text:p text:style-name="P88"><text:span text:style-name="Source_20_Text"><text:span text:style-name="T1">kubectl logs -f &lt;pod-name&gt; -n &lt;namespace&gt; --tail=50</text:span></text:span></text:p>
        </text:list-item>
      </text:list>
      <text:p text:style-name="P118">These commands let you monitor log output dynamically for real-time troubleshooting and monitoring.</text:p>
      <text:h text:style-name="P5" text:outline-level="5">You said:</text:h>
      <text:p text:style-name="P117">Can you propose me more sofisticated maintanace procedure for kafka KRaft in INit container</text:p>
      <text:h text:style-name="P6" text:outline-level="6">ChatGPT said:</text:h>
      <text:p text:style-name="P113"><text:span text:style-name="T1">Here’s an advanced approach to setting up a sophisticated maintenance procedure for Kafka in KRaft mode within an </text:span><text:span text:style-name="Source_20_Text"><text:span text:style-name="T1">initContainer</text:span></text:span><text:span text:style-name="T1"> on Kubernetes. This setup goes beyond basic log cleanup by including checks for disk usage, data integrity, log compaction, and backups, all before the main Kafka container starts.</text:span></text:p>
      <text:h text:style-name="P1" text:outline-level="3"><text:span text:style-name="T1">Advanced Kafka Maintenance in an </text:span><text:span text:style-name="Source_20_Text"><text:span text:style-name="T1">initContainer</text:span></text:span></text:h>
      <text:p text:style-name="P113"><text:span text:style-name="T1">The following procedure covers essential maintenance tasks for Kafka in KRaft mode using an </text:span><text:span text:style-name="Source_20_Text"><text:span text:style-name="T1">initContainer</text:span></text:span><text:span text:style-name="T1">. This </text:span><text:span text:style-name="Source_20_Text"><text:span text:style-name="T1">initContainer</text:span></text:span><text:span text:style-name="T1"> runs multiple tasks sequentially, ensuring Kafka’s data and environment are prepared before startup.</text:span></text:p>
      <text:p text:style-name="Horizontal_20_Line"/>
      <text:h text:style-name="P1" text:outline-level="3"><text:soft-page-break/><text:span text:style-name="T1">Step-by-Step Maintenance Tasks in </text:span><text:span text:style-name="Source_20_Text"><text:span text:style-name="T1">initContainer</text:span></text:span></text:h>
      <text:list xml:id="list3640247297" text:style-name="L60">
        <text:list-item>
          <text:p text:style-name="P240"><text:span text:style-name="Strong_20_Emphasis"><text:span text:style-name="T1">Log and Data Cleanup</text:span></text:span><text:span text:style-name="T1">: Delete logs or data files based on age or size to avoid disk overflow.</text:span></text:p>
        </text:list-item>
        <text:list-item>
          <text:p text:style-name="P240"><text:span text:style-name="Strong_20_Emphasis"><text:span text:style-name="T1">Disk Usage Check</text:span></text:span><text:span text:style-name="T1">: Monitor disk space usage on the PVC and, if space is low, alert or take corrective actions.</text:span></text:p>
        </text:list-item>
        <text:list-item>
          <text:p text:style-name="P240"><text:span text:style-name="Strong_20_Emphasis"><text:span text:style-name="T1">Data Integrity Checks</text:span></text:span><text:span text:style-name="T1">: Verify that Kafka log files are not corrupted.</text:span></text:p>
        </text:list-item>
        <text:list-item>
          <text:p text:style-name="P240"><text:span text:style-name="Strong_20_Emphasis"><text:span text:style-name="T1">Log Compaction</text:span></text:span><text:span text:style-name="T1">: Compact logs if the disk usage threshold is exceeded.</text:span></text:p>
        </text:list-item>
        <text:list-item>
          <text:p text:style-name="P241"><text:span text:style-name="Strong_20_Emphasis"><text:span text:style-name="T1">Backup Critical Data</text:span></text:span><text:span text:style-name="T1">: Back up essential data to an external storage location.</text:span></text:p>
        </text:list-item>
      </text:list>
      <text:p text:style-name="Horizontal_20_Line"/>
      <text:h text:style-name="P1" text:outline-level="3"><text:span text:style-name="T1">Example StatefulSet Configuration with Advanced </text:span><text:span text:style-name="Source_20_Text"><text:span text:style-name="T1">initContainer</text:span></text:span></text:h>
      <text:p text:style-name="P113"><text:span text:style-name="T1">Below is an example of a StatefulSet configuration that includes a multi-step maintenance </text:span><text:span text:style-name="Source_20_Text"><text:span text:style-name="T1">initContainer</text:span></text:span><text:span text:style-name="T1">. Each step has a distinct purpose, enhancing the readiness and reliability of Kafka in KRaft mode.</text:span></text:p>
      <text:p text:style-name="P28">yaml</text:p>
      <text:p text:style-name="P28">Copy code</text:p>
      <text:p text:style-name="P80"><text:span text:style-name="Source_20_Text"><text:span text:style-name="T1">apiVersion: apps/v1</text:span></text:span></text:p>
      <text:p text:style-name="P80"><text:span text:style-name="Source_20_Text"><text:span text:style-name="T1">kind: StatefulSet</text:span></text:span></text:p>
      <text:p text:style-name="P80"><text:span text:style-name="Source_20_Text"><text:span text:style-name="T1">metadata:</text:span></text:span></text:p>
      <text:p text:style-name="P80"><text:span text:style-name="Source_20_Text"><text:span text:style-name="T1"><text:s text:c="2"/>name: kafka</text:span></text:span></text:p>
      <text:p text:style-name="P80"><text:span text:style-name="Source_20_Text"><text:span text:style-name="T1"><text:s text:c="2"/>namespace: &lt;your-namespace&gt;</text:span></text:span></text:p>
      <text:p text:style-name="P80"><text:span text:style-name="Source_20_Text"><text:span text:style-name="T1">spec:</text:span></text:span></text:p>
      <text:p text:style-name="P80"><text:span text:style-name="Source_20_Text"><text:span text:style-name="T1"><text:s text:c="2"/>serviceName: "kafka"</text:span></text:span></text:p>
      <text:p text:style-name="P80"><text:span text:style-name="Source_20_Text"><text:span text:style-name="T1"><text:s text:c="2"/>replicas: 3</text:span></text:span></text:p>
      <text:p text:style-name="P80"><text:span text:style-name="Source_20_Text"><text:span text:style-name="T1"><text:s text:c="2"/>selector:</text:span></text:span></text:p>
      <text:p text:style-name="P80"><text:span text:style-name="Source_20_Text"><text:span text:style-name="T1"><text:s text:c="4"/>matchLabels:</text:span></text:span></text:p>
      <text:p text:style-name="P80"><text:span text:style-name="Source_20_Text"><text:span text:style-name="T1"><text:s text:c="6"/>app: kafka</text:span></text:span></text:p>
      <text:p text:style-name="P80"><text:span text:style-name="Source_20_Text"><text:span text:style-name="T1"><text:s text:c="2"/>template:</text:span></text:span></text:p>
      <text:p text:style-name="P80"><text:span text:style-name="Source_20_Text"><text:span text:style-name="T1"><text:s text:c="4"/>metadata:</text:span></text:span></text:p>
      <text:p text:style-name="P80"><text:span text:style-name="Source_20_Text"><text:span text:style-name="T1"><text:s text:c="6"/>labels:</text:span></text:span></text:p>
      <text:p text:style-name="P80"><text:span text:style-name="Source_20_Text"><text:span text:style-name="T1"><text:s text:c="8"/>app: kafka</text:span></text:span></text:p>
      <text:p text:style-name="P80"><text:span text:style-name="Source_20_Text"><text:span text:style-name="T1"><text:s text:c="4"/>spec:</text:span></text:span></text:p>
      <text:p text:style-name="P80"><text:span text:style-name="Source_20_Text"><text:span text:style-name="T1"><text:s text:c="6"/>initContainers:</text:span></text:span></text:p>
      <text:p text:style-name="P80"><text:span text:style-name="Source_20_Text"><text:span text:style-name="T1"><text:s text:c="8"/>- name: kafka-maintenance</text:span></text:span></text:p>
      <text:p text:style-name="P80"><text:span text:style-name="Source_20_Text"><text:span text:style-name="T1"><text:s text:c="10"/>image: busybox</text:span></text:span></text:p>
      <text:p text:style-name="P80"><text:span text:style-name="Source_20_Text"><text:span text:style-name="T1"><text:s text:c="10"/>command:</text:span></text:span></text:p>
      <text:p text:style-name="P80"><text:span text:style-name="Source_20_Text"><text:span text:style-name="T1"><text:s text:c="12"/>- sh</text:span></text:span></text:p>
      <text:p text:style-name="P80"><text:span text:style-name="Source_20_Text"><text:span text:style-name="T1"><text:s text:c="12"/>- "-c"</text:span></text:span></text:p>
      <text:p text:style-name="P80"><text:span text:style-name="Source_20_Text"><text:span text:style-name="T1"><text:s text:c="12"/>- |</text:span></text:span></text:p>
      <text:p text:style-name="P80"><text:span text:style-name="Source_20_Text"><text:span text:style-name="T1"><text:s text:c="14"/>echo "Starting Kafka maintenance tasks..."</text:span></text:span></text:p>
      <text:p text:style-name="P80"/>
      <text:p text:style-name="P80"><text:span text:style-name="Source_20_Text"><text:span text:style-name="T1"><text:s text:c="14"/># 1. Log and Data Cleanup: Delete files older than 7 days</text:span></text:span></text:p>
      <text:p text:style-name="P80"><text:soft-page-break/><text:span text:style-name="Source_20_Text"><text:span text:style-name="T1"><text:s text:c="14"/>echo "Cleaning up old logs and data files..."</text:span></text:span></text:p>
      <text:p text:style-name="P80"><text:span text:style-name="Source_20_Text"><text:span text:style-name="T1"><text:s text:c="14"/>find /kafka-data -type f -mtime +7 -exec rm -f {} \;</text:span></text:span></text:p>
      <text:p text:style-name="P80"><text:span text:style-name="Source_20_Text"><text:span text:style-name="T1"><text:s text:c="14"/></text:span></text:span></text:p>
      <text:p text:style-name="P80"><text:span text:style-name="Source_20_Text"><text:span text:style-name="T1"><text:s text:c="14"/># 2. Disk Usage Check: Ensure at least 20% disk space is free</text:span></text:span></text:p>
      <text:p text:style-name="P80"><text:span text:style-name="Source_20_Text"><text:span text:style-name="T1"><text:s text:c="14"/>DISK_USAGE=$(df /kafka-data | awk 'NR==2 {print $5}' | sed 's/%//')</text:span></text:span></text:p>
      <text:p text:style-name="P80"><text:span text:style-name="Source_20_Text"><text:span text:style-name="T1"><text:s text:c="14"/>if [ "$DISK_USAGE" -gt 80 ]; then</text:span></text:span></text:p>
      <text:p text:style-name="P80"><text:span text:style-name="Source_20_Text"><text:span text:style-name="T1"><text:s text:c="16"/>echo "Warning: Disk usage exceeds 80%. Further actions may be needed."</text:span></text:span></text:p>
      <text:p text:style-name="P80"><text:span text:style-name="Source_20_Text"><text:span text:style-name="T1"><text:s text:c="14"/>else</text:span></text:span></text:p>
      <text:p text:style-name="P80"><text:span text:style-name="Source_20_Text"><text:span text:style-name="T1"><text:s text:c="16"/>echo "Disk usage is below 80%. No action needed."</text:span></text:span></text:p>
      <text:p text:style-name="P80"><text:span text:style-name="Source_20_Text"><text:span text:style-name="T1"><text:s text:c="14"/>fi</text:span></text:span></text:p>
      <text:p text:style-name="P80"/>
      <text:p text:style-name="P80"><text:span text:style-name="Source_20_Text"><text:span text:style-name="T1"><text:s text:c="14"/># 3. Data Integrity Check: Verify log file consistency</text:span></text:span></text:p>
      <text:p text:style-name="P80"><text:span text:style-name="Source_20_Text"><text:span text:style-name="T1"><text:s text:c="14"/>echo "Checking data integrity of Kafka logs..."</text:span></text:span></text:p>
      <text:p text:style-name="P80"><text:span text:style-name="Source_20_Text"><text:span text:style-name="T1"><text:s text:c="14"/>for LOG_FILE in $(find /kafka-data -type f -name "*.log"); do</text:span></text:span></text:p>
      <text:p text:style-name="P80"><text:span text:style-name="Source_20_Text"><text:span text:style-name="T1"><text:s text:c="16"/>kafka-dump-log --files $LOG_FILE | head -n 1</text:span></text:span></text:p>
      <text:p text:style-name="P80"><text:span text:style-name="Source_20_Text"><text:span text:style-name="T1"><text:s text:c="16"/>if [ $? -ne 0 ]; then</text:span></text:span></text:p>
      <text:p text:style-name="P80"><text:span text:style-name="Source_20_Text"><text:span text:style-name="T1"><text:s text:c="18"/>echo "Corruption detected in $LOG_FILE. Manual intervention required."</text:span></text:span></text:p>
      <text:p text:style-name="P80"><text:span text:style-name="Source_20_Text"><text:span text:style-name="T1"><text:s text:c="16"/>fi</text:span></text:span></text:p>
      <text:p text:style-name="P80"><text:span text:style-name="Source_20_Text"><text:span text:style-name="T1"><text:s text:c="14"/>done</text:span></text:span></text:p>
      <text:p text:style-name="P80"/>
      <text:p text:style-name="P80"><text:span text:style-name="Source_20_Text"><text:span text:style-name="T1"><text:s text:c="14"/># 4. Log Compaction (if needed): Compress old log files</text:span></text:span></text:p>
      <text:p text:style-name="P80"><text:span text:style-name="Source_20_Text"><text:span text:style-name="T1"><text:s text:c="14"/>if [ "$DISK_USAGE" -gt 80 ]; then</text:span></text:span></text:p>
      <text:p text:style-name="P80"><text:span text:style-name="Source_20_Text"><text:span text:style-name="T1"><text:s text:c="16"/>echo "Compacting log files due to high disk usage..."</text:span></text:span></text:p>
      <text:p text:style-name="P80"><text:span text:style-name="Source_20_Text"><text:span text:style-name="T1"><text:s text:c="16"/>tar -czf /kafka-data/compacted-logs-$(date +%F).tar.gz /kafka-data/*.log</text:span></text:span></text:p>
      <text:p text:style-name="P80"><text:span text:style-name="Source_20_Text"><text:span text:style-name="T1"><text:s text:c="16"/>rm -f /kafka-data/*.log <text:s/># Optional: remove original log files after compaction</text:span></text:span></text:p>
      <text:p text:style-name="P80"><text:span text:style-name="Source_20_Text"><text:span text:style-name="T1"><text:s text:c="14"/>fi</text:span></text:span></text:p>
      <text:p text:style-name="P80"/>
      <text:p text:style-name="P80"><text:span text:style-name="Source_20_Text"><text:span text:style-name="T1"><text:s text:c="14"/># 5. Data Backup: Upload to external storage (e.g., S3, GCS) if configured</text:span></text:span></text:p>
      <text:p text:style-name="P80"><text:span text:style-name="Source_20_Text"><text:span text:style-name="T1"><text:s text:c="14"/>echo "Backing up critical data files..."</text:span></text:span></text:p>
      <text:p text:style-name="P80"><text:span text:style-name="Source_20_Text"><text:span text:style-name="T1"><text:s text:c="14"/>if [ -n "$BACKUP_LOCATION" ]; then</text:span></text:span></text:p>
      <text:p text:style-name="P80"><text:span text:style-name="Source_20_Text"><text:span text:style-name="T1"><text:s text:c="16"/>tar -czf /kafka-data/kafka-backup-$(date +%F).tar.gz /kafka-data</text:span></text:span></text:p>
      <text:p text:style-name="P80"><text:span text:style-name="Source_20_Text"><text:span text:style-name="T1"><text:s text:c="16"/># Example for S3 using AWS CLI (requires credentials in environment or IAM role)</text:span></text:span></text:p>
      <text:p text:style-name="P80"><text:span text:style-name="Source_20_Text"><text:span text:style-name="T1"><text:s text:c="16"/>aws s3 cp /kafka-data/kafka-backup-$(date +%F).tar.gz s3://$BACKUP_LOCATION/</text:span></text:span></text:p>
      <text:p text:style-name="P80"><text:span text:style-name="Source_20_Text"><text:span text:style-name="T1"><text:s text:c="14"/>fi</text:span></text:span></text:p>
      <text:p text:style-name="P80"/>
      <text:p text:style-name="P80"><text:span text:style-name="Source_20_Text"><text:span text:style-name="T1"><text:s text:c="14"/>echo "Maintenance tasks completed."</text:span></text:span></text:p>
      <text:p text:style-name="P80"><text:span text:style-name="Source_20_Text"><text:span text:style-name="T1"><text:s text:c="14"/>sleep 5</text:span></text:span></text:p>
      <text:p text:style-name="P80"><text:span text:style-name="Source_20_Text"><text:span text:style-name="T1"><text:s text:c="10"/>env:</text:span></text:span></text:p>
      <text:p text:style-name="P80"><text:span text:style-name="Source_20_Text"><text:span text:style-name="T1"><text:s text:c="12"/>- name: BACKUP_LOCATION</text:span></text:span></text:p>
      <text:p text:style-name="P80"><text:span text:style-name="Source_20_Text"><text:span text:style-name="T1"><text:s text:c="14"/>value: "&lt;your-s3-bucket-name&gt;" <text:s/># Configure backup location for data</text:span></text:span></text:p>
      <text:p text:style-name="P80"><text:span text:style-name="Source_20_Text"><text:span text:style-name="T1"><text:s text:c="10"/>volumeMounts:</text:span></text:span></text:p>
      <text:p text:style-name="P80"><text:soft-page-break/><text:span text:style-name="Source_20_Text"><text:span text:style-name="T1"><text:s text:c="12"/>- mountPath: /kafka-data</text:span></text:span></text:p>
      <text:p text:style-name="P80"><text:span text:style-name="Source_20_Text"><text:span text:style-name="T1"><text:s text:c="14"/>name: kafka-pvc</text:span></text:span></text:p>
      <text:p text:style-name="P80"><text:span text:style-name="Source_20_Text"><text:span text:style-name="T1"><text:s text:c="6"/>containers:</text:span></text:span></text:p>
      <text:p text:style-name="P80"><text:span text:style-name="Source_20_Text"><text:span text:style-name="T1"><text:s text:c="8"/>- name: kafka</text:span></text:span></text:p>
      <text:p text:style-name="P80"><text:span text:style-name="Source_20_Text"><text:span text:style-name="T1"><text:s text:c="10"/>image: your-kafka-image <text:s/># Replace with your actual Kafka image</text:span></text:span></text:p>
      <text:p text:style-name="P80"><text:span text:style-name="Source_20_Text"><text:span text:style-name="T1"><text:s text:c="10"/># Kafka configurations (e.g., environment variables, ports, etc.)</text:span></text:span></text:p>
      <text:p text:style-name="P80"><text:span text:style-name="Source_20_Text"><text:span text:style-name="T1"><text:s text:c="10"/>volumeMounts:</text:span></text:span></text:p>
      <text:p text:style-name="P80"><text:span text:style-name="Source_20_Text"><text:span text:style-name="T1"><text:s text:c="12"/>- mountPath: /var/lib/kafka/data <text:s/># Kafka's data directory in the main container</text:span></text:span></text:p>
      <text:p text:style-name="P80"><text:span text:style-name="Source_20_Text"><text:span text:style-name="T1"><text:s text:c="14"/>name: kafka-pvc</text:span></text:span></text:p>
      <text:p text:style-name="P80"><text:span text:style-name="Source_20_Text"><text:span text:style-name="T1"><text:s text:c="6"/>volumes:</text:span></text:span></text:p>
      <text:p text:style-name="P80"><text:span text:style-name="Source_20_Text"><text:span text:style-name="T1"><text:s text:c="8"/>- name: kafka-pvc</text:span></text:span></text:p>
      <text:p text:style-name="P80"><text:span text:style-name="Source_20_Text"><text:span text:style-name="T1"><text:s text:c="10"/>persistentVolumeClaim:</text:span></text:span></text:p>
      <text:p text:style-name="P79"><text:span text:style-name="Source_20_Text"><text:span text:style-name="T1"><text:s text:c="12"/>claimName: datadir-kafka-2</text:span></text:span></text:p>
      <text:p text:style-name="Horizontal_20_Line"/>
      <text:h text:style-name="P2" text:outline-level="3">Detailed Explanation of Each Maintenance Task</text:h>
      <text:list xml:id="list1554283860" text:style-name="L61">
        <text:list-item>
          <text:p text:style-name="P243"><text:span text:style-name="Strong_20_Emphasis"><text:span text:style-name="T1">Log and Data Cleanup</text:span></text:span><text:span text:style-name="T1">:</text:span></text:p>
          <text:list>
            <text:list-item>
              <text:p text:style-name="P242"><text:span text:style-name="T1">Deletes files in </text:span><text:span text:style-name="Source_20_Text"><text:span text:style-name="T1">/kafka-data</text:span></text:span><text:span text:style-name="T1"> that are older than 7 days using </text:span><text:span text:style-name="Source_20_Text"><text:span text:style-name="T1">find</text:span></text:span><text:span text:style-name="T1"> and </text:span><text:span text:style-name="Source_20_Text"><text:span text:style-name="T1">-mtime</text:span></text:span><text:span text:style-name="T1">. Adjust the timeframe to your retention policy.</text:span></text:p>
            </text:list-item>
          </text:list>
        </text:list-item>
        <text:list-item>
          <text:p text:style-name="P243"><text:span text:style-name="Strong_20_Emphasis"><text:span text:style-name="T1">Disk Usage Check</text:span></text:span><text:span text:style-name="T1">:</text:span></text:p>
          <text:list>
            <text:list-item>
              <text:p text:style-name="P148">Monitors disk usage by checking the percentage of space used.</text:p>
            </text:list-item>
            <text:list-item>
              <text:p text:style-name="P148">If disk usage exceeds 80%, a warning is printed, but no immediate action is taken. You can adjust the threshold or trigger actions if needed.</text:p>
            </text:list-item>
          </text:list>
        </text:list-item>
        <text:list-item>
          <text:p text:style-name="P243"><text:span text:style-name="Strong_20_Emphasis"><text:span text:style-name="T1">Data Integrity Check</text:span></text:span><text:span text:style-name="T1">:</text:span></text:p>
          <text:list>
            <text:list-item>
              <text:p text:style-name="P242"><text:span text:style-name="T1">Verifies the integrity of Kafka logs using </text:span><text:span text:style-name="Source_20_Text"><text:span text:style-name="T1">kafka-dump-log</text:span></text:span><text:span text:style-name="T1"> (ensure it’s available in the image or mounted).</text:span></text:p>
            </text:list-item>
            <text:list-item>
              <text:p text:style-name="P148">If any log file fails the check, a message is printed, and further manual inspection may be required.</text:p>
            </text:list-item>
          </text:list>
        </text:list-item>
        <text:list-item>
          <text:p text:style-name="P243"><text:span text:style-name="Strong_20_Emphasis"><text:span text:style-name="T1">Log Compaction</text:span></text:span><text:span text:style-name="T1">:</text:span></text:p>
          <text:list>
            <text:list-item>
              <text:p text:style-name="P148">If disk usage exceeds the threshold (80% in this example), compacts old logs into a single tarball to free up space.</text:p>
            </text:list-item>
            <text:list-item>
              <text:p text:style-name="P148">Optionally, delete original log files after compression, especially if they are backed up separately.</text:p>
            </text:list-item>
          </text:list>
        </text:list-item>
        <text:list-item>
          <text:p text:style-name="P243"><text:span text:style-name="Strong_20_Emphasis"><text:span text:style-name="T1">Data Backup</text:span></text:span><text:span text:style-name="T1">:</text:span></text:p>
          <text:list>
            <text:list-item>
              <text:p text:style-name="P148"><text:soft-page-break/>Backs up critical Kafka data to an external storage location (e.g., an S3 bucket).</text:p>
            </text:list-item>
            <text:list-item>
              <text:p text:style-name="P243"><text:span text:style-name="T1">Uses the </text:span><text:span text:style-name="Source_20_Text"><text:span text:style-name="T1">AWS CLI</text:span></text:span><text:span text:style-name="T1"> as an example to upload to S3. Configure the </text:span><text:span text:style-name="Source_20_Text"><text:span text:style-name="T1">BACKUP_LOCATION</text:span></text:span><text:span text:style-name="T1"> environment variable with the bucket name and ensure credentials or IAM roles are available.</text:span></text:p>
            </text:list-item>
          </text:list>
        </text:list-item>
      </text:list>
      <text:p text:style-name="Horizontal_20_Line"/>
      <text:h text:style-name="P2" text:outline-level="3">Additional Tips</text:h>
      <text:list xml:id="list3013037783" text:style-name="L62">
        <text:list-item>
          <text:p text:style-name="P244"><text:span text:style-name="Strong_20_Emphasis"><text:span text:style-name="T1">Environment Variables</text:span></text:span><text:span text:style-name="T1">: Use environment variables like </text:span><text:span text:style-name="Source_20_Text"><text:span text:style-name="T1">BACKUP_LOCATION</text:span></text:span><text:span text:style-name="T1"> to control backup destinations dynamically.</text:span></text:p>
        </text:list-item>
        <text:list-item>
          <text:p text:style-name="P244"><text:span text:style-name="Strong_20_Emphasis"><text:span text:style-name="T1">Retry Logic</text:span></text:span><text:span text:style-name="T1">: For reliability, consider adding retry mechanisms or error handling for each maintenance step.</text:span></text:p>
        </text:list-item>
        <text:list-item>
          <text:p text:style-name="P245"><text:span text:style-name="Strong_20_Emphasis"><text:span text:style-name="T1">Custom Images</text:span></text:span><text:span text:style-name="T1">: If using commands like </text:span><text:span text:style-name="Source_20_Text"><text:span text:style-name="T1">kafka-dump-log</text:span></text:span><text:span text:style-name="T1"> or </text:span><text:span text:style-name="Source_20_Text"><text:span text:style-name="T1">aws</text:span></text:span><text:span text:style-name="T1">, you may need a custom Docker image with these tools pre-installed.</text:span></text:p>
        </text:list-item>
      </text:list>
      <text:h text:style-name="P2" text:outline-level="3">Running the Maintenance Procedure</text:h>
      <text:list xml:id="list574137175" text:style-name="L63">
        <text:list-item>
          <text:p text:style-name="P246"><text:span text:style-name="Strong_20_Emphasis"><text:span text:style-name="T1">Deploy or Update the StatefulSet</text:span></text:span><text:span text:style-name="T1">:</text:span></text:p>
          <text:list>
            <text:list-item>
              <text:p text:style-name="P246"><text:span text:style-name="T1">Save the configuration as </text:span><text:span text:style-name="Source_20_Text"><text:span text:style-name="T1">kafka-statefulset.yaml</text:span></text:span><text:span text:style-name="T1">.</text:span></text:p>
            </text:list-item>
            <text:list-item>
              <text:p text:style-name="P149">Apply it to the cluster with:</text:p>
              <text:p text:style-name="P37">sh</text:p>
              <text:p text:style-name="P37">Copy code</text:p>
              <text:p text:style-name="P89"><text:span text:style-name="Source_20_Text"><text:span text:style-name="T1">kubectl apply -f kafka-statefulset.yaml</text:span></text:span></text:p>
            </text:list-item>
          </text:list>
        </text:list-item>
        <text:list-item>
          <text:p text:style-name="P246"><text:span text:style-name="Strong_20_Emphasis"><text:span text:style-name="T1">Verify Logs</text:span></text:span><text:span text:style-name="T1">:</text:span></text:p>
          <text:list>
            <text:list-item>
              <text:p text:style-name="P246"><text:span text:style-name="T1">Check the </text:span><text:span text:style-name="Source_20_Text"><text:span text:style-name="T1">initContainer</text:span></text:span><text:span text:style-name="T1"> logs to confirm each task ran successfully:</text:span></text:p>
              <text:p text:style-name="P37">sh</text:p>
              <text:p text:style-name="P37">Copy code</text:p>
              <text:p text:style-name="P89"><text:span text:style-name="Source_20_Text"><text:span text:style-name="T1">kubectl logs &lt;kafka-pod-name&gt; -n &lt;your-namespace&gt; -c kafka-maintenance</text:span></text:span></text:p>
            </text:list-item>
          </text:list>
        </text:list-item>
      </text:list>
      <text:p text:style-name="P118">This setup provides a comprehensive, automated maintenance solution, ensuring Kafka’s environment is prepared and optimized before each startup. Let me know if you need further customization or additional maintenance tasks!</text:p>
      <text:h text:style-name="P5" text:outline-level="5">You said:</text:h>
      <text:p text:style-name="P117">KRaft Kafka describe me all maintanace procedures</text:p>
      <text:h text:style-name="P6" text:outline-level="6"><text:soft-page-break/>ChatGPT said:</text:h>
      <text:p text:style-name="P113"><text:span text:style-name="T1">Maintaining a Kafka cluster in </text:span><text:span text:style-name="Strong_20_Emphasis"><text:span text:style-name="T1">KRaft (Kafka Raft)</text:span></text:span><text:span text:style-name="T1"> mode involves a set of procedures tailored to handle data integrity, performance, scalability, and resilience, especially since KRaft mode does not use Zookeeper. Here’s an all-encompassing maintenance plan, broken down by different areas critical to Kafka's long-term stability and health in a Kubernetes environment.</text:span></text:p>
      <text:h text:style-name="P2" text:outline-level="3">Comprehensive Maintenance Procedures for KRaft Kafka</text:h>
      <text:h text:style-name="P3" text:outline-level="4"><text:span text:style-name="T1">1. </text:span><text:span text:style-name="Strong_20_Emphasis"><text:span text:style-name="T1">Log and Data Management</text:span></text:span></text:h>
      <text:p text:style-name="P118">Kafka generates significant data and log files that must be managed to prevent disk overflow and performance issues.</text:p>
      <text:list xml:id="list1918849708" text:style-name="L64">
        <text:list-item>
          <text:p text:style-name="P247"><text:span text:style-name="Strong_20_Emphasis"><text:span text:style-name="T1">Log Retention Policies</text:span></text:span><text:span text:style-name="T1">: Configure Kafka to manage data retention:</text:span></text:p>
          <text:list>
            <text:list-item>
              <text:p text:style-name="P247"><text:span text:style-name="Strong_20_Emphasis"><text:span text:style-name="T1">Log Retention by Size</text:span></text:span><text:span text:style-name="T1">: Set </text:span><text:span text:style-name="Source_20_Text"><text:span text:style-name="T1">log.retention.bytes</text:span></text:span><text:span text:style-name="T1"> to cap log size.</text:span></text:p>
            </text:list-item>
            <text:list-item>
              <text:p text:style-name="P247"><text:span text:style-name="Strong_20_Emphasis"><text:span text:style-name="T1">Log Retention by Time</text:span></text:span><text:span text:style-name="T1">: Set </text:span><text:span text:style-name="Source_20_Text"><text:span text:style-name="T1">log.retention.hours</text:span></text:span><text:span text:style-name="T1"> to specify how long logs are kept.</text:span></text:p>
            </text:list-item>
          </text:list>
        </text:list-item>
        <text:list-item>
          <text:p text:style-name="P247"><text:span text:style-name="Strong_20_Emphasis"><text:span text:style-name="T1">Automated Log Cleanup</text:span></text:span><text:span text:style-name="T1">: In Kubernetes, use an </text:span><text:span text:style-name="Source_20_Text"><text:span text:style-name="T1">initContainer</text:span></text:span><text:span text:style-name="T1"> or cron job to delete old or unused files.</text:span></text:p>
        </text:list-item>
        <text:list-item>
          <text:p text:style-name="P248"><text:span text:style-name="Strong_20_Emphasis"><text:span text:style-name="T1">Log Compaction</text:span></text:span><text:span text:style-name="T1">: Enable and tune log compaction to retain only the latest data for each unique key, saving disk space and optimizing query speed.</text:span></text:p>
        </text:list-item>
      </text:list>
      <text:h text:style-name="P3" text:outline-level="4"><text:span text:style-name="T1">2. </text:span><text:span text:style-name="Strong_20_Emphasis"><text:span text:style-name="T1">Data Integrity Checks</text:span></text:span></text:h>
      <text:p text:style-name="P118">Ensuring the integrity of Kafka’s data is essential to avoid issues like corruption, which can cause data loss or downtime.</text:p>
      <text:list xml:id="list2804718191" text:style-name="L65">
        <text:list-item>
          <text:p text:style-name="P249"><text:span text:style-name="Strong_20_Emphasis"><text:span text:style-name="T1">Periodically Run </text:span></text:span><text:span text:style-name="Strong_20_Emphasis"><text:span text:style-name="Source_20_Text"><text:span text:style-name="T1">kafka-dump-log</text:span></text:span></text:span><text:span text:style-name="T1">: Use </text:span><text:span text:style-name="Source_20_Text"><text:span text:style-name="T1">kafka-dump-log</text:span></text:span><text:span text:style-name="T1"> to scan for corrupted log segments:</text:span></text:p>
          <text:list>
            <text:list-item>
              <text:p text:style-name="P249"><text:span text:style-name="T1">Automate this with an </text:span><text:span text:style-name="Source_20_Text"><text:span text:style-name="T1">initContainer</text:span></text:span><text:span text:style-name="T1"> or script to run every few days.</text:span></text:p>
            </text:list-item>
          </text:list>
        </text:list-item>
        <text:list-item>
          <text:p text:style-name="P249"><text:span text:style-name="Strong_20_Emphasis"><text:span text:style-name="T1">Under-Replicated Partitions</text:span></text:span><text:span text:style-name="T1">: Monitor and resolve any under-replicated partitions with automated alerts.</text:span></text:p>
        </text:list-item>
        <text:list-item>
          <text:p text:style-name="P250"><text:span text:style-name="Strong_20_Emphasis"><text:span text:style-name="T1">Corruption Alerts</text:span></text:span><text:span text:style-name="T1">: Use Prometheus and Grafana to alert on log corruption or integrity failures.</text:span></text:p>
        </text:list-item>
      </text:list>
      <text:h text:style-name="P3" text:outline-level="4"><text:span text:style-name="T1">3. </text:span><text:span text:style-name="Strong_20_Emphasis"><text:span text:style-name="T1">Disk Usage and Resource Monitoring</text:span></text:span></text:h>
      <text:p text:style-name="P118">Monitor Kafka’s resource usage to ensure the cluster remains healthy and responsive.</text:p>
      <text:list xml:id="list3401473785" text:style-name="L66">
        <text:list-item>
          <text:p text:style-name="P251"><text:soft-page-break/><text:span text:style-name="Strong_20_Emphasis"><text:span text:style-name="T1">CPU and Memory Monitoring</text:span></text:span><text:span text:style-name="T1">: Track CPU and memory utilization with Prometheus and Grafana to prevent OOM (Out of Memory) errors.</text:span></text:p>
        </text:list-item>
        <text:list-item>
          <text:p text:style-name="P251"><text:span text:style-name="Strong_20_Emphasis"><text:span text:style-name="T1">Disk Usage Alerts</text:span></text:span><text:span text:style-name="T1">: Set up disk usage thresholds for Kafka pods and alert when usage exceeds a safe limit (e.g., 80%).</text:span></text:p>
        </text:list-item>
        <text:list-item>
          <text:p text:style-name="P252"><text:span text:style-name="Strong_20_Emphasis"><text:span text:style-name="T1">Automatic Disk Cleanup</text:span></text:span><text:span text:style-name="T1">: When disk usage exceeds a threshold, automatically trigger cleanup tasks to delete or archive older data/logs.</text:span></text:p>
        </text:list-item>
      </text:list>
      <text:h text:style-name="P3" text:outline-level="4"><text:span text:style-name="T1">4. </text:span><text:span text:style-name="Strong_20_Emphasis"><text:span text:style-name="T1">Partition and Replica Management</text:span></text:span></text:h>
      <text:p text:style-name="P118">Proper partition and replica balancing ensures data redundancy and performance consistency.</text:p>
      <text:list xml:id="list212012771" text:style-name="L67">
        <text:list-item>
          <text:p text:style-name="P253"><text:span text:style-name="Strong_20_Emphasis"><text:span text:style-name="T1">Automated Leader Rebalancing</text:span></text:span><text:span text:style-name="T1">: Use </text:span><text:span text:style-name="Source_20_Text"><text:span text:style-name="T1">kafka-preferred-replica-election.sh</text:span></text:span><text:span text:style-name="T1"> periodically to reassign leaders across brokers, distributing load evenly.</text:span></text:p>
        </text:list-item>
        <text:list-item>
          <text:p text:style-name="P253"><text:span text:style-name="Strong_20_Emphasis"><text:span text:style-name="T1">Partition Reassignment</text:span></text:span><text:span text:style-name="T1">: Use </text:span><text:span text:style-name="Source_20_Text"><text:span text:style-name="T1">kafka-reassign-partitions.sh</text:span></text:span><text:span text:style-name="T1"> to move partitions from overloaded brokers to underutilized ones, as needed.</text:span></text:p>
        </text:list-item>
        <text:list-item>
          <text:p text:style-name="P254"><text:span text:style-name="Strong_20_Emphasis"><text:span text:style-name="T1">Monitor Replica Lag</text:span></text:span><text:span text:style-name="T1">: Ensure replicas are keeping up with the leader; any lags can indicate performance issues.</text:span></text:p>
        </text:list-item>
      </text:list>
      <text:h text:style-name="P3" text:outline-level="4"><text:span text:style-name="T1">5. </text:span><text:span text:style-name="Strong_20_Emphasis"><text:span text:style-name="T1">Consumer Offset Management</text:span></text:span></text:h>
      <text:p text:style-name="P113"><text:span text:style-name="T1">Efficient offset management helps Kafka consumers to recover smoothly and avoids excessive storage usage in the </text:span><text:span text:style-name="Source_20_Text"><text:span text:style-name="T1">__consumer_offsets</text:span></text:span><text:span text:style-name="T1"> topic.</text:span></text:p>
      <text:list xml:id="list955295687" text:style-name="L68">
        <text:list-item>
          <text:p text:style-name="P255"><text:span text:style-name="Strong_20_Emphasis"><text:span text:style-name="T1">Set Offset Retention</text:span></text:span><text:span text:style-name="T1">: Adjust </text:span><text:span text:style-name="Source_20_Text"><text:span text:style-name="T1">offsets.retention.minutes</text:span></text:span><text:span text:style-name="T1"> to remove unused consumer offsets automatically after a certain period.</text:span></text:p>
        </text:list-item>
        <text:list-item>
          <text:p text:style-name="P255"><text:span text:style-name="Strong_20_Emphasis"><text:span text:style-name="T1">Monitor Consumer Lag</text:span></text:span><text:span text:style-name="T1">: Track consumer group lag with Prometheus and Grafana to identify any delays in message processing.</text:span></text:p>
        </text:list-item>
        <text:list-item>
          <text:p text:style-name="P256"><text:span text:style-name="Strong_20_Emphasis"><text:span text:style-name="T1">Automated Offset Reset</text:span></text:span><text:span text:style-name="T1">: Use </text:span><text:span text:style-name="Source_20_Text"><text:span text:style-name="T1">kafka-consumer-groups.sh</text:span></text:span><text:span text:style-name="T1"> to reset consumer offsets for idle or expired groups.</text:span></text:p>
        </text:list-item>
      </text:list>
      <text:h text:style-name="P3" text:outline-level="4"><text:span text:style-name="T1">6. </text:span><text:span text:style-name="Strong_20_Emphasis"><text:span text:style-name="T1">Backup and Disaster Recovery</text:span></text:span></text:h>
      <text:p text:style-name="P118">KRaft mode lacks Zookeeper, so a solid backup strategy is crucial for data resilience.</text:p>
      <text:list xml:id="list3468444906" text:style-name="L69">
        <text:list-item>
          <text:p text:style-name="P257"><text:span text:style-name="Strong_20_Emphasis"><text:span text:style-name="T1">Persistent Volume Snapshots</text:span></text:span><text:span text:style-name="T1">: Use Kubernetes PVC snapshots for quick restoration of Kafka data in case of node or cluster failures.</text:span></text:p>
        </text:list-item>
        <text:list-item>
          <text:p text:style-name="P257"><text:span text:style-name="Strong_20_Emphasis"><text:span text:style-name="T1">Offsite Log Backup</text:span></text:span><text:span text:style-name="T1">: Periodically back up log files to an external location, like Amazon S3 or Google Cloud Storage, using tools like </text:span><text:span text:style-name="Source_20_Text"><text:span text:style-name="T1">rclone</text:span></text:span><text:span text:style-name="T1"> or </text:span><text:span text:style-name="Source_20_Text"><text:span text:style-name="T1">aws s3 cp</text:span></text:span><text:span text:style-name="T1">.</text:span></text:p>
        </text:list-item>
        <text:list-item>
          <text:p text:style-name="P258"><text:soft-page-break/><text:span text:style-name="Strong_20_Emphasis"><text:span text:style-name="T1">Automated Restoration Scripts</text:span></text:span><text:span text:style-name="T1">: Prepare and test restoration scripts to restore Kafka from backups rapidly.</text:span></text:p>
        </text:list-item>
      </text:list>
      <text:h text:style-name="P3" text:outline-level="4"><text:span text:style-name="T1">7. </text:span><text:span text:style-name="Strong_20_Emphasis"><text:span text:style-name="T1">Security Hardening</text:span></text:span></text:h>
      <text:p text:style-name="P118">Securing Kafka is critical, especially in a production environment where sensitive data is involved.</text:p>
      <text:list xml:id="list3035504161" text:style-name="L70">
        <text:list-item>
          <text:p text:style-name="P259"><text:span text:style-name="Strong_20_Emphasis"><text:span text:style-name="T1">Enable TLS Encryption</text:span></text:span><text:span text:style-name="T1">: Configure TLS for inter-broker and client-broker communication to protect data in transit.</text:span></text:p>
        </text:list-item>
        <text:list-item>
          <text:p text:style-name="P259"><text:span text:style-name="Strong_20_Emphasis"><text:span text:style-name="T1">Set Up Access Control Lists (ACLs)</text:span></text:span><text:span text:style-name="T1">: Implement ACLs to restrict access to topics, consumer groups, and broker endpoints.</text:span></text:p>
        </text:list-item>
        <text:list-item>
          <text:p text:style-name="P260"><text:span text:style-name="Strong_20_Emphasis"><text:span text:style-name="T1">Service Accounts and RBAC</text:span></text:span><text:span text:style-name="T1">: Use Kubernetes Service Accounts with Role-Based Access Control (RBAC) to control Kafka pod permissions.</text:span></text:p>
        </text:list-item>
      </text:list>
      <text:h text:style-name="P3" text:outline-level="4"><text:span text:style-name="T1">8. </text:span><text:span text:style-name="Strong_20_Emphasis"><text:span text:style-name="T1">Monitoring, Alerting, and Observability</text:span></text:span></text:h>
      <text:p text:style-name="P118">Comprehensive observability helps you detect and respond to issues quickly.</text:p>
      <text:list xml:id="list2465192363" text:style-name="L71">
        <text:list-item>
          <text:p text:style-name="P261"><text:span text:style-name="Strong_20_Emphasis"><text:span text:style-name="T1">Prometheus and Grafana Dashboards</text:span></text:span><text:span text:style-name="T1">: Set up dashboards to track Kafka metrics such as </text:span><text:span text:style-name="Source_20_Text"><text:span text:style-name="T1">UnderReplicatedPartitions</text:span></text:span><text:span text:style-name="T1">, </text:span><text:span text:style-name="Source_20_Text"><text:span text:style-name="T1">LeaderElectionRate</text:span></text:span><text:span text:style-name="T1">, </text:span><text:span text:style-name="Source_20_Text"><text:span text:style-name="T1">RequestQueueTime</text:span></text:span><text:span text:style-name="T1">, and consumer lag.</text:span></text:p>
        </text:list-item>
        <text:list-item>
          <text:p text:style-name="P261"><text:span text:style-name="Strong_20_Emphasis"><text:span text:style-name="T1">JMX Exporter for Kafka</text:span></text:span><text:span text:style-name="T1">: Use JMX Exporter to expose Kafka metrics to Prometheus, allowing detailed tracking and alerting.</text:span></text:p>
        </text:list-item>
        <text:list-item>
          <text:p text:style-name="P262"><text:span text:style-name="Strong_20_Emphasis"><text:span text:style-name="T1">Alerting</text:span></text:span><text:span text:style-name="T1">: Configure alerts for critical metrics (e.g., high disk usage, unbalanced leaders, lagging consumers) to prevent issues from escalating.</text:span></text:p>
        </text:list-item>
      </text:list>
      <text:h text:style-name="P3" text:outline-level="4"><text:span text:style-name="T1">9. </text:span><text:span text:style-name="Strong_20_Emphasis"><text:span text:style-name="T1">Automated Scaling and Load Balancing</text:span></text:span></text:h>
      <text:p text:style-name="P118">Kafka in Kubernetes benefits from automated scaling to handle fluctuating workloads.</text:p>
      <text:list xml:id="list466882791" text:style-name="L72">
        <text:list-item>
          <text:p text:style-name="P263"><text:span text:style-name="Strong_20_Emphasis"><text:span text:style-name="T1">Horizontal Pod Autoscaler (HPA)</text:span></text:span><text:span text:style-name="T1">: Use HPA to scale Kafka brokers based on CPU or memory metrics, accommodating workload spikes.</text:span></text:p>
        </text:list-item>
        <text:list-item>
          <text:p text:style-name="P264"><text:span text:style-name="Strong_20_Emphasis"><text:span text:style-name="T1">Resource Quotas and Limits</text:span></text:span><text:span text:style-name="T1">: Set resource requests and limits in the Kafka StatefulSet to control resource allocation and avoid node saturation.</text:span></text:p>
        </text:list-item>
      </text:list>
      <text:h text:style-name="P3" text:outline-level="4"><text:span text:style-name="T1">10. </text:span><text:span text:style-name="Strong_20_Emphasis"><text:span text:style-name="T1">Automated Upgrades and Rolling Restarts</text:span></text:span></text:h>
      <text:p text:style-name="P118">To keep Kafka up-to-date without causing downtime, use rolling restarts and test upgrades in a staging environment.</text:p>
      <text:list xml:id="list3563564422" text:style-name="L73">
        <text:list-item>
          <text:p text:style-name="P265"><text:soft-page-break/><text:span text:style-name="Strong_20_Emphasis"><text:span text:style-name="T1">Rolling Upgrades</text:span></text:span><text:span text:style-name="T1">: Configure Helm to roll out updates with readiness and liveness probes to minimize disruptions.</text:span></text:p>
        </text:list-item>
        <text:list-item>
          <text:p text:style-name="P265"><text:span text:style-name="Strong_20_Emphasis"><text:span text:style-name="T1">Automated Version Testing</text:span></text:span><text:span text:style-name="T1">: Test new Kafka versions in a staging environment and monitor stability before upgrading production.</text:span></text:p>
        </text:list-item>
        <text:list-item>
          <text:p text:style-name="P266"><text:span text:style-name="Strong_20_Emphasis"><text:span text:style-name="T1">Graceful Shutdowns</text:span></text:span><text:span text:style-name="T1">: Enable Kafka’s </text:span><text:span text:style-name="Source_20_Text"><text:span text:style-name="T1">controlled.shutdown.enable</text:span></text:span><text:span text:style-name="T1"> setting to ensure that rebalancing doesn’t occur during maintenance or upgrades.</text:span></text:p>
        </text:list-item>
      </text:list>
      <text:p text:style-name="Horizontal_20_Line"/>
      <text:h text:style-name="P1" text:outline-level="3"><text:span text:style-name="T1">Sample StatefulSet YAML with Advanced </text:span><text:span text:style-name="Source_20_Text"><text:span text:style-name="T1">initContainer</text:span></text:span><text:span text:style-name="T1"> Maintenance</text:span></text:h>
      <text:p text:style-name="P113"><text:span text:style-name="T1">Here’s an example StatefulSet YAML with an </text:span><text:span text:style-name="Source_20_Text"><text:span text:style-name="T1">initContainer</text:span></text:span><text:span text:style-name="T1"> for Kafka in KRaft mode, configured to perform various maintenance tasks before Kafka starts.</text:span></text:p>
      <text:p text:style-name="P28">yaml</text:p>
      <text:p text:style-name="P28">Copy code</text:p>
      <text:p text:style-name="P80"><text:span text:style-name="Source_20_Text"><text:span text:style-name="T1">apiVersion: apps/v1</text:span></text:span></text:p>
      <text:p text:style-name="P80"><text:span text:style-name="Source_20_Text"><text:span text:style-name="T1">kind: StatefulSet</text:span></text:span></text:p>
      <text:p text:style-name="P80"><text:span text:style-name="Source_20_Text"><text:span text:style-name="T1">metadata:</text:span></text:span></text:p>
      <text:p text:style-name="P80"><text:span text:style-name="Source_20_Text"><text:span text:style-name="T1"><text:s text:c="2"/>name: kafka</text:span></text:span></text:p>
      <text:p text:style-name="P80"><text:span text:style-name="Source_20_Text"><text:span text:style-name="T1"><text:s text:c="2"/>namespace: &lt;your-namespace&gt;</text:span></text:span></text:p>
      <text:p text:style-name="P80"><text:span text:style-name="Source_20_Text"><text:span text:style-name="T1">spec:</text:span></text:span></text:p>
      <text:p text:style-name="P80"><text:span text:style-name="Source_20_Text"><text:span text:style-name="T1"><text:s text:c="2"/>serviceName: "kafka"</text:span></text:span></text:p>
      <text:p text:style-name="P80"><text:span text:style-name="Source_20_Text"><text:span text:style-name="T1"><text:s text:c="2"/>replicas: 3</text:span></text:span></text:p>
      <text:p text:style-name="P80"><text:span text:style-name="Source_20_Text"><text:span text:style-name="T1"><text:s text:c="2"/>selector:</text:span></text:span></text:p>
      <text:p text:style-name="P80"><text:span text:style-name="Source_20_Text"><text:span text:style-name="T1"><text:s text:c="4"/>matchLabels:</text:span></text:span></text:p>
      <text:p text:style-name="P80"><text:span text:style-name="Source_20_Text"><text:span text:style-name="T1"><text:s text:c="6"/>app: kafka</text:span></text:span></text:p>
      <text:p text:style-name="P80"><text:span text:style-name="Source_20_Text"><text:span text:style-name="T1"><text:s text:c="2"/>template:</text:span></text:span></text:p>
      <text:p text:style-name="P80"><text:span text:style-name="Source_20_Text"><text:span text:style-name="T1"><text:s text:c="4"/>metadata:</text:span></text:span></text:p>
      <text:p text:style-name="P80"><text:span text:style-name="Source_20_Text"><text:span text:style-name="T1"><text:s text:c="6"/>labels:</text:span></text:span></text:p>
      <text:p text:style-name="P80"><text:span text:style-name="Source_20_Text"><text:span text:style-name="T1"><text:s text:c="8"/>app: kafka</text:span></text:span></text:p>
      <text:p text:style-name="P80"><text:span text:style-name="Source_20_Text"><text:span text:style-name="T1"><text:s text:c="4"/>spec:</text:span></text:span></text:p>
      <text:p text:style-name="P80"><text:span text:style-name="Source_20_Text"><text:span text:style-name="T1"><text:s text:c="6"/>initContainers:</text:span></text:span></text:p>
      <text:p text:style-name="P80"><text:span text:style-name="Source_20_Text"><text:span text:style-name="T1"><text:s text:c="8"/>- name: kafka-maintenance</text:span></text:span></text:p>
      <text:p text:style-name="P80"><text:span text:style-name="Source_20_Text"><text:span text:style-name="T1"><text:s text:c="10"/>image: busybox</text:span></text:span></text:p>
      <text:p text:style-name="P80"><text:span text:style-name="Source_20_Text"><text:span text:style-name="T1"><text:s text:c="10"/>command:</text:span></text:span></text:p>
      <text:p text:style-name="P80"><text:span text:style-name="Source_20_Text"><text:span text:style-name="T1"><text:s text:c="12"/>- sh</text:span></text:span></text:p>
      <text:p text:style-name="P80"><text:span text:style-name="Source_20_Text"><text:span text:style-name="T1"><text:s text:c="12"/>- "-c"</text:span></text:span></text:p>
      <text:p text:style-name="P80"><text:span text:style-name="Source_20_Text"><text:span text:style-name="T1"><text:s text:c="12"/>- |</text:span></text:span></text:p>
      <text:p text:style-name="P80"><text:span text:style-name="Source_20_Text"><text:span text:style-name="T1"><text:s text:c="14"/>echo "Starting Kafka maintenance tasks..."</text:span></text:span></text:p>
      <text:p text:style-name="P80"/>
      <text:p text:style-name="P80"><text:span text:style-name="Source_20_Text"><text:span text:style-name="T1"><text:s text:c="14"/># Disk Usage Check</text:span></text:span></text:p>
      <text:p text:style-name="P80"><text:span text:style-name="Source_20_Text"><text:span text:style-name="T1"><text:s text:c="14"/>DISK_USAGE=$(df /kafka-data | awk 'NR==2 {print $5}' | sed 's/%//')</text:span></text:span></text:p>
      <text:p text:style-name="P80"><text:span text:style-name="Source_20_Text"><text:span text:style-name="T1"><text:s text:c="14"/>if [ "$DISK_USAGE" -gt 80 ]; then</text:span></text:span></text:p>
      <text:p text:style-name="P80"><text:soft-page-break/><text:span text:style-name="Source_20_Text"><text:span text:style-name="T1"><text:s text:c="16"/>echo "Warning: Disk usage exceeds 80%. Further actions may be needed."</text:span></text:span></text:p>
      <text:p text:style-name="P80"><text:span text:style-name="Source_20_Text"><text:span text:style-name="T1"><text:s text:c="14"/>else</text:span></text:span></text:p>
      <text:p text:style-name="P80"><text:span text:style-name="Source_20_Text"><text:span text:style-name="T1"><text:s text:c="16"/>echo "Disk usage is below 80%. No action needed."</text:span></text:span></text:p>
      <text:p text:style-name="P80"><text:span text:style-name="Source_20_Text"><text:span text:style-name="T1"><text:s text:c="14"/>fi</text:span></text:span></text:p>
      <text:p text:style-name="P80"/>
      <text:p text:style-name="P80"><text:span text:style-name="Source_20_Text"><text:span text:style-name="T1"><text:s text:c="14"/># Data Integrity Check: Check for log file corruption</text:span></text:span></text:p>
      <text:p text:style-name="P80"><text:span text:style-name="Source_20_Text"><text:span text:style-name="T1"><text:s text:c="14"/>for LOG_FILE in $(find /kafka-data -type f -name "*.log"); do</text:span></text:span></text:p>
      <text:p text:style-name="P80"><text:span text:style-name="Source_20_Text"><text:span text:style-name="T1"><text:s text:c="16"/>kafka-dump-log --files $LOG_FILE | head -n 1</text:span></text:span></text:p>
      <text:p text:style-name="P80"><text:span text:style-name="Source_20_Text"><text:span text:style-name="T1"><text:s text:c="16"/>if [ $? -ne 0 ]; then</text:span></text:span></text:p>
      <text:p text:style-name="P80"><text:span text:style-name="Source_20_Text"><text:span text:style-name="T1"><text:s text:c="18"/>echo "Corruption detected in $LOG_FILE. Manual intervention required."</text:span></text:span></text:p>
      <text:p text:style-name="P80"><text:span text:style-name="Source_20_Text"><text:span text:style-name="T1"><text:s text:c="16"/>fi</text:span></text:span></text:p>
      <text:p text:style-name="P80"><text:span text:style-name="Source_20_Text"><text:span text:style-name="T1"><text:s text:c="14"/>done</text:span></text:span></text:p>
      <text:p text:style-name="P80"/>
      <text:p text:style-name="P80"><text:span text:style-name="Source_20_Text"><text:span text:style-name="T1"><text:s text:c="14"/># Clean up old logs and data</text:span></text:span></text:p>
      <text:p text:style-name="P80"><text:span text:style-name="Source_20_Text"><text:span text:style-name="T1"><text:s text:c="14"/>find /kafka-data -type f -mtime +7 -exec rm -f {} \;</text:span></text:span></text:p>
      <text:p text:style-name="P80"/>
      <text:p text:style-name="P80"><text:span text:style-name="Source_20_Text"><text:span text:style-name="T1"><text:s text:c="14"/># Compact log files if disk usage is high</text:span></text:span></text:p>
      <text:p text:style-name="P80"><text:span text:style-name="Source_20_Text"><text:span text:style-name="T1"><text:s text:c="14"/>if [ "$DISK_USAGE" -gt 80 ]; then</text:span></text:span></text:p>
      <text:p text:style-name="P80"><text:span text:style-name="Source_20_Text"><text:span text:style-name="T1"><text:s text:c="16"/>tar -czf /kafka-data/compacted-logs-$(date +%F).tar.gz /kafka-data/*.log</text:span></text:span></text:p>
      <text:p text:style-name="P80"><text:span text:style-name="Source_20_Text"><text:span text:style-name="T1"><text:s text:c="16"/>rm -f /kafka-data/*.log</text:span></text:span></text:p>
      <text:p text:style-name="P80"><text:span text:style-name="Source_20_Text"><text:span text:style-name="T1"><text:s text:c="14"/>fi</text:span></text:span></text:p>
      <text:p text:style-name="P80"/>
      <text:p text:style-name="P80"><text:span text:style-name="Source_20_Text"><text:span text:style-name="T1"><text:s text:c="14"/>echo "Maintenance tasks completed."</text:span></text:span></text:p>
      <text:p text:style-name="P80"><text:span text:style-name="Source_20_Text"><text:span text:style-name="T1"><text:s text:c="14"/>sleep 5</text:span></text:span></text:p>
      <text:p text:style-name="P80"><text:span text:style-name="Source_20_Text"><text:span text:style-name="T1"><text:s text:c="10"/>volumeMounts:</text:span></text:span></text:p>
      <text:p text:style-name="P80"><text:span text:style-name="Source_20_Text"><text:span text:style-name="T1"><text:s text:c="12"/>- mountPath: /kafka-data</text:span></text:span></text:p>
      <text:p text:style-name="P80"><text:span text:style-name="Source_20_Text"><text:span text:style-name="T1"><text:s text:c="14"/>name: kafka-pvc</text:span></text:span></text:p>
      <text:p text:style-name="P80"><text:span text:style-name="Source_20_Text"><text:span text:style-name="T1"><text:s text:c="6"/>containers:</text:span></text:span></text:p>
      <text:p text:style-name="P80"><text:span text:style-name="Source_20_Text"><text:span text:style-name="T1"><text:s text:c="8"/>- name: kafka</text:span></text:span></text:p>
      <text:p text:style-name="P80"><text:span text:style-name="Source_20_Text"><text:span text:style-name="T1"><text:s text:c="10"/>image: your-kafka-image</text:span></text:span></text:p>
      <text:p text:style-name="P80"><text:span text:style-name="Source_20_Text"><text:span text:style-name="T1"><text:s text:c="10"/>volumeMounts:</text:span></text:span></text:p>
      <text:p text:style-name="P80"><text:span text:style-name="Source_20_Text"><text:span text:style-name="T1"><text:s text:c="12"/>- mountPath: /var/lib/kafka/data</text:span></text:span></text:p>
      <text:p text:style-name="P80"><text:span text:style-name="Source_20_Text"><text:span text:style-name="T1"><text:s text:c="14"/>name: kafka-pvc</text:span></text:span></text:p>
      <text:p text:style-name="P80"><text:span text:style-name="Source_20_Text"><text:span text:style-name="T1"><text:s text:c="6"/>volumes:</text:span></text:span></text:p>
      <text:p text:style-name="P80"><text:span text:style-name="Source_20_Text"><text:span text:style-name="T1"><text:s text:c="8"/>- name: kafka-pvc</text:span></text:span></text:p>
      <text:p text:style-name="P80"><text:span text:style-name="Source_20_Text"><text:span text:style-name="T1"><text:s text:c="10"/>persistentVolumeClaim:</text:span></text:span></text:p>
      <text:p text:style-name="P79"><text:span text:style-name="Source_20_Text"><text:span text:style-name="T1"><text:s text:c="12"/>claimName: datadir-kafka-2</text:span></text:span></text:p>
      <text:p text:style-name="Horizontal_20_Line"/>
      <text:h text:style-name="P2" text:outline-level="3">Summary</text:h>
      <text:p text:style-name="P118">This maintenance procedure for KRaft-mode Kafka in Kubernetes provides a comprehensive, automated approach for ensuring cluster health. Implementing these practices regularly will improve <text:soft-page-break/>data durability, scalability, and reliability, all essential for a robust Kafka cluster. Let me know if you need help with any specific procedures or configurations!</text:p>
      <text:h text:style-name="P5" text:outline-level="5">You said:</text:h>
      <text:p text:style-name="P117">I need bash script for every step</text:p>
      <text:h text:style-name="P6" text:outline-level="6">ChatGPT said:</text:h>
      <text:p text:style-name="P113"><text:span text:style-name="T1">Here’s a set of bash scripts for each maintenance step outlined. You can incorporate these scripts in an </text:span><text:span text:style-name="Source_20_Text"><text:span text:style-name="T1">initContainer</text:span></text:span><text:span text:style-name="T1"> to run them sequentially before Kafka starts, or set them up as separate cron jobs on nodes.</text:span></text:p>
      <text:p text:style-name="Horizontal_20_Line"/>
      <text:h text:style-name="P1" text:outline-level="3"><text:span text:style-name="T1">1. </text:span><text:span text:style-name="Strong_20_Emphasis"><text:span text:style-name="T1">Log and Data Management</text:span></text:span><text:span text:style-name="T1"> - Cleanup Old Logs</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echo "Cleaning up logs older than 7 days..."</text:span></text:span></text:p>
      <text:p text:style-name="P80"><text:span text:style-name="Source_20_Text"><text:span text:style-name="T1">find /kafka-data -type f -mtime +7 -exec rm -f {} \;</text:span></text:span></text:p>
      <text:p text:style-name="P79"><text:span text:style-name="Source_20_Text"><text:span text:style-name="T1">echo "Log cleanup completed."</text:span></text:span></text:p>
      <text:p text:style-name="Horizontal_20_Line"/>
      <text:h text:style-name="P1" text:outline-level="3"><text:span text:style-name="T1">2. </text:span><text:span text:style-name="Strong_20_Emphasis"><text:span text:style-name="T1">Disk Usage Monitoring</text:span></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DISK_USAGE=$(df /kafka-data | awk 'NR==2 {print $5}' | sed 's/%//')</text:span></text:span></text:p>
      <text:p text:style-name="P80"><text:span text:style-name="Source_20_Text"><text:span text:style-name="T1">THRESHOLD=80</text:span></text:span></text:p>
      <text:p text:style-name="P80"/>
      <text:p text:style-name="P80"><text:span text:style-name="Source_20_Text"><text:span text:style-name="T1">if [ "$DISK_USAGE" -gt "$THRESHOLD" ]; then</text:span></text:span></text:p>
      <text:p text:style-name="P80"><text:span text:style-name="Source_20_Text"><text:span text:style-name="T1"><text:s text:c="2"/>echo "Warning: Disk usage at ${DISK_USAGE}%. Consider freeing up space."</text:span></text:span></text:p>
      <text:p text:style-name="P80"><text:span text:style-name="Source_20_Text"><text:span text:style-name="T1">else</text:span></text:span></text:p>
      <text:p text:style-name="P80"><text:span text:style-name="Source_20_Text"><text:span text:style-name="T1"><text:s text:c="2"/>echo "Disk usage is within limits at ${DISK_USAGE}%."</text:span></text:span></text:p>
      <text:p text:style-name="P79"><text:span text:style-name="Source_20_Text"><text:span text:style-name="T1">fi</text:span></text:span></text:p>
      <text:p text:style-name="Horizontal_20_Line"/>
      <text:h text:style-name="P1" text:outline-level="3"><text:span text:style-name="T1">3. </text:span><text:span text:style-name="Strong_20_Emphasis"><text:span text:style-name="T1">Data Integrity Checks</text:span></text:span><text:span text:style-name="T1"> - Detect Log Corruption</text:span></text:h>
      <text:p text:style-name="P28">bash</text:p>
      <text:p text:style-name="P28">Copy code</text:p>
      <text:p text:style-name="P80"><text:span text:style-name="Source_20_Text"><text:span text:style-name="T1">#!/bin/bash</text:span></text:span></text:p>
      <text:p text:style-name="P80"><text:soft-page-break/></text:p>
      <text:p text:style-name="P80"><text:span text:style-name="Source_20_Text"><text:span text:style-name="T1">echo "Checking data integrity of Kafka logs..."</text:span></text:span></text:p>
      <text:p text:style-name="P80"><text:span text:style-name="Source_20_Text"><text:span text:style-name="T1">for LOG_FILE in $(find /kafka-data -type f -name "*.log"); do</text:span></text:span></text:p>
      <text:p text:style-name="P80"><text:span text:style-name="Source_20_Text"><text:span text:style-name="T1"><text:s text:c="2"/>kafka-dump-log --files $LOG_FILE | head -n 1</text:span></text:span></text:p>
      <text:p text:style-name="P80"><text:span text:style-name="Source_20_Text"><text:span text:style-name="T1"><text:s text:c="2"/>if [ $? -ne 0 ]; then</text:span></text:span></text:p>
      <text:p text:style-name="P80"><text:span text:style-name="Source_20_Text"><text:span text:style-name="T1"><text:s text:c="4"/>echo "Corruption detected in $LOG_FILE."</text:span></text:span></text:p>
      <text:p text:style-name="P80"><text:span text:style-name="Source_20_Text"><text:span text:style-name="T1"><text:s text:c="2"/>fi</text:span></text:span></text:p>
      <text:p text:style-name="P80"><text:span text:style-name="Source_20_Text"><text:span text:style-name="T1">done</text:span></text:span></text:p>
      <text:p text:style-name="P79"><text:span text:style-name="Source_20_Text"><text:span text:style-name="T1">echo "Data integrity check completed."</text:span></text:span></text:p>
      <text:p text:style-name="Horizontal_20_Line"/>
      <text:h text:style-name="P1" text:outline-level="3"><text:span text:style-name="T1">4. </text:span><text:span text:style-name="Strong_20_Emphasis"><text:span text:style-name="T1">Log Compaction</text:span></text:span><text:span text:style-name="T1"> - Archive and Remove Old Logs</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DISK_USAGE=$(df /kafka-data | awk 'NR==2 {print $5}' | sed 's/%//')</text:span></text:span></text:p>
      <text:p text:style-name="P80"><text:span text:style-name="Source_20_Text"><text:span text:style-name="T1">THRESHOLD=80</text:span></text:span></text:p>
      <text:p text:style-name="P80"/>
      <text:p text:style-name="P80"><text:span text:style-name="Source_20_Text"><text:span text:style-name="T1">if [ "$DISK_USAGE" -gt "$THRESHOLD" ]; then</text:span></text:span></text:p>
      <text:p text:style-name="P80"><text:span text:style-name="Source_20_Text"><text:span text:style-name="T1"><text:s text:c="2"/>echo "Compacting log files to free up space..."</text:span></text:span></text:p>
      <text:p text:style-name="P80"><text:span text:style-name="Source_20_Text"><text:span text:style-name="T1"><text:s text:c="2"/>tar -czf /kafka-data/compacted-logs-$(date +%F).tar.gz /kafka-data/*.log</text:span></text:span></text:p>
      <text:p text:style-name="P80"><text:span text:style-name="Source_20_Text"><text:span text:style-name="T1"><text:s text:c="2"/>rm -f /kafka-data/*.log</text:span></text:span></text:p>
      <text:p text:style-name="P80"><text:span text:style-name="Source_20_Text"><text:span text:style-name="T1"><text:s text:c="2"/>echo "Log compaction completed."</text:span></text:span></text:p>
      <text:p text:style-name="P80"><text:span text:style-name="Source_20_Text"><text:span text:style-name="T1">else</text:span></text:span></text:p>
      <text:p text:style-name="P80"><text:span text:style-name="Source_20_Text"><text:span text:style-name="T1"><text:s text:c="2"/>echo "Disk usage is below threshold. No compaction needed."</text:span></text:span></text:p>
      <text:p text:style-name="P79"><text:span text:style-name="Source_20_Text"><text:span text:style-name="T1">fi</text:span></text:span></text:p>
      <text:p text:style-name="Horizontal_20_Line"/>
      <text:h text:style-name="P1" text:outline-level="3"><text:span text:style-name="T1">5. </text:span><text:span text:style-name="Strong_20_Emphasis"><text:span text:style-name="T1">Backup Critical Data</text:span></text:span><text:span text:style-name="T1"> - Upload Logs to S3</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BACKUP_LOCATION="&lt;your-s3-bucket-name&gt;"</text:span></text:span></text:p>
      <text:p text:style-name="P80"><text:span text:style-name="Source_20_Text"><text:span text:style-name="T1">TIMESTAMP=$(date +%F)</text:span></text:span></text:p>
      <text:p text:style-name="P80"><text:span text:style-name="Source_20_Text"><text:span text:style-name="T1">BACKUP_FILE="/kafka-data/kafka-backup-$TIMESTAMP.tar.gz"</text:span></text:span></text:p>
      <text:p text:style-name="P80"/>
      <text:p text:style-name="P80"><text:span text:style-name="Source_20_Text"><text:span text:style-name="T1">echo "Creating backup of Kafka data..."</text:span></text:span></text:p>
      <text:p text:style-name="P80"><text:span text:style-name="Source_20_Text"><text:span text:style-name="T1">tar -czf $BACKUP_FILE /kafka-data</text:span></text:span></text:p>
      <text:p text:style-name="P80"/>
      <text:p text:style-name="P80"><text:span text:style-name="Source_20_Text"><text:span text:style-name="T1">if [ -n "$BACKUP_LOCATION" ]; then</text:span></text:span></text:p>
      <text:p text:style-name="P80"><text:span text:style-name="Source_20_Text"><text:span text:style-name="T1"><text:s text:c="2"/>echo "Uploading backup to S3..."</text:span></text:span></text:p>
      <text:p text:style-name="P80"><text:span text:style-name="Source_20_Text"><text:span text:style-name="T1"><text:s text:c="2"/>aws s3 cp $BACKUP_FILE s3://$BACKUP_LOCATION/</text:span></text:span></text:p>
      <text:p text:style-name="P80"><text:soft-page-break/><text:span text:style-name="Source_20_Text"><text:span text:style-name="T1"><text:s text:c="2"/>echo "Backup uploaded to S3."</text:span></text:span></text:p>
      <text:p text:style-name="P80"><text:span text:style-name="Source_20_Text"><text:span text:style-name="T1">else</text:span></text:span></text:p>
      <text:p text:style-name="P80"><text:span text:style-name="Source_20_Text"><text:span text:style-name="T1"><text:s text:c="2"/>echo "Backup location not specified. Skipping upload."</text:span></text:span></text:p>
      <text:p text:style-name="P79"><text:span text:style-name="Source_20_Text"><text:span text:style-name="T1">fi</text:span></text:span></text:p>
      <text:p text:style-name="Horizontal_20_Line"/>
      <text:h text:style-name="P1" text:outline-level="3"><text:span text:style-name="T1">6. </text:span><text:span text:style-name="Strong_20_Emphasis"><text:span text:style-name="T1">Leader Rebalancing</text:span></text:span><text:span text:style-name="T1"> - Trigger Leader Reassignment</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echo "Triggering preferred replica election for leader rebalancing..."</text:span></text:span></text:p>
      <text:p text:style-name="P80"><text:span text:style-name="Source_20_Text"><text:span text:style-name="T1">kafka-preferred-replica-election.sh --bootstrap-server &lt;broker-address&gt;</text:span></text:span></text:p>
      <text:p text:style-name="P79"><text:span text:style-name="Source_20_Text"><text:span text:style-name="T1">echo "Leader rebalancing initiated."</text:span></text:span></text:p>
      <text:p text:style-name="Horizontal_20_Line"/>
      <text:h text:style-name="P1" text:outline-level="3"><text:span text:style-name="T1">7. </text:span><text:span text:style-name="Strong_20_Emphasis"><text:span text:style-name="T1">Partition Reassignment</text:span></text:span><text:span text:style-name="T1"> - Redistribute Partitions</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REASSIGNMENT_FILE="/kafka-data/reassignment.json"</text:span></text:span></text:p>
      <text:p text:style-name="P80"/>
      <text:p text:style-name="P80"><text:span text:style-name="Source_20_Text"><text:span text:style-name="T1">echo "Generating partition reassignment file..."</text:span></text:span></text:p>
      <text:p text:style-name="P80"><text:span text:style-name="Source_20_Text"><text:span text:style-name="T1">kafka-reassign-partitions.sh --generate --bootstrap-server &lt;broker-address&gt; --broker-list "&lt;broker-ids&gt;" &gt; $REASSIGNMENT_FILE</text:span></text:span></text:p>
      <text:p text:style-name="P80"/>
      <text:p text:style-name="P80"><text:span text:style-name="Source_20_Text"><text:span text:style-name="T1">echo "Executing partition reassignment..."</text:span></text:span></text:p>
      <text:p text:style-name="P80"><text:span text:style-name="Source_20_Text"><text:span text:style-name="T1">kafka-reassign-partitions.sh --execute --bootstrap-server &lt;broker-address&gt; --reassignment-json-file $REASSIGNMENT_FILE</text:span></text:span></text:p>
      <text:p text:style-name="P79"><text:span text:style-name="Source_20_Text"><text:span text:style-name="T1">echo "Partition reassignment completed."</text:span></text:span></text:p>
      <text:p text:style-name="Horizontal_20_Line"/>
      <text:h text:style-name="P1" text:outline-level="3"><text:span text:style-name="T1">8. </text:span><text:span text:style-name="Strong_20_Emphasis"><text:span text:style-name="T1">Consumer Offset Cleanup</text:span></text:span><text:span text:style-name="T1"> - Remove Expired Offsets</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echo "Cleaning up expired consumer offsets..."</text:span></text:span></text:p>
      <text:p text:style-name="P80"><text:span text:style-name="Source_20_Text"><text:span text:style-name="T1">kafka-delete-records.sh --bootstrap-server &lt;broker-address&gt; --group &lt;group-name&gt; --to-earliest --all-topics</text:span></text:span></text:p>
      <text:p text:style-name="P79"><text:span text:style-name="Source_20_Text"><text:span text:style-name="T1">echo "Consumer offset cleanup completed."</text:span></text:span></text:p>
      <text:p text:style-name="Horizontal_20_Line"><text:soft-page-break/></text:p>
      <text:h text:style-name="P1" text:outline-level="3"><text:span text:style-name="T1">9. </text:span><text:span text:style-name="Strong_20_Emphasis"><text:span text:style-name="T1">Security and Access Control</text:span></text:span><text:span text:style-name="T1"> - Apply ACLs</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echo "Applying ACLs for Kafka security..."</text:span></text:span></text:p>
      <text:p text:style-name="P80"><text:span text:style-name="Source_20_Text"><text:span text:style-name="T1">kafka-acls.sh --bootstrap-server &lt;broker-address&gt; --add --allow-principal User:&lt;username&gt; --operation &lt;operation&gt; --topic &lt;topic-name&gt;</text:span></text:span></text:p>
      <text:p text:style-name="P79"><text:span text:style-name="Source_20_Text"><text:span text:style-name="T1">echo "ACLs applied successfully."</text:span></text:span></text:p>
      <text:p text:style-name="Horizontal_20_Line"/>
      <text:h text:style-name="P1" text:outline-level="3"><text:span text:style-name="T1">10. </text:span><text:span text:style-name="Strong_20_Emphasis"><text:span text:style-name="T1">Automated Rolling Restart</text:span></text:span><text:span text:style-name="T1"> - Rolling Upgrade of Kafka Pods</text:span></text:h>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NAMESPACE=&lt;your-namespace&gt;</text:span></text:span></text:p>
      <text:p text:style-name="P80"><text:span text:style-name="Source_20_Text"><text:span text:style-name="T1">STATEFULSET=&lt;your-kafka-statefulset&gt;</text:span></text:span></text:p>
      <text:p text:style-name="P80"/>
      <text:p text:style-name="P80"><text:span text:style-name="Source_20_Text"><text:span text:style-name="T1">echo "Initiating rolling restart of Kafka StatefulSet..."</text:span></text:span></text:p>
      <text:p text:style-name="P80"><text:span text:style-name="Source_20_Text"><text:span text:style-name="T1">kubectl rollout restart statefulset $STATEFULSET -n $NAMESPACE</text:span></text:span></text:p>
      <text:p text:style-name="P79"><text:span text:style-name="Source_20_Text"><text:span text:style-name="T1">echo "Rolling restart completed."</text:span></text:span></text:p>
      <text:p text:style-name="Horizontal_20_Line"/>
      <text:h text:style-name="P1" text:outline-level="3"><text:span text:style-name="T1">Usage in an </text:span><text:span text:style-name="Source_20_Text"><text:span text:style-name="T1">initContainer</text:span></text:span></text:h>
      <text:p text:style-name="P113"><text:span text:style-name="T1">For running these as an </text:span><text:span text:style-name="Source_20_Text"><text:span text:style-name="T1">initContainer</text:span></text:span><text:span text:style-name="T1"> in Kubernetes, you could either:</text:span></text:p>
      <text:list xml:id="list2427173203" text:style-name="L74">
        <text:list-item>
          <text:p text:style-name="P267"><text:span text:style-name="T1">Place these scripts into a Docker image and mount them in the </text:span><text:span text:style-name="Source_20_Text"><text:span text:style-name="T1">initContainer</text:span></text:span><text:span text:style-name="T1">.</text:span></text:p>
        </text:list-item>
        <text:list-item>
          <text:p text:style-name="P150">Create a single script that runs each task in sequence.</text:p>
        </text:list-item>
      </text:list>
      <text:h text:style-name="P1" text:outline-level="3"><text:span text:style-name="T1">Example Sequential </text:span><text:span text:style-name="Source_20_Text"><text:span text:style-name="T1">initContainer</text:span></text:span><text:span text:style-name="T1"> Script</text:span></text:h>
      <text:p text:style-name="P118">If you want to combine all the scripts above into a single sequential maintenance script, here’s a basic structure:</text:p>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 Log and Data Cleanup</text:span></text:span></text:p>
      <text:p text:style-name="P80"><text:soft-page-break/><text:span text:style-name="Source_20_Text"><text:span text:style-name="T1">find /kafka-data -type f -mtime +7 -exec rm -f {} \;</text:span></text:span></text:p>
      <text:p text:style-name="P80"/>
      <text:p text:style-name="P80"><text:span text:style-name="Source_20_Text"><text:span text:style-name="T1"># Disk Usage Monitoring</text:span></text:span></text:p>
      <text:p text:style-name="P80"><text:span text:style-name="Source_20_Text"><text:span text:style-name="T1">DISK_USAGE=$(df /kafka-data | awk 'NR==2 {print $5}' | sed 's/%//')</text:span></text:span></text:p>
      <text:p text:style-name="P80"><text:span text:style-name="Source_20_Text"><text:span text:style-name="T1">THRESHOLD=80</text:span></text:span></text:p>
      <text:p text:style-name="P80"><text:span text:style-name="Source_20_Text"><text:span text:style-name="T1">if [ "$DISK_USAGE" -gt "$THRESHOLD" ]; then</text:span></text:span></text:p>
      <text:p text:style-name="P80"><text:span text:style-name="Source_20_Text"><text:span text:style-name="T1"><text:s text:c="2"/>echo "Warning: Disk usage at ${DISK_USAGE}%. Consider freeing up space."</text:span></text:span></text:p>
      <text:p text:style-name="P80"><text:span text:style-name="Source_20_Text"><text:span text:style-name="T1">fi</text:span></text:span></text:p>
      <text:p text:style-name="P80"/>
      <text:p text:style-name="P80"><text:span text:style-name="Source_20_Text"><text:span text:style-name="T1"># Data Integrity Checks</text:span></text:span></text:p>
      <text:p text:style-name="P80"><text:span text:style-name="Source_20_Text"><text:span text:style-name="T1">for LOG_FILE in $(find /kafka-data -type f -name "*.log"); do</text:span></text:span></text:p>
      <text:p text:style-name="P80"><text:span text:style-name="Source_20_Text"><text:span text:style-name="T1"><text:s text:c="2"/>kafka-dump-log --files $LOG_FILE | head -n 1</text:span></text:span></text:p>
      <text:p text:style-name="P80"><text:span text:style-name="Source_20_Text"><text:span text:style-name="T1"><text:s text:c="2"/>if [ $? -ne 0 ]; then</text:span></text:span></text:p>
      <text:p text:style-name="P80"><text:span text:style-name="Source_20_Text"><text:span text:style-name="T1"><text:s text:c="4"/>echo "Corruption detected in $LOG_FILE."</text:span></text:span></text:p>
      <text:p text:style-name="P80"><text:span text:style-name="Source_20_Text"><text:span text:style-name="T1"><text:s text:c="2"/>fi</text:span></text:span></text:p>
      <text:p text:style-name="P80"><text:span text:style-name="Source_20_Text"><text:span text:style-name="T1">done</text:span></text:span></text:p>
      <text:p text:style-name="P80"/>
      <text:p text:style-name="P80"><text:span text:style-name="Source_20_Text"><text:span text:style-name="T1"># Log Compaction</text:span></text:span></text:p>
      <text:p text:style-name="P80"><text:span text:style-name="Source_20_Text"><text:span text:style-name="T1">if [ "$DISK_USAGE" -gt "$THRESHOLD" ]; then</text:span></text:span></text:p>
      <text:p text:style-name="P80"><text:span text:style-name="Source_20_Text"><text:span text:style-name="T1"><text:s text:c="2"/>tar -czf /kafka-data/compacted-logs-$(date +%F).tar.gz /kafka-data/*.log</text:span></text:span></text:p>
      <text:p text:style-name="P80"><text:span text:style-name="Source_20_Text"><text:span text:style-name="T1"><text:s text:c="2"/>rm -f /kafka-data/*.log</text:span></text:span></text:p>
      <text:p text:style-name="P80"><text:span text:style-name="Source_20_Text"><text:span text:style-name="T1">fi</text:span></text:span></text:p>
      <text:p text:style-name="P80"/>
      <text:p text:style-name="P80"><text:span text:style-name="Source_20_Text"><text:span text:style-name="T1"># Data Backup</text:span></text:span></text:p>
      <text:p text:style-name="P80"><text:span text:style-name="Source_20_Text"><text:span text:style-name="T1">BACKUP_LOCATION="&lt;your-s3-bucket-name&gt;"</text:span></text:span></text:p>
      <text:p text:style-name="P80"><text:span text:style-name="Source_20_Text"><text:span text:style-name="T1">BACKUP_FILE="/kafka-data/kafka-backup-$(date +%F).tar.gz"</text:span></text:span></text:p>
      <text:p text:style-name="P80"><text:span text:style-name="Source_20_Text"><text:span text:style-name="T1">tar -czf $BACKUP_FILE /kafka-data</text:span></text:span></text:p>
      <text:p text:style-name="P80"><text:span text:style-name="Source_20_Text"><text:span text:style-name="T1">aws s3 cp $BACKUP_FILE s3://$BACKUP_LOCATION/</text:span></text:span></text:p>
      <text:p text:style-name="P80"/>
      <text:p text:style-name="P80"><text:span text:style-name="Source_20_Text"><text:span text:style-name="T1"># Leader Rebalancing</text:span></text:span></text:p>
      <text:p text:style-name="P80"><text:span text:style-name="Source_20_Text"><text:span text:style-name="T1">kafka-preferred-replica-election.sh --bootstrap-server &lt;broker-address&gt;</text:span></text:span></text:p>
      <text:p text:style-name="P80"/>
      <text:p text:style-name="P80"><text:span text:style-name="Source_20_Text"><text:span text:style-name="T1"># Partition Reassignment</text:span></text:span></text:p>
      <text:p text:style-name="P80"><text:span text:style-name="Source_20_Text"><text:span text:style-name="T1">kafka-reassign-partitions.sh --generate --bootstrap-server &lt;broker-address&gt; --broker-list "&lt;broker-ids&gt;" &gt; /kafka-data/reassignment.json</text:span></text:span></text:p>
      <text:p text:style-name="P80"><text:span text:style-name="Source_20_Text"><text:span text:style-name="T1">kafka-reassign-partitions.sh --execute --bootstrap-server &lt;broker-address&gt; --reassignment-json-file /kafka-data/reassignment.json</text:span></text:span></text:p>
      <text:p text:style-name="P80"/>
      <text:p text:style-name="P80"><text:span text:style-name="Source_20_Text"><text:span text:style-name="T1"># Consumer Offset Cleanup</text:span></text:span></text:p>
      <text:p text:style-name="P80"><text:span text:style-name="Source_20_Text"><text:span text:style-name="T1">kafka-delete-records.sh --bootstrap-server &lt;broker-address&gt; --group &lt;group-name&gt; --to-earliest --all-topics</text:span></text:span></text:p>
      <text:p text:style-name="P80"/>
      <text:p text:style-name="P79"><text:span text:style-name="Source_20_Text"><text:span text:style-name="T1">echo "Maintenance tasks completed."</text:span></text:span></text:p>
      <text:p text:style-name="P113"><text:span text:style-name="T1">This unified script can be placed in an </text:span><text:span text:style-name="Source_20_Text"><text:span text:style-name="T1">initContainer</text:span></text:span><text:span text:style-name="T1"> to run all maintenance tasks before starting Kafka. Let me know if you’d like further customization!</text:span></text:p>
      <text:h text:style-name="P5" text:outline-level="5"><text:soft-page-break/>You said:</text:h>
      <text:p text:style-name="P117">kubectl logs pod last 20 lines</text:p>
      <text:h text:style-name="P6" text:outline-level="6">ChatGPT said:</text:h>
      <text:p text:style-name="P113"><text:span text:style-name="T1">To view the last 20 lines of logs from a Kubernetes pod, you can use the </text:span><text:span text:style-name="Source_20_Text"><text:span text:style-name="T1">--tail</text:span></text:span><text:span text:style-name="T1"> option with </text:span><text:span text:style-name="Source_20_Text"><text:span text:style-name="T1">kubectl logs</text:span></text:span><text:span text:style-name="T1">. Here’s the command:</text:span></text:p>
      <text:p text:style-name="P28">sh</text:p>
      <text:p text:style-name="P28">Copy code</text:p>
      <text:p text:style-name="P79"><text:span text:style-name="Source_20_Text"><text:span text:style-name="T1">kubectl logs &lt;pod-name&gt; -n &lt;namespace&gt; --tail=20</text:span></text:span></text:p>
      <text:h text:style-name="P2" text:outline-level="3">Example Usage</text:h>
      <text:p text:style-name="P28">sh</text:p>
      <text:p text:style-name="P28">Copy code</text:p>
      <text:p text:style-name="P79"><text:span text:style-name="Source_20_Text"><text:span text:style-name="T1">kubectl logs my-pod -n my-namespace --tail=20</text:span></text:span></text:p>
      <text:p text:style-name="P113"><text:span text:style-name="T1">This command will show only the last 20 lines of logs from </text:span><text:span text:style-name="Source_20_Text"><text:span text:style-name="T1">my-pod</text:span></text:span><text:span text:style-name="T1"> in the specified namespace (</text:span><text:span text:style-name="Source_20_Text"><text:span text:style-name="T1">my-namespace</text:span></text:span><text:span text:style-name="T1">).</text:span></text:p>
      <text:p text:style-name="P113"><text:span text:style-name="T1">If you want to follow logs from this point forward, you can also add </text:span><text:span text:style-name="Source_20_Text"><text:span text:style-name="T1">-f</text:span></text:span><text:span text:style-name="T1">:</text:span></text:p>
      <text:p text:style-name="P28">sh</text:p>
      <text:p text:style-name="P28">Copy code</text:p>
      <text:p text:style-name="P79"><text:span text:style-name="Source_20_Text"><text:span text:style-name="T1">kubectl logs my-pod -n my-namespace --tail=20 -f</text:span></text:span></text:p>
      <text:p text:style-name="P118">This will display the last 20 lines and continue to stream new log entries in real time.</text:p>
      <text:h text:style-name="P5" text:outline-level="5">You said:</text:h>
      <text:p text:style-name="P117">Write me script to simulate disaster on KGE</text:p>
      <text:h text:style-name="P6" text:outline-level="6">ChatGPT said:</text:h>
      <text:p text:style-name="P113"><text:span text:style-name="T1">To simulate a disaster in a </text:span><text:span text:style-name="Strong_20_Emphasis"><text:span text:style-name="T1">Kafka on Kubernetes with KRaft mode (KGE)</text:span></text:span><text:span text:style-name="T1"> environment, you can use a script to perform actions that mimic different types of failures. Below are examples of how to simulate node failure, broker failure, data corruption, and network partition, which are typical disaster scenarios for Kafka.</text:span></text:p>
      <text:h text:style-name="P2" text:outline-level="3">Important Note</text:h>
      <text:p text:style-name="P113"><text:span text:style-name="T1">Simulating a disaster should be done in a </text:span><text:span text:style-name="Strong_20_Emphasis"><text:span text:style-name="T1">test or staging environment</text:span></text:span><text:span text:style-name="T1"> only. Running these commands in production may result in data loss, downtime, and potential instability.</text:span></text:p>
      <text:p text:style-name="Horizontal_20_Line"/>
      <text:h text:style-name="P2" text:outline-level="3"><text:soft-page-break/>Disaster Simulation Script for Kafka on Kubernetes with KRaft Mode</text:h>
      <text:p text:style-name="P113"><text:span text:style-name="T1">This script performs different disaster scenarios. You can comment or uncomment specific sections to run each simulation independently. Save this script as </text:span><text:span text:style-name="Source_20_Text"><text:span text:style-name="T1">simulate_kafka_disaster.sh</text:span></text:span><text:span text:style-name="T1">.</text:span></text:p>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NAMESPACE="kafka-namespace" <text:s/># Replace with your Kafka namespace</text:span></text:span></text:p>
      <text:p text:style-name="P80"><text:span text:style-name="Source_20_Text"><text:span text:style-name="T1">POD_PREFIX="kafka-broker" <text:s text:c="3"/># Replace with your Kafka pod prefix (e.g., "kafka-broker-0", "kafka-broker-1")</text:span></text:span></text:p>
      <text:p text:style-name="P80"/>
      <text:p text:style-name="P80"><text:span text:style-name="Source_20_Text"><text:span text:style-name="T1">echo "Simulating disaster scenarios for Kafka on Kubernetes..."</text:span></text:span></text:p>
      <text:p text:style-name="P80"/>
      <text:p text:style-name="P80"><text:span text:style-name="Source_20_Text"><text:span text:style-name="T1">### 1. Simulate Kafka Broker Failure ###</text:span></text:span></text:p>
      <text:p text:style-name="P80"><text:span text:style-name="Source_20_Text"><text:span text:style-name="T1">simulate_broker_failure() {</text:span></text:span></text:p>
      <text:p text:style-name="P80"><text:span text:style-name="Source_20_Text"><text:span text:style-name="T1"><text:s text:c="2"/>echo "Simulating Kafka broker failure by deleting a broker pod..."</text:span></text:span></text:p>
      <text:p text:style-name="P80"><text:span text:style-name="Source_20_Text"><text:span text:style-name="T1"><text:s text:c="2"/>kubectl delete pod "${POD_PREFIX}-0" -n $NAMESPACE</text:span></text:span></text:p>
      <text:p text:style-name="P80"><text:span text:style-name="Source_20_Text"><text:span text:style-name="T1"><text:s text:c="2"/>echo "Broker pod ${POD_PREFIX}-0 deleted. It will automatically restart depending on the Kubernetes configuration."</text:span></text:span></text:p>
      <text:p text:style-name="P80"><text:span text:style-name="Source_20_Text"><text:span text:style-name="T1">}</text:span></text:span></text:p>
      <text:p text:style-name="P80"/>
      <text:p text:style-name="P80"><text:span text:style-name="Source_20_Text"><text:span text:style-name="T1">### 2. Simulate Data Corruption in Kafka Log Files ###</text:span></text:span></text:p>
      <text:p text:style-name="P80"><text:span text:style-name="Source_20_Text"><text:span text:style-name="T1">simulate_data_corruption() {</text:span></text:span></text:p>
      <text:p text:style-name="P80"><text:span text:style-name="Source_20_Text"><text:span text:style-name="T1"><text:s text:c="2"/>echo "Simulating data corruption in Kafka logs..."</text:span></text:span></text:p>
      <text:p text:style-name="P80"><text:span text:style-name="Source_20_Text"><text:span text:style-name="T1"><text:s text:c="2"/>POD_NAME="${POD_PREFIX}-0"</text:span></text:span></text:p>
      <text:p text:style-name="P80"><text:span text:style-name="Source_20_Text"><text:span text:style-name="T1"><text:s text:c="2"/>kubectl exec -it $POD_NAME -n $NAMESPACE -- bash -c "echo 'CORRUPTION' &gt;&gt; /var/lib/kafka/data/__consumer_offsets-0/log"</text:span></text:span></text:p>
      <text:p text:style-name="P80"><text:span text:style-name="Source_20_Text"><text:span text:style-name="T1"><text:s text:c="2"/>echo "Data corruption added to __consumer_offsets-0 log file in pod $POD_NAME."</text:span></text:span></text:p>
      <text:p text:style-name="P80"><text:span text:style-name="Source_20_Text"><text:span text:style-name="T1">}</text:span></text:span></text:p>
      <text:p text:style-name="P80"/>
      <text:p text:style-name="P80"><text:span text:style-name="Source_20_Text"><text:span text:style-name="T1">### 3. Simulate Network Partition ###</text:span></text:span></text:p>
      <text:p text:style-name="P80"><text:span text:style-name="Source_20_Text"><text:span text:style-name="T1">simulate_network_partition() {</text:span></text:span></text:p>
      <text:p text:style-name="P80"><text:span text:style-name="Source_20_Text"><text:span text:style-name="T1"><text:s text:c="2"/>echo "Simulating network partition for Kafka pods..."</text:span></text:span></text:p>
      <text:p text:style-name="P80"><text:span text:style-name="Source_20_Text"><text:span text:style-name="T1"><text:s text:c="2"/>POD_NAME="${POD_PREFIX}-0"</text:span></text:span></text:p>
      <text:p text:style-name="P80"><text:span text:style-name="Source_20_Text"><text:span text:style-name="T1"><text:s text:c="2"/>kubectl exec -it $POD_NAME -n $NAMESPACE -- bash -c "iptables -A INPUT -s 10.0.0.0/8 -j DROP"</text:span></text:span></text:p>
      <text:p text:style-name="P80"><text:span text:style-name="Source_20_Text"><text:span text:style-name="T1"><text:s text:c="2"/>echo "Network partition applied to $POD_NAME. Connections from specific IP ranges are dropped."</text:span></text:span></text:p>
      <text:p text:style-name="P80"><text:span text:style-name="Source_20_Text"><text:span text:style-name="T1">}</text:span></text:span></text:p>
      <text:p text:style-name="P80"/>
      <text:p text:style-name="P80"><text:span text:style-name="Source_20_Text"><text:span text:style-name="T1">### 4. Simulate Disk Space Full ###</text:span></text:span></text:p>
      <text:p text:style-name="P80"><text:span text:style-name="Source_20_Text"><text:span text:style-name="T1">simulate_disk_full() {</text:span></text:span></text:p>
      <text:p text:style-name="P80"><text:span text:style-name="Source_20_Text"><text:span text:style-name="T1"><text:s text:c="2"/>echo "Simulating full disk on Kafka pod..."</text:span></text:span></text:p>
      <text:p text:style-name="P80"><text:span text:style-name="Source_20_Text"><text:span text:style-name="T1"><text:s text:c="2"/>POD_NAME="${POD_PREFIX}-0"</text:span></text:span></text:p>
      <text:p text:style-name="P80"><text:span text:style-name="Source_20_Text"><text:span text:style-name="T1"><text:s text:c="2"/>kubectl exec -it $POD_NAME -n $NAMESPACE -- bash -c "fallocate -l 90% /var/lib/kafka/data/fake_disk_full"</text:span></text:span></text:p>
      <text:p text:style-name="P80"><text:soft-page-break/><text:span text:style-name="Source_20_Text"><text:span text:style-name="T1"><text:s text:c="2"/>echo "Disk space on $POD_NAME filled by adding a large dummy file."</text:span></text:span></text:p>
      <text:p text:style-name="P80"><text:span text:style-name="Source_20_Text"><text:span text:style-name="T1">}</text:span></text:span></text:p>
      <text:p text:style-name="P80"/>
      <text:p text:style-name="P80"><text:span text:style-name="Source_20_Text"><text:span text:style-name="T1">### Run Selected Disaster Simulations ###</text:span></text:span></text:p>
      <text:p text:style-name="P80"><text:span text:style-name="Source_20_Text"><text:span text:style-name="T1"># Uncomment the scenarios you want to run</text:span></text:span></text:p>
      <text:p text:style-name="P80"/>
      <text:p text:style-name="P80"><text:span text:style-name="Source_20_Text"><text:span text:style-name="T1"># Simulate broker failure</text:span></text:span></text:p>
      <text:p text:style-name="P80"><text:span text:style-name="Source_20_Text"><text:span text:style-name="T1"># simulate_broker_failure</text:span></text:span></text:p>
      <text:p text:style-name="P80"/>
      <text:p text:style-name="P80"><text:span text:style-name="Source_20_Text"><text:span text:style-name="T1"># Simulate data corruption</text:span></text:span></text:p>
      <text:p text:style-name="P80"><text:span text:style-name="Source_20_Text"><text:span text:style-name="T1"># simulate_data_corruption</text:span></text:span></text:p>
      <text:p text:style-name="P80"/>
      <text:p text:style-name="P80"><text:span text:style-name="Source_20_Text"><text:span text:style-name="T1"># Simulate network partition</text:span></text:span></text:p>
      <text:p text:style-name="P80"><text:span text:style-name="Source_20_Text"><text:span text:style-name="T1"># simulate_network_partition</text:span></text:span></text:p>
      <text:p text:style-name="P80"/>
      <text:p text:style-name="P80"><text:span text:style-name="Source_20_Text"><text:span text:style-name="T1"># Simulate disk space full</text:span></text:span></text:p>
      <text:p text:style-name="P80"><text:span text:style-name="Source_20_Text"><text:span text:style-name="T1"># simulate_disk_full</text:span></text:span></text:p>
      <text:p text:style-name="P80"/>
      <text:p text:style-name="P79"><text:span text:style-name="Source_20_Text"><text:span text:style-name="T1">echo "Disaster simulation completed."</text:span></text:span></text:p>
      <text:p text:style-name="Horizontal_20_Line"/>
      <text:h text:style-name="P2" text:outline-level="3">Explanation of Each Disaster Simulation</text:h>
      <text:list xml:id="list4112396320" text:style-name="L75">
        <text:list-item>
          <text:p text:style-name="P269"><text:span text:style-name="Strong_20_Emphasis"><text:span text:style-name="T1">Simulate Kafka Broker Failure</text:span></text:span><text:span text:style-name="T1">:</text:span></text:p>
          <text:list>
            <text:list-item>
              <text:p text:style-name="P268"><text:span text:style-name="T1">This deletes a broker pod (</text:span><text:span text:style-name="Source_20_Text"><text:span text:style-name="T1">kafka-broker-0</text:span></text:span><text:span text:style-name="T1">). Kubernetes will attempt to restart it based on the StatefulSet configuration.</text:span></text:p>
            </text:list-item>
            <text:list-item>
              <text:p text:style-name="P151">Useful for testing Kafka’s recovery from pod failures and verifying auto-healing capabilities.</text:p>
            </text:list-item>
          </text:list>
        </text:list-item>
        <text:list-item>
          <text:p text:style-name="P269"><text:span text:style-name="Strong_20_Emphasis"><text:span text:style-name="T1">Simulate Data Corruption in Kafka Log Files</text:span></text:span><text:span text:style-name="T1">:</text:span></text:p>
          <text:list>
            <text:list-item>
              <text:p text:style-name="P268"><text:span text:style-name="T1">Adds corrupted data to the </text:span><text:span text:style-name="Source_20_Text"><text:span text:style-name="T1">__consumer_offsets</text:span></text:span><text:span text:style-name="T1"> topic’s log file in the specified Kafka pod.</text:span></text:p>
            </text:list-item>
            <text:list-item>
              <text:p text:style-name="P151">This helps simulate scenarios where data integrity issues might occur, testing Kafka's handling of corrupted data.</text:p>
            </text:list-item>
          </text:list>
        </text:list-item>
        <text:list-item>
          <text:p text:style-name="P269"><text:span text:style-name="Strong_20_Emphasis"><text:span text:style-name="T1">Simulate Network Partition</text:span></text:span><text:span text:style-name="T1">:</text:span></text:p>
          <text:list>
            <text:list-item>
              <text:p text:style-name="P268"><text:span text:style-name="T1">Adds an </text:span><text:span text:style-name="Source_20_Text"><text:span text:style-name="T1">iptables</text:span></text:span><text:span text:style-name="T1"> rule in the specified Kafka pod to drop all incoming traffic from a specified IP range, simulating a network isolation event.</text:span></text:p>
            </text:list-item>
            <text:list-item>
              <text:p text:style-name="P151">Useful to test how Kafka behaves under partial network failures, such as a partition between brokers.</text:p>
            </text:list-item>
          </text:list>
        </text:list-item>
        <text:list-item>
          <text:p text:style-name="P269"><text:span text:style-name="Strong_20_Emphasis"><text:span text:style-name="T1">Simulate Disk Space Full</text:span></text:span><text:span text:style-name="T1">:</text:span></text:p>
          <text:list>
            <text:list-item>
              <text:p text:style-name="P151"><text:soft-page-break/>Fills up the Kafka data directory with a large dummy file to simulate a full disk.</text:p>
            </text:list-item>
            <text:list-item>
              <text:p text:style-name="P152">Helps to test Kafka’s behavior and alerting mechanisms when disk space is exhausted.</text:p>
            </text:list-item>
          </text:list>
        </text:list-item>
      </text:list>
      <text:h text:style-name="P2" text:outline-level="3">Running the Script</text:h>
      <text:list xml:id="list3552885167" text:style-name="L76">
        <text:list-item>
          <text:p text:style-name="P153">Make the script executable:</text:p>
          <text:p text:style-name="P38">sh</text:p>
          <text:p text:style-name="P38">Copy code</text:p>
          <text:p text:style-name="P90"><text:span text:style-name="Source_20_Text"><text:span text:style-name="T1">chmod +x simulate_kafka_disaster.sh</text:span></text:span></text:p>
        </text:list-item>
        <text:list-item>
          <text:p text:style-name="P153">Run the script to simulate the selected disaster scenarios:</text:p>
          <text:p text:style-name="P38">sh</text:p>
          <text:p text:style-name="P38">Copy code</text:p>
          <text:p text:style-name="P90"><text:span text:style-name="Source_20_Text"><text:span text:style-name="T1">./simulate_kafka_disaster.sh</text:span></text:span></text:p>
        </text:list-item>
      </text:list>
      <text:h text:style-name="P2" text:outline-level="3">Cleanup After Disaster Simulation</text:h>
      <text:p text:style-name="P118">To restore the cluster to its normal state:</text:p>
      <text:list xml:id="list3822467175" text:style-name="L77">
        <text:list-item>
          <text:p text:style-name="P270"><text:span text:style-name="Strong_20_Emphasis"><text:span text:style-name="T1">Delete the Dummy Disk File</text:span></text:span><text:span text:style-name="T1"> (for disk space simulation):</text:span></text:p>
          <text:p text:style-name="P39">sh</text:p>
          <text:p text:style-name="P39">Copy code</text:p>
          <text:p text:style-name="P91"><text:span text:style-name="Source_20_Text"><text:span text:style-name="T1">kubectl exec -it &lt;pod-name&gt; -n &lt;namespace&gt; -- rm /var/lib/kafka/data/fake_disk_full</text:span></text:span></text:p>
        </text:list-item>
        <text:list-item>
          <text:p text:style-name="P270"><text:span text:style-name="Strong_20_Emphasis"><text:span text:style-name="T1">Remove Network Partition Rules</text:span></text:span><text:span text:style-name="T1">:</text:span></text:p>
          <text:p text:style-name="P39">sh</text:p>
          <text:p text:style-name="P39">Copy code</text:p>
          <text:p text:style-name="P91"><text:span text:style-name="Source_20_Text"><text:span text:style-name="T1">kubectl exec -it &lt;pod-name&gt; -n &lt;namespace&gt; -- bash -c "iptables -D INPUT -s 10.0.0.0/8 -j DROP"</text:span></text:span></text:p>
        </text:list-item>
        <text:list-item>
          <text:p text:style-name="P270"><text:span text:style-name="Strong_20_Emphasis"><text:span text:style-name="T1">Verify Pod Restarts</text:span></text:span><text:span text:style-name="T1">: Check that deleted pods have restarted successfully:</text:span></text:p>
          <text:p text:style-name="P39">sh</text:p>
          <text:p text:style-name="P39">Copy code</text:p>
          <text:p text:style-name="P91"><text:span text:style-name="Source_20_Text"><text:span text:style-name="T1">kubectl get pods -n &lt;namespace&gt;</text:span></text:span></text:p>
        </text:list-item>
      </text:list>
      <text:p text:style-name="P118">This script offers a controlled way to simulate disasters in Kafka, allowing you to observe Kafka’s resilience and test your disaster recovery procedures.</text:p>
      <text:h text:style-name="P5" text:outline-level="5"><text:soft-page-break/>You said:</text:h>
      <text:p text:style-name="P117">Prepare me this text for confluent page format and generate into file to download</text:p>
      <text:h text:style-name="P6" text:outline-level="6">ChatGPT said:</text:h>
      <text:p text:style-name="P118">The guide for simulating disasters in Kafka on Kubernetes with KRaft mode has been generated. You can download it here:</text:p>
      <text:p text:style-name="P118">​​</text:p>
      <text:h text:style-name="P5" text:outline-level="5">You said:</text:h>
      <text:p text:style-name="P117">WHy I can't use kafka-topics --describe dor __consumer-offsets topic I se thosis on the list but when I run I get error exception that that Topic __consumer_offsets doesn't exists </text:p>
      <text:h text:style-name="P6" text:outline-level="6">ChatGPT said:</text:h>
      <text:p text:style-name="P113"><text:span text:style-name="T1">The </text:span><text:span text:style-name="Source_20_Text"><text:span text:style-name="T1">__consumer_offsets</text:span></text:span><text:span text:style-name="T1"> topic is a special internal topic in Kafka that stores the consumer group offsets, and it is managed differently than standard topics, especially in Kafka with KRaft mode. Here are a few reasons why you might encounter an error when trying to describe the </text:span><text:span text:style-name="Source_20_Text"><text:span text:style-name="T1">__consumer_offsets</text:span></text:span><text:span text:style-name="T1"> topic using </text:span><text:span text:style-name="Source_20_Text"><text:span text:style-name="T1">kafka-topics --describe</text:span></text:span><text:span text:style-name="T1">:</text:span></text:p>
      <text:h text:style-name="P2" text:outline-level="3">Possible Reasons and Solutions</text:h>
      <text:list xml:id="list133366351" text:style-name="L78">
        <text:list-item>
          <text:p text:style-name="P272"><text:span text:style-name="Strong_20_Emphasis"><text:span text:style-name="T1">Internal Topics Visibility</text:span></text:span></text:p>
          <text:list>
            <text:list-item>
              <text:p text:style-name="P271"><text:span text:style-name="T1">By default, Kafka clients like </text:span><text:span text:style-name="Source_20_Text"><text:span text:style-name="T1">kafka-topics.sh</text:span></text:span><text:span text:style-name="T1"> may hide internal topics, even if they are listed. If internal topics are configured to be hidden, the command might not fully interact with </text:span><text:span text:style-name="Source_20_Text"><text:span text:style-name="T1">__consumer_offsets</text:span></text:span><text:span text:style-name="T1">.</text:span></text:p>
            </text:list-item>
            <text:list-item>
              <text:p text:style-name="P272"><text:span text:style-name="Strong_20_Emphasis"><text:span text:style-name="T1">Solution</text:span></text:span><text:span text:style-name="T1">: Ensure that your Kafka configuration allows internal topics to be visible. In your </text:span><text:span text:style-name="Source_20_Text"><text:span text:style-name="T1">server.properties</text:span></text:span><text:span text:style-name="T1"> file, set:</text:span></text:p>
              <text:p text:style-name="P40">properties</text:p>
              <text:p text:style-name="P40">Copy code</text:p>
              <text:p text:style-name="P92"><text:span text:style-name="Source_20_Text"><text:span text:style-name="T1">exclude.internal.topics=false</text:span></text:span></text:p>
            </text:list-item>
            <text:list-item>
              <text:p text:style-name="P154">After making this change, restart the Kafka broker to apply it.</text:p>
            </text:list-item>
          </text:list>
        </text:list-item>
        <text:list-item>
          <text:p text:style-name="P272"><text:span text:style-name="Strong_20_Emphasis"><text:span text:style-name="T1">KRaft Mode Differences</text:span></text:span></text:p>
          <text:list>
            <text:list-item>
              <text:p text:style-name="P154">In KRaft mode, certain management operations for internal topics might behave differently or might be restricted because they are managed through KRaft’s own internal mechanisms. KRaft does not always expose internal topics in the same way Zookeeper-based clusters do, limiting some CLI interactions.</text:p>
            </text:list-item>
            <text:list-item>
              <text:p text:style-name="P271"><text:soft-page-break/><text:span text:style-name="Strong_20_Emphasis"><text:span text:style-name="T1">Solution</text:span></text:span><text:span text:style-name="T1">: Instead of using </text:span><text:span text:style-name="Source_20_Text"><text:span text:style-name="T1">kafka-topics.sh</text:span></text:span><text:span text:style-name="T1">, try using the Kafka Admin API in a script or application, as it might allow more flexibility in accessing internal topic metadata.</text:span></text:p>
            </text:list-item>
          </text:list>
        </text:list-item>
        <text:list-item>
          <text:p text:style-name="P272"><text:span text:style-name="Strong_20_Emphasis"><text:span text:style-name="T1">Topic Metadata Cache</text:span></text:span></text:p>
          <text:list>
            <text:list-item>
              <text:p text:style-name="P271"><text:span text:style-name="T1">Occasionally, the topic metadata cache can become inconsistent, especially if there were recent changes or issues with the broker storing </text:span><text:span text:style-name="Source_20_Text"><text:span text:style-name="T1">__consumer_offsets</text:span></text:span><text:span text:style-name="T1">.</text:span></text:p>
            </text:list-item>
            <text:list-item>
              <text:p text:style-name="P271"><text:span text:style-name="Strong_20_Emphasis"><text:span text:style-name="T1">Solution</text:span></text:span><text:span text:style-name="T1">: You can refresh metadata by restarting the broker or using the </text:span><text:span text:style-name="Source_20_Text"><text:span text:style-name="T1">kafka-metadata-quorum</text:span></text:span><text:span text:style-name="T1"> tool if supported, depending on your Kafka version.</text:span></text:p>
            </text:list-item>
          </text:list>
        </text:list-item>
        <text:list-item>
          <text:p text:style-name="P272"><text:span text:style-name="Strong_20_Emphasis"><text:span text:style-name="T1">Permissions or ACLs</text:span></text:span></text:p>
          <text:list>
            <text:list-item>
              <text:p text:style-name="P271"><text:span text:style-name="T1">Kafka ACLs may restrict access to certain topics, including internal ones like </text:span><text:span text:style-name="Source_20_Text"><text:span text:style-name="T1">__consumer_offsets</text:span></text:span><text:span text:style-name="T1">, which could cause exceptions when trying to describe it.</text:span></text:p>
            </text:list-item>
            <text:list-item>
              <text:p text:style-name="P272"><text:span text:style-name="Strong_20_Emphasis"><text:span text:style-name="T1">Solution</text:span></text:span><text:span text:style-name="T1">: Check if ACLs are enabled and ensure your user has sufficient permissions to read internal topics.</text:span></text:p>
            </text:list-item>
          </text:list>
        </text:list-item>
      </text:list>
      <text:h text:style-name="P2" text:outline-level="3">Alternative Approach: Using Kafka Admin Client</text:h>
      <text:p text:style-name="P113"><text:span text:style-name="T1">If </text:span><text:span text:style-name="Source_20_Text"><text:span text:style-name="T1">kafka-topics.sh</text:span></text:span><text:span text:style-name="T1"> is not working, you can try using a Kafka Admin client in code (Java, Python, etc.) to retrieve information about the </text:span><text:span text:style-name="Source_20_Text"><text:span text:style-name="T1">__consumer_offsets</text:span></text:span><text:span text:style-name="T1"> topic. Here’s an example in Python:</text:span></text:p>
      <text:p text:style-name="P28">python</text:p>
      <text:p text:style-name="P28">Copy code</text:p>
      <text:p text:style-name="P80"><text:span text:style-name="Source_20_Text"><text:span text:style-name="T1">from kafka.admin import KafkaAdminClient</text:span></text:span></text:p>
      <text:p text:style-name="P80"/>
      <text:p text:style-name="P80"><text:span text:style-name="Source_20_Text"><text:span text:style-name="T1">admin_client = KafkaAdminClient(</text:span></text:span></text:p>
      <text:p text:style-name="P80"><text:span text:style-name="Source_20_Text"><text:span text:style-name="T1"><text:s text:c="4"/>bootstrap_servers="&lt;broker-address&gt;",</text:span></text:span></text:p>
      <text:p text:style-name="P80"><text:span text:style-name="Source_20_Text"><text:span text:style-name="T1">)</text:span></text:span></text:p>
      <text:p text:style-name="P80"/>
      <text:p text:style-name="P80"><text:span text:style-name="Source_20_Text"><text:span text:style-name="T1">topic_metadata = admin_client.describe_topics(['__consumer_offsets'])</text:span></text:span></text:p>
      <text:p text:style-name="P79"><text:span text:style-name="Source_20_Text"><text:span text:style-name="T1">print(topic_metadata)</text:span></text:span></text:p>
      <text:p text:style-name="P113"><text:span text:style-name="T1">This approach bypasses some of the limitations of </text:span><text:span text:style-name="Source_20_Text"><text:span text:style-name="T1">kafka-topics.sh</text:span></text:span><text:span text:style-name="T1"> and can be particularly useful in KRaft mode where </text:span><text:span text:style-name="Source_20_Text"><text:span text:style-name="T1">__consumer_offsets</text:span></text:span><text:span text:style-name="T1"> may not be as accessible from the command line.</text:span></text:p>
      <text:h text:style-name="P5" text:outline-level="5">You said:</text:h>
      <text:p text:style-name="P117">Show me more exampls for using kafka-metadata-quorum</text:p>
      <text:h text:style-name="P6" text:outline-level="6"><text:soft-page-break/>ChatGPT said:</text:h>
      <text:p text:style-name="P113"><text:span text:style-name="T1">The </text:span><text:span text:style-name="Source_20_Text"><text:span text:style-name="T1">kafka-metadata-quorum</text:span></text:span><text:span text:style-name="T1"> tool is specific to Kafka's </text:span><text:span text:style-name="Strong_20_Emphasis"><text:span text:style-name="T1">KRaft mode</text:span></text:span><text:span text:style-name="T1"> (Kafka without Zookeeper), and it helps manage and troubleshoot metadata quorum, which stores critical metadata about the Kafka cluster. This tool is essential for tasks like diagnosing quorum state, viewing current quorum members, and checking the health of the KRaft controllers.</text:span></text:p>
      <text:p text:style-name="P113"><text:span text:style-name="T1">Below are several examples of using </text:span><text:span text:style-name="Source_20_Text"><text:span text:style-name="T1">kafka-metadata-quorum</text:span></text:span><text:span text:style-name="T1"> to interact with the Kafka metadata quorum.</text:span></text:p>
      <text:p text:style-name="Horizontal_20_Line"/>
      <text:h text:style-name="P1" text:outline-level="3"><text:span text:style-name="T1">1. </text:span><text:span text:style-name="Strong_20_Emphasis"><text:span text:style-name="T1">Check the Status of the Metadata Quorum</text:span></text:span></text:h>
      <text:p text:style-name="P118">This command checks the status of the metadata quorum, showing details about the quorum’s health, election status, and other metadata.</text:p>
      <text:p text:style-name="P28">sh</text:p>
      <text:p text:style-name="P28">Copy code</text:p>
      <text:p text:style-name="P79"><text:span text:style-name="Source_20_Text"><text:span text:style-name="T1">kafka-metadata-quorum --bootstrap-server &lt;broker-address&gt; --status</text:span></text:span></text:p>
      <text:list xml:id="list1673270607" text:style-name="L79">
        <text:list-item>
          <text:p text:style-name="P273"><text:span text:style-name="Strong_20_Emphasis"><text:span text:style-name="T1">Output</text:span></text:span><text:span text:style-name="T1">: Displays information about the quorum leader, ISR (In-Sync Replicas), and follower status. This is helpful to verify if all members are in sync and if the leader is stable.</text:span></text:p>
        </text:list-item>
      </text:list>
      <text:h text:style-name="P1" text:outline-level="3"><text:span text:style-name="T1">2. </text:span><text:span text:style-name="Strong_20_Emphasis"><text:span text:style-name="T1">Describe Metadata Quorum Members</text:span></text:span></text:h>
      <text:p text:style-name="P118">To list all members (controllers) in the metadata quorum, including information about their IDs, roles, and connectivity:</text:p>
      <text:p text:style-name="P28">sh</text:p>
      <text:p text:style-name="P28">Copy code</text:p>
      <text:p text:style-name="P79"><text:span text:style-name="Source_20_Text"><text:span text:style-name="T1">kafka-metadata-quorum --bootstrap-server &lt;broker-address&gt; --describe</text:span></text:span></text:p>
      <text:list xml:id="list1981462449" text:style-name="L80">
        <text:list-item>
          <text:p text:style-name="P274"><text:span text:style-name="Strong_20_Emphasis"><text:span text:style-name="T1">Output</text:span></text:span><text:span text:style-name="T1">: Lists the quorum members, showing details such as node IDs, whether they are active, and their role (leader or follower). This is useful for verifying which nodes are part of the quorum.</text:span></text:p>
        </text:list-item>
      </text:list>
      <text:h text:style-name="P1" text:outline-level="3"><text:span text:style-name="T1">3. </text:span><text:span text:style-name="Strong_20_Emphasis"><text:span text:style-name="T1">Force a Metadata Quorum Election</text:span></text:span></text:h>
      <text:p text:style-name="P118">If the current leader is experiencing issues or if you want to test the failover, you can trigger a manual election to choose a new leader. Be cautious with this command, as it can impact cluster stability during the election.</text:p>
      <text:p text:style-name="P28">sh</text:p>
      <text:p text:style-name="P28"><text:soft-page-break/>Copy code</text:p>
      <text:p text:style-name="P79"><text:span text:style-name="Source_20_Text"><text:span text:style-name="T1">kafka-metadata-quorum --bootstrap-server &lt;broker-address&gt; --election</text:span></text:span></text:p>
      <text:list xml:id="list2530301813" text:style-name="L81">
        <text:list-item>
          <text:p text:style-name="P275"><text:span text:style-name="Strong_20_Emphasis"><text:span text:style-name="T1">Output</text:span></text:span><text:span text:style-name="T1">: Initiates a leader election. You should see a response indicating whether the election was successful, with details about the new leader.</text:span></text:p>
        </text:list-item>
      </text:list>
      <text:h text:style-name="P1" text:outline-level="3"><text:span text:style-name="T1">4. </text:span><text:span text:style-name="Strong_20_Emphasis"><text:span text:style-name="T1">Verify Metadata Quorum Health</text:span></text:span></text:h>
      <text:p text:style-name="P118">This command is used to check the overall health of the quorum, showing if all controllers are connected and in sync.</text:p>
      <text:p text:style-name="P28">sh</text:p>
      <text:p text:style-name="P28">Copy code</text:p>
      <text:p text:style-name="P79"><text:span text:style-name="Source_20_Text"><text:span text:style-name="T1">kafka-metadata-quorum --bootstrap-server &lt;broker-address&gt; --check-health</text:span></text:span></text:p>
      <text:list xml:id="list328570480" text:style-name="L82">
        <text:list-item>
          <text:p text:style-name="P276"><text:span text:style-name="Strong_20_Emphasis"><text:span text:style-name="T1">Output</text:span></text:span><text:span text:style-name="T1">: Provides a health check summary, indicating if the quorum is fully functional and if all members are connected. This is useful to identify any potential network or synchronization issues among controllers.</text:span></text:p>
        </text:list-item>
      </text:list>
      <text:h text:style-name="P1" text:outline-level="3"><text:span text:style-name="T1">5. </text:span><text:span text:style-name="Strong_20_Emphasis"><text:span text:style-name="T1">List All Metadata Partitions and Leaders</text:span></text:span></text:h>
      <text:p text:style-name="P118">If you need to review which partitions are managed by each controller and verify the partition leaders, you can use:</text:p>
      <text:p text:style-name="P28">sh</text:p>
      <text:p text:style-name="P28">Copy code</text:p>
      <text:p text:style-name="P79"><text:span text:style-name="Source_20_Text"><text:span text:style-name="T1">kafka-metadata-quorum --bootstrap-server &lt;broker-address&gt; --list-partitions</text:span></text:span></text:p>
      <text:list xml:id="list4213187575" text:style-name="L83">
        <text:list-item>
          <text:p text:style-name="P277"><text:span text:style-name="Strong_20_Emphasis"><text:span text:style-name="T1">Output</text:span></text:span><text:span text:style-name="T1">: Lists metadata partitions and the associated leader for each partition, which is useful for tracking partition distribution across quorum members.</text:span></text:p>
        </text:list-item>
      </text:list>
      <text:h text:style-name="P1" text:outline-level="3"><text:span text:style-name="T1">6. </text:span><text:span text:style-name="Strong_20_Emphasis"><text:span text:style-name="T1">Get Detailed Log for Metadata Quorum Events</text:span></text:span></text:h>
      <text:p text:style-name="P113"><text:span text:style-name="T1">To troubleshoot metadata-related events in the quorum, use the </text:span><text:span text:style-name="Source_20_Text"><text:span text:style-name="T1">--log</text:span></text:span><text:span text:style-name="T1"> option. This is particularly useful if you’re investigating issues like frequent leadership changes or connectivity drops.</text:span></text:p>
      <text:p text:style-name="P28">sh</text:p>
      <text:p text:style-name="P28">Copy code</text:p>
      <text:p text:style-name="P79"><text:span text:style-name="Source_20_Text"><text:span text:style-name="T1">kafka-metadata-quorum --bootstrap-server &lt;broker-address&gt; --log</text:span></text:span></text:p>
      <text:list xml:id="list2214636785" text:style-name="L84">
        <text:list-item>
          <text:p text:style-name="P278"><text:soft-page-break/><text:span text:style-name="Strong_20_Emphasis"><text:span text:style-name="T1">Output</text:span></text:span><text:span text:style-name="T1">: Provides a log of recent quorum events, showing timestamps and details of actions taken by the quorum (e.g., leadership changes, follower synchronization). This helps track down historical issues in the quorum.</text:span></text:p>
        </text:list-item>
      </text:list>
      <text:h text:style-name="P1" text:outline-level="3"><text:span text:style-name="T1">7. </text:span><text:span text:style-name="Strong_20_Emphasis"><text:span text:style-name="T1">Check the Metadata Quorum Configuration</text:span></text:span></text:h>
      <text:p text:style-name="P118">To view current configuration settings for the metadata quorum, including parameters like election timeouts and ISR configurations, you can use:</text:p>
      <text:p text:style-name="P28">sh</text:p>
      <text:p text:style-name="P28">Copy code</text:p>
      <text:p text:style-name="P79"><text:span text:style-name="Source_20_Text"><text:span text:style-name="T1">kafka-metadata-quorum --bootstrap-server &lt;broker-address&gt; --config</text:span></text:span></text:p>
      <text:list xml:id="list3462082212" text:style-name="L85">
        <text:list-item>
          <text:p text:style-name="P279"><text:span text:style-name="Strong_20_Emphasis"><text:span text:style-name="T1">Output</text:span></text:span><text:span text:style-name="T1">: Displays the configuration values related to metadata quorum management, helping you verify settings for election timeouts, quorum sizes, and other parameters.</text:span></text:p>
        </text:list-item>
      </text:list>
      <text:p text:style-name="Horizontal_20_Line"/>
      <text:h text:style-name="P2" text:outline-level="3">Summary Table of Common Commands</text:h>
      <table:table table:name="Table1" table:style-name="Table1">
        <table:table-column table:style-name="Table1.A"/>
        <table:table-column table:style-name="Table1.B"/>
        <table:table-header-rows>
          <table:table-row>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text:span text:style-name="Source_20_Text"><text:span text:style-name="T1">--status</text:span></text:span></text:p>
          </table:table-cell>
          <table:table-cell table:style-name="Table1.B2" office:value-type="string">
            <text:p text:style-name="Table_20_Contents">Check quorum status and leader information</text:p>
          </table:table-cell>
        </table:table-row>
        <table:table-row>
          <table:table-cell table:style-name="Table1.A2" office:value-type="string">
            <text:p text:style-name="Table_20_Contents"><text:span text:style-name="Source_20_Text"><text:span text:style-name="T1">--describe</text:span></text:span></text:p>
          </table:table-cell>
          <table:table-cell table:style-name="Table1.B2" office:value-type="string">
            <text:p text:style-name="Table_20_Contents">List quorum members</text:p>
          </table:table-cell>
        </table:table-row>
        <table:table-row>
          <table:table-cell table:style-name="Table1.A2" office:value-type="string">
            <text:p text:style-name="Table_20_Contents"><text:span text:style-name="Source_20_Text"><text:span text:style-name="T1">--election</text:span></text:span></text:p>
          </table:table-cell>
          <table:table-cell table:style-name="Table1.B2" office:value-type="string">
            <text:p text:style-name="Table_20_Contents">Force a leader election</text:p>
          </table:table-cell>
        </table:table-row>
        <table:table-row>
          <table:table-cell table:style-name="Table1.A2" office:value-type="string">
            <text:p text:style-name="Table_20_Contents"><text:span text:style-name="Source_20_Text"><text:span text:style-name="T1">--check-health</text:span></text:span></text:p>
          </table:table-cell>
          <table:table-cell table:style-name="Table1.B2" office:value-type="string">
            <text:p text:style-name="Table_20_Contents">Verify quorum health</text:p>
          </table:table-cell>
        </table:table-row>
        <table:table-row>
          <table:table-cell table:style-name="Table1.A2" office:value-type="string">
            <text:p text:style-name="Table_20_Contents"><text:span text:style-name="Source_20_Text"><text:span text:style-name="T1">--list-partitions</text:span></text:span></text:p>
          </table:table-cell>
          <table:table-cell table:style-name="Table1.B2" office:value-type="string">
            <text:p text:style-name="Table_20_Contents">List metadata partitions and their leaders</text:p>
          </table:table-cell>
        </table:table-row>
        <table:table-row>
          <table:table-cell table:style-name="Table1.A2" office:value-type="string">
            <text:p text:style-name="Table_20_Contents"><text:span text:style-name="Source_20_Text"><text:span text:style-name="T1">--log</text:span></text:span></text:p>
          </table:table-cell>
          <table:table-cell table:style-name="Table1.B2" office:value-type="string">
            <text:p text:style-name="Table_20_Contents">Display recent quorum events log</text:p>
          </table:table-cell>
        </table:table-row>
        <table:table-row>
          <table:table-cell table:style-name="Table1.A2" office:value-type="string">
            <text:p text:style-name="Table_20_Contents"><text:span text:style-name="Source_20_Text"><text:span text:style-name="T1">--config</text:span></text:span></text:p>
          </table:table-cell>
          <table:table-cell table:style-name="Table1.B2" office:value-type="string">
            <text:p text:style-name="Table_20_Contents">View metadata quorum configuration</text:p>
          </table:table-cell>
        </table:table-row>
      </table:table>
      <text:p text:style-name="P118">Each of these commands can help you diagnose, manage, and troubleshoot Kafka’s metadata quorum, especially in a KRaft-based deployment. Be sure to use these commands carefully, as certain actions like forced elections can have a direct impact on cluster availability.</text:p>
      <text:h text:style-name="P5" text:outline-level="5">You said:</text:h>
      <text:p text:style-name="P117">I don't se that option --election or check-health --list-partition exists</text:p>
      <text:h text:style-name="P6" text:outline-level="6">ChatGPT said:</text:h>
      <text:p text:style-name="P113"><text:span text:style-name="T1">You're correct—</text:span><text:span text:style-name="Source_20_Text"><text:span text:style-name="T1">kafka-metadata-quorum</text:span></text:span><text:span text:style-name="T1"> currently lacks options like </text:span><text:span text:style-name="Source_20_Text"><text:span text:style-name="T1">--election</text:span></text:span><text:span text:style-name="T1">, </text:span><text:span text:style-name="Source_20_Text"><text:span text:style-name="T1">--check-health</text:span></text:span><text:span text:style-name="T1">, and </text:span><text:span text:style-name="Source_20_Text"><text:span text:style-name="T1">--list-partitions</text:span></text:span><text:span text:style-name="T1">. In KRaft mode, </text:span><text:span text:style-name="Source_20_Text"><text:span text:style-name="T1">kafka-metadata-quorum</text:span></text:span><text:span text:style-name="T1"> is primarily intended to provide basic quorum status and descriptive information about the quorum members.</text:span></text:p>
      <text:p text:style-name="P113"><text:soft-page-break/><text:span text:style-name="T1">Here’s a list of </text:span><text:span text:style-name="Strong_20_Emphasis"><text:span text:style-name="T1">actual options</text:span></text:span><text:span text:style-name="T1"> commonly available for </text:span><text:span text:style-name="Source_20_Text"><text:span text:style-name="T1">kafka-metadata-quorum</text:span></text:span><text:span text:style-name="T1">:</text:span></text:p>
      <text:h text:style-name="P1" text:outline-level="3"><text:span text:style-name="T1">Verified Options for </text:span><text:span text:style-name="Source_20_Text"><text:span text:style-name="T1">kafka-metadata-quorum</text:span></text:span></text:h>
      <text:list xml:id="list3907832065" text:style-name="L86">
        <text:list-item>
          <text:p text:style-name="P280"><text:span text:style-name="Strong_20_Emphasis"><text:span text:style-name="T1">Check the Status of the Metadata Quorum</text:span></text:span><text:span text:style-name="T1">:</text:span></text:p>
          <text:p text:style-name="P41">sh</text:p>
          <text:p text:style-name="P41">Copy code</text:p>
          <text:p text:style-name="P93"><text:span text:style-name="Source_20_Text"><text:span text:style-name="T1">kafka-metadata-quorum --bootstrap-server &lt;broker-address&gt; --status</text:span></text:span></text:p>
          <text:list>
            <text:list-item>
              <text:p text:style-name="P155">This command provides the current status of the quorum, including the leader and followers' health and connectivity.</text:p>
            </text:list-item>
          </text:list>
        </text:list-item>
        <text:list-item>
          <text:p text:style-name="P280"><text:span text:style-name="Strong_20_Emphasis"><text:span text:style-name="T1">Describe Metadata Quorum Members</text:span></text:span><text:span text:style-name="T1">:</text:span></text:p>
          <text:p text:style-name="P41">sh</text:p>
          <text:p text:style-name="P41">Copy code</text:p>
          <text:p text:style-name="P93"><text:span text:style-name="Source_20_Text"><text:span text:style-name="T1">kafka-metadata-quorum --bootstrap-server &lt;broker-address&gt; --describe</text:span></text:span></text:p>
          <text:list>
            <text:list-item>
              <text:p text:style-name="P156">Lists members of the metadata quorum with details such as their roles, connectivity, and leader status.</text:p>
            </text:list-item>
          </text:list>
        </text:list-item>
      </text:list>
      <text:p text:style-name="P113"><text:span text:style-name="T1">If you need more advanced capabilities not provided by </text:span><text:span text:style-name="Source_20_Text"><text:span text:style-name="T1">kafka-metadata-quorum</text:span></text:span><text:span text:style-name="T1"> itself, you may need to use </text:span><text:span text:style-name="Strong_20_Emphasis"><text:span text:style-name="T1">Kafka Admin APIs</text:span></text:span><text:span text:style-name="T1"> or leverage </text:span><text:span text:style-name="Strong_20_Emphasis"><text:span text:style-name="T1">Kafka metrics</text:span></text:span><text:span text:style-name="T1"> via JMX or Prometheus to monitor the health, synchronization status, and distribution of metadata. For operations like </text:span><text:span text:style-name="Strong_20_Emphasis"><text:span text:style-name="T1">forcing elections</text:span></text:span><text:span text:style-name="T1"> or </text:span><text:span text:style-name="Strong_20_Emphasis"><text:span text:style-name="T1">checking leader distribution</text:span></text:span><text:span text:style-name="T1">, these are often handled automatically by Kafka’s internal mechanisms in KRaft mode rather than being exposed as CLI commands.</text:span></text:p>
      <text:h text:style-name="P5" text:outline-level="5">You said:</text:h>
      <text:p text:style-name="P117">SHow me examples about Kafka Admin API</text:p>
      <text:h text:style-name="P6" text:outline-level="6">ChatGPT said:</text:h>
      <text:p text:style-name="P113"><text:span text:style-name="T1">The Kafka Admin API provides programmatic access to Kafka administrative tasks, such as creating topics, describing topics, managing consumer groups, and more. The Kafka Admin API can be used in various programming languages, but here we’ll focus on examples in </text:span><text:span text:style-name="Strong_20_Emphasis"><text:span text:style-name="T1">Java</text:span></text:span><text:span text:style-name="T1"> and </text:span><text:span text:style-name="Strong_20_Emphasis"><text:span text:style-name="T1">Python</text:span></text:span><text:span text:style-name="T1"> (using </text:span><text:span text:style-name="Source_20_Text"><text:span text:style-name="T1">confluent-kafka</text:span></text:span><text:span text:style-name="T1"> for Python).</text:span></text:p>
      <text:h text:style-name="P2" text:outline-level="3">Setup</text:h>
      <text:list xml:id="list1805294260" text:style-name="L87">
        <text:list-item>
          <text:p text:style-name="P281"><text:span text:style-name="Strong_20_Emphasis"><text:span text:style-name="T1">Java</text:span></text:span><text:span text:style-name="T1">: Ensure you have the Kafka client library in your project. If using Maven, add:</text:span></text:p>
          <text:p text:style-name="P42">xml</text:p>
          <text:p text:style-name="P42">Copy code</text:p>
          <text:p text:style-name="P95"><text:soft-page-break/><text:span text:style-name="Source_20_Text"><text:span text:style-name="T1">&lt;dependency&gt;</text:span></text:span></text:p>
          <text:p text:style-name="P95"><text:span text:style-name="Source_20_Text"><text:span text:style-name="T1"><text:s text:c="4"/>&lt;groupId&gt;org.apache.kafka&lt;/groupId&gt;</text:span></text:span></text:p>
          <text:p text:style-name="P95"><text:span text:style-name="Source_20_Text"><text:span text:style-name="T1"><text:s text:c="4"/>&lt;artifactId&gt;kafka-clients&lt;/artifactId&gt;</text:span></text:span></text:p>
          <text:p text:style-name="P95"><text:span text:style-name="Source_20_Text"><text:span text:style-name="T1"><text:s text:c="4"/>&lt;version&gt;3.5.0&lt;/version&gt; &lt;!-- Use an appropriate version --&gt;</text:span></text:span></text:p>
          <text:p text:style-name="P94"><text:span text:style-name="Source_20_Text"><text:span text:style-name="T1">&lt;/dependency&gt;</text:span></text:span></text:p>
        </text:list-item>
        <text:list-item>
          <text:p text:style-name="P281"><text:span text:style-name="Strong_20_Emphasis"><text:span text:style-name="T1">Python</text:span></text:span><text:span text:style-name="T1">: Install the </text:span><text:span text:style-name="Source_20_Text"><text:span text:style-name="T1">confluent-kafka</text:span></text:span><text:span text:style-name="T1"> package:</text:span></text:p>
          <text:p text:style-name="P42">sh</text:p>
          <text:p text:style-name="P42">Copy code</text:p>
          <text:p text:style-name="P94"><text:span text:style-name="Source_20_Text"><text:span text:style-name="T1">pip install confluent-kafka</text:span></text:span></text:p>
        </text:list-item>
      </text:list>
      <text:p text:style-name="Horizontal_20_Line"/>
      <text:h text:style-name="P2" text:outline-level="3">Example 1: Create a Topic</text:h>
      <text:h text:style-name="P4" text:outline-level="4">Java</text:h>
      <text:p text:style-name="P28">java</text:p>
      <text:p text:style-name="P28">Copy code</text:p>
      <text:p text:style-name="P80"><text:span text:style-name="Source_20_Text"><text:span text:style-name="T1">import org.apache.kafka.clients.admin.AdminClient;</text:span></text:span></text:p>
      <text:p text:style-name="P80"><text:span text:style-name="Source_20_Text"><text:span text:style-name="T1">import org.apache.kafka.clients.admin.AdminClientConfig;</text:span></text:span></text:p>
      <text:p text:style-name="P80"><text:span text:style-name="Source_20_Text"><text:span text:style-name="T1">import org.apache.kafka.clients.admin.NewTopic;</text:span></text:span></text:p>
      <text:p text:style-name="P80"/>
      <text:p text:style-name="P80"><text:span text:style-name="Source_20_Text"><text:span text:style-name="T1">import java.util.Collections;</text:span></text:span></text:p>
      <text:p text:style-name="P80"><text:span text:style-name="Source_20_Text"><text:span text:style-name="T1">import java.util.Properties;</text:span></text:span></text:p>
      <text:p text:style-name="P80"/>
      <text:p text:style-name="P80"><text:span text:style-name="Source_20_Text"><text:span text:style-name="T1">public class CreateTopicExample {</text:span></text:span></text:p>
      <text:p text:style-name="P80"><text:span text:style-name="Source_20_Text"><text:span text:style-name="T1"><text:s text:c="4"/>public static void main(String[] args) throws Exception {</text:span></text:span></text:p>
      <text:p text:style-name="P80"><text:span text:style-name="Source_20_Text"><text:span text:style-name="T1"><text:s text:c="8"/>Properties props = new Properties();</text:span></text:span></text:p>
      <text:p text:style-name="P80"><text:span text:style-name="Source_20_Text"><text:span text:style-name="T1"><text:s text:c="8"/>props.put(AdminClientConfig.BOOTSTRAP_SERVERS_CONFIG, "localhost:9092");</text:span></text:span></text:p>
      <text:p text:style-name="P80"><text:span text:style-name="Source_20_Text"><text:span text:style-name="T1"><text:s text:c="8"/></text:span></text:span></text:p>
      <text:p text:style-name="P80"><text:span text:style-name="Source_20_Text"><text:span text:style-name="T1"><text:s text:c="8"/>AdminClient adminClient = AdminClient.create(props);</text:span></text:span></text:p>
      <text:p text:style-name="P80"/>
      <text:p text:style-name="P80"><text:span text:style-name="Source_20_Text"><text:span text:style-name="T1"><text:s text:c="8"/>NewTopic newTopic = new NewTopic("my_new_topic", 3, (short) 1); // 3 partitions, replication factor of 1</text:span></text:span></text:p>
      <text:p text:style-name="P80"><text:span text:style-name="Source_20_Text"><text:span text:style-name="T1"><text:s text:c="8"/>adminClient.createTopics(Collections.singleton(newTopic)).all().get();</text:span></text:span></text:p>
      <text:p text:style-name="P80"/>
      <text:p text:style-name="P80"><text:span text:style-name="Source_20_Text"><text:span text:style-name="T1"><text:s text:c="8"/>System.out.println("Topic created successfully.");</text:span></text:span></text:p>
      <text:p text:style-name="P80"><text:span text:style-name="Source_20_Text"><text:span text:style-name="T1"><text:s text:c="8"/>adminClient.close();</text:span></text:span></text:p>
      <text:p text:style-name="P80"><text:span text:style-name="Source_20_Text"><text:span text:style-name="T1"><text:s text:c="4"/>}</text:span></text:span></text:p>
      <text:p text:style-name="P79"><text:span text:style-name="Source_20_Text"><text:span text:style-name="T1">}</text:span></text:span></text:p>
      <text:h text:style-name="P4" text:outline-level="4">Python</text:h>
      <text:p text:style-name="P28">python</text:p>
      <text:p text:style-name="P28">Copy code</text:p>
      <text:p text:style-name="P80"><text:span text:style-name="Source_20_Text"><text:span text:style-name="T1">from confluent_kafka.admin import AdminClient, NewTopic</text:span></text:span></text:p>
      <text:p text:style-name="P80"><text:soft-page-break/></text:p>
      <text:p text:style-name="P80"><text:span text:style-name="Source_20_Text"><text:span text:style-name="T1">admin_client = AdminClient({'bootstrap.servers': 'localhost:9092'})</text:span></text:span></text:p>
      <text:p text:style-name="P80"/>
      <text:p text:style-name="P80"><text:span text:style-name="Source_20_Text"><text:span text:style-name="T1">topic = NewTopic('my_new_topic', num_partitions=3, replication_factor=1)</text:span></text:span></text:p>
      <text:p text:style-name="P80"><text:span text:style-name="Source_20_Text"><text:span text:style-name="T1">admin_client.create_topics([topic])</text:span></text:span></text:p>
      <text:p text:style-name="P80"/>
      <text:p text:style-name="P79"><text:span text:style-name="Source_20_Text"><text:span text:style-name="T1">print("Topic created successfully.")</text:span></text:span></text:p>
      <text:p text:style-name="Horizontal_20_Line"/>
      <text:h text:style-name="P2" text:outline-level="3">Example 2: Describe a Topic</text:h>
      <text:h text:style-name="P4" text:outline-level="4">Java</text:h>
      <text:p text:style-name="P28">java</text:p>
      <text:p text:style-name="P28">Copy code</text:p>
      <text:p text:style-name="P80"><text:span text:style-name="Source_20_Text"><text:span text:style-name="T1">import org.apache.kafka.clients.admin.AdminClient;</text:span></text:span></text:p>
      <text:p text:style-name="P80"><text:span text:style-name="Source_20_Text"><text:span text:style-name="T1">import org.apache.kafka.clients.admin.AdminClientConfig;</text:span></text:span></text:p>
      <text:p text:style-name="P80"><text:span text:style-name="Source_20_Text"><text:span text:style-name="T1">import org.apache.kafka.clients.admin.TopicDescription;</text:span></text:span></text:p>
      <text:p text:style-name="P80"/>
      <text:p text:style-name="P80"><text:span text:style-name="Source_20_Text"><text:span text:style-name="T1">import java.util.Properties;</text:span></text:span></text:p>
      <text:p text:style-name="P80"><text:span text:style-name="Source_20_Text"><text:span text:style-name="T1">import java.util.concurrent.ExecutionException;</text:span></text:span></text:p>
      <text:p text:style-name="P80"/>
      <text:p text:style-name="P80"><text:span text:style-name="Source_20_Text"><text:span text:style-name="T1">public class DescribeTopicExample {</text:span></text:span></text:p>
      <text:p text:style-name="P80"><text:span text:style-name="Source_20_Text"><text:span text:style-name="T1"><text:s text:c="4"/>public static void main(String[] args) throws ExecutionException, InterruptedException {</text:span></text:span></text:p>
      <text:p text:style-name="P80"><text:span text:style-name="Source_20_Text"><text:span text:style-name="T1"><text:s text:c="8"/>Properties props = new Properties();</text:span></text:span></text:p>
      <text:p text:style-name="P80"><text:span text:style-name="Source_20_Text"><text:span text:style-name="T1"><text:s text:c="8"/>props.put(AdminClientConfig.BOOTSTRAP_SERVERS_CONFIG, "localhost:9092");</text:span></text:span></text:p>
      <text:p text:style-name="P80"><text:span text:style-name="Source_20_Text"><text:span text:style-name="T1"><text:s text:c="8"/></text:span></text:span></text:p>
      <text:p text:style-name="P80"><text:span text:style-name="Source_20_Text"><text:span text:style-name="T1"><text:s text:c="8"/>AdminClient adminClient = AdminClient.create(props);</text:span></text:span></text:p>
      <text:p text:style-name="P80"/>
      <text:p text:style-name="P80"><text:span text:style-name="Source_20_Text"><text:span text:style-name="T1"><text:s text:c="8"/>TopicDescription description = adminClient.describeTopics(Collections.singleton("my_new_topic")).all().get().get("my_new_topic");</text:span></text:span></text:p>
      <text:p text:style-name="P80"><text:span text:style-name="Source_20_Text"><text:span text:style-name="T1"><text:s text:c="8"/>System.out.println("Topic Description: " + description);</text:span></text:span></text:p>
      <text:p text:style-name="P80"><text:span text:style-name="Source_20_Text"><text:span text:style-name="T1"><text:s text:c="8"/></text:span></text:span></text:p>
      <text:p text:style-name="P80"><text:span text:style-name="Source_20_Text"><text:span text:style-name="T1"><text:s text:c="8"/>adminClient.close();</text:span></text:span></text:p>
      <text:p text:style-name="P80"><text:span text:style-name="Source_20_Text"><text:span text:style-name="T1"><text:s text:c="4"/>}</text:span></text:span></text:p>
      <text:p text:style-name="P79"><text:span text:style-name="Source_20_Text"><text:span text:style-name="T1">}</text:span></text:span></text:p>
      <text:h text:style-name="P4" text:outline-level="4">Python</text:h>
      <text:p text:style-name="P28">python</text:p>
      <text:p text:style-name="P28">Copy code</text:p>
      <text:p text:style-name="P80"><text:span text:style-name="Source_20_Text"><text:span text:style-name="T1">from confluent_kafka.admin import AdminClient</text:span></text:span></text:p>
      <text:p text:style-name="P80"/>
      <text:p text:style-name="P80"><text:span text:style-name="Source_20_Text"><text:span text:style-name="T1">admin_client = AdminClient({'bootstrap.servers': 'localhost:9092'})</text:span></text:span></text:p>
      <text:p text:style-name="P80"/>
      <text:p text:style-name="P80"><text:span text:style-name="Source_20_Text"><text:span text:style-name="T1">topic_metadata = admin_client.list_topics().topics.get('my_new_topic')</text:span></text:span></text:p>
      <text:p text:style-name="P79"><text:soft-page-break/><text:span text:style-name="Source_20_Text"><text:span text:style-name="T1">print("Topic Description:", topic_metadata)</text:span></text:span></text:p>
      <text:p text:style-name="Horizontal_20_Line"/>
      <text:h text:style-name="P2" text:outline-level="3">Example 3: List All Topics</text:h>
      <text:h text:style-name="P4" text:outline-level="4">Java</text:h>
      <text:p text:style-name="P28">java</text:p>
      <text:p text:style-name="P28">Copy code</text:p>
      <text:p text:style-name="P80"><text:span text:style-name="Source_20_Text"><text:span text:style-name="T1">import org.apache.kafka.clients.admin.AdminClient;</text:span></text:span></text:p>
      <text:p text:style-name="P80"><text:span text:style-name="Source_20_Text"><text:span text:style-name="T1">import org.apache.kafka.clients.admin.AdminClientConfig;</text:span></text:span></text:p>
      <text:p text:style-name="P80"/>
      <text:p text:style-name="P80"><text:span text:style-name="Source_20_Text"><text:span text:style-name="T1">import java.util.Properties;</text:span></text:span></text:p>
      <text:p text:style-name="P80"><text:span text:style-name="Source_20_Text"><text:span text:style-name="T1">import java.util.Set;</text:span></text:span></text:p>
      <text:p text:style-name="P80"/>
      <text:p text:style-name="P80"><text:span text:style-name="Source_20_Text"><text:span text:style-name="T1">public class ListTopicsExample {</text:span></text:span></text:p>
      <text:p text:style-name="P80"><text:span text:style-name="Source_20_Text"><text:span text:style-name="T1"><text:s text:c="4"/>public static void main(String[] args) throws Exception {</text:span></text:span></text:p>
      <text:p text:style-name="P80"><text:span text:style-name="Source_20_Text"><text:span text:style-name="T1"><text:s text:c="8"/>Properties props = new Properties();</text:span></text:span></text:p>
      <text:p text:style-name="P80"><text:span text:style-name="Source_20_Text"><text:span text:style-name="T1"><text:s text:c="8"/>props.put(AdminClientConfig.BOOTSTRAP_SERVERS_CONFIG, "localhost:9092");</text:span></text:span></text:p>
      <text:p text:style-name="P80"><text:span text:style-name="Source_20_Text"><text:span text:style-name="T1"><text:s text:c="8"/></text:span></text:span></text:p>
      <text:p text:style-name="P80"><text:span text:style-name="Source_20_Text"><text:span text:style-name="T1"><text:s text:c="8"/>AdminClient adminClient = AdminClient.create(props);</text:span></text:span></text:p>
      <text:p text:style-name="P80"/>
      <text:p text:style-name="P80"><text:span text:style-name="Source_20_Text"><text:span text:style-name="T1"><text:s text:c="8"/>Set&lt;String&gt; topics = adminClient.listTopics().names().get();</text:span></text:span></text:p>
      <text:p text:style-name="P80"><text:span text:style-name="Source_20_Text"><text:span text:style-name="T1"><text:s text:c="8"/>System.out.println("Topics in the cluster: " + topics);</text:span></text:span></text:p>
      <text:p text:style-name="P80"/>
      <text:p text:style-name="P80"><text:span text:style-name="Source_20_Text"><text:span text:style-name="T1"><text:s text:c="8"/>adminClient.close();</text:span></text:span></text:p>
      <text:p text:style-name="P80"><text:span text:style-name="Source_20_Text"><text:span text:style-name="T1"><text:s text:c="4"/>}</text:span></text:span></text:p>
      <text:p text:style-name="P79"><text:span text:style-name="Source_20_Text"><text:span text:style-name="T1">}</text:span></text:span></text:p>
      <text:h text:style-name="P4" text:outline-level="4">Python</text:h>
      <text:p text:style-name="P28">python</text:p>
      <text:p text:style-name="P28">Copy code</text:p>
      <text:p text:style-name="P80"><text:span text:style-name="Source_20_Text"><text:span text:style-name="T1">from confluent_kafka.admin import AdminClient</text:span></text:span></text:p>
      <text:p text:style-name="P80"/>
      <text:p text:style-name="P80"><text:span text:style-name="Source_20_Text"><text:span text:style-name="T1">admin_client = AdminClient({'bootstrap.servers': 'localhost:9092'})</text:span></text:span></text:p>
      <text:p text:style-name="P80"/>
      <text:p text:style-name="P80"><text:span text:style-name="Source_20_Text"><text:span text:style-name="T1">topics = admin_client.list_topics().topics</text:span></text:span></text:p>
      <text:p text:style-name="P79"><text:span text:style-name="Source_20_Text"><text:span text:style-name="T1">print("Topics in the cluster:", topics.keys())</text:span></text:span></text:p>
      <text:p text:style-name="Horizontal_20_Line"/>
      <text:h text:style-name="P2" text:outline-level="3">Example 4: Delete a Topic</text:h>
      <text:h text:style-name="P4" text:outline-level="4">Java</text:h>
      <text:p text:style-name="P28">java</text:p>
      <text:p text:style-name="P28"><text:soft-page-break/>Copy code</text:p>
      <text:p text:style-name="P80"><text:span text:style-name="Source_20_Text"><text:span text:style-name="T1">import org.apache.kafka.clients.admin.AdminClient;</text:span></text:span></text:p>
      <text:p text:style-name="P80"><text:span text:style-name="Source_20_Text"><text:span text:style-name="T1">import org.apache.kafka.clients.admin.AdminClientConfig;</text:span></text:span></text:p>
      <text:p text:style-name="P80"/>
      <text:p text:style-name="P80"><text:span text:style-name="Source_20_Text"><text:span text:style-name="T1">import java.util.Collections;</text:span></text:span></text:p>
      <text:p text:style-name="P80"><text:span text:style-name="Source_20_Text"><text:span text:style-name="T1">import java.util.Properties;</text:span></text:span></text:p>
      <text:p text:style-name="P80"/>
      <text:p text:style-name="P80"><text:span text:style-name="Source_20_Text"><text:span text:style-name="T1">public class DeleteTopicExample {</text:span></text:span></text:p>
      <text:p text:style-name="P80"><text:span text:style-name="Source_20_Text"><text:span text:style-name="T1"><text:s text:c="4"/>public static void main(String[] args) throws Exception {</text:span></text:span></text:p>
      <text:p text:style-name="P80"><text:span text:style-name="Source_20_Text"><text:span text:style-name="T1"><text:s text:c="8"/>Properties props = new Properties();</text:span></text:span></text:p>
      <text:p text:style-name="P80"><text:span text:style-name="Source_20_Text"><text:span text:style-name="T1"><text:s text:c="8"/>props.put(AdminClientConfig.BOOTSTRAP_SERVERS_CONFIG, "localhost:9092");</text:span></text:span></text:p>
      <text:p text:style-name="P80"><text:span text:style-name="Source_20_Text"><text:span text:style-name="T1"><text:s text:c="8"/></text:span></text:span></text:p>
      <text:p text:style-name="P80"><text:span text:style-name="Source_20_Text"><text:span text:style-name="T1"><text:s text:c="8"/>AdminClient adminClient = AdminClient.create(props);</text:span></text:span></text:p>
      <text:p text:style-name="P80"/>
      <text:p text:style-name="P80"><text:span text:style-name="Source_20_Text"><text:span text:style-name="T1"><text:s text:c="8"/>adminClient.deleteTopics(Collections.singleton("my_new_topic")).all().get();</text:span></text:span></text:p>
      <text:p text:style-name="P80"><text:span text:style-name="Source_20_Text"><text:span text:style-name="T1"><text:s text:c="8"/>System.out.println("Topic deleted successfully.");</text:span></text:span></text:p>
      <text:p text:style-name="P80"><text:span text:style-name="Source_20_Text"><text:span text:style-name="T1"><text:s text:c="8"/></text:span></text:span></text:p>
      <text:p text:style-name="P80"><text:span text:style-name="Source_20_Text"><text:span text:style-name="T1"><text:s text:c="8"/>adminClient.close();</text:span></text:span></text:p>
      <text:p text:style-name="P80"><text:span text:style-name="Source_20_Text"><text:span text:style-name="T1"><text:s text:c="4"/>}</text:span></text:span></text:p>
      <text:p text:style-name="P79"><text:span text:style-name="Source_20_Text"><text:span text:style-name="T1">}</text:span></text:span></text:p>
      <text:h text:style-name="P4" text:outline-level="4">Python</text:h>
      <text:p text:style-name="P28">python</text:p>
      <text:p text:style-name="P28">Copy code</text:p>
      <text:p text:style-name="P80"><text:span text:style-name="Source_20_Text"><text:span text:style-name="T1">from confluent_kafka.admin import AdminClient</text:span></text:span></text:p>
      <text:p text:style-name="P80"/>
      <text:p text:style-name="P80"><text:span text:style-name="Source_20_Text"><text:span text:style-name="T1">admin_client = AdminClient({'bootstrap.servers': 'localhost:9092'})</text:span></text:span></text:p>
      <text:p text:style-name="P80"/>
      <text:p text:style-name="P80"><text:span text:style-name="Source_20_Text"><text:span text:style-name="T1">admin_client.delete_topics(['my_new_topic'])</text:span></text:span></text:p>
      <text:p text:style-name="P79"><text:span text:style-name="Source_20_Text"><text:span text:style-name="T1">print("Topic deleted successfully.")</text:span></text:span></text:p>
      <text:p text:style-name="Horizontal_20_Line"/>
      <text:h text:style-name="P2" text:outline-level="3">Example 5: Describe the Metadata Quorum Status (Java only)</text:h>
      <text:p text:style-name="P118">The Kafka Admin API in Java allows you to interact with metadata in KRaft mode. Here's an example of how to describe the quorum in KRaft mode.</text:p>
      <text:h text:style-name="P4" text:outline-level="4">Java</text:h>
      <text:p text:style-name="P28">java</text:p>
      <text:p text:style-name="P28">Copy code</text:p>
      <text:p text:style-name="P80"><text:span text:style-name="Source_20_Text"><text:span text:style-name="T1">import org.apache.kafka.clients.admin.AdminClient;</text:span></text:span></text:p>
      <text:p text:style-name="P80"><text:span text:style-name="Source_20_Text"><text:span text:style-name="T1">import org.apache.kafka.clients.admin.AdminClientConfig;</text:span></text:span></text:p>
      <text:p text:style-name="P80"><text:span text:style-name="Source_20_Text"><text:span text:style-name="T1">import org.apache.kafka.clients.admin.DescribeMetadataQuorumResult;</text:span></text:span></text:p>
      <text:p text:style-name="P80"><text:span text:style-name="Source_20_Text"><text:span text:style-name="T1">import org.apache.kafka.clients.admin.MetadataQuorumDescription;</text:span></text:span></text:p>
      <text:p text:style-name="P80"><text:soft-page-break/></text:p>
      <text:p text:style-name="P80"><text:span text:style-name="Source_20_Text"><text:span text:style-name="T1">import java.util.Properties;</text:span></text:span></text:p>
      <text:p text:style-name="P80"><text:span text:style-name="Source_20_Text"><text:span text:style-name="T1">import java.util.concurrent.ExecutionException;</text:span></text:span></text:p>
      <text:p text:style-name="P80"/>
      <text:p text:style-name="P80"><text:span text:style-name="Source_20_Text"><text:span text:style-name="T1">public class DescribeMetadataQuorumExample {</text:span></text:span></text:p>
      <text:p text:style-name="P80"><text:span text:style-name="Source_20_Text"><text:span text:style-name="T1"><text:s text:c="4"/>public static void main(String[] args) throws ExecutionException, InterruptedException {</text:span></text:span></text:p>
      <text:p text:style-name="P80"><text:span text:style-name="Source_20_Text"><text:span text:style-name="T1"><text:s text:c="8"/>Properties props = new Properties();</text:span></text:span></text:p>
      <text:p text:style-name="P80"><text:span text:style-name="Source_20_Text"><text:span text:style-name="T1"><text:s text:c="8"/>props.put(AdminClientConfig.BOOTSTRAP_SERVERS_CONFIG, "localhost:9092");</text:span></text:span></text:p>
      <text:p text:style-name="P80"><text:span text:style-name="Source_20_Text"><text:span text:style-name="T1"><text:s text:c="8"/></text:span></text:span></text:p>
      <text:p text:style-name="P80"><text:span text:style-name="Source_20_Text"><text:span text:style-name="T1"><text:s text:c="8"/>AdminClient adminClient = AdminClient.create(props);</text:span></text:span></text:p>
      <text:p text:style-name="P80"/>
      <text:p text:style-name="P80"><text:span text:style-name="Source_20_Text"><text:span text:style-name="T1"><text:s text:c="8"/>DescribeMetadataQuorumResult quorumResult = adminClient.describeMetadataQuorum();</text:span></text:span></text:p>
      <text:p text:style-name="P80"><text:span text:style-name="Source_20_Text"><text:span text:style-name="T1"><text:s text:c="8"/>MetadataQuorumDescription quorumDescription = quorumResult.description().get();</text:span></text:span></text:p>
      <text:p text:style-name="P80"><text:span text:style-name="Source_20_Text"><text:span text:style-name="T1"><text:s text:c="8"/></text:span></text:span></text:p>
      <text:p text:style-name="P80"><text:span text:style-name="Source_20_Text"><text:span text:style-name="T1"><text:s text:c="8"/>System.out.println("Metadata Quorum Status: " + quorumDescription);</text:span></text:span></text:p>
      <text:p text:style-name="P80"><text:span text:style-name="Source_20_Text"><text:span text:style-name="T1"><text:s text:c="8"/></text:span></text:span></text:p>
      <text:p text:style-name="P80"><text:span text:style-name="Source_20_Text"><text:span text:style-name="T1"><text:s text:c="8"/>adminClient.close();</text:span></text:span></text:p>
      <text:p text:style-name="P80"><text:span text:style-name="Source_20_Text"><text:span text:style-name="T1"><text:s text:c="4"/>}</text:span></text:span></text:p>
      <text:p text:style-name="P79"><text:span text:style-name="Source_20_Text"><text:span text:style-name="T1">}</text:span></text:span></text:p>
      <text:p text:style-name="Horizontal_20_Line"/>
      <text:h text:style-name="P2" text:outline-level="3">Summary</text:h>
      <text:p text:style-name="P118">The Kafka Admin API provides powerful capabilities for managing Kafka clusters programmatically, especially in KRaft mode. You can create, describe, list, and delete topics, as well as perform other administrative tasks. Java provides additional support for KRaft-specific metadata operations, such as quorum status checks, which may not yet be available in other Kafka client libraries.</text:p>
      <text:h text:style-name="P5" text:outline-level="5">You said:</text:h>
      <text:p text:style-name="P117">I need python tools for managing KRaft</text:p>
      <text:h text:style-name="P6" text:outline-level="6">ChatGPT said:</text:h>
      <text:p text:style-name="P113"><text:span text:style-name="T1">As of now, Python support for Kafka in </text:span><text:span text:style-name="Strong_20_Emphasis"><text:span text:style-name="T1">KRaft mode</text:span></text:span><text:span text:style-name="T1"> is somewhat limited in comparison to Java, especially for quorum-specific management tasks. However, you can still use Python’s </text:span><text:span text:style-name="Source_20_Text"><text:span text:style-name="T1">confluent-kafka</text:span></text:span><text:span text:style-name="T1"> library and </text:span><text:span text:style-name="Source_20_Text"><text:span text:style-name="T1">kafka-python</text:span></text:span><text:span text:style-name="T1"> library to perform a wide range of Kafka administrative tasks in KRaft mode. Below are some Python tools and approaches for managing Kafka in KRaft, covering common operations like topic management, consumer group management, and monitoring.</text:span></text:p>
      <text:h text:style-name="P1" text:outline-level="3"><text:soft-page-break/><text:span text:style-name="T1">1. </text:span><text:span text:style-name="Strong_20_Emphasis"><text:span text:style-name="T1">Using </text:span></text:span><text:span text:style-name="Strong_20_Emphasis"><text:span text:style-name="Source_20_Text"><text:span text:style-name="T1">confluent-kafka</text:span></text:span></text:span><text:span text:style-name="Strong_20_Emphasis"><text:span text:style-name="T1"> for Basic Kafka Management</text:span></text:span></text:h>
      <text:p text:style-name="P113"><text:span text:style-name="T1">The </text:span><text:span text:style-name="Source_20_Text"><text:span text:style-name="T1">confluent-kafka</text:span></text:span><text:span text:style-name="T1"> library is a high-performance Python client for Kafka, supporting common administrative tasks like topic creation, deletion, and listing. It works with KRaft mode but doesn’t offer direct support for KRaft-specific metadata management.</text:span></text:p>
      <text:p text:style-name="P113"><text:span text:style-name="T1">Install </text:span><text:span text:style-name="Source_20_Text"><text:span text:style-name="T1">confluent-kafka</text:span></text:span><text:span text:style-name="T1">:</text:span></text:p>
      <text:p text:style-name="P28">sh</text:p>
      <text:p text:style-name="P28">Copy code</text:p>
      <text:p text:style-name="P79"><text:span text:style-name="Source_20_Text"><text:span text:style-name="T1">pip install confluent-kafka</text:span></text:span></text:p>
      <text:h text:style-name="P3" text:outline-level="4"><text:span text:style-name="T1">Example: Topic Management with </text:span><text:span text:style-name="Source_20_Text"><text:span text:style-name="T1">confluent-kafka</text:span></text:span></text:h>
      <text:p text:style-name="P28">python</text:p>
      <text:p text:style-name="P28">Copy code</text:p>
      <text:p text:style-name="P80"><text:span text:style-name="Source_20_Text"><text:span text:style-name="T1">from confluent_kafka.admin import AdminClient, NewTopic</text:span></text:span></text:p>
      <text:p text:style-name="P80"/>
      <text:p text:style-name="P80"><text:span text:style-name="Source_20_Text"><text:span text:style-name="T1">admin_client = AdminClient({'bootstrap.servers': 'localhost:9092'})</text:span></text:span></text:p>
      <text:p text:style-name="P80"/>
      <text:p text:style-name="P80"><text:span text:style-name="Source_20_Text"><text:span text:style-name="T1"># Create a topic</text:span></text:span></text:p>
      <text:p text:style-name="P80"><text:span text:style-name="Source_20_Text"><text:span text:style-name="T1">def create_topic(topic_name, num_partitions=3, replication_factor=1):</text:span></text:span></text:p>
      <text:p text:style-name="P80"><text:span text:style-name="Source_20_Text"><text:span text:style-name="T1"><text:s text:c="4"/>topic = NewTopic(topic_name, num_partitions=num_partitions, replication_factor=replication_factor)</text:span></text:span></text:p>
      <text:p text:style-name="P80"><text:span text:style-name="Source_20_Text"><text:span text:style-name="T1"><text:s text:c="4"/>admin_client.create_topics([topic])</text:span></text:span></text:p>
      <text:p text:style-name="P80"><text:span text:style-name="Source_20_Text"><text:span text:style-name="T1"><text:s text:c="4"/>print(f"Topic '{topic_name}' created successfully.")</text:span></text:span></text:p>
      <text:p text:style-name="P80"/>
      <text:p text:style-name="P80"><text:span text:style-name="Source_20_Text"><text:span text:style-name="T1"># Describe a topic</text:span></text:span></text:p>
      <text:p text:style-name="P80"><text:span text:style-name="Source_20_Text"><text:span text:style-name="T1">def describe_topic(topic_name):</text:span></text:span></text:p>
      <text:p text:style-name="P80"><text:span text:style-name="Source_20_Text"><text:span text:style-name="T1"><text:s text:c="4"/>metadata = admin_client.list_topics(topic_name, timeout=10)</text:span></text:span></text:p>
      <text:p text:style-name="P80"><text:span text:style-name="Source_20_Text"><text:span text:style-name="T1"><text:s text:c="4"/>topic = metadata.topics.get(topic_name)</text:span></text:span></text:p>
      <text:p text:style-name="P80"><text:span text:style-name="Source_20_Text"><text:span text:style-name="T1"><text:s text:c="4"/>if topic is not None:</text:span></text:span></text:p>
      <text:p text:style-name="P80"><text:span text:style-name="Source_20_Text"><text:span text:style-name="T1"><text:s text:c="8"/>print(f"Topic '{topic_name}' details: {topic}")</text:span></text:span></text:p>
      <text:p text:style-name="P80"><text:span text:style-name="Source_20_Text"><text:span text:style-name="T1"><text:s text:c="4"/>else:</text:span></text:span></text:p>
      <text:p text:style-name="P80"><text:span text:style-name="Source_20_Text"><text:span text:style-name="T1"><text:s text:c="8"/>print(f"Topic '{topic_name}' does not exist.")</text:span></text:span></text:p>
      <text:p text:style-name="P80"/>
      <text:p text:style-name="P80"><text:span text:style-name="Source_20_Text"><text:span text:style-name="T1"># Delete a topic</text:span></text:span></text:p>
      <text:p text:style-name="P80"><text:span text:style-name="Source_20_Text"><text:span text:style-name="T1">def delete_topic(topic_name):</text:span></text:span></text:p>
      <text:p text:style-name="P80"><text:span text:style-name="Source_20_Text"><text:span text:style-name="T1"><text:s text:c="4"/>admin_client.delete_topics([topic_name])</text:span></text:span></text:p>
      <text:p text:style-name="P80"><text:span text:style-name="Source_20_Text"><text:span text:style-name="T1"><text:s text:c="4"/>print(f"Topic '{topic_name}' deleted successfully.")</text:span></text:span></text:p>
      <text:p text:style-name="P80"/>
      <text:p text:style-name="P80"><text:span text:style-name="Source_20_Text"><text:span text:style-name="T1"># List all topics</text:span></text:span></text:p>
      <text:p text:style-name="P80"><text:span text:style-name="Source_20_Text"><text:span text:style-name="T1">def list_topics():</text:span></text:span></text:p>
      <text:p text:style-name="P80"><text:span text:style-name="Source_20_Text"><text:span text:style-name="T1"><text:s text:c="4"/>metadata = admin_client.list_topics(timeout=10)</text:span></text:span></text:p>
      <text:p text:style-name="P80"><text:span text:style-name="Source_20_Text"><text:span text:style-name="T1"><text:s text:c="4"/>print("Topics:", list(metadata.topics.keys()))</text:span></text:span></text:p>
      <text:p text:style-name="P80"/>
      <text:p text:style-name="P80"><text:span text:style-name="Source_20_Text"><text:span text:style-name="T1"># Usage</text:span></text:span></text:p>
      <text:p text:style-name="P80"><text:span text:style-name="Source_20_Text"><text:span text:style-name="T1">create_topic('my_new_topic')</text:span></text:span></text:p>
      <text:p text:style-name="P80"><text:soft-page-break/><text:span text:style-name="Source_20_Text"><text:span text:style-name="T1">describe_topic('my_new_topic')</text:span></text:span></text:p>
      <text:p text:style-name="P80"><text:span text:style-name="Source_20_Text"><text:span text:style-name="T1">list_topics()</text:span></text:span></text:p>
      <text:p text:style-name="P79"><text:span text:style-name="Source_20_Text"><text:span text:style-name="T1">delete_topic('my_new_topic')</text:span></text:span></text:p>
      <text:h text:style-name="P1" text:outline-level="3"><text:span text:style-name="T1">2. </text:span><text:span text:style-name="Strong_20_Emphasis"><text:span text:style-name="T1">Using </text:span></text:span><text:span text:style-name="Strong_20_Emphasis"><text:span text:style-name="Source_20_Text"><text:span text:style-name="T1">kafka-python</text:span></text:span></text:span><text:span text:style-name="Strong_20_Emphasis"><text:span text:style-name="T1"> for Advanced Operations</text:span></text:span></text:h>
      <text:p text:style-name="P113"><text:span text:style-name="T1">The </text:span><text:span text:style-name="Source_20_Text"><text:span text:style-name="T1">kafka-python</text:span></text:span><text:span text:style-name="T1"> library allows more granular operations on Kafka clusters, including consumer group and offset management. However, it also lacks native KRaft-specific features like metadata quorum management.</text:span></text:p>
      <text:p text:style-name="P113"><text:span text:style-name="T1">Install </text:span><text:span text:style-name="Source_20_Text"><text:span text:style-name="T1">kafka-python</text:span></text:span><text:span text:style-name="T1">:</text:span></text:p>
      <text:p text:style-name="P28">sh</text:p>
      <text:p text:style-name="P28">Copy code</text:p>
      <text:p text:style-name="P79"><text:span text:style-name="Source_20_Text"><text:span text:style-name="T1">pip install kafka-python</text:span></text:span></text:p>
      <text:h text:style-name="P4" text:outline-level="4">Example: Managing Consumer Groups and Offsets</text:h>
      <text:p text:style-name="P113"><text:span text:style-name="T1">Here’s how to list consumer groups, describe a consumer group, and reset offsets using </text:span><text:span text:style-name="Source_20_Text"><text:span text:style-name="T1">kafka-python</text:span></text:span><text:span text:style-name="T1">.</text:span></text:p>
      <text:p text:style-name="P28">python</text:p>
      <text:p text:style-name="P28">Copy code</text:p>
      <text:p text:style-name="P80"><text:span text:style-name="Source_20_Text"><text:span text:style-name="T1">from kafka import KafkaAdminClient, KafkaConsumer</text:span></text:span></text:p>
      <text:p text:style-name="P80"/>
      <text:p text:style-name="P80"><text:span text:style-name="Source_20_Text"><text:span text:style-name="T1">admin_client = KafkaAdminClient(bootstrap_servers="localhost:9092")</text:span></text:span></text:p>
      <text:p text:style-name="P80"/>
      <text:p text:style-name="P80"><text:span text:style-name="Source_20_Text"><text:span text:style-name="T1"># List consumer groups</text:span></text:span></text:p>
      <text:p text:style-name="P80"><text:span text:style-name="Source_20_Text"><text:span text:style-name="T1">def list_consumer_groups():</text:span></text:span></text:p>
      <text:p text:style-name="P80"><text:span text:style-name="Source_20_Text"><text:span text:style-name="T1"><text:s text:c="4"/>groups = admin_client.list_consumer_groups()</text:span></text:span></text:p>
      <text:p text:style-name="P80"><text:span text:style-name="Source_20_Text"><text:span text:style-name="T1"><text:s text:c="4"/>print("Consumer Groups:", groups)</text:span></text:span></text:p>
      <text:p text:style-name="P80"/>
      <text:p text:style-name="P80"><text:span text:style-name="Source_20_Text"><text:span text:style-name="T1"># Describe a specific consumer group</text:span></text:span></text:p>
      <text:p text:style-name="P80"><text:span text:style-name="Source_20_Text"><text:span text:style-name="T1">def describe_consumer_group(group_id):</text:span></text:span></text:p>
      <text:p text:style-name="P80"><text:span text:style-name="Source_20_Text"><text:span text:style-name="T1"><text:s text:c="4"/>group_info = admin_client.describe_consumer_groups([group_id])</text:span></text:span></text:p>
      <text:p text:style-name="P80"><text:span text:style-name="Source_20_Text"><text:span text:style-name="T1"><text:s text:c="4"/>print(f"Details for Consumer Group '{group_id}':", group_info)</text:span></text:span></text:p>
      <text:p text:style-name="P80"/>
      <text:p text:style-name="P80"><text:span text:style-name="Source_20_Text"><text:span text:style-name="T1"># Reset offsets to earliest</text:span></text:span></text:p>
      <text:p text:style-name="P80"><text:span text:style-name="Source_20_Text"><text:span text:style-name="T1">def reset_offsets_to_earliest(topic, group_id):</text:span></text:span></text:p>
      <text:p text:style-name="P80"><text:span text:style-name="Source_20_Text"><text:span text:style-name="T1"><text:s text:c="4"/>consumer = KafkaConsumer(</text:span></text:span></text:p>
      <text:p text:style-name="P80"><text:span text:style-name="Source_20_Text"><text:span text:style-name="T1"><text:s text:c="8"/>topic,</text:span></text:span></text:p>
      <text:p text:style-name="P80"><text:span text:style-name="Source_20_Text"><text:span text:style-name="T1"><text:s text:c="8"/>group_id=group_id,</text:span></text:span></text:p>
      <text:p text:style-name="P80"><text:span text:style-name="Source_20_Text"><text:span text:style-name="T1"><text:s text:c="8"/>bootstrap_servers="localhost:9092",</text:span></text:span></text:p>
      <text:p text:style-name="P80"><text:span text:style-name="Source_20_Text"><text:span text:style-name="T1"><text:s text:c="8"/>enable_auto_commit=False,</text:span></text:span></text:p>
      <text:p text:style-name="P80"><text:span text:style-name="Source_20_Text"><text:span text:style-name="T1"><text:s text:c="4"/>)</text:span></text:span></text:p>
      <text:p text:style-name="P80"><text:span text:style-name="Source_20_Text"><text:span text:style-name="T1"><text:s text:c="4"/>consumer.poll(0) <text:s/># Trigger assignment of partitions</text:span></text:span></text:p>
      <text:p text:style-name="P80"><text:span text:style-name="Source_20_Text"><text:span text:style-name="T1"><text:s text:c="4"/>for partition in consumer.assignment():</text:span></text:span></text:p>
      <text:p text:style-name="P80"><text:soft-page-break/><text:span text:style-name="Source_20_Text"><text:span text:style-name="T1"><text:s text:c="8"/>consumer.seek_to_beginning(partition)</text:span></text:span></text:p>
      <text:p text:style-name="P80"><text:span text:style-name="Source_20_Text"><text:span text:style-name="T1"><text:s text:c="4"/>consumer.commit()</text:span></text:span></text:p>
      <text:p text:style-name="P80"><text:span text:style-name="Source_20_Text"><text:span text:style-name="T1"><text:s text:c="4"/>print(f"Offsets reset to earliest for topic '{topic}' and group '{group_id}'.")</text:span></text:span></text:p>
      <text:p text:style-name="P80"/>
      <text:p text:style-name="P80"><text:span text:style-name="Source_20_Text"><text:span text:style-name="T1"># Usage</text:span></text:span></text:p>
      <text:p text:style-name="P80"><text:span text:style-name="Source_20_Text"><text:span text:style-name="T1">list_consumer_groups()</text:span></text:span></text:p>
      <text:p text:style-name="P80"><text:span text:style-name="Source_20_Text"><text:span text:style-name="T1">describe_consumer_group("my-consumer-group")</text:span></text:span></text:p>
      <text:p text:style-name="P79"><text:span text:style-name="Source_20_Text"><text:span text:style-name="T1">reset_offsets_to_earliest("my_topic", "my-consumer-group")</text:span></text:span></text:p>
      <text:h text:style-name="P1" text:outline-level="3"><text:span text:style-name="T1">3. </text:span><text:span text:style-name="Strong_20_Emphasis"><text:span text:style-name="T1">Using </text:span></text:span><text:span text:style-name="Strong_20_Emphasis"><text:span text:style-name="Source_20_Text"><text:span text:style-name="T1">Prometheus</text:span></text:span></text:span><text:span text:style-name="Strong_20_Emphasis"><text:span text:style-name="T1"> and </text:span></text:span><text:span text:style-name="Strong_20_Emphasis"><text:span text:style-name="Source_20_Text"><text:span text:style-name="T1">Grafana</text:span></text:span></text:span><text:span text:style-name="Strong_20_Emphasis"><text:span text:style-name="T1"> for KRaft Monitoring</text:span></text:span></text:h>
      <text:p text:style-name="P113"><text:span text:style-name="T1">KRaft mode provides metadata management internally within Kafka. Monitoring KRaft clusters and quorum health generally relies on </text:span><text:span text:style-name="Strong_20_Emphasis"><text:span text:style-name="T1">Prometheus metrics</text:span></text:span><text:span text:style-name="T1"> exposed through JMX, rather than direct API access. You can configure a JMX exporter to expose Kafka metrics in KRaft mode and visualize these in </text:span><text:span text:style-name="Strong_20_Emphasis"><text:span text:style-name="T1">Grafana</text:span></text:span><text:span text:style-name="T1">.</text:span></text:p>
      <text:h text:style-name="P4" text:outline-level="4">Setting Up JMX Exporter for KRaft Monitoring</text:h>
      <text:list xml:id="list1079049971" text:style-name="L88">
        <text:list-item>
          <text:p text:style-name="P283"><text:span text:style-name="Strong_20_Emphasis"><text:span text:style-name="T1">Install JMX Exporter</text:span></text:span><text:span text:style-name="T1">: Configure the JMX exporter as a sidecar container or agent within your Kafka pods.</text:span></text:p>
        </text:list-item>
        <text:list-item>
          <text:p text:style-name="P283"><text:span text:style-name="Strong_20_Emphasis"><text:span text:style-name="T1">Expose Kafka Metrics</text:span></text:span><text:span text:style-name="T1">:</text:span></text:p>
          <text:list>
            <text:list-item>
              <text:p text:style-name="P282"><text:span text:style-name="T1">Configure the exporter to expose KRaft-specific metrics, such as </text:span><text:span text:style-name="Source_20_Text"><text:span text:style-name="T1">kafka_controller_is_active_controller</text:span></text:span><text:span text:style-name="T1"> (indicating the active controller status) and other metrics like </text:span><text:span text:style-name="Source_20_Text"><text:span text:style-name="T1">UnderReplicatedPartitions</text:span></text:span><text:span text:style-name="T1">.</text:span></text:p>
            </text:list-item>
          </text:list>
        </text:list-item>
        <text:list-item>
          <text:p text:style-name="P283"><text:span text:style-name="Strong_20_Emphasis"><text:span text:style-name="T1">Monitor Key KRaft Metrics</text:span></text:span><text:span text:style-name="T1">:</text:span></text:p>
          <text:list>
            <text:list-item>
              <text:p text:style-name="P282"><text:span text:style-name="Strong_20_Emphasis"><text:span text:style-name="T1">Quorum Health</text:span></text:span><text:span text:style-name="T1">: Check </text:span><text:span text:style-name="Source_20_Text"><text:span text:style-name="T1">kafka_controller_is_active_controller</text:span></text:span><text:span text:style-name="T1"> for active controller status.</text:span></text:p>
            </text:list-item>
            <text:list-item>
              <text:p text:style-name="P282"><text:span text:style-name="Strong_20_Emphasis"><text:span text:style-name="T1">ISR Metrics</text:span></text:span><text:span text:style-name="T1">: Monitor </text:span><text:span text:style-name="Source_20_Text"><text:span text:style-name="T1">UnderReplicatedPartitions</text:span></text:span><text:span text:style-name="T1"> to identify partitions lacking replication.</text:span></text:p>
            </text:list-item>
            <text:list-item>
              <text:p text:style-name="P283"><text:span text:style-name="Strong_20_Emphasis"><text:span text:style-name="T1">Controller Changes</text:span></text:span><text:span text:style-name="T1">: Track </text:span><text:span text:style-name="Source_20_Text"><text:span text:style-name="T1">ControllerChangesPerSec</text:span></text:span><text:span text:style-name="T1"> to detect frequent leader or controller changes.</text:span></text:p>
            </text:list-item>
          </text:list>
        </text:list-item>
      </text:list>
      <text:h text:style-name="P1" text:outline-level="3"><text:span text:style-name="T1">4. </text:span><text:span text:style-name="Strong_20_Emphasis"><text:span text:style-name="T1">Using Python and Kafka CLI Tools for Metadata Management</text:span></text:span></text:h>
      <text:p text:style-name="P113"><text:span text:style-name="T1">For KRaft metadata tasks not natively supported in Python libraries, you can invoke Kafka CLI tools (like </text:span><text:span text:style-name="Source_20_Text"><text:span text:style-name="T1">kafka-metadata-quorum.sh</text:span></text:span><text:span text:style-name="T1">) from Python scripts. This approach allows you to check the quorum status, view quorum members, and check connectivity.</text:span></text:p>
      <text:h text:style-name="P3" text:outline-level="4"><text:soft-page-break/><text:span text:style-name="T1">Example: Running </text:span><text:span text:style-name="Source_20_Text"><text:span text:style-name="T1">kafka-metadata-quorum.sh</text:span></text:span><text:span text:style-name="T1"> from Python</text:span></text:h>
      <text:p text:style-name="P28">python</text:p>
      <text:p text:style-name="P28">Copy code</text:p>
      <text:p text:style-name="P80"><text:span text:style-name="Source_20_Text"><text:span text:style-name="T1">import subprocess</text:span></text:span></text:p>
      <text:p text:style-name="P80"/>
      <text:p text:style-name="P80"><text:span text:style-name="Source_20_Text"><text:span text:style-name="T1"># Check quorum status</text:span></text:span></text:p>
      <text:p text:style-name="P80"><text:span text:style-name="Source_20_Text"><text:span text:style-name="T1">def check_quorum_status():</text:span></text:span></text:p>
      <text:p text:style-name="P80"><text:span text:style-name="Source_20_Text"><text:span text:style-name="T1"><text:s text:c="4"/>result = subprocess.run(</text:span></text:span></text:p>
      <text:p text:style-name="P80"><text:span text:style-name="Source_20_Text"><text:span text:style-name="T1"><text:s text:c="8"/>["kafka-metadata-quorum.sh", "--bootstrap-server", "localhost:9092", "--status"],</text:span></text:span></text:p>
      <text:p text:style-name="P80"><text:span text:style-name="Source_20_Text"><text:span text:style-name="T1"><text:s text:c="8"/>capture_output=True, text=True</text:span></text:span></text:p>
      <text:p text:style-name="P80"><text:span text:style-name="Source_20_Text"><text:span text:style-name="T1"><text:s text:c="4"/>)</text:span></text:span></text:p>
      <text:p text:style-name="P80"><text:span text:style-name="Source_20_Text"><text:span text:style-name="T1"><text:s text:c="4"/>print("Quorum Status:\n", result.stdout)</text:span></text:span></text:p>
      <text:p text:style-name="P80"/>
      <text:p text:style-name="P80"><text:span text:style-name="Source_20_Text"><text:span text:style-name="T1"># Describe quorum members</text:span></text:span></text:p>
      <text:p text:style-name="P80"><text:span text:style-name="Source_20_Text"><text:span text:style-name="T1">def describe_quorum():</text:span></text:span></text:p>
      <text:p text:style-name="P80"><text:span text:style-name="Source_20_Text"><text:span text:style-name="T1"><text:s text:c="4"/>result = subprocess.run(</text:span></text:span></text:p>
      <text:p text:style-name="P80"><text:span text:style-name="Source_20_Text"><text:span text:style-name="T1"><text:s text:c="8"/>["kafka-metadata-quorum.sh", "--bootstrap-server", "localhost:9092", "--describe"],</text:span></text:span></text:p>
      <text:p text:style-name="P80"><text:span text:style-name="Source_20_Text"><text:span text:style-name="T1"><text:s text:c="8"/>capture_output=True, text=True</text:span></text:span></text:p>
      <text:p text:style-name="P80"><text:span text:style-name="Source_20_Text"><text:span text:style-name="T1"><text:s text:c="4"/>)</text:span></text:span></text:p>
      <text:p text:style-name="P80"><text:span text:style-name="Source_20_Text"><text:span text:style-name="T1"><text:s text:c="4"/>print("Quorum Members:\n", result.stdout)</text:span></text:span></text:p>
      <text:p text:style-name="P80"/>
      <text:p text:style-name="P80"><text:span text:style-name="Source_20_Text"><text:span text:style-name="T1"># Usage</text:span></text:span></text:p>
      <text:p text:style-name="P80"><text:span text:style-name="Source_20_Text"><text:span text:style-name="T1">check_quorum_status()</text:span></text:span></text:p>
      <text:p text:style-name="P79"><text:span text:style-name="Source_20_Text"><text:span text:style-name="T1">describe_quorum()</text:span></text:span></text:p>
      <text:h text:style-name="P1" text:outline-level="3"><text:span text:style-name="T1">5. </text:span><text:span text:style-name="Strong_20_Emphasis"><text:span text:style-name="T1">Using Custom Python Scripts with Kafka Admin APIs (Future-Focused)</text:span></text:span></text:h>
      <text:p text:style-name="P113"><text:span text:style-name="T1">For KRaft-specific tasks like quorum leader election or member synchronization checks, a native KRaft-compatible API might be released in Python in future Kafka client versions. Keep an eye on updates to </text:span><text:span text:style-name="Source_20_Text"><text:span text:style-name="T1">confluent-kafka</text:span></text:span><text:span text:style-name="T1"> or </text:span><text:span text:style-name="Source_20_Text"><text:span text:style-name="T1">kafka-python</text:span></text:span><text:span text:style-name="T1"> to directly support KRaft metadata management.</text:span></text:p>
      <text:h text:style-name="P2" text:outline-level="3">Summary</text:h>
      <text:list xml:id="list68271474" text:style-name="L89">
        <text:list-item>
          <text:p text:style-name="P284"><text:span text:style-name="Strong_20_Emphasis"><text:span text:style-name="T1">Basic Admin Operations</text:span></text:span><text:span text:style-name="T1">: Use </text:span><text:span text:style-name="Source_20_Text"><text:span text:style-name="T1">confluent-kafka</text:span></text:span><text:span text:style-name="T1"> or </text:span><text:span text:style-name="Source_20_Text"><text:span text:style-name="T1">kafka-python</text:span></text:span><text:span text:style-name="T1"> for topic management, consumer groups, and offsets.</text:span></text:p>
        </text:list-item>
        <text:list-item>
          <text:p text:style-name="P284"><text:span text:style-name="Strong_20_Emphasis"><text:span text:style-name="T1">Prometheus and Grafana</text:span></text:span><text:span text:style-name="T1">: Leverage monitoring tools for quorum health, controller changes, and ISR metrics.</text:span></text:p>
        </text:list-item>
        <text:list-item>
          <text:p text:style-name="P284"><text:span text:style-name="Strong_20_Emphasis"><text:span text:style-name="T1">Kafka CLI from Python</text:span></text:span><text:span text:style-name="T1">: Execute Kafka CLI commands via Python subprocess for tasks like quorum status and member description.</text:span></text:p>
        </text:list-item>
        <text:list-item>
          <text:p text:style-name="P285"><text:soft-page-break/><text:span text:style-name="Strong_20_Emphasis"><text:span text:style-name="T1">Stay Updated for Future Enhancements</text:span></text:span><text:span text:style-name="T1">: As KRaft matures, Python libraries may include more native support for KRaft-specific operations.</text:span></text:p>
        </text:list-item>
      </text:list>
      <text:p text:style-name="P118">These approaches give you comprehensive coverage for managing and monitoring Kafka in KRaft mode using Python, alongside essential Kafka tools and metrics.</text:p>
      <text:h text:style-name="P5" text:outline-level="5">You said:</text:h>
      <text:p text:style-name="P117">I need advanced tools to admin KRaft internals __consumer_offset</text:p>
      <text:h text:style-name="P6" text:outline-level="6">ChatGPT said:</text:h>
      <text:p text:style-name="P113"><text:span text:style-name="T1">Managing the </text:span><text:span text:style-name="Source_20_Text"><text:span text:style-name="T1">__consumer_offsets</text:span></text:span><text:span text:style-name="T1"> topic and other internals in a Kafka KRaft setup requires a mix of tools, techniques, and approaches. While KRaft mode (Kafka without Zookeeper) introduces some limitations on traditional tools, you can still perform advanced administrative tasks on </text:span><text:span text:style-name="Source_20_Text"><text:span text:style-name="T1">__consumer_offsets</text:span></text:span><text:span text:style-name="T1"> using a combination of </text:span><text:span text:style-name="Strong_20_Emphasis"><text:span text:style-name="T1">Kafka CLI tools</text:span></text:span><text:span text:style-name="T1">, </text:span><text:span text:style-name="Strong_20_Emphasis"><text:span text:style-name="T1">Kafka Admin API</text:span></text:span><text:span text:style-name="T1">, </text:span><text:span text:style-name="Strong_20_Emphasis"><text:span text:style-name="T1">metrics monitoring</text:span></text:span><text:span text:style-name="T1">, and </text:span><text:span text:style-name="Strong_20_Emphasis"><text:span text:style-name="T1">log inspection</text:span></text:span><text:span text:style-name="T1">. Below are some advanced approaches and tools for managing and administering </text:span><text:span text:style-name="Source_20_Text"><text:span text:style-name="T1">__consumer_offsets</text:span></text:span><text:span text:style-name="T1"> and KRaft internals.</text:span></text:p>
      <text:h text:style-name="P1" text:outline-level="3"><text:span text:style-name="T1">Advanced Tools and Techniques for Administering </text:span><text:span text:style-name="Source_20_Text"><text:span text:style-name="T1">__consumer_offsets</text:span></text:span><text:span text:style-name="T1"> in Kafka KRaft Mode</text:span></text:h>
      <text:h text:style-name="P3" text:outline-level="4"><text:span text:style-name="T1">1. </text:span><text:span text:style-name="Strong_20_Emphasis"><text:span text:style-name="T1">Kafka Admin API for Offset Management</text:span></text:span></text:h>
      <text:p text:style-name="P113"><text:span text:style-name="T1">The Kafka Admin API allows you to programmatically list, reset, and manage consumer offsets. This API works well for tasks like resetting offsets for specific consumer groups, which can help if there are issues with offset lag or expired offsets in </text:span><text:span text:style-name="Source_20_Text"><text:span text:style-name="T1">__consumer_offsets</text:span></text:span><text:span text:style-name="T1">.</text:span></text:p>
      <text:p text:style-name="P113"><text:span text:style-name="T1">Here’s an example of using Python’s </text:span><text:span text:style-name="Source_20_Text"><text:span text:style-name="T1">kafka-python</text:span></text:span><text:span text:style-name="T1"> library to interact with consumer offsets:</text:span></text:p>
      <text:p text:style-name="P28">python</text:p>
      <text:p text:style-name="P28">Copy code</text:p>
      <text:p text:style-name="P80"><text:span text:style-name="Source_20_Text"><text:span text:style-name="T1">from kafka import KafkaConsumer, KafkaAdminClient</text:span></text:span></text:p>
      <text:p text:style-name="P80"/>
      <text:p text:style-name="P80"><text:span text:style-name="Source_20_Text"><text:span text:style-name="T1">admin_client = KafkaAdminClient(bootstrap_servers='localhost:9092')</text:span></text:span></text:p>
      <text:p text:style-name="P80"/>
      <text:p text:style-name="P80"><text:span text:style-name="Source_20_Text"><text:span text:style-name="T1"># List consumer groups</text:span></text:span></text:p>
      <text:p text:style-name="P80"><text:span text:style-name="Source_20_Text"><text:span text:style-name="T1">consumer_groups = admin_client.list_consumer_groups()</text:span></text:span></text:p>
      <text:p text:style-name="P80"><text:span text:style-name="Source_20_Text"><text:span text:style-name="T1">print("Consumer Groups:", consumer_groups)</text:span></text:span></text:p>
      <text:p text:style-name="P80"/>
      <text:p text:style-name="P80"><text:span text:style-name="Source_20_Text"><text:span text:style-name="T1"># Describe a consumer group</text:span></text:span></text:p>
      <text:p text:style-name="P80"><text:span text:style-name="Source_20_Text"><text:span text:style-name="T1">group_id = "my-consumer-group"</text:span></text:span></text:p>
      <text:p text:style-name="P80"><text:span text:style-name="Source_20_Text"><text:span text:style-name="T1">group_description = admin_client.describe_consumer_groups([group_id])</text:span></text:span></text:p>
      <text:p text:style-name="P80"><text:span text:style-name="Source_20_Text"><text:span text:style-name="T1">print(f"Description for Consumer Group '{group_id}':", group_description)</text:span></text:span></text:p>
      <text:p text:style-name="P80"/>
      <text:p text:style-name="P80"><text:span text:style-name="Source_20_Text"><text:span text:style-name="T1"># Reset offsets for a specific topic in the consumer group</text:span></text:span></text:p>
      <text:p text:style-name="P80"><text:soft-page-break/><text:span text:style-name="Source_20_Text"><text:span text:style-name="T1">consumer = KafkaConsumer('my_topic', group_id=group_id, bootstrap_servers='localhost:9092', enable_auto_commit=False)</text:span></text:span></text:p>
      <text:p text:style-name="P80"><text:span text:style-name="Source_20_Text"><text:span text:style-name="T1">consumer.poll(0)</text:span></text:span></text:p>
      <text:p text:style-name="P80"><text:span text:style-name="Source_20_Text"><text:span text:style-name="T1">for partition in consumer.assignment():</text:span></text:span></text:p>
      <text:p text:style-name="P80"><text:span text:style-name="Source_20_Text"><text:span text:style-name="T1"><text:s text:c="4"/>consumer.seek_to_beginning(partition)</text:span></text:span></text:p>
      <text:p text:style-name="P80"><text:span text:style-name="Source_20_Text"><text:span text:style-name="T1">consumer.commit()</text:span></text:span></text:p>
      <text:p text:style-name="P79"><text:span text:style-name="Source_20_Text"><text:span text:style-name="T1">print(f"Offsets reset to the beginning for topic 'my_topic' in group '{group_id}'.")</text:span></text:span></text:p>
      <text:p text:style-name="P113"><text:span text:style-name="Strong_20_Emphasis"><text:span text:style-name="T1">Benefits</text:span></text:span><text:span text:style-name="T1">:</text:span></text:p>
      <text:list xml:id="list2003511099" text:style-name="L90">
        <text:list-item>
          <text:p text:style-name="P286"><text:span text:style-name="Strong_20_Emphasis"><text:span text:style-name="T1">Programmatic Control</text:span></text:span><text:span text:style-name="T1">: Automate offset management, listing, and resetting.</text:span></text:p>
        </text:list-item>
        <text:list-item>
          <text:p text:style-name="P287"><text:span text:style-name="Strong_20_Emphasis"><text:span text:style-name="T1">Fine-Grained Management</text:span></text:span><text:span text:style-name="T1">: Reset offsets for specific consumer groups or partitions.</text:span></text:p>
        </text:list-item>
      </text:list>
      <text:h text:style-name="P3" text:outline-level="4"><text:span text:style-name="T1">2. </text:span><text:span text:style-name="Strong_20_Emphasis"><text:span text:style-name="T1">Metrics Monitoring with Prometheus and Grafana</text:span></text:span></text:h>
      <text:p text:style-name="P113"><text:span text:style-name="T1">Monitoring tools like </text:span><text:span text:style-name="Strong_20_Emphasis"><text:span text:style-name="T1">Prometheus</text:span></text:span><text:span text:style-name="T1"> and </text:span><text:span text:style-name="Strong_20_Emphasis"><text:span text:style-name="T1">Grafana</text:span></text:span><text:span text:style-name="T1"> are invaluable for managing </text:span><text:span text:style-name="Source_20_Text"><text:span text:style-name="T1">__consumer_offsets</text:span></text:span><text:span text:style-name="T1"> and tracking consumer lag, partition status, and ISR (In-Sync Replicas).</text:span></text:p>
      <text:p text:style-name="P118">Key metrics to monitor:</text:p>
      <text:list xml:id="list3858634592" text:style-name="L91">
        <text:list-item>
          <text:p text:style-name="P288"><text:span text:style-name="Strong_20_Emphasis"><text:span text:style-name="Source_20_Text"><text:span text:style-name="T1">kafka_controller_is_active_controller</text:span></text:span></text:span><text:span text:style-name="T1">: Indicates the active controller in KRaft mode.</text:span></text:p>
        </text:list-item>
        <text:list-item>
          <text:p text:style-name="P288"><text:span text:style-name="Strong_20_Emphasis"><text:span text:style-name="Source_20_Text"><text:span text:style-name="T1">UnderReplicatedPartitions</text:span></text:span></text:span><text:span text:style-name="T1">: Tracks partitions that lack sufficient replicas.</text:span></text:p>
        </text:list-item>
        <text:list-item>
          <text:p text:style-name="P289"><text:span text:style-name="Strong_20_Emphasis"><text:span text:style-name="T1">Consumer Lag</text:span></text:span><text:span text:style-name="T1">: Monitors lag across consumer groups. Use Grafana to visualize </text:span><text:span text:style-name="Source_20_Text"><text:span text:style-name="T1">__consumer_offsets</text:span></text:span><text:span text:style-name="T1"> lag for different consumer groups.</text:span></text:p>
        </text:list-item>
      </text:list>
      <text:p text:style-name="P113"><text:span text:style-name="Strong_20_Emphasis"><text:span text:style-name="T1">Setup</text:span></text:span><text:span text:style-name="T1">:</text:span></text:p>
      <text:list xml:id="list1326088734" text:style-name="L92">
        <text:list-item>
          <text:p text:style-name="P157">Use the JMX Exporter as a sidecar container to expose Kafka metrics.</text:p>
        </text:list-item>
        <text:list-item>
          <text:p text:style-name="P157">Configure Prometheus to scrape metrics from Kafka brokers.</text:p>
        </text:list-item>
        <text:list-item>
          <text:p text:style-name="P290"><text:span text:style-name="T1">Set up Grafana dashboards with alerts for critical metrics (e.g., </text:span><text:span text:style-name="Source_20_Text"><text:span text:style-name="T1">UnderReplicatedPartitions</text:span></text:span><text:span text:style-name="T1">, </text:span><text:span text:style-name="Source_20_Text"><text:span text:style-name="T1">ConsumerLag</text:span></text:span><text:span text:style-name="T1">).</text:span></text:p>
        </text:list-item>
      </text:list>
      <text:h text:style-name="P3" text:outline-level="4"><text:span text:style-name="T1">3. </text:span><text:span text:style-name="Strong_20_Emphasis"><text:span text:style-name="Source_20_Text"><text:span text:style-name="T1">kafka-consumer-groups.sh</text:span></text:span></text:span><text:span text:style-name="Strong_20_Emphasis"><text:span text:style-name="T1"> CLI Tool</text:span></text:span></text:h>
      <text:p text:style-name="P113"><text:span text:style-name="T1">The </text:span><text:span text:style-name="Source_20_Text"><text:span text:style-name="T1">kafka-consumer-groups.sh</text:span></text:span><text:span text:style-name="T1"> tool allows you to perform granular operations on consumer groups, such as resetting offsets, listing active consumer groups, and checking consumer lag directly from the CLI.</text:span></text:p>
      <text:p text:style-name="P118">Examples of common commands:</text:p>
      <text:list xml:id="list1801488823" text:style-name="L93">
        <text:list-item>
          <text:p text:style-name="P291"><text:soft-page-break/><text:span text:style-name="Strong_20_Emphasis"><text:span text:style-name="T1">List Consumer Groups</text:span></text:span><text:span text:style-name="T1">:</text:span></text:p>
          <text:p text:style-name="P43">sh</text:p>
          <text:p text:style-name="P43">Copy code</text:p>
          <text:p text:style-name="P96"><text:span text:style-name="Source_20_Text"><text:span text:style-name="T1">kafka-consumer-groups.sh --bootstrap-server localhost:9092 --list</text:span></text:span></text:p>
        </text:list-item>
        <text:list-item>
          <text:p text:style-name="P291"><text:span text:style-name="Strong_20_Emphasis"><text:span text:style-name="T1">Describe a Consumer Group</text:span></text:span><text:span text:style-name="T1">:</text:span></text:p>
          <text:p text:style-name="P43">sh</text:p>
          <text:p text:style-name="P43">Copy code</text:p>
          <text:p text:style-name="P96"><text:span text:style-name="Source_20_Text"><text:span text:style-name="T1">kafka-consumer-groups.sh --bootstrap-server localhost:9092 --describe --group my-consumer-group</text:span></text:span></text:p>
        </text:list-item>
        <text:list-item>
          <text:p text:style-name="P291"><text:span text:style-name="Strong_20_Emphasis"><text:span text:style-name="T1">Reset Offsets for a Consumer Group</text:span></text:span><text:span text:style-name="T1">:</text:span></text:p>
          <text:p text:style-name="P43">sh</text:p>
          <text:p text:style-name="P43">Copy code</text:p>
          <text:p text:style-name="P96"><text:span text:style-name="Source_20_Text"><text:span text:style-name="T1">kafka-consumer-groups.sh --bootstrap-server localhost:9092 --group my-consumer-group --topic my_topic --to-earliest --execute</text:span></text:span></text:p>
        </text:list-item>
      </text:list>
      <text:p text:style-name="P113"><text:span text:style-name="Strong_20_Emphasis"><text:span text:style-name="T1">Benefits</text:span></text:span><text:span text:style-name="T1">:</text:span></text:p>
      <text:list xml:id="list3673149889" text:style-name="L94">
        <text:list-item>
          <text:p text:style-name="P292"><text:span text:style-name="Strong_20_Emphasis"><text:span text:style-name="T1">Direct CLI Control</text:span></text:span><text:span text:style-name="T1">: Provides direct access to manage and reset offsets for consumer groups.</text:span></text:p>
        </text:list-item>
        <text:list-item>
          <text:p text:style-name="P293"><text:span text:style-name="Strong_20_Emphasis"><text:span text:style-name="T1">Detailed Information</text:span></text:span><text:span text:style-name="T1">: See consumer lag, current offsets, and log end offsets.</text:span></text:p>
        </text:list-item>
      </text:list>
      <text:h text:style-name="P3" text:outline-level="4"><text:span text:style-name="T1">4. </text:span><text:span text:style-name="Strong_20_Emphasis"><text:span text:style-name="T1">Using </text:span></text:span><text:span text:style-name="Strong_20_Emphasis"><text:span text:style-name="Source_20_Text"><text:span text:style-name="T1">kafka-dump-log</text:span></text:span></text:span><text:span text:style-name="Strong_20_Emphasis"><text:span text:style-name="T1"> for Low-Level Inspection of </text:span></text:span><text:span text:style-name="Strong_20_Emphasis"><text:span text:style-name="Source_20_Text"><text:span text:style-name="T1">__consumer_offsets</text:span></text:span></text:span></text:h>
      <text:p text:style-name="P113"><text:span text:style-name="T1">The </text:span><text:span text:style-name="Source_20_Text"><text:span text:style-name="T1">kafka-dump-log.sh</text:span></text:span><text:span text:style-name="T1"> tool lets you inspect the contents of Kafka log segments, including those in </text:span><text:span text:style-name="Source_20_Text"><text:span text:style-name="T1">__consumer_offsets</text:span></text:span><text:span text:style-name="T1">. This tool is useful for advanced troubleshooting if you suspect corruption or need a deep dive into offset data.</text:span></text:p>
      <text:p text:style-name="P118">Example command to inspect a segment:</text:p>
      <text:p text:style-name="P28">sh</text:p>
      <text:p text:style-name="P28">Copy code</text:p>
      <text:p text:style-name="P79"><text:span text:style-name="Source_20_Text"><text:span text:style-name="T1">kafka-dump-log.sh --print-data-log --files /path/to/kafka-logs/__consumer_offsets-0/00000000000000000000.log</text:span></text:span></text:p>
      <text:p text:style-name="P113"><text:span text:style-name="Strong_20_Emphasis"><text:span text:style-name="T1">Benefits</text:span></text:span><text:span text:style-name="T1">:</text:span></text:p>
      <text:list xml:id="list1201492345" text:style-name="L95">
        <text:list-item>
          <text:p text:style-name="P294"><text:span text:style-name="Strong_20_Emphasis"><text:span text:style-name="T1">Low-Level Visibility</text:span></text:span><text:span text:style-name="T1">: Allows you to inspect the raw contents of log files.</text:span></text:p>
        </text:list-item>
        <text:list-item>
          <text:p text:style-name="P295"><text:span text:style-name="Strong_20_Emphasis"><text:span text:style-name="T1">Troubleshoot Corruption</text:span></text:span><text:span text:style-name="T1">: Useful for identifying corrupted records in offset segments.</text:span></text:p>
        </text:list-item>
      </text:list>
      <text:h text:style-name="P3" text:outline-level="4"><text:soft-page-break/><text:span text:style-name="T1">5. </text:span><text:span text:style-name="Strong_20_Emphasis"><text:span text:style-name="T1">Automated Offset Management with Python Scripts</text:span></text:span></text:h>
      <text:p text:style-name="P113"><text:span text:style-name="T1">Using Python with </text:span><text:span text:style-name="Source_20_Text"><text:span text:style-name="T1">confluent-kafka</text:span></text:span><text:span text:style-name="T1"> or </text:span><text:span text:style-name="Source_20_Text"><text:span text:style-name="T1">kafka-python</text:span></text:span><text:span text:style-name="T1">, you can automate advanced offset management tasks. For example, you can create a script to detect consumer lag and automatically reset offsets if a consumer group is stalled.</text:span></text:p>
      <text:p text:style-name="P118">Example script:</text:p>
      <text:p text:style-name="P28">python</text:p>
      <text:p text:style-name="P28">Copy code</text:p>
      <text:p text:style-name="P80"><text:span text:style-name="Source_20_Text"><text:span text:style-name="T1">from confluent_kafka.admin import AdminClient</text:span></text:span></text:p>
      <text:p text:style-name="P80"><text:span text:style-name="Source_20_Text"><text:span text:style-name="T1">from confluent_kafka import Consumer</text:span></text:span></text:p>
      <text:p text:style-name="P80"/>
      <text:p text:style-name="P80"><text:span text:style-name="Source_20_Text"><text:span text:style-name="T1"># Set up Admin and Consumer clients</text:span></text:span></text:p>
      <text:p text:style-name="P80"><text:span text:style-name="Source_20_Text"><text:span text:style-name="T1">admin_client = AdminClient({'bootstrap.servers': 'localhost:9092'})</text:span></text:span></text:p>
      <text:p text:style-name="P80"><text:span text:style-name="Source_20_Text"><text:span text:style-name="T1">consumer = Consumer({</text:span></text:span></text:p>
      <text:p text:style-name="P80"><text:span text:style-name="Source_20_Text"><text:span text:style-name="T1"><text:s text:c="4"/>'bootstrap.servers': 'localhost:9092',</text:span></text:span></text:p>
      <text:p text:style-name="P80"><text:span text:style-name="Source_20_Text"><text:span text:style-name="T1"><text:s text:c="4"/>'group.id': 'my-consumer-group',</text:span></text:span></text:p>
      <text:p text:style-name="P80"><text:span text:style-name="Source_20_Text"><text:span text:style-name="T1"><text:s text:c="4"/>'auto.offset.reset': 'earliest'</text:span></text:span></text:p>
      <text:p text:style-name="P80"><text:span text:style-name="Source_20_Text"><text:span text:style-name="T1">})</text:span></text:span></text:p>
      <text:p text:style-name="P80"/>
      <text:p text:style-name="P80"><text:span text:style-name="Source_20_Text"><text:span text:style-name="T1"># Function to detect lag</text:span></text:span></text:p>
      <text:p text:style-name="P80"><text:span text:style-name="Source_20_Text"><text:span text:style-name="T1">def detect_and_reset_lag(topic):</text:span></text:span></text:p>
      <text:p text:style-name="P80"><text:span text:style-name="Source_20_Text"><text:span text:style-name="T1"><text:s text:c="4"/>topic_metadata = admin_client.list_topics(topic)</text:span></text:span></text:p>
      <text:p text:style-name="P80"><text:span text:style-name="Source_20_Text"><text:span text:style-name="T1"><text:s text:c="4"/>partitions = topic_metadata.topics[topic].partitions.keys()</text:span></text:span></text:p>
      <text:p text:style-name="P80"><text:span text:style-name="Source_20_Text"><text:span text:style-name="T1"><text:s text:c="4"/>for partition in partitions:</text:span></text:span></text:p>
      <text:p text:style-name="P80"><text:span text:style-name="Source_20_Text"><text:span text:style-name="T1"><text:s text:c="8"/># Get the end offset for the partition</text:span></text:span></text:p>
      <text:p text:style-name="P80"><text:span text:style-name="Source_20_Text"><text:span text:style-name="T1"><text:s text:c="8"/>end_offset = consumer.get_watermark_offsets(partition)</text:span></text:span></text:p>
      <text:p text:style-name="P80"><text:span text:style-name="Source_20_Text"><text:span text:style-name="T1"><text:s text:c="8"/># Compare consumer offset and log end offset</text:span></text:span></text:p>
      <text:p text:style-name="P80"><text:span text:style-name="Source_20_Text"><text:span text:style-name="T1"><text:s text:c="8"/>if consumer_position &lt; end_offset:</text:span></text:span></text:p>
      <text:p text:style-name="P80"><text:span text:style-name="Source_20_Text"><text:span text:style-name="T1"><text:s text:c="12"/>print(f"Lag detected in partition {partition}, resetting offset...")</text:span></text:span></text:p>
      <text:p text:style-name="P80"><text:span text:style-name="Source_20_Text"><text:span text:style-name="T1"><text:s text:c="12"/>consumer.seek_to_beginning(partition)</text:span></text:span></text:p>
      <text:p text:style-name="P80"><text:span text:style-name="Source_20_Text"><text:span text:style-name="T1"><text:s text:c="12"/>consumer.commit()</text:span></text:span></text:p>
      <text:p text:style-name="P80"><text:span text:style-name="Source_20_Text"><text:span text:style-name="T1"><text:s text:c="12"/>print(f"Offset reset for partition {partition}")</text:span></text:span></text:p>
      <text:p text:style-name="P80"/>
      <text:p text:style-name="P80"><text:span text:style-name="Source_20_Text"><text:span text:style-name="T1"># Check and reset lag</text:span></text:span></text:p>
      <text:p text:style-name="P79"><text:span text:style-name="Source_20_Text"><text:span text:style-name="T1">detect_and_reset_lag('my_topic')</text:span></text:span></text:p>
      <text:p text:style-name="P113"><text:span text:style-name="Strong_20_Emphasis"><text:span text:style-name="T1">Benefits</text:span></text:span><text:span text:style-name="T1">:</text:span></text:p>
      <text:list xml:id="list3373736787" text:style-name="L96">
        <text:list-item>
          <text:p text:style-name="P296"><text:span text:style-name="Strong_20_Emphasis"><text:span text:style-name="T1">Automated Lag Detection</text:span></text:span><text:span text:style-name="T1">: Helps in automating the management of stalled consumer groups.</text:span></text:p>
        </text:list-item>
        <text:list-item>
          <text:p text:style-name="P297"><text:span text:style-name="Strong_20_Emphasis"><text:span text:style-name="T1">Programmatic Offset Reset</text:span></text:span><text:span text:style-name="T1">: Automatically resets offsets for stalled consumers.</text:span></text:p>
        </text:list-item>
      </text:list>
      <text:h text:style-name="P3" text:outline-level="4"><text:soft-page-break/><text:span text:style-name="T1">6. </text:span><text:span text:style-name="Strong_20_Emphasis"><text:span text:style-name="T1">Using Custom Tools with Kafka REST Proxy</text:span></text:span></text:h>
      <text:p text:style-name="P113"><text:span text:style-name="T1">If you're running </text:span><text:span text:style-name="Strong_20_Emphasis"><text:span text:style-name="T1">Confluent Kafka</text:span></text:span><text:span text:style-name="T1">, the </text:span><text:span text:style-name="Strong_20_Emphasis"><text:span text:style-name="T1">Kafka REST Proxy</text:span></text:span><text:span text:style-name="T1"> provides an HTTP-based interface to Kafka, which you can use to manage topics, partitions, and consumer groups. Although KRaft doesn’t currently support the REST Proxy fully, it can be useful if you’re in a mixed setup or transitioning.</text:span></text:p>
      <text:p text:style-name="P118">Example REST call to list topics:</text:p>
      <text:p text:style-name="P28">sh</text:p>
      <text:p text:style-name="P28">Copy code</text:p>
      <text:p text:style-name="P79"><text:span text:style-name="Source_20_Text"><text:span text:style-name="T1">curl -X GET "http://localhost:8082/topics"</text:span></text:span></text:p>
      <text:p text:style-name="P118">Example REST call to get consumer group offsets:</text:p>
      <text:p text:style-name="P28">sh</text:p>
      <text:p text:style-name="P28">Copy code</text:p>
      <text:p text:style-name="P79"><text:span text:style-name="Source_20_Text"><text:span text:style-name="T1">curl -X GET "http://localhost:8082/consumers/&lt;consumer-group&gt;"</text:span></text:span></text:p>
      <text:p text:style-name="P113"><text:span text:style-name="Strong_20_Emphasis"><text:span text:style-name="T1">Benefits</text:span></text:span><text:span text:style-name="T1">:</text:span></text:p>
      <text:list xml:id="list3490257254" text:style-name="L97">
        <text:list-item>
          <text:p text:style-name="P298"><text:span text:style-name="Strong_20_Emphasis"><text:span text:style-name="T1">HTTP-based Management</text:span></text:span><text:span text:style-name="T1">: Useful for integrating Kafka management into broader HTTP workflows.</text:span></text:p>
        </text:list-item>
        <text:list-item>
          <text:p text:style-name="P299"><text:span text:style-name="Strong_20_Emphasis"><text:span text:style-name="T1">RESTful Interface</text:span></text:span><text:span text:style-name="T1">: Easier to use from various programming languages and environments.</text:span></text:p>
        </text:list-item>
      </text:list>
      <text:p text:style-name="Horizontal_20_Line"/>
      <text:h text:style-name="P2" text:outline-level="3">Summary of Advanced Tools and Approach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ool/Method</text:p>
            </table:table-cell>
            <table:table-cell table:style-name="Table2.A1" office:value-type="string">
              <text:p text:style-name="Table_20_Heading">Use Cas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text:span text:style-name="Strong_20_Emphasis"><text:span text:style-name="T1">Kafka Admin API</text:span></text:span></text:p>
          </table:table-cell>
          <table:table-cell table:style-name="Table2.A2" office:value-type="string">
            <text:p text:style-name="Table_20_Contents">Offset management, group management</text:p>
          </table:table-cell>
          <table:table-cell table:style-name="Table2.C2" office:value-type="string">
            <text:p text:style-name="Table_20_Contents">Use to list, describe, reset offsets, and manage consumer groups programmatically</text:p>
          </table:table-cell>
        </table:table-row>
        <table:table-row>
          <table:table-cell table:style-name="Table2.A2" office:value-type="string">
            <text:p text:style-name="Table_20_Contents"><text:span text:style-name="Strong_20_Emphasis"><text:span text:style-name="T1">Prometheus &amp; Grafana</text:span></text:span></text:p>
          </table:table-cell>
          <table:table-cell table:style-name="Table2.A2" office:value-type="string">
            <text:p text:style-name="Table_20_Contents">Metrics for consumer lag, replication, quorum</text:p>
          </table:table-cell>
          <table:table-cell table:style-name="Table2.C2" office:value-type="string">
            <text:p text:style-name="Table_20_Contents">Monitor critical metrics for <text:span text:style-name="Source_20_Text"><text:span text:style-name="T1">__consumer_offsets</text:span></text:span> and consumer lag with alerts</text:p>
          </table:table-cell>
        </table:table-row>
        <table:table-row>
          <table:table-cell table:style-name="Table2.A2" office:value-type="string">
            <text:p text:style-name="Table_20_Contents"><text:span text:style-name="Strong_20_Emphasis"><text:span text:style-name="T1">kafka-consumer-groups.sh</text:span></text:span></text:p>
          </table:table-cell>
          <table:table-cell table:style-name="Table2.A2" office:value-type="string">
            <text:p text:style-name="Table_20_Contents">CLI-based consumer group management</text:p>
          </table:table-cell>
          <table:table-cell table:style-name="Table2.C2" office:value-type="string">
            <text:p text:style-name="Table_20_Contents">Provides commands to describe, reset, and manage consumer group offsets</text:p>
          </table:table-cell>
        </table:table-row>
        <table:table-row>
          <table:table-cell table:style-name="Table2.A2" office:value-type="string">
            <text:p text:style-name="Table_20_Contents"><text:span text:style-name="Strong_20_Emphasis"><text:span text:style-name="T1">kafka-dump-log.sh</text:span></text:span></text:p>
          </table:table-cell>
          <table:table-cell table:style-name="Table2.A2" office:value-type="string">
            <text:p text:style-name="Table_20_Contents">Low-level log inspection</text:p>
          </table:table-cell>
          <table:table-cell table:style-name="Table2.C2" office:value-type="string">
            <text:p text:style-name="Table_20_Contents">Inspect raw log segments for <text:span text:style-name="Source_20_Text"><text:span text:style-name="T1">__consumer_offsets</text:span></text:span> for corruption or debugging</text:p>
          </table:table-cell>
        </table:table-row>
        <table:table-row>
          <table:table-cell table:style-name="Table2.A2" office:value-type="string">
            <text:p text:style-name="Table_20_Contents"><text:span text:style-name="Strong_20_Emphasis"><text:span text:style-name="T1">Python Automation</text:span></text:span></text:p>
          </table:table-cell>
          <table:table-cell table:style-name="Table2.A2" office:value-type="string">
            <text:p text:style-name="Table_20_Contents">Automated offset and lag management</text:p>
          </table:table-cell>
          <table:table-cell table:style-name="Table2.C2" office:value-type="string">
            <text:p text:style-name="Table_20_Contents">Use <text:span text:style-name="Source_20_Text"><text:span text:style-name="T1">confluent-kafka</text:span></text:span> or <text:span text:style-name="Source_20_Text"><text:span text:style-name="T1">kafka-python</text:span></text:span> for automated lag detection and offset adjustments</text:p>
          </table:table-cell>
        </table:table-row>
        <text:soft-page-break/>
        <table:table-row>
          <table:table-cell table:style-name="Table2.A2" office:value-type="string">
            <text:p text:style-name="Table_20_Contents"><text:span text:style-name="Strong_20_Emphasis"><text:span text:style-name="T1">Kafka REST Proxy</text:span></text:span></text:p>
          </table:table-cell>
          <table:table-cell table:style-name="Table2.A2" office:value-type="string">
            <text:p text:style-name="Table_20_Contents">HTTP-based topic and consumer management</text:p>
          </table:table-cell>
          <table:table-cell table:style-name="Table2.C2" office:value-type="string">
            <text:p text:style-name="Table_20_Contents">Use HTTP requests to manage Kafka, useful for integrating Kafka management into HTTP workflows</text:p>
          </table:table-cell>
        </table:table-row>
      </table:table>
      <text:p text:style-name="P113"><text:span text:style-name="T1">These tools and approaches collectively provide a robust framework for managing and monitoring the </text:span><text:span text:style-name="Source_20_Text"><text:span text:style-name="T1">__consumer_offsets</text:span></text:span><text:span text:style-name="T1"> topic and Kafka internals in KRaft mode, allowing you to automate offset management, monitor consumer lag, and troubleshoot low-level issues effectively. Let me know if you need additional examples or further customization for any specific tool!</text:span></text:p>
      <text:h text:style-name="P5" text:outline-level="5">You said:</text:h>
      <text:p text:style-name="P117">Could you teach me repair kafka-dump-log.sh --print-data-log --files /path/to/kafka-logs/__consumer_offsets-0/00000000000000000000.log</text:p>
      <text:h text:style-name="P6" text:outline-level="6">ChatGPT said:</text:h>
      <text:p text:style-name="P113"><text:span text:style-name="T1">The </text:span><text:span text:style-name="Source_20_Text"><text:span text:style-name="T1">kafka-dump-log.sh</text:span></text:span><text:span text:style-name="T1"> script is a low-level diagnostic tool in Kafka that allows you to inspect the raw contents of log files, including data in the </text:span><text:span text:style-name="Source_20_Text"><text:span text:style-name="T1">__consumer_offsets</text:span></text:span><text:span text:style-name="T1"> topic. This can be useful for troubleshooting issues such as log corruption, offset anomalies, or data integrity problems. Here’s a guide on using </text:span><text:span text:style-name="Source_20_Text"><text:span text:style-name="T1">kafka-dump-log.sh</text:span></text:span><text:span text:style-name="T1"> effectively, as well as common issues you might face and how to repair them.</text:span></text:p>
      <text:h text:style-name="P1" text:outline-level="3"><text:span text:style-name="T1">What is </text:span><text:span text:style-name="Source_20_Text"><text:span text:style-name="T1">kafka-dump-log.sh</text:span></text:span><text:span text:style-name="T1">?</text:span></text:h>
      <text:p text:style-name="P113"><text:span text:style-name="T1">The </text:span><text:span text:style-name="Source_20_Text"><text:span text:style-name="T1">kafka-dump-log.sh</text:span></text:span><text:span text:style-name="T1"> tool reads Kafka log segments directly from the filesystem, allowing you to see raw data entries, including headers, offsets, and payloads. It is particularly useful for Kafka administrators and developers who need to debug low-level issues within the logs.</text:span></text:p>
      <text:p text:style-name="Horizontal_20_Line"/>
      <text:h text:style-name="P1" text:outline-level="3"><text:span text:style-name="T1">Basic Usage of </text:span><text:span text:style-name="Source_20_Text"><text:span text:style-name="T1">kafka-dump-log.sh</text:span></text:span></text:h>
      <text:p text:style-name="P113"><text:span text:style-name="T1">To inspect a log file, use the </text:span><text:span text:style-name="Source_20_Text"><text:span text:style-name="T1">--print-data-log</text:span></text:span><text:span text:style-name="T1"> option with </text:span><text:span text:style-name="Source_20_Text"><text:span text:style-name="T1">--files</text:span></text:span><text:span text:style-name="T1"> to specify the path to the log segment you want to analyze. Here’s the basic command structure:</text:span></text:p>
      <text:p text:style-name="P28">sh</text:p>
      <text:p text:style-name="P28">Copy code</text:p>
      <text:p text:style-name="P79"><text:span text:style-name="Source_20_Text"><text:span text:style-name="T1">kafka-dump-log.sh --print-data-log --files /path/to/kafka-logs/__consumer_offsets-0/00000000000000000000.log</text:span></text:span></text:p>
      <text:list xml:id="list2950209126" text:style-name="L98">
        <text:list-item>
          <text:p text:style-name="P300"><text:span text:style-name="Strong_20_Emphasis"><text:span text:style-name="Source_20_Text"><text:span text:style-name="T1">--print-data-log</text:span></text:span></text:span><text:span text:style-name="T1">: Prints the actual data entries in the log.</text:span></text:p>
        </text:list-item>
        <text:list-item>
          <text:p text:style-name="P301"><text:span text:style-name="Strong_20_Emphasis"><text:span text:style-name="Source_20_Text"><text:span text:style-name="T1">--files</text:span></text:span></text:span><text:span text:style-name="T1">: Specifies the path to the Kafka log segment file you want to inspect.</text:span></text:p>
        </text:list-item>
      </text:list>
      <text:p text:style-name="P118"><text:soft-page-break/>For example:</text:p>
      <text:p text:style-name="P28">sh</text:p>
      <text:p text:style-name="P28">Copy code</text:p>
      <text:p text:style-name="P79"><text:span text:style-name="Source_20_Text"><text:span text:style-name="T1">kafka-dump-log.sh --print-data-log --files /var/lib/kafka/data/__consumer_offsets-0/00000000000000000000.log</text:span></text:span></text:p>
      <text:p text:style-name="P118">This command will output details about each log entry, such as:</text:p>
      <text:list xml:id="list3923723828" text:style-name="L99">
        <text:list-item>
          <text:p text:style-name="P158">Offset</text:p>
        </text:list-item>
        <text:list-item>
          <text:p text:style-name="P158">Key and value of the record</text:p>
        </text:list-item>
        <text:list-item>
          <text:p text:style-name="P159">Timestamp and other metadata</text:p>
        </text:list-item>
      </text:list>
      <text:p text:style-name="Horizontal_20_Line"/>
      <text:h text:style-name="P2" text:outline-level="3">Understanding the Output</text:h>
      <text:p text:style-name="P118">A typical log entry might look like this:</text:p>
      <text:p text:style-name="P28">less</text:p>
      <text:p text:style-name="P28">Copy code</text:p>
      <text:p text:style-name="P80"><text:span text:style-name="Source_20_Text"><text:span text:style-name="T1">offset: 1234 position: 432 keysize: 10 valuesize: 100 magic: 2 compresscodec: NONE</text:span></text:span></text:p>
      <text:p text:style-name="P80"><text:span text:style-name="Source_20_Text"><text:span text:style-name="T1">checksum: 1234567890</text:span></text:span></text:p>
      <text:p text:style-name="P79"><text:span text:style-name="Source_20_Text"><text:span text:style-name="T1">CreateTime: 1631285091000 key: some-key value: some-value</text:span></text:span></text:p>
      <text:list xml:id="list1478576622" text:style-name="L100">
        <text:list-item>
          <text:p text:style-name="P302"><text:span text:style-name="Strong_20_Emphasis"><text:span text:style-name="T1">Offset</text:span></text:span><text:span text:style-name="T1">: The offset of the log entry.</text:span></text:p>
        </text:list-item>
        <text:list-item>
          <text:p text:style-name="P302"><text:span text:style-name="Strong_20_Emphasis"><text:span text:style-name="T1">Position</text:span></text:span><text:span text:style-name="T1">: The position of the entry in the log segment.</text:span></text:p>
        </text:list-item>
        <text:list-item>
          <text:p text:style-name="P302"><text:span text:style-name="Strong_20_Emphasis"><text:span text:style-name="T1">Keysize / Valuesize</text:span></text:span><text:span text:style-name="T1">: The size of the key and value.</text:span></text:p>
        </text:list-item>
        <text:list-item>
          <text:p text:style-name="P302"><text:span text:style-name="Strong_20_Emphasis"><text:span text:style-name="T1">Magic</text:span></text:span><text:span text:style-name="T1">: Indicates the version of the Kafka message format.</text:span></text:p>
        </text:list-item>
        <text:list-item>
          <text:p text:style-name="P302"><text:span text:style-name="Strong_20_Emphasis"><text:span text:style-name="T1">Compresscodec</text:span></text:span><text:span text:style-name="T1">: Compression codec used (e.g., </text:span><text:span text:style-name="Source_20_Text"><text:span text:style-name="T1">NONE</text:span></text:span><text:span text:style-name="T1">, </text:span><text:span text:style-name="Source_20_Text"><text:span text:style-name="T1">GZIP</text:span></text:span><text:span text:style-name="T1">).</text:span></text:p>
        </text:list-item>
        <text:list-item>
          <text:p text:style-name="P302"><text:span text:style-name="Strong_20_Emphasis"><text:span text:style-name="T1">Checksum</text:span></text:span><text:span text:style-name="T1">: A checksum of the message contents.</text:span></text:p>
        </text:list-item>
        <text:list-item>
          <text:p text:style-name="P303"><text:span text:style-name="Strong_20_Emphasis"><text:span text:style-name="T1">CreateTime</text:span></text:span><text:span text:style-name="T1">: The timestamp of the message.</text:span></text:p>
        </text:list-item>
      </text:list>
      <text:p text:style-name="Horizontal_20_Line"/>
      <text:h text:style-name="P2" text:outline-level="3">Common Issues and Repairs</text:h>
      <text:h text:style-name="P3" text:outline-level="4"><text:span text:style-name="T1">1. </text:span><text:span text:style-name="Strong_20_Emphasis"><text:span text:style-name="T1">Corrupted Log Segments</text:span></text:span></text:h>
      <text:p text:style-name="P113"><text:span text:style-name="T1">If you see errors like </text:span><text:span text:style-name="Source_20_Text"><text:span text:style-name="T1">Checksum failed</text:span></text:span><text:span text:style-name="T1"> or </text:span><text:span text:style-name="Source_20_Text"><text:span text:style-name="T1">Corruption detected</text:span></text:span><text:span text:style-name="T1">, it indicates corruption in the log segment. Kafka automatically detects such corruptions but can sometimes require manual intervention.</text:span></text:p>
      <text:p text:style-name="P113"><text:span text:style-name="Strong_20_Emphasis"><text:span text:style-name="T1">Repair Steps</text:span></text:span><text:span text:style-name="T1">:</text:span></text:p>
      <text:list xml:id="list311501162" text:style-name="L101">
        <text:list-item>
          <text:p text:style-name="P304"><text:soft-page-break/><text:span text:style-name="Strong_20_Emphasis"><text:span text:style-name="T1">Back up the corrupted log segment</text:span></text:span><text:span text:style-name="T1">: Before taking any action, back up the file.</text:span></text:p>
          <text:p text:style-name="P44">sh</text:p>
          <text:p text:style-name="P44">Copy code</text:p>
          <text:p text:style-name="P97"><text:span text:style-name="Source_20_Text"><text:span text:style-name="T1">cp /path/to/kafka-logs/__consumer_offsets-0/00000000000000000000.log /backup/path/</text:span></text:span></text:p>
        </text:list-item>
        <text:list-item>
          <text:p text:style-name="P304"><text:span text:style-name="Strong_20_Emphasis"><text:span text:style-name="T1">Delete the Corrupted Segment</text:span></text:span><text:span text:style-name="T1">: If you’re sure the segment is corrupted, delete the file directly. Kafka will attempt to re-replicate the data if you have sufficient replication.</text:span></text:p>
          <text:p text:style-name="P44">sh</text:p>
          <text:p text:style-name="P44">Copy code</text:p>
          <text:p text:style-name="P97"><text:span text:style-name="Source_20_Text"><text:span text:style-name="T1">rm /path/to/kafka-logs/__consumer_offsets-0/00000000000000000000.log</text:span></text:span></text:p>
        </text:list-item>
        <text:list-item>
          <text:p text:style-name="P304"><text:span text:style-name="Strong_20_Emphasis"><text:span text:style-name="T1">Restart the Broker</text:span></text:span><text:span text:style-name="T1">: Restarting the broker may help Kafka detect the missing segment and re-replicate it from other replicas.</text:span></text:p>
        </text:list-item>
      </text:list>
      <text:h text:style-name="P3" text:outline-level="4"><text:span text:style-name="T1">2. </text:span><text:span text:style-name="Strong_20_Emphasis"><text:span text:style-name="T1">Unexpected Data Entries</text:span></text:span></text:h>
      <text:p text:style-name="P118">If you notice unexpected data entries, such as entries with missing keys or strange values, it may indicate an application bug or misconfiguration.</text:p>
      <text:p text:style-name="P113"><text:span text:style-name="Strong_20_Emphasis"><text:span text:style-name="T1">Repair Steps</text:span></text:span><text:span text:style-name="T1">:</text:span></text:p>
      <text:list xml:id="list3783469662" text:style-name="L102">
        <text:list-item>
          <text:p text:style-name="P305"><text:span text:style-name="Strong_20_Emphasis"><text:span text:style-name="T1">Verify Application Logic</text:span></text:span><text:span text:style-name="T1">: Ensure that the application producing data to Kafka is handling offsets and data serialization correctly.</text:span></text:p>
        </text:list-item>
        <text:list-item>
          <text:p text:style-name="P306"><text:span text:style-name="Strong_20_Emphasis"><text:span text:style-name="T1">Reprocess Offsets</text:span></text:span><text:span text:style-name="T1">: In some cases, it may be necessary to reset consumer offsets and reprocess data.</text:span></text:p>
        </text:list-item>
      </text:list>
      <text:h text:style-name="P3" text:outline-level="4"><text:span text:style-name="T1">3. </text:span><text:span text:style-name="Strong_20_Emphasis"><text:span text:style-name="T1">High </text:span></text:span><text:span text:style-name="Strong_20_Emphasis"><text:span text:style-name="Source_20_Text"><text:span text:style-name="T1">magic</text:span></text:span></text:span><text:span text:style-name="Strong_20_Emphasis"><text:span text:style-name="T1"> Number</text:span></text:span></text:h>
      <text:p text:style-name="P113"><text:span text:style-name="T1">If you see a </text:span><text:span text:style-name="Source_20_Text"><text:span text:style-name="T1">magic</text:span></text:span><text:span text:style-name="T1"> number that doesn’t match the expected Kafka message format version (e.g., 2 for Kafka 0.10 and above), it may indicate compatibility issues with clients using different Kafka versions.</text:span></text:p>
      <text:p text:style-name="P113"><text:span text:style-name="Strong_20_Emphasis"><text:span text:style-name="T1">Repair Steps</text:span></text:span><text:span text:style-name="T1">:</text:span></text:p>
      <text:list xml:id="list4107791432" text:style-name="L103">
        <text:list-item>
          <text:p text:style-name="P307"><text:span text:style-name="Strong_20_Emphasis"><text:span text:style-name="T1">Upgrade Clients</text:span></text:span><text:span text:style-name="T1">: Ensure all Kafka clients are compatible with the Kafka cluster’s version.</text:span></text:p>
        </text:list-item>
        <text:list-item>
          <text:p text:style-name="P308"><text:span text:style-name="Strong_20_Emphasis"><text:span text:style-name="T1">Reconfigure Kafka</text:span></text:span><text:span text:style-name="T1">: If compatibility with older clients is required, adjust Kafka’s </text:span><text:span text:style-name="Source_20_Text"><text:span text:style-name="T1">log.message.format.version</text:span></text:span><text:span text:style-name="T1"> to match the oldest client.</text:span></text:p>
        </text:list-item>
      </text:list>
      <text:h text:style-name="P3" text:outline-level="4"><text:span text:style-name="T1">4. </text:span><text:span text:style-name="Strong_20_Emphasis"><text:span text:style-name="T1">Data Loss Prevention</text:span></text:span></text:h>
      <text:p text:style-name="P118">To prevent data loss when deleting corrupted segments:</text:p>
      <text:list xml:id="list1718761203" text:style-name="L104">
        <text:list-item>
          <text:p text:style-name="P309"><text:soft-page-break/><text:span text:style-name="Strong_20_Emphasis"><text:span text:style-name="T1">Reduce Retention</text:span></text:span><text:span text:style-name="T1">: For </text:span><text:span text:style-name="Source_20_Text"><text:span text:style-name="T1">__consumer_offsets</text:span></text:span><text:span text:style-name="T1">, consider adjusting </text:span><text:span text:style-name="Source_20_Text"><text:span text:style-name="T1">offsets.retention.minutes</text:span></text:span><text:span text:style-name="T1"> to reduce retention time, as this can help prevent corruption over extended periods.</text:span></text:p>
        </text:list-item>
        <text:list-item>
          <text:p text:style-name="P310"><text:span text:style-name="Strong_20_Emphasis"><text:span text:style-name="T1">Increase Replication</text:span></text:span><text:span text:style-name="T1">: Ensure </text:span><text:span text:style-name="Source_20_Text"><text:span text:style-name="T1">__consumer_offsets</text:span></text:span><text:span text:style-name="T1"> has a replication factor of at least 3 for greater resilience.</text:span></text:p>
        </text:list-item>
      </text:list>
      <text:p text:style-name="Horizontal_20_Line"/>
      <text:h text:style-name="P2" text:outline-level="3">Advanced Usage and Filtering Options</text:h>
      <text:p text:style-name="P118">You can narrow down the output by specifying offsets, partitions, or limiting the number of entries displayed.</text:p>
      <text:h text:style-name="P4" text:outline-level="4">Print Only Specific Offsets</text:h>
      <text:p text:style-name="P28">sh</text:p>
      <text:p text:style-name="P28">Copy code</text:p>
      <text:p text:style-name="P79"><text:span text:style-name="Source_20_Text"><text:span text:style-name="T1">kafka-dump-log.sh --print-data-log --files /path/to/log-file --offset 1234</text:span></text:span></text:p>
      <text:h text:style-name="P4" text:outline-level="4">Limit the Number of Entries</text:h>
      <text:p text:style-name="P28">sh</text:p>
      <text:p text:style-name="P28">Copy code</text:p>
      <text:p text:style-name="P79"><text:span text:style-name="Source_20_Text"><text:span text:style-name="T1">kafka-dump-log.sh --print-data-log --files /path/to/log-file --max-messages 50</text:span></text:span></text:p>
      <text:p text:style-name="Horizontal_20_Line"/>
      <text:h text:style-name="P2" text:outline-level="3">Example: Script for Automating Log Check and Repair</text:h>
      <text:p text:style-name="P118">Here’s a script that checks for corruptions in a log segment and, if found, backs up and removes the segment.</text:p>
      <text:p text:style-name="P28">bash</text:p>
      <text:p text:style-name="P28">Copy code</text:p>
      <text:p text:style-name="P80"><text:span text:style-name="Source_20_Text"><text:span text:style-name="T1">#!/bin/bash</text:span></text:span></text:p>
      <text:p text:style-name="P80"/>
      <text:p text:style-name="P80"><text:span text:style-name="Source_20_Text"><text:span text:style-name="T1">LOG_FILE="/path/to/kafka-logs/__consumer_offsets-0/00000000000000000000.log"</text:span></text:span></text:p>
      <text:p text:style-name="P80"><text:span text:style-name="Source_20_Text"><text:span text:style-name="T1">BACKUP_DIR="/backup/path"</text:span></text:span></text:p>
      <text:p text:style-name="P80"/>
      <text:p text:style-name="P80"><text:span text:style-name="Source_20_Text"><text:span text:style-name="T1">echo "Checking Kafka log file for corruption: $LOG_FILE"</text:span></text:span></text:p>
      <text:p text:style-name="P80"><text:span text:style-name="Source_20_Text"><text:span text:style-name="T1">if kafka-dump-log.sh --print-data-log --files $LOG_FILE | grep -q "Checksum failed"; then</text:span></text:span></text:p>
      <text:p text:style-name="P80"><text:span text:style-name="Source_20_Text"><text:span text:style-name="T1"><text:s text:c="2"/>echo "Corruption detected in $LOG_FILE"</text:span></text:span></text:p>
      <text:p text:style-name="P80"><text:span text:style-name="Source_20_Text"><text:span text:style-name="T1"><text:s text:c="2"/>cp $LOG_FILE $BACKUP_DIR</text:span></text:span></text:p>
      <text:p text:style-name="P80"><text:span text:style-name="Source_20_Text"><text:span text:style-name="T1"><text:s text:c="2"/>echo "Backed up corrupted file to $BACKUP_DIR"</text:span></text:span></text:p>
      <text:p text:style-name="P80"><text:span text:style-name="Source_20_Text"><text:span text:style-name="T1"><text:s text:c="2"/>rm $LOG_FILE</text:span></text:span></text:p>
      <text:p text:style-name="P80"><text:soft-page-break/><text:span text:style-name="Source_20_Text"><text:span text:style-name="T1"><text:s text:c="2"/>echo "Corrupted log file removed. Kafka will attempt to re-replicate."</text:span></text:span></text:p>
      <text:p text:style-name="P80"><text:span text:style-name="Source_20_Text"><text:span text:style-name="T1">else</text:span></text:span></text:p>
      <text:p text:style-name="P80"><text:span text:style-name="Source_20_Text"><text:span text:style-name="T1"><text:s text:c="2"/>echo "No corruption detected in $LOG_FILE"</text:span></text:span></text:p>
      <text:p text:style-name="P79"><text:span text:style-name="Source_20_Text"><text:span text:style-name="T1">fi</text:span></text:span></text:p>
      <text:p text:style-name="P118">This script:</text:p>
      <text:list xml:id="list2095474154" text:style-name="L105">
        <text:list-item>
          <text:p text:style-name="P311"><text:span text:style-name="Strong_20_Emphasis"><text:span text:style-name="T1">Checks for corruption</text:span></text:span><text:span text:style-name="T1">: Uses </text:span><text:span text:style-name="Source_20_Text"><text:span text:style-name="T1">kafka-dump-log.sh</text:span></text:span><text:span text:style-name="T1"> to check for "Checksum failed" messages.</text:span></text:p>
        </text:list-item>
        <text:list-item>
          <text:p text:style-name="P311"><text:span text:style-name="Strong_20_Emphasis"><text:span text:style-name="T1">Backs up the corrupted file</text:span></text:span><text:span text:style-name="T1">: Copies it to a backup directory.</text:span></text:p>
        </text:list-item>
        <text:list-item>
          <text:p text:style-name="P312"><text:span text:style-name="Strong_20_Emphasis"><text:span text:style-name="T1">Removes the corrupted segment</text:span></text:span><text:span text:style-name="T1">: Deletes it from the log directory, allowing Kafka to re-replicate if possible.</text:span></text:p>
        </text:list-item>
      </text:list>
      <text:p text:style-name="Horizontal_20_Line"/>
      <text:h text:style-name="P2" text:outline-level="3">Summary</text:h>
      <text:p text:style-name="P113"><text:span text:style-name="Source_20_Text"><text:span text:style-name="T1">kafka-dump-log.sh</text:span></text:span><text:span text:style-name="T1"> is a powerful tool for inspecting and troubleshooting low-level Kafka log data. When you encounter issues in </text:span><text:span text:style-name="Source_20_Text"><text:span text:style-name="T1">__consumer_offsets</text:span></text:span><text:span text:style-name="T1">, you can:</text:span></text:p>
      <text:list xml:id="list849443270" text:style-name="L106">
        <text:list-item>
          <text:p text:style-name="P313"><text:span text:style-name="T1">Use </text:span><text:span text:style-name="Source_20_Text"><text:span text:style-name="T1">kafka-dump-log.sh</text:span></text:span><text:span text:style-name="T1"> to detect and diagnose corruption or data anomalies.</text:span></text:p>
        </text:list-item>
        <text:list-item>
          <text:p text:style-name="P160">Back up and delete corrupted segments to allow Kafka to re-replicate.</text:p>
        </text:list-item>
        <text:list-item>
          <text:p text:style-name="P161">Consider resetting or reprocessing consumer offsets if necessary.</text:p>
        </text:list-item>
      </text:list>
      <text:p text:style-name="P113"><text:span text:style-name="T1">These steps will help you effectively manage and repair issues within </text:span><text:span text:style-name="Source_20_Text"><text:span text:style-name="T1">__consumer_offsets</text:span></text:span><text:span text:style-name="T1"> and other Kafka log segments. Let me know if you need additional assistance with specific issues or configurations!</text:span></text:p>
      <text:h text:style-name="P5" text:outline-level="5">You said:</text:h>
      <text:p text:style-name="P117">what means the number in name of the folder __consumer_offset_&lt;number&gt;</text:p>
      <text:h text:style-name="P6" text:outline-level="6">ChatGPT said:</text:h>
      <text:p text:style-name="P113"><text:span text:style-name="T1">The number at the end of the folder name </text:span><text:span text:style-name="Source_20_Text"><text:span text:style-name="T1">__consumer_offsets_&lt;number&gt;</text:span></text:span><text:span text:style-name="T1"> in Kafka represents the </text:span><text:span text:style-name="Strong_20_Emphasis"><text:span text:style-name="T1">partition number</text:span></text:span><text:span text:style-name="T1"> for that specific partition in the </text:span><text:span text:style-name="Source_20_Text"><text:span text:style-name="T1">__consumer_offsets</text:span></text:span><text:span text:style-name="T1"> topic. Kafka topics are divided into partitions to allow parallelism, scalability, and fault tolerance, and each partition in a topic has its own directory with a unique partition number.</text:span></text:p>
      <text:h text:style-name="P1" text:outline-level="3"><text:span text:style-name="T1">Explanation of the </text:span><text:span text:style-name="Source_20_Text"><text:span text:style-name="T1">__consumer_offsets_&lt;number&gt;</text:span></text:span><text:span text:style-name="T1"> Directory</text:span></text:h>
      <text:p text:style-name="P113"><text:span text:style-name="T1">In Kafka, the </text:span><text:span text:style-name="Source_20_Text"><text:span text:style-name="T1">__consumer_offsets</text:span></text:span><text:span text:style-name="T1"> topic is used internally to store consumer offset information for all consumer groups. This topic is partitioned, which means it has multiple partitions (usually 50 by default) to distribute the load of storing and updating offsets across different Kafka brokers.</text:span></text:p>
      <text:list xml:id="list357055916" text:style-name="L107">
        <text:list-item>
          <text:p text:style-name="P314"><text:soft-page-break/><text:span text:style-name="T1">Each partition of the </text:span><text:span text:style-name="Source_20_Text"><text:span text:style-name="T1">__consumer_offsets</text:span></text:span><text:span text:style-name="T1"> topic corresponds to a directory with a name like </text:span><text:span text:style-name="Source_20_Text"><text:span text:style-name="T1">__consumer_offsets_&lt;partition-number&gt;</text:span></text:span><text:span text:style-name="T1">.</text:span></text:p>
        </text:list-item>
        <text:list-item>
          <text:p text:style-name="P315"><text:span text:style-name="T1">For example, </text:span><text:span text:style-name="Source_20_Text"><text:span text:style-name="T1">__consumer_offsets_0</text:span></text:span><text:span text:style-name="T1"> refers to partition 0 of the </text:span><text:span text:style-name="Source_20_Text"><text:span text:style-name="T1">__consumer_offsets</text:span></text:span><text:span text:style-name="T1"> topic, while </text:span><text:span text:style-name="Source_20_Text"><text:span text:style-name="T1">__consumer_offsets_1</text:span></text:span><text:span text:style-name="T1"> refers to partition 1, and so on.</text:span></text:p>
        </text:list-item>
      </text:list>
      <text:h text:style-name="P1" text:outline-level="3"><text:span text:style-name="T1">Why Partitioning is Important for </text:span><text:span text:style-name="Source_20_Text"><text:span text:style-name="T1">__consumer_offsets</text:span></text:span></text:h>
      <text:p text:style-name="P118">Partitioning allows Kafka to:</text:p>
      <text:list xml:id="list1517181205" text:style-name="L108">
        <text:list-item>
          <text:p text:style-name="P316"><text:span text:style-name="Strong_20_Emphasis"><text:span text:style-name="T1">Distribute Offset Storage Load</text:span></text:span><text:span text:style-name="T1">: Each partition in </text:span><text:span text:style-name="Source_20_Text"><text:span text:style-name="T1">__consumer_offsets</text:span></text:span><text:span text:style-name="T1"> can be stored on different brokers, which helps distribute the load and increases resilience.</text:span></text:p>
        </text:list-item>
        <text:list-item>
          <text:p text:style-name="P316"><text:span text:style-name="Strong_20_Emphasis"><text:span text:style-name="T1">Improve Throughput</text:span></text:span><text:span text:style-name="T1">: With multiple partitions, consumers and producers can interact with different partitions concurrently, improving the system’s throughput and scalability.</text:span></text:p>
        </text:list-item>
        <text:list-item>
          <text:p text:style-name="P317"><text:span text:style-name="Strong_20_Emphasis"><text:span text:style-name="T1">Provide Fault Tolerance</text:span></text:span><text:span text:style-name="T1">: If one broker fails, only the partitions on that broker are affected. Kafka can still serve offset data from other partitions that are on other brokers.</text:span></text:p>
        </text:list-item>
      </text:list>
      <text:h text:style-name="P2" text:outline-level="3">Example of Directory Structure</text:h>
      <text:p text:style-name="P118">If you have a Kafka broker with the following log directory, you might see folders like:</text:p>
      <text:p text:style-name="P28">kotlin</text:p>
      <text:p text:style-name="P28">Copy code</text:p>
      <text:p text:style-name="P80"><text:span text:style-name="Source_20_Text"><text:span text:style-name="T1">/var/lib/kafka/data/</text:span></text:span></text:p>
      <text:p text:style-name="P80"><text:span text:style-name="Source_20_Text"><text:span text:style-name="T1"><text:s text:c="2"/>├── __consumer_offsets_0</text:span></text:span></text:p>
      <text:p text:style-name="P80"><text:span text:style-name="Source_20_Text"><text:span text:style-name="T1"><text:s text:c="2"/>├── __consumer_offsets_1</text:span></text:span></text:p>
      <text:p text:style-name="P80"><text:span text:style-name="Source_20_Text"><text:span text:style-name="T1"><text:s text:c="2"/>├── __consumer_offsets_2</text:span></text:span></text:p>
      <text:p text:style-name="P80"><text:span text:style-name="Source_20_Text"><text:span text:style-name="T1"><text:s text:c="2"/>├── __consumer_offsets_3</text:span></text:span></text:p>
      <text:p text:style-name="P80"><text:span text:style-name="Source_20_Text"><text:span text:style-name="T1"><text:s text:c="2"/>├── ...</text:span></text:span></text:p>
      <text:p text:style-name="P79"><text:span text:style-name="Source_20_Text"><text:span text:style-name="T1"><text:s text:c="2"/>└── __consumer_offsets_49</text:span></text:span></text:p>
      <text:p text:style-name="P113"><text:span text:style-name="T1">In this example, </text:span><text:span text:style-name="Source_20_Text"><text:span text:style-name="T1">__consumer_offsets</text:span></text:span><text:span text:style-name="T1"> has 50 partitions (from partition 0 to partition 49), which is the default setting in Kafka. Each partition directory holds log files for that partition.</text:span></text:p>
      <text:h text:style-name="P1" text:outline-level="3"><text:span text:style-name="T1">Changing the Number of Partitions in </text:span><text:span text:style-name="Source_20_Text"><text:span text:style-name="T1">__consumer_offsets</text:span></text:span></text:h>
      <text:p text:style-name="P113"><text:span text:style-name="T1">The number of partitions in </text:span><text:span text:style-name="Source_20_Text"><text:span text:style-name="T1">__consumer_offsets</text:span></text:span><text:span text:style-name="T1"> is typically set during the initial Kafka cluster setup and defaults to 50. Adjusting the number of partitions in this internal topic is generally not recommended unless you’re experiencing specific performance issues, as changing it can affect Kafka’s performance and offset storage reliability.</text:span></text:p>
      <text:p text:style-name="P118">To view or modify the number of partitions, you can:</text:p>
      <text:list xml:id="list2672830103" text:style-name="L109">
        <text:list-item>
          <text:p text:style-name="P318"><text:soft-page-break/><text:span text:style-name="Strong_20_Emphasis"><text:span text:style-name="T1">Check the Partition Count</text:span></text:span><text:span text:style-name="T1">:</text:span></text:p>
          <text:p text:style-name="P45">sh</text:p>
          <text:p text:style-name="P45">Copy code</text:p>
          <text:p text:style-name="P98"><text:span text:style-name="Source_20_Text"><text:span text:style-name="T1">kafka-topics.sh --bootstrap-server &lt;broker-address&gt; --describe --topic __consumer_offsets</text:span></text:span></text:p>
        </text:list-item>
        <text:list-item>
          <text:p text:style-name="P318"><text:span text:style-name="Strong_20_Emphasis"><text:span text:style-name="T1">Modify Partitions</text:span></text:span><text:span text:style-name="T1"> (not generally recommended for </text:span><text:span text:style-name="Source_20_Text"><text:span text:style-name="T1">__consumer_offsets</text:span></text:span><text:span text:style-name="T1">): Use </text:span><text:span text:style-name="Source_20_Text"><text:span text:style-name="T1">kafka-topics.sh</text:span></text:span><text:span text:style-name="T1"> with the </text:span><text:span text:style-name="Source_20_Text"><text:span text:style-name="T1">--alter</text:span></text:span><text:span text:style-name="T1"> option if absolutely necessary. Be cautious, as this may require rebalancing and could impact the cluster's stability.</text:span></text:p>
        </text:list-item>
      </text:list>
      <text:p text:style-name="Horizontal_20_Line"/>
      <text:h text:style-name="P2" text:outline-level="3">Summary</text:h>
      <text:p text:style-name="P113"><text:span text:style-name="T1">The number in </text:span><text:span text:style-name="Source_20_Text"><text:span text:style-name="T1">__consumer_offsets_&lt;number&gt;</text:span></text:span><text:span text:style-name="T1"> represents the partition number, which allows Kafka to distribute consumer offset data across brokers. This design supports scalability, fault tolerance, and better performance in high-throughput Kafka clusters. Let me know if you need more information about managing Kafka partitions or specific configurations!</text:span></text:p>
      <text:h text:style-name="P5" text:outline-level="5">You said:</text:h>
      <text:p text:style-name="P117">Why command kafka-topic doesn't work for me</text:p>
      <text:h text:style-name="P6" text:outline-level="6">ChatGPT said:</text:h>
      <text:p text:style-name="P113"><text:span text:style-name="T1">There are several reasons why the </text:span><text:span text:style-name="Source_20_Text"><text:span text:style-name="T1">kafka-topics.sh</text:span></text:span><text:span text:style-name="T1"> command might not work or return errors. Let’s go through the most common issues and how to troubleshoot them.</text:span></text:p>
      <text:h text:style-name="P1" text:outline-level="3"><text:span text:style-name="T1">Common Reasons and Solutions for </text:span><text:span text:style-name="Source_20_Text"><text:span text:style-name="T1">kafka-topics.sh</text:span></text:span><text:span text:style-name="T1"> Issues</text:span></text:h>
      <text:h text:style-name="P3" text:outline-level="4"><text:span text:style-name="T1">1. </text:span><text:span text:style-name="Strong_20_Emphasis"><text:span text:style-name="T1">Path or Permissions Issue</text:span></text:span></text:h>
      <text:p text:style-name="P118">If you get a "command not found" or a permissions-related error, it might be due to the path or lack of execution permissions.</text:p>
      <text:list xml:id="list3493684532" text:style-name="L110">
        <text:list-item>
          <text:p text:style-name="P319"><text:span text:style-name="Strong_20_Emphasis"><text:span text:style-name="T1">Check the Path</text:span></text:span><text:span text:style-name="T1">: Ensure you’re in the correct directory or provide the full path to </text:span><text:span text:style-name="Source_20_Text"><text:span text:style-name="T1">kafka-topics.sh</text:span></text:span><text:span text:style-name="T1">.</text:span></text:p>
          <text:p text:style-name="P46">sh</text:p>
          <text:p text:style-name="P46">Copy code</text:p>
          <text:p text:style-name="P99"><text:span text:style-name="Source_20_Text"><text:span text:style-name="T1">/path/to/kafka/bin/kafka-topics.sh --bootstrap-server &lt;broker-address&gt; --list</text:span></text:span></text:p>
        </text:list-item>
        <text:list-item>
          <text:p text:style-name="P319"><text:span text:style-name="Strong_20_Emphasis"><text:span text:style-name="T1">Add Execution Permission</text:span></text:span><text:span text:style-name="T1">:</text:span></text:p>
          <text:p text:style-name="P46"><text:soft-page-break/>sh</text:p>
          <text:p text:style-name="P46">Copy code</text:p>
          <text:p text:style-name="P99"><text:span text:style-name="Source_20_Text"><text:span text:style-name="T1">chmod +x /path/to/kafka/bin/kafka-topics.sh</text:span></text:span></text:p>
        </text:list-item>
      </text:list>
      <text:h text:style-name="P3" text:outline-level="4"><text:span text:style-name="T1">2. </text:span><text:span text:style-name="Strong_20_Emphasis"><text:span text:style-name="T1">Incorrect Bootstrap Server Address</text:span></text:span></text:h>
      <text:p text:style-name="P113"><text:span text:style-name="T1">If </text:span><text:span text:style-name="Source_20_Text"><text:span text:style-name="T1">kafka-topics.sh</text:span></text:span><text:span text:style-name="T1"> cannot connect to the broker, it may be due to an incorrect or unreachable bootstrap server address.</text:span></text:p>
      <text:list xml:id="list2988974498" text:style-name="L111">
        <text:list-item>
          <text:p text:style-name="P320"><text:span text:style-name="Strong_20_Emphasis"><text:span text:style-name="T1">Check Broker Address</text:span></text:span><text:span text:style-name="T1">: Verify the correct hostname and port. Use the </text:span><text:span text:style-name="Source_20_Text"><text:span text:style-name="T1">--bootstrap-server</text:span></text:span><text:span text:style-name="T1"> option instead of </text:span><text:span text:style-name="Source_20_Text"><text:span text:style-name="T1">--zookeeper</text:span></text:span><text:span text:style-name="T1"> for KRaft mode (Kafka without Zookeeper).</text:span></text:p>
          <text:p text:style-name="P47">sh</text:p>
          <text:p text:style-name="P47">Copy code</text:p>
          <text:p text:style-name="P100"><text:span text:style-name="Source_20_Text"><text:span text:style-name="T1">kafka-topics.sh --bootstrap-server localhost:9092 --list</text:span></text:span></text:p>
        </text:list-item>
        <text:list-item>
          <text:p text:style-name="P320"><text:span text:style-name="Strong_20_Emphasis"><text:span text:style-name="T1">Confirm Broker Connectivity</text:span></text:span><text:span text:style-name="T1">:</text:span></text:p>
          <text:list>
            <text:list-item>
              <text:p text:style-name="P162">Check that the broker is running and accessible.</text:p>
            </text:list-item>
            <text:list-item>
              <text:p text:style-name="P320"><text:span text:style-name="T1">Use </text:span><text:span text:style-name="Source_20_Text"><text:span text:style-name="T1">telnet</text:span></text:span><text:span text:style-name="T1"> or </text:span><text:span text:style-name="Source_20_Text"><text:span text:style-name="T1">nc</text:span></text:span><text:span text:style-name="T1"> to verify the connection:</text:span></text:p>
              <text:p text:style-name="P47">sh</text:p>
              <text:p text:style-name="P47">Copy code</text:p>
              <text:p text:style-name="P100"><text:span text:style-name="Source_20_Text"><text:span text:style-name="T1">telnet localhost 9092</text:span></text:span></text:p>
            </text:list-item>
          </text:list>
        </text:list-item>
      </text:list>
      <text:h text:style-name="P3" text:outline-level="4"><text:span text:style-name="T1">3. </text:span><text:span text:style-name="Strong_20_Emphasis"><text:span text:style-name="T1">Using </text:span></text:span><text:span text:style-name="Strong_20_Emphasis"><text:span text:style-name="Source_20_Text"><text:span text:style-name="T1">--zookeeper</text:span></text:span></text:span><text:span text:style-name="Strong_20_Emphasis"><text:span text:style-name="T1"> Option in KRaft Mode</text:span></text:span></text:h>
      <text:p text:style-name="P113"><text:span text:style-name="T1">In KRaft mode, Kafka does not use Zookeeper, so </text:span><text:span text:style-name="Source_20_Text"><text:span text:style-name="T1">kafka-topics.sh</text:span></text:span><text:span text:style-name="T1"> commands should specify </text:span><text:span text:style-name="Source_20_Text"><text:span text:style-name="T1">--bootstrap-server</text:span></text:span><text:span text:style-name="T1"> instead of </text:span><text:span text:style-name="Source_20_Text"><text:span text:style-name="T1">--zookeeper</text:span></text:span><text:span text:style-name="T1">. If you mistakenly use </text:span><text:span text:style-name="Source_20_Text"><text:span text:style-name="T1">--zookeeper</text:span></text:span><text:span text:style-name="T1">, it will not connect.</text:span></text:p>
      <text:list xml:id="list3853663920" text:style-name="L112">
        <text:list-item>
          <text:p text:style-name="P321"><text:span text:style-name="Strong_20_Emphasis"><text:span text:style-name="T1">Correct Command for KRaft</text:span></text:span><text:span text:style-name="T1">:</text:span></text:p>
          <text:p text:style-name="P48">sh</text:p>
          <text:p text:style-name="P48">Copy code</text:p>
          <text:p text:style-name="P101"><text:span text:style-name="Source_20_Text"><text:span text:style-name="T1">kafka-topics.sh --bootstrap-server localhost:9092 --list</text:span></text:span></text:p>
        </text:list-item>
      </text:list>
      <text:h text:style-name="P3" text:outline-level="4"><text:span text:style-name="T1">4. </text:span><text:span text:style-name="Strong_20_Emphasis"><text:span text:style-name="T1">Java Version Compatibility</text:span></text:span></text:h>
      <text:p text:style-name="P113"><text:span text:style-name="T1">Kafka requires a compatible Java version, typically Java 8 or 11. If your system’s Java version isn’t compatible, </text:span><text:span text:style-name="Source_20_Text"><text:span text:style-name="T1">kafka-topics.sh</text:span></text:span><text:span text:style-name="T1"> may fail to execute properly.</text:span></text:p>
      <text:list xml:id="list3610984611" text:style-name="L113">
        <text:list-item>
          <text:p text:style-name="P322"><text:span text:style-name="Strong_20_Emphasis"><text:span text:style-name="T1">Check Java Version</text:span></text:span><text:span text:style-name="T1">:</text:span></text:p>
          <text:p text:style-name="P49">sh</text:p>
          <text:p text:style-name="P49"><text:soft-page-break/>Copy code</text:p>
          <text:p text:style-name="P102"><text:span text:style-name="Source_20_Text"><text:span text:style-name="T1">java -version</text:span></text:span></text:p>
        </text:list-item>
        <text:list-item>
          <text:p text:style-name="P322"><text:span text:style-name="Strong_20_Emphasis"><text:span text:style-name="T1">Set JAVA_HOME</text:span></text:span><text:span text:style-name="T1">: Ensure </text:span><text:span text:style-name="Source_20_Text"><text:span text:style-name="T1">JAVA_HOME</text:span></text:span><text:span text:style-name="T1"> points to a compatible Java version. You can set it in the command line:</text:span></text:p>
          <text:p text:style-name="P49">sh</text:p>
          <text:p text:style-name="P49">Copy code</text:p>
          <text:p text:style-name="P102"><text:span text:style-name="Source_20_Text"><text:span text:style-name="T1">export JAVA_HOME=/path/to/java</text:span></text:span></text:p>
        </text:list-item>
      </text:list>
      <text:h text:style-name="P3" text:outline-level="4"><text:span text:style-name="T1">5. </text:span><text:span text:style-name="Strong_20_Emphasis"><text:span text:style-name="T1">Kafka Broker Not Running</text:span></text:span></text:h>
      <text:p text:style-name="P113"><text:span text:style-name="T1">If the Kafka broker isn’t running, </text:span><text:span text:style-name="Source_20_Text"><text:span text:style-name="T1">kafka-topics.sh</text:span></text:span><text:span text:style-name="T1"> won’t be able to connect and may return errors about being unable to connect to the broker.</text:span></text:p>
      <text:list xml:id="list1169433767" text:style-name="L114">
        <text:list-item>
          <text:p text:style-name="P323"><text:span text:style-name="Strong_20_Emphasis"><text:span text:style-name="T1">Start the Broker</text:span></text:span><text:span text:style-name="T1">:</text:span></text:p>
          <text:p text:style-name="P50">sh</text:p>
          <text:p text:style-name="P50">Copy code</text:p>
          <text:p text:style-name="P103"><text:span text:style-name="Source_20_Text"><text:span text:style-name="T1">/path/to/kafka/bin/kafka-server-start.sh /path/to/kafka/config/server.properties</text:span></text:span></text:p>
        </text:list-item>
      </text:list>
      <text:h text:style-name="P3" text:outline-level="4"><text:span text:style-name="T1">6. </text:span><text:span text:style-name="Strong_20_Emphasis"><text:span text:style-name="T1">Networking or Firewall Issues</text:span></text:span></text:h>
      <text:p text:style-name="P113"><text:span text:style-name="T1">If your Kafka broker is hosted remotely, networking issues such as firewall rules may prevent </text:span><text:span text:style-name="Source_20_Text"><text:span text:style-name="T1">kafka-topics.sh</text:span></text:span><text:span text:style-name="T1"> from accessing the broker.</text:span></text:p>
      <text:list xml:id="list3582786457" text:style-name="L115">
        <text:list-item>
          <text:p text:style-name="P324"><text:span text:style-name="Strong_20_Emphasis"><text:span text:style-name="T1">Firewall Rules</text:span></text:span><text:span text:style-name="T1">: Make sure the Kafka port (usually 9092) is open and accessible from your machine.</text:span></text:p>
        </text:list-item>
        <text:list-item>
          <text:p text:style-name="P325"><text:span text:style-name="Strong_20_Emphasis"><text:span text:style-name="T1">Check with </text:span></text:span><text:span text:style-name="Strong_20_Emphasis"><text:span text:style-name="Source_20_Text"><text:span text:style-name="T1">telnet</text:span></text:span></text:span><text:span text:style-name="Strong_20_Emphasis"><text:span text:style-name="T1"> or </text:span></text:span><text:span text:style-name="Strong_20_Emphasis"><text:span text:style-name="Source_20_Text"><text:span text:style-name="T1">nc</text:span></text:span></text:span><text:span text:style-name="T1">:</text:span></text:p>
          <text:p text:style-name="P51">sh</text:p>
          <text:p text:style-name="P51">Copy code</text:p>
          <text:p text:style-name="P104"><text:span text:style-name="Source_20_Text"><text:span text:style-name="T1">nc -vz &lt;broker-address&gt; 9092</text:span></text:span></text:p>
        </text:list-item>
      </text:list>
      <text:h text:style-name="P3" text:outline-level="4"><text:span text:style-name="T1">7. </text:span><text:span text:style-name="Strong_20_Emphasis"><text:span text:style-name="T1">Using an Outdated or Incompatible Kafka CLI Tool</text:span></text:span></text:h>
      <text:p text:style-name="P113"><text:span text:style-name="T1">If you’re using a </text:span><text:span text:style-name="Source_20_Text"><text:span text:style-name="T1">kafka-topics.sh</text:span></text:span><text:span text:style-name="T1"> script from a different Kafka version than your broker, you may encounter compatibility issues.</text:span></text:p>
      <text:list xml:id="list2045907889" text:style-name="L116">
        <text:list-item>
          <text:p text:style-name="P326"><text:span text:style-name="Strong_20_Emphasis"><text:span text:style-name="T1">Use the Correct Version</text:span></text:span><text:span text:style-name="T1">: Ensure the </text:span><text:span text:style-name="Source_20_Text"><text:span text:style-name="T1">kafka-topics.sh</text:span></text:span><text:span text:style-name="T1"> script matches the version of your Kafka broker.</text:span></text:p>
        </text:list-item>
      </text:list>
      <text:h text:style-name="P3" text:outline-level="4"><text:soft-page-break/><text:span text:style-name="T1">8. </text:span><text:span text:style-name="Strong_20_Emphasis"><text:span text:style-name="T1">Insufficient Kafka Permissions or ACLs</text:span></text:span></text:h>
      <text:p text:style-name="P118">If you have Kafka ACLs enabled, you may lack the necessary permissions to execute topic management commands.</text:p>
      <text:list xml:id="list488231093" text:style-name="L117">
        <text:list-item>
          <text:p text:style-name="P327"><text:span text:style-name="Strong_20_Emphasis"><text:span text:style-name="T1">Add Permissions</text:span></text:span><text:span text:style-name="T1"> (if you have admin access):</text:span></text:p>
          <text:p text:style-name="P52">sh</text:p>
          <text:p text:style-name="P52">Copy code</text:p>
          <text:p text:style-name="P105"><text:span text:style-name="Source_20_Text"><text:span text:style-name="T1">kafka-acls.sh --bootstrap-server localhost:9092 --add --allow-principal User:&lt;username&gt; --operation All --topic '*'</text:span></text:span></text:p>
        </text:list-item>
      </text:list>
      <text:h text:style-name="P3" text:outline-level="4"><text:span text:style-name="T1">9. </text:span><text:span text:style-name="Strong_20_Emphasis"><text:span text:style-name="T1">Missing or Misconfigured Environment Variables</text:span></text:span></text:h>
      <text:p text:style-name="P113"><text:span text:style-name="T1">If your </text:span><text:span text:style-name="Source_20_Text"><text:span text:style-name="T1">kafka-topics.sh</text:span></text:span><text:span text:style-name="T1"> relies on environment variables (such as </text:span><text:span text:style-name="Source_20_Text"><text:span text:style-name="T1">KAFKA_OPTS</text:span></text:span><text:span text:style-name="T1"> or </text:span><text:span text:style-name="Source_20_Text"><text:span text:style-name="T1">JAVA_HOME</text:span></text:span><text:span text:style-name="T1">), misconfigurations can lead to execution issues.</text:span></text:p>
      <text:list xml:id="list1576029696" text:style-name="L118">
        <text:list-item>
          <text:p text:style-name="P328"><text:span text:style-name="Strong_20_Emphasis"><text:span text:style-name="T1">Set Environment Variables</text:span></text:span><text:span text:style-name="T1">:</text:span></text:p>
          <text:p text:style-name="P53">sh</text:p>
          <text:p text:style-name="P53">Copy code</text:p>
          <text:p text:style-name="P107"><text:span text:style-name="Source_20_Text"><text:span text:style-name="T1">export JAVA_HOME=/path/to/java</text:span></text:span></text:p>
          <text:p text:style-name="P106"><text:span text:style-name="Source_20_Text"><text:span text:style-name="T1">export KAFKA_HEAP_OPTS="-Xmx512M -Xms512M"</text:span></text:span></text:p>
        </text:list-item>
      </text:list>
      <text:p text:style-name="Horizontal_20_Line"/>
      <text:h text:style-name="P2" text:outline-level="3">Testing the Command After Troubleshooting</text:h>
      <text:p text:style-name="P118">Once you’ve verified the above points, try running the command again:</text:p>
      <text:p text:style-name="P28">sh</text:p>
      <text:p text:style-name="P28">Copy code</text:p>
      <text:p text:style-name="P79"><text:span text:style-name="Source_20_Text"><text:span text:style-name="T1">kafka-topics.sh --bootstrap-server &lt;broker-address&gt; --list</text:span></text:span></text:p>
      <text:h text:style-name="P2" text:outline-level="3">Example Commands</text:h>
      <text:p text:style-name="P118">Here are a few example commands to test once the issues are resolved:</text:p>
      <text:list xml:id="list3995643216" text:style-name="L119">
        <text:list-item>
          <text:p text:style-name="P329"><text:span text:style-name="Strong_20_Emphasis"><text:span text:style-name="T1">List All Topics</text:span></text:span><text:span text:style-name="T1">:</text:span></text:p>
          <text:p text:style-name="P54">sh</text:p>
          <text:p text:style-name="P54">Copy code</text:p>
          <text:p text:style-name="P108"><text:span text:style-name="Source_20_Text"><text:span text:style-name="T1">kafka-topics.sh --bootstrap-server localhost:9092 --list</text:span></text:span></text:p>
        </text:list-item>
        <text:list-item>
          <text:p text:style-name="P329"><text:span text:style-name="Strong_20_Emphasis"><text:span text:style-name="T1">Describe a Specific Topic</text:span></text:span><text:span text:style-name="T1">:</text:span></text:p>
          <text:p text:style-name="P54">sh</text:p>
          <text:p text:style-name="P54"><text:soft-page-break/>Copy code</text:p>
          <text:p text:style-name="P108"><text:span text:style-name="Source_20_Text"><text:span text:style-name="T1">kafka-topics.sh --bootstrap-server localhost:9092 --describe --topic my-topic</text:span></text:span></text:p>
        </text:list-item>
        <text:list-item>
          <text:p text:style-name="P329"><text:span text:style-name="Strong_20_Emphasis"><text:span text:style-name="T1">Create a New Topic</text:span></text:span><text:span text:style-name="T1">:</text:span></text:p>
          <text:p text:style-name="P54">sh</text:p>
          <text:p text:style-name="P54">Copy code</text:p>
          <text:p text:style-name="P108"><text:span text:style-name="Source_20_Text"><text:span text:style-name="T1">kafka-topics.sh --bootstrap-server localhost:9092 --create --topic new-topic --partitions 3 --replication-factor 1</text:span></text:span></text:p>
        </text:list-item>
      </text:list>
      <text:p text:style-name="P118">If you’re still experiencing issues, please let me know the specific error message, and I can help troubleshoot further.</text:p>
      <text:h text:style-name="P5" text:outline-level="5">You said:</text:h>
      <text:p text:style-name="P117">You don't understand me kafka-topics works but not for internal topic __consumer_offset</text:p>
      <text:h text:style-name="P6" text:outline-level="6">ChatGPT said:</text:h>
      <text:p text:style-name="P113"><text:span text:style-name="T1">In Kafka, </text:span><text:span text:style-name="Source_20_Text"><text:span text:style-name="T1">kafka-topics.sh</text:span></text:span><text:span text:style-name="T1"> often encounters limitations when used with internal topics like </text:span><text:span text:style-name="Source_20_Text"><text:span text:style-name="T1">__consumer_offsets</text:span></text:span><text:span text:style-name="T1">. This is expected behavior because Kafka restricts direct interaction with certain internal topics. Here’s why you may be experiencing issues and some alternative methods to access information about </text:span><text:span text:style-name="Source_20_Text"><text:span text:style-name="T1">__consumer_offsets</text:span></text:span><text:span text:style-name="T1">.</text:span></text:p>
      <text:h text:style-name="P1" text:outline-level="3"><text:span text:style-name="T1">Why </text:span><text:span text:style-name="Source_20_Text"><text:span text:style-name="T1">kafka-topics.sh</text:span></text:span><text:span text:style-name="T1"> Has Limitations with </text:span><text:span text:style-name="Source_20_Text"><text:span text:style-name="T1">__consumer_offsets</text:span></text:span></text:h>
      <text:list xml:id="list135076377" text:style-name="L120">
        <text:list-item>
          <text:p text:style-name="P330"><text:span text:style-name="Strong_20_Emphasis"><text:span text:style-name="T1">Internal Topic Restrictions</text:span></text:span><text:span text:style-name="T1">: Kafka considers </text:span><text:span text:style-name="Source_20_Text"><text:span text:style-name="T1">__consumer_offsets</text:span></text:span><text:span text:style-name="T1"> and other internal topics as special-purpose topics. Direct modifications or descriptions using </text:span><text:span text:style-name="Source_20_Text"><text:span text:style-name="T1">kafka-topics.sh</text:span></text:span><text:span text:style-name="T1"> might be restricted to prevent accidental misconfiguration or data corruption.</text:span></text:p>
        </text:list-item>
        <text:list-item>
          <text:p text:style-name="P330"><text:span text:style-name="Strong_20_Emphasis"><text:span text:style-name="T1">Exclusion of Internal Topics</text:span></text:span><text:span text:style-name="T1">: Kafka clients, including the CLI tools, are configured by default to hide internal topics. This is controlled by the configuration parameter </text:span><text:span text:style-name="Source_20_Text"><text:span text:style-name="T1">exclude.internal.topics</text:span></text:span><text:span text:style-name="T1">, which may prevent </text:span><text:span text:style-name="Source_20_Text"><text:span text:style-name="T1">kafka-topics.sh</text:span></text:span><text:span text:style-name="T1"> from fully interacting with </text:span><text:span text:style-name="Source_20_Text"><text:span text:style-name="T1">__consumer_offsets</text:span></text:span><text:span text:style-name="T1">.</text:span></text:p>
        </text:list-item>
      </text:list>
      <text:p text:style-name="Horizontal_20_Line"/>
      <text:h text:style-name="P1" text:outline-level="3"><text:span text:style-name="T1">Alternative Ways to Manage or Inspect </text:span><text:span text:style-name="Source_20_Text"><text:span text:style-name="T1">__consumer_offsets</text:span></text:span></text:h>
      <text:p text:style-name="P113"><text:span text:style-name="T1">While </text:span><text:span text:style-name="Source_20_Text"><text:span text:style-name="T1">kafka-topics.sh</text:span></text:span><text:span text:style-name="T1"> may not work well with </text:span><text:span text:style-name="Source_20_Text"><text:span text:style-name="T1">__consumer_offsets</text:span></text:span><text:span text:style-name="T1">, there are other methods to access and manage information about this internal topic.</text:span></text:p>
      <text:h text:style-name="P3" text:outline-level="4"><text:soft-page-break/><text:span text:style-name="T1">1. </text:span><text:span text:style-name="Strong_20_Emphasis"><text:span text:style-name="T1">Use </text:span></text:span><text:span text:style-name="Strong_20_Emphasis"><text:span text:style-name="Source_20_Text"><text:span text:style-name="T1">kafka-consumer-groups.sh</text:span></text:span></text:span><text:span text:style-name="Strong_20_Emphasis"><text:span text:style-name="T1"> to Inspect Offsets and Consumer Lag</text:span></text:span></text:h>
      <text:p text:style-name="P113"><text:span text:style-name="T1">The </text:span><text:span text:style-name="Source_20_Text"><text:span text:style-name="T1">kafka-consumer-groups.sh</text:span></text:span><text:span text:style-name="T1"> tool is designed for managing and inspecting consumer groups, which directly interact with the </text:span><text:span text:style-name="Source_20_Text"><text:span text:style-name="T1">__consumer_offsets</text:span></text:span><text:span text:style-name="T1"> topic.</text:span></text:p>
      <text:list xml:id="list959946960" text:style-name="L121">
        <text:list-item>
          <text:p text:style-name="P331"><text:span text:style-name="Strong_20_Emphasis"><text:span text:style-name="T1">List Consumer Groups</text:span></text:span><text:span text:style-name="T1">:</text:span></text:p>
          <text:p text:style-name="P55">sh</text:p>
          <text:p text:style-name="P55">Copy code</text:p>
          <text:p text:style-name="P109"><text:span text:style-name="Source_20_Text"><text:span text:style-name="T1">kafka-consumer-groups.sh --bootstrap-server localhost:9092 --list</text:span></text:span></text:p>
        </text:list-item>
        <text:list-item>
          <text:p text:style-name="P331"><text:span text:style-name="Strong_20_Emphasis"><text:span text:style-name="T1">Describe a Consumer Group</text:span></text:span><text:span text:style-name="T1"> (shows information on offsets stored in </text:span><text:span text:style-name="Source_20_Text"><text:span text:style-name="T1">__consumer_offsets</text:span></text:span><text:span text:style-name="T1">):</text:span></text:p>
          <text:p text:style-name="P55">sh</text:p>
          <text:p text:style-name="P55">Copy code</text:p>
          <text:p text:style-name="P109"><text:span text:style-name="Source_20_Text"><text:span text:style-name="T1">kafka-consumer-groups.sh --bootstrap-server localhost:9092 --describe --group &lt;consumer-group-id&gt;</text:span></text:span></text:p>
        </text:list-item>
      </text:list>
      <text:p text:style-name="P113"><text:span text:style-name="T1">This command provides details like current offsets, log end offsets, and consumer lag, which are managed in the </text:span><text:span text:style-name="Source_20_Text"><text:span text:style-name="T1">__consumer_offsets</text:span></text:span><text:span text:style-name="T1"> topic.</text:span></text:p>
      <text:h text:style-name="P3" text:outline-level="4"><text:span text:style-name="T1">2. </text:span><text:span text:style-name="Strong_20_Emphasis"><text:span text:style-name="T1">Configure Kafka to Allow Internal Topic Visibility</text:span></text:span></text:h>
      <text:p text:style-name="P113"><text:span text:style-name="T1">You can adjust Kafka’s configuration to allow internal topics to be visible to CLI tools. In the broker’s </text:span><text:span text:style-name="Source_20_Text"><text:span text:style-name="T1">server.properties</text:span></text:span><text:span text:style-name="T1"> file, set:</text:span></text:p>
      <text:p text:style-name="P28">properties</text:p>
      <text:p text:style-name="P28">Copy code</text:p>
      <text:p text:style-name="P79"><text:span text:style-name="Source_20_Text"><text:span text:style-name="T1">exclude.internal.topics=false</text:span></text:span></text:p>
      <text:list xml:id="list1364463607" text:style-name="L122">
        <text:list-item>
          <text:p text:style-name="P332"><text:span text:style-name="Strong_20_Emphasis"><text:span text:style-name="T1">Restart the Kafka Broker</text:span></text:span><text:span text:style-name="T1">: After making this change, restart the Kafka broker. You may then have better success with </text:span><text:span text:style-name="Source_20_Text"><text:span text:style-name="T1">kafka-topics.sh</text:span></text:span><text:span text:style-name="T1"> commands, though some restrictions may still apply.</text:span></text:p>
        </text:list-item>
      </text:list>
      <text:h text:style-name="P3" text:outline-level="4"><text:span text:style-name="T1">3. </text:span><text:span text:style-name="Strong_20_Emphasis"><text:span text:style-name="T1">Using Kafka Admin API for Programmatic Access</text:span></text:span></text:h>
      <text:p text:style-name="P113"><text:span text:style-name="T1">The Kafka Admin API can sometimes provide more flexible access to metadata for internal topics, including </text:span><text:span text:style-name="Source_20_Text"><text:span text:style-name="T1">__consumer_offsets</text:span></text:span><text:span text:style-name="T1">. Here’s an example in Python using </text:span><text:span text:style-name="Source_20_Text"><text:span text:style-name="T1">confluent-kafka</text:span></text:span><text:span text:style-name="T1"> to programmatically inspect </text:span><text:span text:style-name="Source_20_Text"><text:span text:style-name="T1">__consumer_offsets</text:span></text:span><text:span text:style-name="T1">:</text:span></text:p>
      <text:p text:style-name="P28">python</text:p>
      <text:p text:style-name="P28">Copy code</text:p>
      <text:p text:style-name="P80"><text:span text:style-name="Source_20_Text"><text:span text:style-name="T1">from confluent_kafka.admin import AdminClient</text:span></text:span></text:p>
      <text:p text:style-name="P80"/>
      <text:p text:style-name="P80"><text:soft-page-break/><text:span text:style-name="Source_20_Text"><text:span text:style-name="T1">admin_client = AdminClient({'bootstrap.servers': 'localhost:9092'})</text:span></text:span></text:p>
      <text:p text:style-name="P80"><text:span text:style-name="Source_20_Text"><text:span text:style-name="T1">topic_metadata = admin_client.list_topics().topics.get('__consumer_offsets')</text:span></text:span></text:p>
      <text:p text:style-name="P80"/>
      <text:p text:style-name="P80"><text:span text:style-name="Source_20_Text"><text:span text:style-name="T1">if topic_metadata:</text:span></text:span></text:p>
      <text:p text:style-name="P80"><text:span text:style-name="Source_20_Text"><text:span text:style-name="T1"><text:s text:c="4"/>print(f"Topic '__consumer_offsets' metadata: {topic_metadata}")</text:span></text:span></text:p>
      <text:p text:style-name="P80"><text:span text:style-name="Source_20_Text"><text:span text:style-name="T1">else:</text:span></text:span></text:p>
      <text:p text:style-name="P79"><text:span text:style-name="Source_20_Text"><text:span text:style-name="T1"><text:s text:c="4"/>print("Topic '__consumer_offsets' metadata not accessible.")</text:span></text:span></text:p>
      <text:h text:style-name="P3" text:outline-level="4"><text:span text:style-name="T1">4. </text:span><text:span text:style-name="Strong_20_Emphasis"><text:span text:style-name="T1">Inspecting </text:span></text:span><text:span text:style-name="Strong_20_Emphasis"><text:span text:style-name="Source_20_Text"><text:span text:style-name="T1">__consumer_offsets</text:span></text:span></text:span><text:span text:style-name="Strong_20_Emphasis"><text:span text:style-name="T1"> Partitions and Lag Metrics with Prometheus</text:span></text:span></text:h>
      <text:p text:style-name="P113"><text:span text:style-name="T1">For clusters with </text:span><text:span text:style-name="Strong_20_Emphasis"><text:span text:style-name="T1">Prometheus</text:span></text:span><text:span text:style-name="T1"> and </text:span><text:span text:style-name="Strong_20_Emphasis"><text:span text:style-name="T1">Grafana</text:span></text:span><text:span text:style-name="T1">, you can monitor metrics directly related to </text:span><text:span text:style-name="Source_20_Text"><text:span text:style-name="T1">__consumer_offsets</text:span></text:span><text:span text:style-name="T1">, including consumer lag and partition distribution. Here are some key metrics:</text:span></text:p>
      <text:list xml:id="list1864632387" text:style-name="L123">
        <text:list-item>
          <text:p text:style-name="P333"><text:span text:style-name="Strong_20_Emphasis"><text:span text:style-name="Source_20_Text"><text:span text:style-name="T1">kafka_consumer_group_lag</text:span></text:span></text:span><text:span text:style-name="T1">: Shows consumer group lag for </text:span><text:span text:style-name="Source_20_Text"><text:span text:style-name="T1">__consumer_offsets</text:span></text:span><text:span text:style-name="T1">.</text:span></text:p>
        </text:list-item>
        <text:list-item>
          <text:p text:style-name="P333"><text:span text:style-name="Strong_20_Emphasis"><text:span text:style-name="Source_20_Text"><text:span text:style-name="T1">UnderReplicatedPartitions</text:span></text:span></text:span><text:span text:style-name="T1">: Indicates if any partitions in </text:span><text:span text:style-name="Source_20_Text"><text:span text:style-name="T1">__consumer_offsets</text:span></text:span><text:span text:style-name="T1"> lack replication.</text:span></text:p>
        </text:list-item>
        <text:list-item>
          <text:p text:style-name="P334"><text:span text:style-name="Strong_20_Emphasis"><text:span text:style-name="Source_20_Text"><text:span text:style-name="T1">kafka_controller_is_active_controller</text:span></text:span></text:span><text:span text:style-name="T1">: Shows the active controller, helping track changes in leadership.</text:span></text:p>
        </text:list-item>
      </text:list>
      <text:h text:style-name="P3" text:outline-level="4"><text:span text:style-name="T1">5. </text:span><text:span text:style-name="Strong_20_Emphasis"><text:span text:style-name="T1">Inspecting </text:span></text:span><text:span text:style-name="Strong_20_Emphasis"><text:span text:style-name="Source_20_Text"><text:span text:style-name="T1">__consumer_offsets</text:span></text:span></text:span><text:span text:style-name="Strong_20_Emphasis"><text:span text:style-name="T1"> Logs Directly with </text:span></text:span><text:span text:style-name="Strong_20_Emphasis"><text:span text:style-name="Source_20_Text"><text:span text:style-name="T1">kafka-dump-log.sh</text:span></text:span></text:span></text:h>
      <text:p text:style-name="P113"><text:span text:style-name="T1">If you need to perform a low-level inspection, </text:span><text:span text:style-name="Source_20_Text"><text:span text:style-name="T1">kafka-dump-log.sh</text:span></text:span><text:span text:style-name="T1"> can be used to inspect log segments of </text:span><text:span text:style-name="Source_20_Text"><text:span text:style-name="T1">__consumer_offsets</text:span></text:span><text:span text:style-name="T1"> directly.</text:span></text:p>
      <text:p text:style-name="P28">sh</text:p>
      <text:p text:style-name="P28">Copy code</text:p>
      <text:p text:style-name="P79"><text:span text:style-name="Source_20_Text"><text:span text:style-name="T1">kafka-dump-log.sh --print-data-log --files /path/to/kafka-logs/__consumer_offsets-&lt;partition-number&gt;/00000000000000000000.log</text:span></text:span></text:p>
      <text:p text:style-name="P113"><text:span text:style-name="T1">This tool allows you to view raw offset data stored in </text:span><text:span text:style-name="Source_20_Text"><text:span text:style-name="T1">__consumer_offsets</text:span></text:span><text:span text:style-name="T1"> but should be used carefully and ideally only for troubleshooting.</text:span></text:p>
      <text:p text:style-name="Horizontal_20_Line"/>
      <text:h text:style-name="P2" text:outline-level="3">Summary</text:h>
      <text:p text:style-name="P113"><text:span text:style-name="T1">While </text:span><text:span text:style-name="Source_20_Text"><text:span text:style-name="T1">kafka-topics.sh</text:span></text:span><text:span text:style-name="T1"> has limitations with </text:span><text:span text:style-name="Source_20_Text"><text:span text:style-name="T1">__consumer_offsets</text:span></text:span><text:span text:style-name="T1">, you can use the following alternatives:</text:span></text:p>
      <text:list xml:id="list176229462" text:style-name="L124">
        <text:list-item>
          <text:p text:style-name="P335"><text:span text:style-name="Source_20_Text"><text:span text:style-name="T1">kafka-consumer-groups.sh</text:span></text:span><text:span text:style-name="T1"> for managing and describing offsets.</text:span></text:p>
        </text:list-item>
        <text:list-item>
          <text:p text:style-name="P335"><text:soft-page-break/><text:span text:style-name="T1">Enable </text:span><text:span text:style-name="Source_20_Text"><text:span text:style-name="T1">exclude.internal.topics=false</text:span></text:span><text:span text:style-name="T1"> in </text:span><text:span text:style-name="Source_20_Text"><text:span text:style-name="T1">server.properties</text:span></text:span><text:span text:style-name="T1"> to allow partial visibility.</text:span></text:p>
        </text:list-item>
        <text:list-item>
          <text:p text:style-name="P163">Use the Kafka Admin API programmatically.</text:p>
        </text:list-item>
        <text:list-item>
          <text:p text:style-name="P335"><text:span text:style-name="T1">Monitor </text:span><text:span text:style-name="Source_20_Text"><text:span text:style-name="T1">__consumer_offsets</text:span></text:span><text:span text:style-name="T1"> with Prometheus and Grafana.</text:span></text:p>
        </text:list-item>
        <text:list-item>
          <text:p text:style-name="P336"><text:span text:style-name="T1">Inspect raw log data with </text:span><text:span text:style-name="Source_20_Text"><text:span text:style-name="T1">kafka-dump-log.sh</text:span></text:span><text:span text:style-name="T1"> for advanced troubleshooting.</text:span></text:p>
        </text:list-item>
      </text:list>
      <text:p text:style-name="P113"><text:span text:style-name="T1">These methods offer deeper insights into </text:span><text:span text:style-name="Source_20_Text"><text:span text:style-name="T1">__consumer_offsets</text:span></text:span><text:span text:style-name="T1"> and help manage this internal topic indirectly. Let me know if you need further guidance on any specific method!</text:span></text:p>
      <text:h text:style-name="P5" text:outline-level="5">You said:</text:h>
      <text:p text:style-name="P117">W want to use kafka-dump-log which partition numer I should inspect ?</text:p>
      <text:h text:style-name="P6" text:outline-level="6">ChatGPT said:</text:h>
      <text:p text:style-name="P113"><text:span text:style-name="T1">To use </text:span><text:span text:style-name="Source_20_Text"><text:span text:style-name="T1">kafka-dump-log.sh</text:span></text:span><text:span text:style-name="T1"> for inspecting the </text:span><text:span text:style-name="Source_20_Text"><text:span text:style-name="T1">__consumer_offsets</text:span></text:span><text:span text:style-name="T1"> topic, you’ll need to identify which partition contains the data relevant to the specific consumer group or offset information you’re interested in. Here’s how to determine the partition number to inspect:</text:span></text:p>
      <text:h text:style-name="P1" text:outline-level="3"><text:span text:style-name="T1">Understanding How Partitions are Determined in </text:span><text:span text:style-name="Source_20_Text"><text:span text:style-name="T1">__consumer_offsets</text:span></text:span></text:h>
      <text:p text:style-name="P113"><text:span text:style-name="T1">The </text:span><text:span text:style-name="Source_20_Text"><text:span text:style-name="T1">__consumer_offsets</text:span></text:span><text:span text:style-name="T1"> topic is typically divided into multiple partitions (default is 50), and each consumer group’s offset information is stored in a specific partition. Kafka determines the partition for each consumer group by hashing the consumer group ID.</text:span></text:p>
      <text:h text:style-name="P2" text:outline-level="3">Step-by-Step Guide to Identify the Partition</text:h>
      <text:list xml:id="list3890432098" text:style-name="L125">
        <text:list-item>
          <text:p text:style-name="P337"><text:span text:style-name="Strong_20_Emphasis"><text:span text:style-name="T1">Calculate the Partition Number</text:span></text:span><text:span text:style-name="T1"> for a Specific Consumer Group Kafka uses a hashing mechanism to map each consumer group to a partition in </text:span><text:span text:style-name="Source_20_Text"><text:span text:style-name="T1">__consumer_offsets</text:span></text:span><text:span text:style-name="T1">. The partition number is determined by taking the hash of the consumer group ID and calculating the modulus with the number of partitions in </text:span><text:span text:style-name="Source_20_Text"><text:span text:style-name="T1">__consumer_offsets</text:span></text:span><text:span text:style-name="T1">.</text:span></text:p>
          <text:p text:style-name="P164">If you’re using 50 partitions (default), the formula is:</text:p>
          <text:p text:style-name="P56">plaintext</text:p>
          <text:p text:style-name="P56">Copy code</text:p>
          <text:p text:style-name="P110"><text:span text:style-name="Source_20_Text"><text:span text:style-name="T1">partition_number = hash(consumer_group_id) % 50</text:span></text:span></text:p>
          <text:p text:style-name="P164">For example, in Python:</text:p>
          <text:p text:style-name="P56">python</text:p>
          <text:p text:style-name="P56">Copy code</text:p>
          <text:p text:style-name="P111"><text:span text:style-name="Source_20_Text"><text:span text:style-name="T1">def get_partition_number(consumer_group_id, num_partitions=50):</text:span></text:span></text:p>
          <text:p text:style-name="P111"><text:span text:style-name="Source_20_Text"><text:span text:style-name="T1"><text:s text:c="4"/>return hash(consumer_group_id) % num_partitions</text:span></text:span></text:p>
          <text:p text:style-name="P111"/>
          <text:p text:style-name="P111"><text:soft-page-break/><text:span text:style-name="Source_20_Text"><text:span text:style-name="T1">consumer_group_id = "my-consumer-group"</text:span></text:span></text:p>
          <text:p text:style-name="P111"><text:span text:style-name="Source_20_Text"><text:span text:style-name="T1">partition_number = get_partition_number(consumer_group_id)</text:span></text:span></text:p>
          <text:p text:style-name="P110"><text:span text:style-name="Source_20_Text"><text:span text:style-name="T1">print(f"Partition number for {consumer_group_id}: {partition_number}")</text:span></text:span></text:p>
          <text:p text:style-name="P337"><text:span text:style-name="T1">This will give you the specific partition number in </text:span><text:span text:style-name="Source_20_Text"><text:span text:style-name="T1">__consumer_offsets</text:span></text:span><text:span text:style-name="T1"> where the offsets for </text:span><text:span text:style-name="Source_20_Text"><text:span text:style-name="T1">my-consumer-group</text:span></text:span><text:span text:style-name="T1"> are stored.</text:span></text:p>
        </text:list-item>
        <text:list-item>
          <text:p text:style-name="P337"><text:span text:style-name="Strong_20_Emphasis"><text:span text:style-name="T1">Check Kafka Configuration</text:span></text:span><text:span text:style-name="T1">: Confirm the number of partitions in </text:span><text:span text:style-name="Source_20_Text"><text:span text:style-name="T1">__consumer_offsets</text:span></text:span><text:span text:style-name="T1">. The default is 50, but it may have been customized in your Kafka cluster.</text:span></text:p>
          <text:p text:style-name="P56">sh</text:p>
          <text:p text:style-name="P56">Copy code</text:p>
          <text:p text:style-name="P110"><text:span text:style-name="Source_20_Text"><text:span text:style-name="T1">kafka-topics.sh --bootstrap-server &lt;broker-address&gt; --describe --topic __consumer_offsets</text:span></text:span></text:p>
          <text:p text:style-name="P337"><text:span text:style-name="T1">Look for the </text:span><text:span text:style-name="Source_20_Text"><text:span text:style-name="T1">PartitionCount</text:span></text:span><text:span text:style-name="T1"> field in the output.</text:span></text:p>
        </text:list-item>
        <text:list-item>
          <text:p text:style-name="P337"><text:span text:style-name="Strong_20_Emphasis"><text:span text:style-name="T1">Inspect the Partition with </text:span></text:span><text:span text:style-name="Strong_20_Emphasis"><text:span text:style-name="Source_20_Text"><text:span text:style-name="T1">kafka-dump-log.sh</text:span></text:span></text:span></text:p>
          <text:p text:style-name="P337"><text:span text:style-name="T1">Once you know the partition number, use </text:span><text:span text:style-name="Source_20_Text"><text:span text:style-name="T1">kafka-dump-log.sh</text:span></text:span><text:span text:style-name="T1"> to inspect that specific partition’s log files:</text:span></text:p>
          <text:p text:style-name="P56">sh</text:p>
          <text:p text:style-name="P56">Copy code</text:p>
          <text:p text:style-name="P110"><text:span text:style-name="Source_20_Text"><text:span text:style-name="T1">kafka-dump-log.sh --print-data-log --files /path/to/kafka-logs/__consumer_offsets-&lt;partition-number&gt;/00000000000000000000.log</text:span></text:span></text:p>
          <text:p text:style-name="P337"><text:span text:style-name="T1">Replace </text:span><text:span text:style-name="Source_20_Text"><text:span text:style-name="T1">&lt;partition-number&gt;</text:span></text:span><text:span text:style-name="T1"> with the calculated partition number for your consumer group.</text:span></text:p>
        </text:list-item>
      </text:list>
      <text:p text:style-name="Horizontal_20_Line"/>
      <text:h text:style-name="P2" text:outline-level="3">Example Use Case</text:h>
      <text:p text:style-name="P113"><text:span text:style-name="T1">If your consumer group ID is </text:span><text:span text:style-name="Source_20_Text"><text:span text:style-name="T1">my-consumer-group</text:span></text:span><text:span text:style-name="T1"> and </text:span><text:span text:style-name="Source_20_Text"><text:span text:style-name="T1">__consumer_offsets</text:span></text:span><text:span text:style-name="T1"> has 50 partitions:</text:span></text:p>
      <text:list xml:id="list1835454387" text:style-name="L126">
        <text:list-item>
          <text:p text:style-name="P165">Run the Python script above to calculate the partition.</text:p>
        </text:list-item>
        <text:list-item>
          <text:p text:style-name="P338"><text:span text:style-name="T1">Suppose the partition number is </text:span><text:span text:style-name="Source_20_Text"><text:span text:style-name="T1">23</text:span></text:span><text:span text:style-name="T1">. Then, use:</text:span></text:p>
          <text:p text:style-name="P57">sh</text:p>
          <text:p text:style-name="P57">Copy code</text:p>
          <text:p text:style-name="P112"><text:span text:style-name="Source_20_Text"><text:span text:style-name="T1">kafka-dump-log.sh --print-data-log --files /path/to/kafka-logs/__consumer_offsets-23/00000000000000000000.log</text:span></text:span></text:p>
        </text:list-item>
      </text:list>
      <text:p text:style-name="P113"><text:soft-page-break/><text:span text:style-name="T1">This will display the log entries for partition 23 in </text:span><text:span text:style-name="Source_20_Text"><text:span text:style-name="T1">__consumer_offsets</text:span></text:span><text:span text:style-name="T1">, which should contain offset information for the </text:span><text:span text:style-name="Source_20_Text"><text:span text:style-name="T1">my-consumer-group</text:span></text:span><text:span text:style-name="T1"> consumer group.</text:span></text:p>
      <text:p text:style-name="Horizontal_20_Line"/>
      <text:h text:style-name="P2" text:outline-level="3">Note</text:h>
      <text:p text:style-name="P113"><text:span text:style-name="T1">Using </text:span><text:span text:style-name="Source_20_Text"><text:span text:style-name="T1">kafka-dump-log.sh</text:span></text:span><text:span text:style-name="T1"> directly on </text:span><text:span text:style-name="Source_20_Text"><text:span text:style-name="T1">__consumer_offsets</text:span></text:span><text:span text:style-name="T1"> is an advanced operation and should generally be used for troubleshooting specific issues. Let me know if you need help with interpreting the output from </text:span><text:span text:style-name="Source_20_Text"><text:span text:style-name="T1">kafka-dump-log.sh</text:span></text:span><text:span text:style-name="T1"> or further guidance on calculating partitions!</text:span></text:p>
      <text:h text:style-name="P5" text:outline-level="5">You said:</text:h>
      <text:p text:style-name="P117">Do __consumer_offset is osed by quorum or by all consumer groups ?</text:p>
      <text:h text:style-name="P6" text:outline-level="6">ChatGPT said:</text:h>
      <text:p text:style-name="P113"><text:span text:style-name="T1">The </text:span><text:span text:style-name="Source_20_Text"><text:span text:style-name="T1">__consumer_offsets</text:span></text:span><text:span text:style-name="T1"> topic is used by </text:span><text:span text:style-name="Strong_20_Emphasis"><text:span text:style-name="T1">all consumer groups</text:span></text:span><text:span text:style-name="T1"> in Kafka, not by the quorum or Kafka’s internal metadata quorum (KRaft) mechanism. This topic serves as a centralized storage for tracking consumer offsets across the entire Kafka cluster, regardless of whether the cluster is in KRaft mode or using Zookeeper.</text:span></text:p>
      <text:p text:style-name="P113"><text:span text:style-name="T1">Here’s a breakdown of the roles of </text:span><text:span text:style-name="Source_20_Text"><text:span text:style-name="T1">__consumer_offsets</text:span></text:span><text:span text:style-name="T1"> and the quorum:</text:span></text:p>
      <text:h text:style-name="P1" text:outline-level="3"><text:span text:style-name="Source_20_Text"><text:span text:style-name="T1">__consumer_offsets</text:span></text:span><text:span text:style-name="T1"> Topic</text:span></text:h>
      <text:list xml:id="list894163936" text:style-name="L127">
        <text:list-item>
          <text:p text:style-name="P339"><text:span text:style-name="Strong_20_Emphasis"><text:span text:style-name="T1">Purpose</text:span></text:span><text:span text:style-name="T1">: The </text:span><text:span text:style-name="Source_20_Text"><text:span text:style-name="T1">__consumer_offsets</text:span></text:span><text:span text:style-name="T1"> topic stores the offset information for all consumer groups in Kafka. Each consumer group uses this topic to keep track of the last processed message in each partition for topics it subscribes to. This ensures that, upon restart or rebalance, consumers can resume from the last read position.</text:span></text:p>
        </text:list-item>
        <text:list-item>
          <text:p text:style-name="P339"><text:span text:style-name="Strong_20_Emphasis"><text:span text:style-name="T1">Scope</text:span></text:span><text:span text:style-name="T1">: All consumer groups in the Kafka cluster use this topic to persist their offsets. Each partition within </text:span><text:span text:style-name="Source_20_Text"><text:span text:style-name="T1">__consumer_offsets</text:span></text:span><text:span text:style-name="T1"> may store offsets for multiple consumer groups, and the partition assignment is based on a hash of the consumer group ID.</text:span></text:p>
        </text:list-item>
        <text:list-item>
          <text:p text:style-name="P340"><text:span text:style-name="Strong_20_Emphasis"><text:span text:style-name="T1">Replication and Partitioning</text:span></text:span><text:span text:style-name="T1">: This topic is typically highly partitioned and replicated to ensure durability and scalability. By default, it has 50 partitions, but this can be adjusted based on the Kafka cluster’s needs.</text:span></text:p>
        </text:list-item>
      </text:list>
      <text:h text:style-name="P2" text:outline-level="3">KRaft Metadata Quorum</text:h>
      <text:list xml:id="list2976054563" text:style-name="L128">
        <text:list-item>
          <text:p text:style-name="P341"><text:span text:style-name="Strong_20_Emphasis"><text:span text:style-name="T1">Purpose</text:span></text:span><text:span text:style-name="T1">: The metadata quorum, or KRaft quorum, is Kafka’s internal mechanism for managing cluster metadata in KRaft mode (Kafka without Zookeeper). This quorum stores and </text:span><text:soft-page-break/><text:span text:style-name="T1">manages essential metadata such as topic configurations, partition assignments, controller state, and ACLs.</text:span></text:p>
        </text:list-item>
        <text:list-item>
          <text:p text:style-name="P341"><text:span text:style-name="Strong_20_Emphasis"><text:span text:style-name="T1">Scope</text:span></text:span><text:span text:style-name="T1">: The quorum only handles metadata about the Kafka cluster itself and is not involved in storing consumer group offsets or application data.</text:span></text:p>
        </text:list-item>
        <text:list-item>
          <text:p text:style-name="P342"><text:span text:style-name="Strong_20_Emphasis"><text:span text:style-name="T1">Partitions and Replication</text:span></text:span><text:span text:style-name="T1">: Unlike </text:span><text:span text:style-name="Source_20_Text"><text:span text:style-name="T1">__consumer_offsets</text:span></text:span><text:span text:style-name="T1">, which is a Kafka topic with multiple partitions, the KRaft quorum uses Raft consensus and has its own internal replication mechanism to ensure metadata consistency and reliability. The metadata quorum is formed by controllers that maintain synchronized state but does not use the Kafka topic system for its operations.</text:span></text:p>
        </text:list-item>
      </text:list>
      <text:h text:style-name="P2" text:outline-level="3">Summary of Difference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eature</text:p>
            </table:table-cell>
            <table:table-cell table:style-name="Table3.A1" office:value-type="string">
              <text:p text:style-name="Table_20_Heading"><text:span text:style-name="Source_20_Text"><text:span text:style-name="T1">__consumer_offsets</text:span></text:span></text:p>
            </table:table-cell>
            <table:table-cell table:style-name="Table3.C1" office:value-type="string">
              <text:p text:style-name="Table_20_Heading">KRaft Metadata Quorum</text:p>
            </table:table-cell>
          </table:table-row>
        </table:table-header-rows>
        <table:table-row>
          <table:table-cell table:style-name="Table3.A2" office:value-type="string">
            <text:p text:style-name="Table_20_Contents"><text:span text:style-name="Strong_20_Emphasis"><text:span text:style-name="T1">Purpose</text:span></text:span></text:p>
          </table:table-cell>
          <table:table-cell table:style-name="Table3.A2" office:value-type="string">
            <text:p text:style-name="Table_20_Contents">Stores offsets for all consumer groups</text:p>
          </table:table-cell>
          <table:table-cell table:style-name="Table3.C2" office:value-type="string">
            <text:p text:style-name="Table_20_Contents">Manages Kafka’s internal metadata</text:p>
          </table:table-cell>
        </table:table-row>
        <table:table-row>
          <table:table-cell table:style-name="Table3.A2" office:value-type="string">
            <text:p text:style-name="Table_20_Contents"><text:span text:style-name="Strong_20_Emphasis"><text:span text:style-name="T1">Used By</text:span></text:span></text:p>
          </table:table-cell>
          <table:table-cell table:style-name="Table3.A2" office:value-type="string">
            <text:p text:style-name="Table_20_Contents">All consumer groups</text:p>
          </table:table-cell>
          <table:table-cell table:style-name="Table3.C2" office:value-type="string">
            <text:p text:style-name="Table_20_Contents">Kafka controllers (in KRaft mode)</text:p>
          </table:table-cell>
        </table:table-row>
        <table:table-row>
          <table:table-cell table:style-name="Table3.A2" office:value-type="string">
            <text:p text:style-name="Table_20_Contents"><text:span text:style-name="Strong_20_Emphasis"><text:span text:style-name="T1">Data Type</text:span></text:span></text:p>
          </table:table-cell>
          <table:table-cell table:style-name="Table3.A2" office:value-type="string">
            <text:p text:style-name="Table_20_Contents">Consumer offset data</text:p>
          </table:table-cell>
          <table:table-cell table:style-name="Table3.C2" office:value-type="string">
            <text:p text:style-name="Table_20_Contents">Cluster metadata (topics, ACLs, etc.)</text:p>
          </table:table-cell>
        </table:table-row>
        <table:table-row>
          <table:table-cell table:style-name="Table3.A2" office:value-type="string">
            <text:p text:style-name="Table_20_Contents"><text:span text:style-name="Strong_20_Emphasis"><text:span text:style-name="T1">Replication Mechanism</text:span></text:span></text:p>
          </table:table-cell>
          <table:table-cell table:style-name="Table3.A2" office:value-type="string">
            <text:p text:style-name="Table_20_Contents">Kafka topic partitions and replicas</text:p>
          </table:table-cell>
          <table:table-cell table:style-name="Table3.C2" office:value-type="string">
            <text:p text:style-name="Table_20_Contents">Raft consensus (KRaft)</text:p>
          </table:table-cell>
        </table:table-row>
        <table:table-row>
          <table:table-cell table:style-name="Table3.A2" office:value-type="string">
            <text:p text:style-name="Table_20_Contents"><text:span text:style-name="Strong_20_Emphasis"><text:span text:style-name="T1">Partition Count (Default)</text:span></text:span></text:p>
          </table:table-cell>
          <table:table-cell table:style-name="Table3.A2" office:value-type="string">
            <text:p text:style-name="Table_20_Contents">50</text:p>
          </table:table-cell>
          <table:table-cell table:style-name="Table3.C2" office:value-type="string">
            <text:p text:style-name="Table_20_Contents">Not applicable (Raft-based)</text:p>
          </table:table-cell>
        </table:table-row>
      </table:table>
      <text:h text:style-name="P2" text:outline-level="3">In Summary</text:h>
      <text:list xml:id="list1726602061" text:style-name="L129">
        <text:list-item>
          <text:p text:style-name="P343"><text:span text:style-name="T1">The </text:span><text:span text:style-name="Source_20_Text"><text:span text:style-name="T1">__consumer_offsets</text:span></text:span><text:span text:style-name="T1"> topic is used by </text:span><text:span text:style-name="Strong_20_Emphasis"><text:span text:style-name="T1">all consumer groups</text:span></text:span><text:span text:style-name="T1"> to store offsets.</text:span></text:p>
        </text:list-item>
        <text:list-item>
          <text:p text:style-name="P344"><text:span text:style-name="T1">The </text:span><text:span text:style-name="Strong_20_Emphasis"><text:span text:style-name="T1">metadata quorum</text:span></text:span><text:span text:style-name="T1"> in KRaft mode is unrelated to </text:span><text:span text:style-name="Source_20_Text"><text:span text:style-name="T1">__consumer_offsets</text:span></text:span><text:span text:style-name="T1"> and is used internally by Kafka to manage cluster metadata, without involving consumer offsets.</text:span></text:p>
        </text:list-item>
      </text:list>
      <text:p text:style-name="P113"><text:span text:style-name="T1">Let me know if you need further details on managing </text:span><text:span text:style-name="Source_20_Text"><text:span text:style-name="T1">__consumer_offsets</text:span></text:span><text:span text:style-name="T1"> or the metadata quorum!</text:span></text:p>
      <text:h text:style-name="P5" text:outline-level="5">You said:</text:h>
      <text:p text:style-name="P117">How KRaft Kafka sores metadata quorum ?</text:p>
      <text:h text:style-name="P6" text:outline-level="6">ChatGPT said:</text:h>
      <text:p text:style-name="P113"><text:span text:style-name="T1">In Kafka with KRaft mode (KRaft stands for </text:span><text:span text:style-name="Strong_20_Emphasis"><text:span text:style-name="T1">Kafka Raft</text:span></text:span><text:span text:style-name="T1">), the </text:span><text:span text:style-name="Strong_20_Emphasis"><text:span text:style-name="T1">metadata quorum</text:span></text:span><text:span text:style-name="T1"> is managed internally by Kafka itself, without using Zookeeper. Instead, Kafka employs a Raft consensus protocol to ensure that metadata is consistently stored and replicated across a set of Kafka brokers designated as </text:span><text:span text:style-name="Strong_20_Emphasis"><text:span text:style-name="T1">KRaft controllers</text:span></text:span><text:span text:style-name="T1">.</text:span></text:p>
      <text:p text:style-name="P118">Here’s a breakdown of how KRaft mode works and how Kafka stores and manages metadata in a quorum:</text:p>
      <text:h text:style-name="P1" text:outline-level="3"><text:soft-page-break/><text:span text:style-name="T1">1. </text:span><text:span text:style-name="Strong_20_Emphasis"><text:span text:style-name="T1">What the Metadata Quorum Stores</text:span></text:span></text:h>
      <text:p text:style-name="P118">In KRaft mode, Kafka’s metadata quorum stores all essential cluster metadata, including:</text:p>
      <text:list xml:id="list3815509796" text:style-name="L130">
        <text:list-item>
          <text:p text:style-name="P345"><text:span text:style-name="Strong_20_Emphasis"><text:span text:style-name="T1">Topic configurations</text:span></text:span><text:span text:style-name="T1">: Names, partitions, replication factors, and topic-level configurations.</text:span></text:p>
        </text:list-item>
        <text:list-item>
          <text:p text:style-name="P345"><text:span text:style-name="Strong_20_Emphasis"><text:span text:style-name="T1">Partition assignments</text:span></text:span><text:span text:style-name="T1">: Mapping of partitions to brokers and replica assignments.</text:span></text:p>
        </text:list-item>
        <text:list-item>
          <text:p text:style-name="P345"><text:span text:style-name="Strong_20_Emphasis"><text:span text:style-name="T1">Consumer group metadata</text:span></text:span><text:span text:style-name="T1">: Details of consumer groups, though not offsets (those are still in </text:span><text:span text:style-name="Source_20_Text"><text:span text:style-name="T1">__consumer_offsets</text:span></text:span><text:span text:style-name="T1">).</text:span></text:p>
        </text:list-item>
        <text:list-item>
          <text:p text:style-name="P345"><text:span text:style-name="Strong_20_Emphasis"><text:span text:style-name="T1">Access Control Lists (ACLs)</text:span></text:span><text:span text:style-name="T1">: Security configurations for authorizing users and roles.</text:span></text:p>
        </text:list-item>
        <text:list-item>
          <text:p text:style-name="P346"><text:span text:style-name="Strong_20_Emphasis"><text:span text:style-name="T1">Cluster membership</text:span></text:span><text:span text:style-name="T1">: Information about active brokers, controller assignments, and replication status.</text:span></text:p>
        </text:list-item>
      </text:list>
      <text:p text:style-name="P118">This metadata is stored in a highly-available manner by using Raft, which maintains consensus across a set of designated controllers.</text:p>
      <text:h text:style-name="P1" text:outline-level="3"><text:span text:style-name="T1">2. </text:span><text:span text:style-name="Strong_20_Emphasis"><text:span text:style-name="T1">KRaft Controllers and the Quorum</text:span></text:span></text:h>
      <text:p text:style-name="P113"><text:span text:style-name="T1">In KRaft mode, one or more Kafka brokers are assigned the </text:span><text:span text:style-name="Strong_20_Emphasis"><text:span text:style-name="T1">controller role</text:span></text:span><text:span text:style-name="T1">. These brokers form a </text:span><text:span text:style-name="Strong_20_Emphasis"><text:span text:style-name="T1">metadata quorum</text:span></text:span><text:span text:style-name="T1"> that uses the Raft protocol to synchronize and agree on all metadata changes. Here’s how it works:</text:span></text:p>
      <text:list xml:id="list3166434617" text:style-name="L131">
        <text:list-item>
          <text:p text:style-name="P347"><text:span text:style-name="Strong_20_Emphasis"><text:span text:style-name="T1">Leader and Followers</text:span></text:span><text:span text:style-name="T1">: One of the controllers is designated as the </text:span><text:span text:style-name="Strong_20_Emphasis"><text:span text:style-name="T1">leader</text:span></text:span><text:span text:style-name="T1"> of the metadata quorum. This leader is responsible for receiving and processing all metadata changes, such as topic creation or partition reassignment.</text:span></text:p>
        </text:list-item>
        <text:list-item>
          <text:p text:style-name="P347"><text:span text:style-name="Strong_20_Emphasis"><text:span text:style-name="T1">Raft Consensus Protocol</text:span></text:span><text:span text:style-name="T1">: The leader replicates changes to the </text:span><text:span text:style-name="Strong_20_Emphasis"><text:span text:style-name="T1">followers</text:span></text:span><text:span text:style-name="T1"> in the quorum. The followers acknowledge these changes, and only when a majority (quorum) of followers have accepted a change does it get committed. This ensures consistency and durability.</text:span></text:p>
        </text:list-item>
        <text:list-item>
          <text:p text:style-name="P348"><text:span text:style-name="Strong_20_Emphasis"><text:span text:style-name="T1">Failover and Leader Election</text:span></text:span><text:span text:style-name="T1">: If the leader controller fails, the Raft protocol triggers a leader election among the remaining followers to elect a new leader, ensuring high availability and continuity of metadata management.</text:span></text:p>
        </text:list-item>
      </text:list>
      <text:h text:style-name="P1" text:outline-level="3"><text:span text:style-name="T1">3. </text:span><text:span text:style-name="Strong_20_Emphasis"><text:span text:style-name="T1">Metadata Storage in Log Segments</text:span></text:span></text:h>
      <text:p text:style-name="P113"><text:span text:style-name="T1">KRaft controllers store metadata in </text:span><text:span text:style-name="Strong_20_Emphasis"><text:span text:style-name="T1">log segments</text:span></text:span><text:span text:style-name="T1"> on disk, similar to how Kafka stores regular topic data. These logs are written in a format that Raft can replay in case of failures or when a new follower joins the quorum and needs to catch up on recent changes.</text:span></text:p>
      <text:list xml:id="list2374108777" text:style-name="L132">
        <text:list-item>
          <text:p text:style-name="P349"><text:span text:style-name="Strong_20_Emphasis"><text:span text:style-name="T1">Log-Based Storage</text:span></text:span><text:span text:style-name="T1">: Metadata updates are appended to a </text:span><text:span text:style-name="Strong_20_Emphasis"><text:span text:style-name="T1">Raft log</text:span></text:span><text:span text:style-name="T1">. Each entry in this log represents a change in the cluster metadata, such as topic creation or broker addition.</text:span></text:p>
        </text:list-item>
        <text:list-item>
          <text:p text:style-name="P349"><text:soft-page-break/><text:span text:style-name="Strong_20_Emphasis"><text:span text:style-name="T1">Snapshot Mechanism</text:span></text:span><text:span text:style-name="T1">: To prevent unbounded log growth, KRaft controllers periodically create </text:span><text:span text:style-name="Strong_20_Emphasis"><text:span text:style-name="T1">snapshots</text:span></text:span><text:span text:style-name="T1"> of the current metadata state. This allows the system to truncate old log entries that are no longer needed, improving storage efficiency.</text:span></text:p>
        </text:list-item>
        <text:list-item>
          <text:p text:style-name="P350"><text:span text:style-name="Strong_20_Emphasis"><text:span text:style-name="T1">State Machines</text:span></text:span><text:span text:style-name="T1">: Each controller node in the quorum has a state machine that interprets the Raft log entries and applies them to maintain the current metadata state. This state machine is essential for translating the log entries into meaningful metadata configurations.</text:span></text:p>
        </text:list-item>
      </text:list>
      <text:h text:style-name="P1" text:outline-level="3"><text:span text:style-name="T1">4. </text:span><text:span text:style-name="Strong_20_Emphasis"><text:span text:style-name="T1">KRaft Mode and Replication for High Availability</text:span></text:span></text:h>
      <text:list xml:id="list2211720951" text:style-name="L133">
        <text:list-item>
          <text:p text:style-name="P351"><text:span text:style-name="Strong_20_Emphasis"><text:span text:style-name="T1">Replication Factor</text:span></text:span><text:span text:style-name="T1">: Kafka’s metadata quorum typically uses an odd number of controllers (e.g., 3 or 5) to achieve consensus. The majority-based quorum prevents split-brain scenarios and provides high availability.</text:span></text:p>
        </text:list-item>
        <text:list-item>
          <text:p text:style-name="P352"><text:span text:style-name="Strong_20_Emphasis"><text:span text:style-name="T1">Controller Configuration</text:span></text:span><text:span text:style-name="T1">: The controllers are designated through configuration in </text:span><text:span text:style-name="Source_20_Text"><text:span text:style-name="T1">server.properties</text:span></text:span><text:span text:style-name="T1">. Brokers that participate in the quorum need </text:span><text:span text:style-name="Source_20_Text"><text:span text:style-name="T1">process.roles=controller</text:span></text:span><text:span text:style-name="T1"> or both </text:span><text:span text:style-name="Source_20_Text"><text:span text:style-name="T1">controller</text:span></text:span><text:span text:style-name="T1"> and </text:span><text:span text:style-name="Source_20_Text"><text:span text:style-name="T1">broker</text:span></text:span><text:span text:style-name="T1">.</text:span></text:p>
        </text:list-item>
      </text:list>
      <text:h text:style-name="P1" text:outline-level="3"><text:span text:style-name="T1">5. </text:span><text:span text:style-name="Strong_20_Emphasis"><text:span text:style-name="T1">Configuration of the Metadata Quorum</text:span></text:span></text:h>
      <text:p text:style-name="P113"><text:span text:style-name="T1">In KRaft mode, the following configurations are typically set for controllers in </text:span><text:span text:style-name="Source_20_Text"><text:span text:style-name="T1">server.properties</text:span></text:span><text:span text:style-name="T1">:</text:span></text:p>
      <text:p text:style-name="P28">properties</text:p>
      <text:p text:style-name="P28">Copy code</text:p>
      <text:p text:style-name="P80"><text:span text:style-name="Source_20_Text"><text:span text:style-name="T1"># Enable controller role</text:span></text:span></text:p>
      <text:p text:style-name="P80"><text:span text:style-name="Source_20_Text"><text:span text:style-name="T1">process.roles=controller,broker</text:span></text:span></text:p>
      <text:p text:style-name="P80"/>
      <text:p text:style-name="P80"><text:span text:style-name="Source_20_Text"><text:span text:style-name="T1"># Define the controller quorum</text:span></text:span></text:p>
      <text:p text:style-name="P80"><text:span text:style-name="Source_20_Text"><text:span text:style-name="T1">controller.quorum.voters=1@broker1:9093,2@broker2:9093,3@broker3:9093</text:span></text:span></text:p>
      <text:p text:style-name="P80"/>
      <text:p text:style-name="P80"><text:span text:style-name="Source_20_Text"><text:span text:style-name="T1"># Metadata log directory</text:span></text:span></text:p>
      <text:p text:style-name="P80"><text:span text:style-name="Source_20_Text"><text:span text:style-name="T1">metadata.log.dir=/path/to/metadata/log</text:span></text:span></text:p>
      <text:p text:style-name="P80"/>
      <text:p text:style-name="P80"><text:span text:style-name="Source_20_Text"><text:span text:style-name="T1"># Raft-specific configurations</text:span></text:span></text:p>
      <text:p text:style-name="P80"><text:span text:style-name="Source_20_Text"><text:span text:style-name="T1">controller.heartbeat.interval.ms=1000</text:span></text:span></text:p>
      <text:p text:style-name="P79"><text:span text:style-name="Source_20_Text"><text:span text:style-name="T1">election.timeout.ms=5000</text:span></text:span></text:p>
      <text:list xml:id="list460299666" text:style-name="L134">
        <text:list-item>
          <text:p text:style-name="P353"><text:span text:style-name="Strong_20_Emphasis"><text:span text:style-name="T1">process.roles</text:span></text:span><text:span text:style-name="T1">: Defines the broker’s role. Brokers with </text:span><text:span text:style-name="Source_20_Text"><text:span text:style-name="T1">controller</text:span></text:span><text:span text:style-name="T1"> participate in the quorum.</text:span></text:p>
        </text:list-item>
        <text:list-item>
          <text:p text:style-name="P353"><text:span text:style-name="Strong_20_Emphasis"><text:span text:style-name="T1">controller.quorum.voters</text:span></text:span><text:span text:style-name="T1">: Specifies the list of brokers acting as controllers and their IDs. This is the quorum.</text:span></text:p>
        </text:list-item>
        <text:list-item>
          <text:p text:style-name="P353"><text:span text:style-name="Strong_20_Emphasis"><text:span text:style-name="T1">metadata.log.dir</text:span></text:span><text:span text:style-name="T1">: Specifies the directory where Raft logs and snapshots are stored.</text:span></text:p>
        </text:list-item>
        <text:list-item>
          <text:p text:style-name="P353"><text:soft-page-break/><text:span text:style-name="Strong_20_Emphasis"><text:span text:style-name="T1">controller.heartbeat.interval.ms</text:span></text:span><text:span text:style-name="T1">: Frequency of controller heartbeats to maintain quorum.</text:span></text:p>
        </text:list-item>
        <text:list-item>
          <text:p text:style-name="P354"><text:span text:style-name="Strong_20_Emphasis"><text:span text:style-name="T1">election.timeout.ms</text:span></text:span><text:span text:style-name="T1">: Timeout for triggering a new leader election if the current leader is unresponsive.</text:span></text:p>
        </text:list-item>
      </text:list>
      <text:h text:style-name="P1" text:outline-level="3"><text:span text:style-name="T1">6. </text:span><text:span text:style-name="Strong_20_Emphasis"><text:span text:style-name="T1">Monitoring and Managing the Metadata Quorum</text:span></text:span></text:h>
      <text:p text:style-name="P113"><text:span text:style-name="T1">In KRaft mode, tools like </text:span><text:span text:style-name="Source_20_Text"><text:span text:style-name="T1">kafka-metadata-quorum.sh</text:span></text:span><text:span text:style-name="T1"> (for viewing quorum status) and Prometheus/Grafana (for monitoring metrics) are essential for tracking the health and stability of the metadata quorum:</text:span></text:p>
      <text:list xml:id="list944803351" text:style-name="L135">
        <text:list-item>
          <text:p text:style-name="P355"><text:span text:style-name="Strong_20_Emphasis"><text:span text:style-name="T1">kafka-metadata-quorum.sh</text:span></text:span><text:span text:style-name="T1">: Allows you to check the status of the quorum, list quorum members, and monitor the active controller.</text:span></text:p>
        </text:list-item>
        <text:list-item>
          <text:p text:style-name="P356"><text:span text:style-name="Strong_20_Emphasis"><text:span text:style-name="T1">JMX Metrics</text:span></text:span><text:span text:style-name="T1">: Expose metadata-related metrics, such as </text:span><text:span text:style-name="Source_20_Text"><text:span text:style-name="T1">kafka_controller_is_active_controller</text:span></text:span><text:span text:style-name="T1">, </text:span><text:span text:style-name="Source_20_Text"><text:span text:style-name="T1">UnderReplicatedPartitions</text:span></text:span><text:span text:style-name="T1">, and </text:span><text:span text:style-name="Source_20_Text"><text:span text:style-name="T1">ControllerChangesPerSec</text:span></text:span><text:span text:style-name="T1">, which can be used to monitor the controller state and quorum health.</text:span></text:p>
        </text:list-item>
      </text:list>
      <text:p text:style-name="Horizontal_20_Line"/>
      <text:h text:style-name="P2" text:outline-level="3">Summary</text:h>
      <text:p text:style-name="P118">In Kafka KRaft mode:</text:p>
      <text:list xml:id="list4051288583" text:style-name="L136">
        <text:list-item>
          <text:p text:style-name="P357"><text:span text:style-name="T1">The </text:span><text:span text:style-name="Strong_20_Emphasis"><text:span text:style-name="T1">metadata quorum</text:span></text:span><text:span text:style-name="T1"> consists of Kafka controllers that use the </text:span><text:span text:style-name="Strong_20_Emphasis"><text:span text:style-name="T1">Raft consensus protocol</text:span></text:span><text:span text:style-name="T1"> to maintain and replicate critical metadata.</text:span></text:p>
        </text:list-item>
        <text:list-item>
          <text:p text:style-name="P357"><text:span text:style-name="Strong_20_Emphasis"><text:span text:style-name="T1">Log-based storage</text:span></text:span><text:span text:style-name="T1"> is used to store metadata updates, with periodic </text:span><text:span text:style-name="Strong_20_Emphasis"><text:span text:style-name="T1">snapshots</text:span></text:span><text:span text:style-name="T1"> to optimize storage.</text:span></text:p>
        </text:list-item>
        <text:list-item>
          <text:p text:style-name="P357"><text:span text:style-name="Strong_20_Emphasis"><text:span text:style-name="T1">Configurations</text:span></text:span><text:span text:style-name="T1"> like </text:span><text:span text:style-name="Source_20_Text"><text:span text:style-name="T1">controller.quorum.voters</text:span></text:span><text:span text:style-name="T1"> and </text:span><text:span text:style-name="Source_20_Text"><text:span text:style-name="T1">metadata.log.dir</text:span></text:span><text:span text:style-name="T1"> define the quorum participants and storage location.</text:span></text:p>
        </text:list-item>
        <text:list-item>
          <text:p text:style-name="P358"><text:span text:style-name="T1">Monitoring tools like </text:span><text:span text:style-name="Source_20_Text"><text:span text:style-name="T1">kafka-metadata-quorum.sh</text:span></text:span><text:span text:style-name="T1"> and JMX metrics help in managing and monitoring the health of the quorum.</text:span></text:p>
        </text:list-item>
      </text:list>
      <text:p text:style-name="P118">This architecture replaces Zookeeper’s role, providing Kafka with a native, Raft-based metadata management system that improves scalability and reliability for Kafka clusters in KRaft mode. Let me know if you need more details on specific configurations or tools!</text:p>
      <text:h text:style-name="P5" text:outline-level="5">You said:</text:h>
      <text:p text:style-name="P117">Can you show me typical example of data stored in metdata.log.dir?</text:p>
      <text:h text:style-name="P6" text:outline-level="6"><text:soft-page-break/>ChatGPT said:</text:h>
      <text:p text:style-name="P113"><text:span text:style-name="T1">The </text:span><text:span text:style-name="Source_20_Text"><text:span text:style-name="T1">metadata.log.dir</text:span></text:span><text:span text:style-name="T1"> in Kafka KRaft mode stores the </text:span><text:span text:style-name="Strong_20_Emphasis"><text:span text:style-name="T1">Raft log files</text:span></text:span><text:span text:style-name="T1"> that contain all the essential cluster metadata, similar to how Kafka stores data in topic partitions. This metadata includes information about topics, partition assignments, configuration changes, broker registration, ACLs, and controller elections. The metadata is stored in a sequence of log segments, where each log entry represents a change or update to the cluster metadata.</text:span></text:p>
      <text:p text:style-name="P113"><text:span text:style-name="T1">Here's an overview of the kind of data you might see in </text:span><text:span text:style-name="Source_20_Text"><text:span text:style-name="T1">metadata.log.dir</text:span></text:span><text:span text:style-name="T1">, along with an example of the content within these log files.</text:span></text:p>
      <text:h text:style-name="P1" text:outline-level="3"><text:span text:style-name="T1">Directory Structure of </text:span><text:span text:style-name="Source_20_Text"><text:span text:style-name="T1">metadata.log.dir</text:span></text:span></text:h>
      <text:p text:style-name="P113"><text:span text:style-name="T1">The </text:span><text:span text:style-name="Source_20_Text"><text:span text:style-name="T1">metadata.log.dir</text:span></text:span><text:span text:style-name="T1"> directory generally contains:</text:span></text:p>
      <text:list xml:id="list3606876939" text:style-name="L137">
        <text:list-item>
          <text:p text:style-name="P359"><text:span text:style-name="Strong_20_Emphasis"><text:span text:style-name="T1">Log Segments</text:span></text:span><text:span text:style-name="T1">: Files named sequentially (e.g., </text:span><text:span text:style-name="Source_20_Text"><text:span text:style-name="T1">00000000000000000000.log</text:span></text:span><text:span text:style-name="T1">, </text:span><text:span text:style-name="Source_20_Text"><text:span text:style-name="T1">00000000000000000001.log</text:span></text:span><text:span text:style-name="T1">), similar to topic partition logs.</text:span></text:p>
        </text:list-item>
        <text:list-item>
          <text:p text:style-name="P359"><text:span text:style-name="Strong_20_Emphasis"><text:span text:style-name="T1">Index Files</text:span></text:span><text:span text:style-name="T1">: Associated index files (e.g., </text:span><text:span text:style-name="Source_20_Text"><text:span text:style-name="T1">00000000000000000000.index</text:span></text:span><text:span text:style-name="T1">) that help locate entries within the log segment.</text:span></text:p>
        </text:list-item>
        <text:list-item>
          <text:p text:style-name="P360"><text:span text:style-name="Strong_20_Emphasis"><text:span text:style-name="T1">Checkpoint Files</text:span></text:span><text:span text:style-name="T1">: Files like </text:span><text:span text:style-name="Source_20_Text"><text:span text:style-name="T1">meta.properties</text:span></text:span><text:span text:style-name="T1"> and </text:span><text:span text:style-name="Source_20_Text"><text:span text:style-name="T1">snapshot</text:span></text:span><text:span text:style-name="T1"> files to store metadata snapshots and configurations.</text:span></text:p>
        </text:list-item>
      </text:list>
      <text:p text:style-name="P118">Example directory structure:</text:p>
      <text:p text:style-name="P28">lua</text:p>
      <text:p text:style-name="P28">Copy code</text:p>
      <text:p text:style-name="P80"><text:span text:style-name="Source_20_Text"><text:span text:style-name="T1">/path/to/metadata.log.dir/</text:span></text:span></text:p>
      <text:p text:style-name="P80"><text:span text:style-name="Source_20_Text"><text:span text:style-name="T1">├── 00000000000000000000.log</text:span></text:span></text:p>
      <text:p text:style-name="P80"><text:span text:style-name="Source_20_Text"><text:span text:style-name="T1">├── 00000000000000000000.index</text:span></text:span></text:p>
      <text:p text:style-name="P80"><text:span text:style-name="Source_20_Text"><text:span text:style-name="T1">├── 00000000000000000001.log</text:span></text:span></text:p>
      <text:p text:style-name="P80"><text:span text:style-name="Source_20_Text"><text:span text:style-name="T1">├── 00000000000000000001.index</text:span></text:span></text:p>
      <text:p text:style-name="P80"><text:span text:style-name="Source_20_Text"><text:span text:style-name="T1">├── meta.properties</text:span></text:span></text:p>
      <text:p text:style-name="P80"><text:span text:style-name="Source_20_Text"><text:span text:style-name="T1">└── snapshot/</text:span></text:span></text:p>
      <text:p text:style-name="P79"><text:span text:style-name="Source_20_Text"><text:span text:style-name="T1"><text:s text:c="4"/>└── snapshot_file_name</text:span></text:span></text:p>
      <text:h text:style-name="P2" text:outline-level="3">Typical Data Entries in Log Files</text:h>
      <text:p text:style-name="P113"><text:span text:style-name="T1">Each log file (</text:span><text:span text:style-name="Source_20_Text"><text:span text:style-name="T1">.log</text:span></text:span><text:span text:style-name="T1">) in the </text:span><text:span text:style-name="Source_20_Text"><text:span text:style-name="T1">metadata.log.dir</text:span></text:span><text:span text:style-name="T1"> directory contains a sequence of </text:span><text:span text:style-name="Strong_20_Emphasis"><text:span text:style-name="T1">metadata records</text:span></text:span><text:span text:style-name="T1"> that represent actions taken in the Kafka cluster, such as topic creation, partition reassignment, or broker registration. Each record typically has the following fields:</text:span></text:p>
      <text:list xml:id="list2302456705" text:style-name="L138">
        <text:list-item>
          <text:p text:style-name="P361"><text:span text:style-name="Strong_20_Emphasis"><text:span text:style-name="T1">Offset</text:span></text:span><text:span text:style-name="T1">: The position of the record in the log, which is unique within the log segment.</text:span></text:p>
        </text:list-item>
        <text:list-item>
          <text:p text:style-name="P361"><text:soft-page-break/><text:span text:style-name="Strong_20_Emphasis"><text:span text:style-name="T1">Record Type</text:span></text:span><text:span text:style-name="T1">: The type of metadata operation (e.g., </text:span><text:span text:style-name="Source_20_Text"><text:span text:style-name="T1">TopicRecord</text:span></text:span><text:span text:style-name="T1">, </text:span><text:span text:style-name="Source_20_Text"><text:span text:style-name="T1">PartitionRecord</text:span></text:span><text:span text:style-name="T1">, </text:span><text:span text:style-name="Source_20_Text"><text:span text:style-name="T1">ConfigRecord</text:span></text:span><text:span text:style-name="T1">, </text:span><text:span text:style-name="Source_20_Text"><text:span text:style-name="T1">BrokerRegistrationRecord</text:span></text:span><text:span text:style-name="T1">, etc.).</text:span></text:p>
        </text:list-item>
        <text:list-item>
          <text:p text:style-name="P362"><text:span text:style-name="Strong_20_Emphasis"><text:span text:style-name="T1">Key and Value</text:span></text:span><text:span text:style-name="T1">: The key represents the entity being modified (such as a topic name), and the value holds the details of the metadata change.</text:span></text:p>
        </text:list-item>
      </text:list>
      <text:h text:style-name="P2" text:outline-level="3">Example Data Entries</text:h>
      <text:p text:style-name="P113"><text:span text:style-name="T1">Below are examples of typical data entries you might find in the Raft log files stored in </text:span><text:span text:style-name="Source_20_Text"><text:span text:style-name="T1">metadata.log.dir</text:span></text:span><text:span text:style-name="T1">. These are simplified versions to illustrate the types of information stored.</text:span></text:p>
      <text:h text:style-name="P3" text:outline-level="4"><text:span text:style-name="T1">1. </text:span><text:span text:style-name="Strong_20_Emphasis"><text:span text:style-name="T1">Topic Creation (TopicRecord)</text:span></text:span></text:h>
      <text:p text:style-name="P28">json</text:p>
      <text:p text:style-name="P28">Copy code</text:p>
      <text:p text:style-name="P80"><text:span text:style-name="Source_20_Text"><text:span text:style-name="T1">{</text:span></text:span></text:p>
      <text:p text:style-name="P80"><text:span text:style-name="Source_20_Text"><text:span text:style-name="T1"><text:s text:c="2"/>"offset": 0,</text:span></text:span></text:p>
      <text:p text:style-name="P80"><text:span text:style-name="Source_20_Text"><text:span text:style-name="T1"><text:s text:c="2"/>"record_type": "TopicRecord",</text:span></text:span></text:p>
      <text:p text:style-name="P80"><text:span text:style-name="Source_20_Text"><text:span text:style-name="T1"><text:s text:c="2"/>"topic_name": "example_topic",</text:span></text:span></text:p>
      <text:p text:style-name="P80"><text:span text:style-name="Source_20_Text"><text:span text:style-name="T1"><text:s text:c="2"/>"num_partitions": 3,</text:span></text:span></text:p>
      <text:p text:style-name="P80"><text:span text:style-name="Source_20_Text"><text:span text:style-name="T1"><text:s text:c="2"/>"replication_factor": 2,</text:span></text:span></text:p>
      <text:p text:style-name="P80"><text:span text:style-name="Source_20_Text"><text:span text:style-name="T1"><text:s text:c="2"/>"configs": {</text:span></text:span></text:p>
      <text:p text:style-name="P80"><text:span text:style-name="Source_20_Text"><text:span text:style-name="T1"><text:s text:c="4"/>"cleanup.policy": "compact",</text:span></text:span></text:p>
      <text:p text:style-name="P80"><text:span text:style-name="Source_20_Text"><text:span text:style-name="T1"><text:s text:c="4"/>"retention.ms": "604800000"</text:span></text:span></text:p>
      <text:p text:style-name="P80"><text:span text:style-name="Source_20_Text"><text:span text:style-name="T1"><text:s text:c="2"/>}</text:span></text:span></text:p>
      <text:p text:style-name="P79"><text:span text:style-name="Source_20_Text"><text:span text:style-name="T1">}</text:span></text:span></text:p>
      <text:list xml:id="list988542258" text:style-name="L139">
        <text:list-item>
          <text:p text:style-name="P363"><text:span text:style-name="Strong_20_Emphasis"><text:span text:style-name="T1">Description</text:span></text:span><text:span text:style-name="T1">: This entry represents the creation of a topic named </text:span><text:span text:style-name="Source_20_Text"><text:span text:style-name="T1">example_topic</text:span></text:span><text:span text:style-name="T1"> with 3 partitions, a replication factor of 2, and topic-specific configurations (e.g., </text:span><text:span text:style-name="Source_20_Text"><text:span text:style-name="T1">cleanup.policy=compact</text:span></text:span><text:span text:style-name="T1">, </text:span><text:span text:style-name="Source_20_Text"><text:span text:style-name="T1">retention.ms=604800000</text:span></text:span><text:span text:style-name="T1">).</text:span></text:p>
        </text:list-item>
      </text:list>
      <text:h text:style-name="P3" text:outline-level="4"><text:span text:style-name="T1">2. </text:span><text:span text:style-name="Strong_20_Emphasis"><text:span text:style-name="T1">Partition Assignment (PartitionRecord)</text:span></text:span></text:h>
      <text:p text:style-name="P28">json</text:p>
      <text:p text:style-name="P28">Copy code</text:p>
      <text:p text:style-name="P80"><text:span text:style-name="Source_20_Text"><text:span text:style-name="T1">{</text:span></text:span></text:p>
      <text:p text:style-name="P80"><text:span text:style-name="Source_20_Text"><text:span text:style-name="T1"><text:s text:c="2"/>"offset": 1,</text:span></text:span></text:p>
      <text:p text:style-name="P80"><text:span text:style-name="Source_20_Text"><text:span text:style-name="T1"><text:s text:c="2"/>"record_type": "PartitionRecord",</text:span></text:span></text:p>
      <text:p text:style-name="P80"><text:span text:style-name="Source_20_Text"><text:span text:style-name="T1"><text:s text:c="2"/>"topic_name": "example_topic",</text:span></text:span></text:p>
      <text:p text:style-name="P80"><text:span text:style-name="Source_20_Text"><text:span text:style-name="T1"><text:s text:c="2"/>"partition_id": 0,</text:span></text:span></text:p>
      <text:p text:style-name="P80"><text:span text:style-name="Source_20_Text"><text:span text:style-name="T1"><text:s text:c="2"/>"replica_nodes": [1, 2],</text:span></text:span></text:p>
      <text:p text:style-name="P80"><text:span text:style-name="Source_20_Text"><text:span text:style-name="T1"><text:s text:c="2"/>"isr": [1, 2]</text:span></text:span></text:p>
      <text:p text:style-name="P79"><text:span text:style-name="Source_20_Text"><text:span text:style-name="T1">}</text:span></text:span></text:p>
      <text:list xml:id="list3965051731" text:style-name="L140">
        <text:list-item>
          <text:p text:style-name="P364"><text:soft-page-break/><text:span text:style-name="Strong_20_Emphasis"><text:span text:style-name="T1">Description</text:span></text:span><text:span text:style-name="T1">: This entry assigns partition 0 of </text:span><text:span text:style-name="Source_20_Text"><text:span text:style-name="T1">example_topic</text:span></text:span><text:span text:style-name="T1"> to brokers 1 and 2, with both brokers listed in the ISR (In-Sync Replicas). This partition assignment information is critical for Kafka to know where partition replicas are stored.</text:span></text:p>
        </text:list-item>
      </text:list>
      <text:h text:style-name="P3" text:outline-level="4"><text:span text:style-name="T1">3. </text:span><text:span text:style-name="Strong_20_Emphasis"><text:span text:style-name="T1">Configuration Update (ConfigRecord)</text:span></text:span></text:h>
      <text:p text:style-name="P28">json</text:p>
      <text:p text:style-name="P28">Copy code</text:p>
      <text:p text:style-name="P80"><text:span text:style-name="Source_20_Text"><text:span text:style-name="T1">{</text:span></text:span></text:p>
      <text:p text:style-name="P80"><text:span text:style-name="Source_20_Text"><text:span text:style-name="T1"><text:s text:c="2"/>"offset": 2,</text:span></text:span></text:p>
      <text:p text:style-name="P80"><text:span text:style-name="Source_20_Text"><text:span text:style-name="T1"><text:s text:c="2"/>"record_type": "ConfigRecord",</text:span></text:span></text:p>
      <text:p text:style-name="P80"><text:span text:style-name="Source_20_Text"><text:span text:style-name="T1"><text:s text:c="2"/>"resource_type": "TOPIC",</text:span></text:span></text:p>
      <text:p text:style-name="P80"><text:span text:style-name="Source_20_Text"><text:span text:style-name="T1"><text:s text:c="2"/>"resource_name": "example_topic",</text:span></text:span></text:p>
      <text:p text:style-name="P80"><text:span text:style-name="Source_20_Text"><text:span text:style-name="T1"><text:s text:c="2"/>"config_key": "retention.ms",</text:span></text:span></text:p>
      <text:p text:style-name="P80"><text:span text:style-name="Source_20_Text"><text:span text:style-name="T1"><text:s text:c="2"/>"config_value": "86400000"</text:span></text:span></text:p>
      <text:p text:style-name="P79"><text:span text:style-name="Source_20_Text"><text:span text:style-name="T1">}</text:span></text:span></text:p>
      <text:list xml:id="list4023680129" text:style-name="L141">
        <text:list-item>
          <text:p text:style-name="P365"><text:span text:style-name="Strong_20_Emphasis"><text:span text:style-name="T1">Description</text:span></text:span><text:span text:style-name="T1">: This entry represents a configuration change for </text:span><text:span text:style-name="Source_20_Text"><text:span text:style-name="T1">example_topic</text:span></text:span><text:span text:style-name="T1">, updating the </text:span><text:span text:style-name="Source_20_Text"><text:span text:style-name="T1">retention.ms</text:span></text:span><text:span text:style-name="T1"> setting to </text:span><text:span text:style-name="Source_20_Text"><text:span text:style-name="T1">86400000</text:span></text:span><text:span text:style-name="T1"> milliseconds (1 day). Such records allow Kafka to apply dynamic configuration changes without requiring a restart.</text:span></text:p>
        </text:list-item>
      </text:list>
      <text:h text:style-name="P3" text:outline-level="4"><text:span text:style-name="T1">4. </text:span><text:span text:style-name="Strong_20_Emphasis"><text:span text:style-name="T1">Broker Registration (BrokerRegistrationRecord)</text:span></text:span></text:h>
      <text:p text:style-name="P28">json</text:p>
      <text:p text:style-name="P28">Copy code</text:p>
      <text:p text:style-name="P80"><text:span text:style-name="Source_20_Text"><text:span text:style-name="T1">{</text:span></text:span></text:p>
      <text:p text:style-name="P80"><text:span text:style-name="Source_20_Text"><text:span text:style-name="T1"><text:s text:c="2"/>"offset": 3,</text:span></text:span></text:p>
      <text:p text:style-name="P80"><text:span text:style-name="Source_20_Text"><text:span text:style-name="T1"><text:s text:c="2"/>"record_type": "BrokerRegistrationRecord",</text:span></text:span></text:p>
      <text:p text:style-name="P80"><text:span text:style-name="Source_20_Text"><text:span text:style-name="T1"><text:s text:c="2"/>"broker_id": 1,</text:span></text:span></text:p>
      <text:p text:style-name="P80"><text:span text:style-name="Source_20_Text"><text:span text:style-name="T1"><text:s text:c="2"/>"endpoints": [</text:span></text:span></text:p>
      <text:p text:style-name="P80"><text:span text:style-name="Source_20_Text"><text:span text:style-name="T1"><text:s text:c="4"/>{"listener_name": "PLAINTEXT", "host": "broker1", "port": 9092}</text:span></text:span></text:p>
      <text:p text:style-name="P80"><text:span text:style-name="Source_20_Text"><text:span text:style-name="T1"><text:s text:c="2"/>],</text:span></text:span></text:p>
      <text:p text:style-name="P80"><text:span text:style-name="Source_20_Text"><text:span text:style-name="T1"><text:s text:c="2"/>"rack": "rack1",</text:span></text:span></text:p>
      <text:p text:style-name="P80"><text:span text:style-name="Source_20_Text"><text:span text:style-name="T1"><text:s text:c="2"/>"features": {</text:span></text:span></text:p>
      <text:p text:style-name="P80"><text:span text:style-name="Source_20_Text"><text:span text:style-name="T1"><text:s text:c="4"/>"supported_version": "3.0",</text:span></text:span></text:p>
      <text:p text:style-name="P80"><text:span text:style-name="Source_20_Text"><text:span text:style-name="T1"><text:s text:c="4"/>"log_directory": "/var/lib/kafka/data"</text:span></text:span></text:p>
      <text:p text:style-name="P80"><text:span text:style-name="Source_20_Text"><text:span text:style-name="T1"><text:s text:c="2"/>}</text:span></text:span></text:p>
      <text:p text:style-name="P79"><text:span text:style-name="Source_20_Text"><text:span text:style-name="T1">}</text:span></text:span></text:p>
      <text:list xml:id="list1621979499" text:style-name="L142">
        <text:list-item>
          <text:p text:style-name="P366"><text:span text:style-name="Strong_20_Emphasis"><text:span text:style-name="T1">Description</text:span></text:span><text:span text:style-name="T1">: This entry registers broker ID 1, detailing its hostname, port, listener name, rack, and supported Kafka version. Broker registration records help Kafka track available brokers and their configurations.</text:span></text:p>
        </text:list-item>
      </text:list>
      <text:h text:style-name="P3" text:outline-level="4"><text:soft-page-break/><text:span text:style-name="T1">5. </text:span><text:span text:style-name="Strong_20_Emphasis"><text:span text:style-name="T1">Controller Change (ControllerRecord)</text:span></text:span></text:h>
      <text:p text:style-name="P28">json</text:p>
      <text:p text:style-name="P28">Copy code</text:p>
      <text:p text:style-name="P80"><text:span text:style-name="Source_20_Text"><text:span text:style-name="T1">{</text:span></text:span></text:p>
      <text:p text:style-name="P80"><text:span text:style-name="Source_20_Text"><text:span text:style-name="T1"><text:s text:c="2"/>"offset": 4,</text:span></text:span></text:p>
      <text:p text:style-name="P80"><text:span text:style-name="Source_20_Text"><text:span text:style-name="T1"><text:s text:c="2"/>"record_type": "ControllerRecord",</text:span></text:span></text:p>
      <text:p text:style-name="P80"><text:span text:style-name="Source_20_Text"><text:span text:style-name="T1"><text:s text:c="2"/>"controller_id": 1,</text:span></text:span></text:p>
      <text:p text:style-name="P80"><text:span text:style-name="Source_20_Text"><text:span text:style-name="T1"><text:s text:c="2"/>"timestamp": 1633120800000</text:span></text:span></text:p>
      <text:p text:style-name="P79"><text:span text:style-name="Source_20_Text"><text:span text:style-name="T1">}</text:span></text:span></text:p>
      <text:list xml:id="list599428904" text:style-name="L143">
        <text:list-item>
          <text:p text:style-name="P367"><text:span text:style-name="Strong_20_Emphasis"><text:span text:style-name="T1">Description</text:span></text:span><text:span text:style-name="T1">: This entry marks a change in the active controller of the cluster. Here, broker ID 1 becomes the new controller at the specified timestamp. Controller records ensure that Kafka knows which broker is responsible for metadata management.</text:span></text:p>
        </text:list-item>
      </text:list>
      <text:h text:style-name="P3" text:outline-level="4"><text:span text:style-name="T1">6. </text:span><text:span text:style-name="Strong_20_Emphasis"><text:span text:style-name="T1">ACL Update (AclRecord)</text:span></text:span></text:h>
      <text:p text:style-name="P28">json</text:p>
      <text:p text:style-name="P28">Copy code</text:p>
      <text:p text:style-name="P80"><text:span text:style-name="Source_20_Text"><text:span text:style-name="T1">{</text:span></text:span></text:p>
      <text:p text:style-name="P80"><text:span text:style-name="Source_20_Text"><text:span text:style-name="T1"><text:s text:c="2"/>"offset": 5,</text:span></text:span></text:p>
      <text:p text:style-name="P80"><text:span text:style-name="Source_20_Text"><text:span text:style-name="T1"><text:s text:c="2"/>"record_type": "AclRecord",</text:span></text:span></text:p>
      <text:p text:style-name="P80"><text:span text:style-name="Source_20_Text"><text:span text:style-name="T1"><text:s text:c="2"/>"principal": "User:alice",</text:span></text:span></text:p>
      <text:p text:style-name="P80"><text:span text:style-name="Source_20_Text"><text:span text:style-name="T1"><text:s text:c="2"/>"permission_type": "ALLOW",</text:span></text:span></text:p>
      <text:p text:style-name="P80"><text:span text:style-name="Source_20_Text"><text:span text:style-name="T1"><text:s text:c="2"/>"operation": "READ",</text:span></text:span></text:p>
      <text:p text:style-name="P80"><text:span text:style-name="Source_20_Text"><text:span text:style-name="T1"><text:s text:c="2"/>"resource_type": "TOPIC",</text:span></text:span></text:p>
      <text:p text:style-name="P80"><text:span text:style-name="Source_20_Text"><text:span text:style-name="T1"><text:s text:c="2"/>"resource_name": "example_topic"</text:span></text:span></text:p>
      <text:p text:style-name="P79"><text:span text:style-name="Source_20_Text"><text:span text:style-name="T1">}</text:span></text:span></text:p>
      <text:list xml:id="list473090016" text:style-name="L144">
        <text:list-item>
          <text:p text:style-name="P368"><text:span text:style-name="Strong_20_Emphasis"><text:span text:style-name="T1">Description</text:span></text:span><text:span text:style-name="T1">: This entry represents an ACL (Access Control List) change, granting </text:span><text:span text:style-name="Source_20_Text"><text:span text:style-name="T1">User:alice</text:span></text:span><text:span text:style-name="T1"> permission to read from </text:span><text:span text:style-name="Source_20_Text"><text:span text:style-name="T1">example_topic</text:span></text:span><text:span text:style-name="T1">. This is used to enforce security controls within the cluster.</text:span></text:p>
        </text:list-item>
      </text:list>
      <text:h text:style-name="P1" text:outline-level="3"><text:span text:style-name="T1">Snapshot Files in </text:span><text:span text:style-name="Source_20_Text"><text:span text:style-name="T1">metadata.log.dir</text:span></text:span></text:h>
      <text:p text:style-name="P113"><text:span text:style-name="T1">Kafka periodically creates </text:span><text:span text:style-name="Strong_20_Emphasis"><text:span text:style-name="T1">snapshots</text:span></text:span><text:span text:style-name="T1"> of the metadata state to optimize storage and recovery speed. Snapshots are stored in the </text:span><text:span text:style-name="Source_20_Text"><text:span text:style-name="T1">snapshot</text:span></text:span><text:span text:style-name="T1"> subdirectory under </text:span><text:span text:style-name="Source_20_Text"><text:span text:style-name="T1">metadata.log.dir</text:span></text:span><text:span text:style-name="T1">. A snapshot represents the complete state of the metadata at a given time, allowing Kafka to skip replaying all historical log entries during startup or recovery.</text:span></text:p>
      <text:h text:style-name="P4" text:outline-level="4">Example Snapshot File Content</text:h>
      <text:p text:style-name="P118">The snapshot file contains consolidated metadata for the entire cluster, including all topics, brokers, and ACLs, up to a certain point in time. Here’s a simplified example of a snapshot entry:</text:p>
      <text:p text:style-name="P28"><text:soft-page-break/>json</text:p>
      <text:p text:style-name="P28">Copy code</text:p>
      <text:p text:style-name="P80"><text:span text:style-name="Source_20_Text"><text:span text:style-name="T1">{</text:span></text:span></text:p>
      <text:p text:style-name="P80"><text:span text:style-name="Source_20_Text"><text:span text:style-name="T1"><text:s text:c="2"/>"snapshot_id": "snapshot-1633120800000",</text:span></text:span></text:p>
      <text:p text:style-name="P80"><text:span text:style-name="Source_20_Text"><text:span text:style-name="T1"><text:s text:c="2"/>"topics": [</text:span></text:span></text:p>
      <text:p text:style-name="P80"><text:span text:style-name="Source_20_Text"><text:span text:style-name="T1"><text:s text:c="4"/>{</text:span></text:span></text:p>
      <text:p text:style-name="P80"><text:span text:style-name="Source_20_Text"><text:span text:style-name="T1"><text:s text:c="6"/>"name": "example_topic",</text:span></text:span></text:p>
      <text:p text:style-name="P80"><text:span text:style-name="Source_20_Text"><text:span text:style-name="T1"><text:s text:c="6"/>"partitions": [</text:span></text:span></text:p>
      <text:p text:style-name="P80"><text:span text:style-name="Source_20_Text"><text:span text:style-name="T1"><text:s text:c="8"/>{"partition_id": 0, "replicas": [1, 2], "isr": [1, 2]},</text:span></text:span></text:p>
      <text:p text:style-name="P80"><text:span text:style-name="Source_20_Text"><text:span text:style-name="T1"><text:s text:c="8"/>{"partition_id": 1, "replicas": [2, 3], "isr": [2, 3]}</text:span></text:span></text:p>
      <text:p text:style-name="P80"><text:span text:style-name="Source_20_Text"><text:span text:style-name="T1"><text:s text:c="6"/>],</text:span></text:span></text:p>
      <text:p text:style-name="P80"><text:span text:style-name="Source_20_Text"><text:span text:style-name="T1"><text:s text:c="6"/>"configs": {</text:span></text:span></text:p>
      <text:p text:style-name="P80"><text:span text:style-name="Source_20_Text"><text:span text:style-name="T1"><text:s text:c="8"/>"cleanup.policy": "compact",</text:span></text:span></text:p>
      <text:p text:style-name="P80"><text:span text:style-name="Source_20_Text"><text:span text:style-name="T1"><text:s text:c="8"/>"retention.ms": "86400000"</text:span></text:span></text:p>
      <text:p text:style-name="P80"><text:span text:style-name="Source_20_Text"><text:span text:style-name="T1"><text:s text:c="6"/>}</text:span></text:span></text:p>
      <text:p text:style-name="P80"><text:span text:style-name="Source_20_Text"><text:span text:style-name="T1"><text:s text:c="4"/>}</text:span></text:span></text:p>
      <text:p text:style-name="P80"><text:span text:style-name="Source_20_Text"><text:span text:style-name="T1"><text:s text:c="2"/>],</text:span></text:span></text:p>
      <text:p text:style-name="P80"><text:span text:style-name="Source_20_Text"><text:span text:style-name="T1"><text:s text:c="2"/>"brokers": [</text:span></text:span></text:p>
      <text:p text:style-name="P80"><text:span text:style-name="Source_20_Text"><text:span text:style-name="T1"><text:s text:c="4"/>{</text:span></text:span></text:p>
      <text:p text:style-name="P80"><text:span text:style-name="Source_20_Text"><text:span text:style-name="T1"><text:s text:c="6"/>"broker_id": 1,</text:span></text:span></text:p>
      <text:p text:style-name="P80"><text:span text:style-name="Source_20_Text"><text:span text:style-name="T1"><text:s text:c="6"/>"host": "broker1",</text:span></text:span></text:p>
      <text:p text:style-name="P80"><text:span text:style-name="Source_20_Text"><text:span text:style-name="T1"><text:s text:c="6"/>"port": 9092,</text:span></text:span></text:p>
      <text:p text:style-name="P80"><text:span text:style-name="Source_20_Text"><text:span text:style-name="T1"><text:s text:c="6"/>"rack": "rack1"</text:span></text:span></text:p>
      <text:p text:style-name="P80"><text:span text:style-name="Source_20_Text"><text:span text:style-name="T1"><text:s text:c="4"/>},</text:span></text:span></text:p>
      <text:p text:style-name="P80"><text:span text:style-name="Source_20_Text"><text:span text:style-name="T1"><text:s text:c="4"/>{</text:span></text:span></text:p>
      <text:p text:style-name="P80"><text:span text:style-name="Source_20_Text"><text:span text:style-name="T1"><text:s text:c="6"/>"broker_id": 2,</text:span></text:span></text:p>
      <text:p text:style-name="P80"><text:span text:style-name="Source_20_Text"><text:span text:style-name="T1"><text:s text:c="6"/>"host": "broker2",</text:span></text:span></text:p>
      <text:p text:style-name="P80"><text:span text:style-name="Source_20_Text"><text:span text:style-name="T1"><text:s text:c="6"/>"port": 9092,</text:span></text:span></text:p>
      <text:p text:style-name="P80"><text:span text:style-name="Source_20_Text"><text:span text:style-name="T1"><text:s text:c="6"/>"rack": "rack2"</text:span></text:span></text:p>
      <text:p text:style-name="P80"><text:span text:style-name="Source_20_Text"><text:span text:style-name="T1"><text:s text:c="4"/>}</text:span></text:span></text:p>
      <text:p text:style-name="P80"><text:span text:style-name="Source_20_Text"><text:span text:style-name="T1"><text:s text:c="2"/>]</text:span></text:span></text:p>
      <text:p text:style-name="P79"><text:span text:style-name="Source_20_Text"><text:span text:style-name="T1">}</text:span></text:span></text:p>
      <text:list xml:id="list2236848667" text:style-name="L145">
        <text:list-item>
          <text:p text:style-name="P369"><text:span text:style-name="Strong_20_Emphasis"><text:span text:style-name="T1">Snapshot ID</text:span></text:span><text:span text:style-name="T1">: Identifies the snapshot by a timestamp.</text:span></text:p>
        </text:list-item>
        <text:list-item>
          <text:p text:style-name="P369"><text:span text:style-name="Strong_20_Emphasis"><text:span text:style-name="T1">Topics</text:span></text:span><text:span text:style-name="T1">: Contains all topic and partition configurations at the time of the snapshot.</text:span></text:p>
        </text:list-item>
        <text:list-item>
          <text:p text:style-name="P370"><text:span text:style-name="Strong_20_Emphasis"><text:span text:style-name="T1">Brokers</text:span></text:span><text:span text:style-name="T1">: Lists the brokers registered in the cluster at that point.</text:span></text:p>
        </text:list-item>
      </text:list>
      <text:p text:style-name="P118">Snapshots allow Kafka to restore the metadata state quickly by loading a single consolidated file instead of replaying every individual log entry.</text:p>
      <text:p text:style-name="Horizontal_20_Line"/>
      <text:h text:style-name="P2" text:outline-level="3">Summary</text:h>
      <text:p text:style-name="P113"><text:span text:style-name="T1">The </text:span><text:span text:style-name="Source_20_Text"><text:span text:style-name="T1">metadata.log.dir</text:span></text:span><text:span text:style-name="T1"> directory in KRaft mode contains:</text:span></text:p>
      <text:list xml:id="list3475193528" text:style-name="L146">
        <text:list-item>
          <text:p text:style-name="P371"><text:soft-page-break/><text:span text:style-name="Strong_20_Emphasis"><text:span text:style-name="T1">Log Files</text:span></text:span><text:span text:style-name="T1">: Log segments (</text:span><text:span text:style-name="Source_20_Text"><text:span text:style-name="T1">.log</text:span></text:span><text:span text:style-name="T1"> files) that store each metadata change as a record, such as topic creation, partition assignments, broker registration, etc.</text:span></text:p>
        </text:list-item>
        <text:list-item>
          <text:p text:style-name="P371"><text:span text:style-name="Strong_20_Emphasis"><text:span text:style-name="T1">Index Files</text:span></text:span><text:span text:style-name="T1">: Indexes that facilitate quick lookup of entries within the log files.</text:span></text:p>
        </text:list-item>
        <text:list-item>
          <text:p text:style-name="P372"><text:span text:style-name="Strong_20_Emphasis"><text:span text:style-name="T1">Snapshot Files</text:span></text:span><text:span text:style-name="T1">: Periodic snapshots of the full metadata state, allowing efficient recovery without replaying all logs.</text:span></text:p>
        </text:list-item>
      </text:list>
      <text:p text:style-name="P118">This design ensures that Kafka can efficiently store, replicate, and recover metadata in KRaft mode, even in large clusters with frequent metadata changes. Let me know if you need further details on specific record types or recovery procedur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1:38:22.000446658</meta:creation-date>
    <dc:date>2024-11-06T21:39:21.501600009</dc:date>
    <meta:editing-duration>PT1M1S</meta:editing-duration>
    <meta:editing-cycles>1</meta:editing-cycles>
    <meta:generator>LibreOffice/7.3.7.2$Linux_X86_64 LibreOffice_project/30$Build-2</meta:generator>
    <meta:document-statistic meta:table-count="3" meta:image-count="0" meta:object-count="0" meta:page-count="97" meta:paragraph-count="2383" meta:word-count="19378" meta:character-count="138652" meta:non-whitespace-character-count="118478"/>
  </office:meta>
</office:document-meta>
</file>